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20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3.53mm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">
      <style:text-properties style:font-name="Liberation Serif"/>
    </style:style>
    <style:style style:name="ce17" style:family="table-cell" style:parent-style-name="Default" style:data-style-name="N3">
      <style:table-cell-properties fo:background-color="transparent"/>
      <style:text-properties style:font-name="Liberation Serif"/>
    </style:style>
    <style:style style:name="ce18" style:family="table-cell" style:parent-style-name="Default" style:data-style-name="N3">
      <style:table-cell-properties fo:background-color="#fff200"/>
      <style:text-properties style:font-name="Liberation Serif"/>
    </style:style>
    <style:style style:name="ce9" style:family="table-cell" style:parent-style-name="Default">
      <style:text-properties style:font-name="Liberation Serif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22" style:family="table-cell" style:parent-style-name="Default">
      <style:table-cell-properties fo:background-color="transparent"/>
      <style:text-properties style:font-name="Liberation Serif"/>
    </style:style>
    <style:style style:name="ce23" style:family="table-cell" style:parent-style-name="Default">
      <style:table-cell-properties fo:background-color="#fff200"/>
      <style:text-properties style:font-name="Liberation Serif"/>
    </style:style>
    <style:style style:name="ce8" style:family="table-cell" style:parent-style-name="Default" style:data-style-name="N20003">
      <style:table-cell-properties fo:background-color="transparent" fo:border="2.01pt solid #ed1c24"/>
      <style:text-properties style:font-name="Liberation Serif"/>
    </style:style>
    <style:style style:name="ce25" style:family="table-cell" style:parent-style-name="Default" style:data-style-name="N20003">
      <style:table-cell-properties fo:background-color="#fff200"/>
      <style:text-properties style:font-name="Liberation Serif"/>
    </style:style>
    <style:style style:name="ce10" style:family="table-cell" style:parent-style-name="Default" style:data-style-name="N4">
      <style:text-properties style:font-name="Liberation Serif"/>
    </style:style>
    <style:style style:name="ce28" style:family="table-cell" style:parent-style-name="Default" style:data-style-name="N4">
      <style:table-cell-properties fo:background-color="transparent"/>
      <style:text-properties style:font-name="Liberation Serif"/>
    </style:style>
    <style:style style:name="ce29" style:family="table-cell" style:parent-style-name="Default" style:data-style-name="N4">
      <style:table-cell-properties fo:background-color="#fff200"/>
      <style:text-properties style:font-name="Liberation Serif"/>
    </style:style>
    <style:style style:name="ce30" style:family="table-cell" style:parent-style-name="Default" style:data-style-name="N144">
      <style:text-properties style:font-name="Liberation Serif"/>
    </style:style>
    <style:style style:name="ce31" style:family="table-cell" style:parent-style-name="Default" style:data-style-name="N144">
      <style:table-cell-properties fo:background-color="transparent"/>
      <style:text-properties style:font-name="Liberation Serif"/>
    </style:style>
    <style:style style:name="ce32" style:family="table-cell" style:parent-style-name="Default" style:data-style-name="N144">
      <style:table-cell-properties fo:background-color="#fff200"/>
      <style:text-properties style:font-name="Liberation Serif"/>
    </style:style>
    <style:style style:name="ce33" style:family="table-cell" style:parent-style-name="Default" style:data-style-name="N10121">
      <style:table-cell-properties style:text-align-source="fix" style:repeat-content="false"/>
      <style:paragraph-properties fo:text-align="center"/>
      <style:text-properties style:font-name="Liberation Serif"/>
    </style:style>
    <style:style style:name="ce34" style:family="table-cell" style:parent-style-name="Default" style:data-style-name="N10121">
      <style:table-cell-properties style:text-align-source="fix" style:repeat-content="false" fo:background-color="transparent"/>
      <style:paragraph-properties fo:text-align="center"/>
      <style:text-properties style:font-name="Liberation Serif"/>
    </style:style>
    <style:style style:name="ce35" style:family="table-cell" style:parent-style-name="Default" style:data-style-name="N10121">
      <style:table-cell-properties fo:background-color="#fff200" style:text-align-source="fix" style:repeat-content="false"/>
      <style:paragraph-properties fo:text-align="center"/>
      <style:text-properties style:font-name="Liberation Seri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ily-stat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ce11"/>
        <table:table-column table:style-name="co1" table:default-cell-style-name="ce9"/>
        <table:table-column table:style-name="co1" table:number-columns-repeated="2" table:default-cell-style-name="ce6"/>
        <table:table-column table:style-name="co1" table:default-cell-style-name="ce5"/>
        <table:table-column table:style-name="co1" table:number-columns-repeated="4" table:default-cell-style-name="ce10"/>
        <table:table-column table:style-name="co1" table:number-columns-repeated="6" table:default-cell-style-name="ce30"/>
        <table:table-column table:style-name="co1" table:number-columns-repeated="8" table:default-cell-style-name="ce33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  <table:table-cell table:style-name="ce1" office:value-type="string" calcext:value-type="string">
            <text:p>5d-src Avg # of Risk Contacts per Positive Individual</text:p>
          </table:table-cell>
          <table:table-cell table:style-name="ce1" office:value-type="string" calcext:value-type="string">
            <text:p>7d-src Avg # of Risk Contacts per Positive Individual</text:p>
          </table:table-cell>
          <table:table-cell table:style-name="ce1" office:value-type="string" calcext:value-type="string">
            <text:p>3d-Rolling avg of Daily Sent-WN</text:p>
          </table:table-cell>
          <table:table-cell table:style-name="ce1" office:value-type="string" calcext:value-type="string">
            <text:p>5d-Rolling avg of Daily Sent-WN</text:p>
          </table:table-cell>
          <table:table-cell table:style-name="ce1" office:value-type="string" calcext:value-type="string">
            <text:p>7d-Rolling avg of Daily Sent-WN</text:p>
          </table:table-cell>
          <table:table-cell table:style-name="ce1" office:value-type="string" calcext:value-type="string">
            <text:p>3d-Rolling avg of Daily Received-WN</text:p>
          </table:table-cell>
          <table:table-cell table:style-name="ce1" office:value-type="string" calcext:value-type="string">
            <text:p>5d-Rolling avg of Daily Received-WN</text:p>
          </table:table-cell>
          <table:table-cell table:style-name="ce1" office:value-type="string" calcext:value-type="string">
            <text:p>7d-Rolling avg of Daily Received-WN</text:p>
          </table:table-cell>
          <table:table-cell table:style-name="ce1" office:value-type="string" calcext:value-type="string">
            <text:p>Sent-WN R</text:p>
          </table:table-cell>
          <table:table-cell table:style-name="ce1" office:value-type="string" calcext:value-type="string">
            <text:p>3d-Rolling avg of Daily SWN-R</text:p>
          </table:table-cell>
          <table:table-cell table:style-name="ce1" office:value-type="string" calcext:value-type="string">
            <text:p>5d-Rolling avg of Daily SWN-R</text:p>
          </table:table-cell>
          <table:table-cell table:style-name="ce1" office:value-type="string" calcext:value-type="string">
            <text:p>7d-Rolling avg of Daily SWN-R</text:p>
          </table:table-cell>
          <table:table-cell table:style-name="ce1" office:value-type="string" calcext:value-type="string">
            <text:p>Received-WN R</text:p>
          </table:table-cell>
          <table:table-cell table:style-name="ce1" office:value-type="string" calcext:value-type="string">
            <text:p>3d-Rolling avg of Daily RWN-R</text:p>
          </table:table-cell>
          <table:table-cell table:style-name="ce1" office:value-type="string" calcext:value-type="string">
            <text:p>5d-Rolling avg of Daily RWN-R</text:p>
          </table:table-cell>
          <table:table-cell table:style-name="ce1" office:value-type="string" calcext:value-type="string">
            <text:p>7d-Rolling avg of Daily RWN-R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6"/>
          <table:table-cell table:style-name="Default" table:number-columns-repeated="8"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 table:number-columns-repeated="2"/>
          <table:table-cell table:style-name="ce9"/>
          <table:table-cell table:style-name="ce5"/>
          <table:table-cell table:style-name="ce5" table:formula="of:=[.G19] - [.F19]" office:value-type="float" office:value="82260" calcext:value-type="float">
            <text:p>82 260</text:p>
          </table:table-cell>
          <table:table-cell table:style-name="ce5"/>
          <table:table-cell table:formula="of:=[.I19] - [.H19]" office:value-type="float" office:value="406449" calcext:value-type="float">
            <text:p>406 449</text:p>
          </table:table-cell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table:number-columns-repeated="2"/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5" office:value-type="float" office:value="82262" calcext:value-type="float">
            <text:p>82 262</text:p>
          </table:table-cell>
          <table:table-cell table:style-name="ce5"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formula="of:= [.H19] / [.F19]" office:value-type="float" office:value="286" calcext:value-type="float">
            <text:p>286,00</text:p>
          </table:table-cell>
          <table:table-cell table:formula="of:= SUM([.H18:.H20]) / SUM([.F18:.F20])" office:value-type="float" office:value="182.166666666667" calcext:value-type="float">
            <text:p>182,17</text:p>
          </table:table-cell>
          <table:table-cell table:formula="of:= SUM([.H17:.H21]) / SUM([.F17:.F21])" office:value-type="float" office:value="229.428571428571" calcext:value-type="float">
            <text:p>229,43</text:p>
          </table:table-cell>
          <table:table-cell table:formula="of:= SUM([.H16:.H22]) / SUM([.F16:.F22])" office:value-type="float" office:value="189.25" calcext:value-type="float">
            <text:p>189,25</text:p>
          </table:table-cell>
          <table:table-cell table:formula="of:=AVERAGE([.F18:.F20])" office:value-type="float" office:value="3" calcext:value-type="float">
            <text:p>3,0</text:p>
          </table:table-cell>
          <table:table-cell table:formula="of:=AVERAGE([.F17:.F21])" office:value-type="float" office:value="2.33333333333333" calcext:value-type="float">
            <text:p>2,3</text:p>
          </table:table-cell>
          <table:table-cell table:formula="of:=AVERAGE([.F16:.F22])" office:value-type="float" office:value="3" calcext:value-type="float">
            <text:p>3,0</text:p>
          </table:table-cell>
          <table:table-cell table:formula="of:=AVERAGE([.H18:.H20])" office:value-type="float" office:value="546.5" calcext:value-type="float">
            <text:p>546,5</text:p>
          </table:table-cell>
          <table:table-cell table:formula="of:=AVERAGE([.H17:.H21])" office:value-type="float" office:value="535.333333333333" calcext:value-type="float">
            <text:p>535,3</text:p>
          </table:table-cell>
          <table:table-cell table:formula="of:=AVERAGE([.H16:.H22])" office:value-type="float" office:value="567.75" calcext:value-type="float">
            <text:p>567,8</text:p>
          </table:table-cell>
          <table:table-cell table:formula="of:= [.P19] / [.P14]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table:number-columns-repeated="2"/>
          <table:table-cell table:style-name="ce9"/>
          <table:table-cell table:style-name="ce6" office:value-type="float" office:value="4" calcext:value-type="float">
            <text:p>4</text:p>
          </table:table-cell>
          <table:table-cell table:formula="of:= [.G19] + [.F20]" office:value-type="float" office:value="82266" calcext:value-type="float">
            <text:p>82 266</text:p>
          </table:table-cell>
          <table:table-cell office:value-type="float" office:value="521" calcext:value-type="float">
            <text:p>521</text:p>
          </table:table-cell>
          <table:table-cell table:style-name="ce6" table:formula="of:= [.I19] + [.H20]" office:value-type="float" office:value="407542" calcext:value-type="float">
            <text:p>407 542</text:p>
          </table:table-cell>
          <table:table-cell table:formula="of:= [.H20] / [.F20]" office:value-type="float" office:value="130.25" calcext:value-type="float">
            <text:p>130,25</text:p>
          </table:table-cell>
          <table:table-cell table:formula="of:= SUM([.H19:.H21]) / SUM([.F19:.F21])" office:value-type="float" office:value="229.428571428571" calcext:value-type="float">
            <text:p>229,43</text:p>
          </table:table-cell>
          <table:table-cell table:formula="of:= SUM([.H18:.H22]) / SUM([.F18:.F22])" office:value-type="float" office:value="189.25" calcext:value-type="float">
            <text:p>189,25</text:p>
          </table:table-cell>
          <table:table-cell table:formula="of:= SUM([.H17:.H23]) / SUM([.F17:.F23])" office:value-type="float" office:value="188" calcext:value-type="float">
            <text:p>188,00</text:p>
          </table:table-cell>
          <table:table-cell table:formula="of:=AVERAGE([.F19:.F21])" office:value-type="float" office:value="2.33333333333333" calcext:value-type="float">
            <text:p>2,3</text:p>
          </table:table-cell>
          <table:table-cell table:formula="of:=AVERAGE([.F18:.F22])" office:value-type="float" office:value="3" calcext:value-type="float">
            <text:p>3,0</text:p>
          </table:table-cell>
          <table:table-cell table:formula="of:=AVERAGE([.F17:.F23])" office:value-type="float" office:value="3" calcext:value-type="float">
            <text:p>3,0</text:p>
          </table:table-cell>
          <table:table-cell table:formula="of:=AVERAGE([.H19:.H21])" office:value-type="float" office:value="535.333333333333" calcext:value-type="float">
            <text:p>535,3</text:p>
          </table:table-cell>
          <table:table-cell table:formula="of:=AVERAGE([.H18:.H22])" office:value-type="float" office:value="567.75" calcext:value-type="float">
            <text:p>567,8</text:p>
          </table:table-cell>
          <table:table-cell table:formula="of:=AVERAGE([.H17:.H23])" office:value-type="float" office:value="564" calcext:value-type="float">
            <text:p>564,0</text:p>
          </table:table-cell>
          <table:table-cell table:formula="of:= [.P20] / [.P15]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table:number-columns-repeated="2"/>
          <table:table-cell table:style-name="ce9"/>
          <table:table-cell table:style-name="ce6" office:value-type="float" office:value="1" calcext:value-type="float">
            <text:p>1</text:p>
          </table:table-cell>
          <table:table-cell table:formula="of:= [.G20] + [.F21]" office:value-type="float" office:value="82267" calcext:value-type="float">
            <text:p>82 267</text:p>
          </table:table-cell>
          <table:table-cell office:value-type="float" office:value="513" calcext:value-type="float">
            <text:p>513</text:p>
          </table:table-cell>
          <table:table-cell table:style-name="ce6" table:formula="of:= [.I20] + [.H21]" office:value-type="float" office:value="408055" calcext:value-type="float">
            <text:p>408 055</text:p>
          </table:table-cell>
          <table:table-cell table:formula="of:= [.H21] / [.F21]" office:value-type="float" office:value="513" calcext:value-type="float">
            <text:p>513,00</text:p>
          </table:table-cell>
          <table:table-cell table:formula="of:= SUM([.H20:.H22]) / SUM([.F20:.F22])" office:value-type="float" office:value="169.9" calcext:value-type="float">
            <text:p>169,90</text:p>
          </table:table-cell>
          <table:table-cell table:formula="of:= SUM([.H19:.H23]) / SUM([.F19:.F23])" office:value-type="float" office:value="188" calcext:value-type="float">
            <text:p>188,00</text:p>
          </table:table-cell>
          <table:table-cell table:formula="of:= SUM([.H18:.H24]) / SUM([.F18:.F24])" office:value-type="float" office:value="176.526315789474" calcext:value-type="float">
            <text:p>176,53</text:p>
          </table:table-cell>
          <table:table-cell table:formula="of:=AVERAGE([.F20:.F22])" office:value-type="float" office:value="3.33333333333333" calcext:value-type="float">
            <text:p>3,3</text:p>
          </table:table-cell>
          <table:table-cell table:formula="of:=AVERAGE([.F19:.F23])" office:value-type="float" office:value="3" calcext:value-type="float">
            <text:p>3,0</text:p>
          </table:table-cell>
          <table:table-cell table:formula="of:=AVERAGE([.F18:.F24])" office:value-type="float" office:value="3.16666666666667" calcext:value-type="float">
            <text:p>3,2</text:p>
          </table:table-cell>
          <table:table-cell table:formula="of:=AVERAGE([.H20:.H22])" office:value-type="float" office:value="566.333333333333" calcext:value-type="float">
            <text:p>566,3</text:p>
          </table:table-cell>
          <table:table-cell table:formula="of:=AVERAGE([.H19:.H23])" office:value-type="float" office:value="564" calcext:value-type="float">
            <text:p>564,0</text:p>
          </table:table-cell>
          <table:table-cell table:formula="of:=AVERAGE([.H18:.H24])" office:value-type="float" office:value="559" calcext:value-type="float">
            <text:p>559,0</text:p>
          </table:table-cell>
          <table:table-cell table:formula="of:= [.P21] / [.P16]" office:value-type="string" office:string-value="" calcext:value-type="error">
            <text:p>#DIV/0!</text:p>
          </table:table-cell>
          <table:table-cell table:formula="of:= AVERAGE([.T20:.T22])" office:value-type="string" office:string-value="" calcext:value-type="error">
            <text:p>#DIV/0!</text:p>
          </table:table-cell>
          <table:table-cell table:formula="of:= AVERAGE([.T19:.T23])" office:value-type="string" office:string-value="" calcext:value-type="error">
            <text:p>#DIV/0!</text:p>
          </table:table-cell>
          <table:table-cell table:formula="of:= AVERAGE([.T18:.T24])" office:value-type="string" office:string-value="" calcext:value-type="error">
            <text:p>#DIV/0!</text:p>
          </table:table-cell>
          <table:table-cell/>
          <table:table-cell table:formula="of:= AVERAGE([.X20:.X22])" office:value-type="string" office:string-value="" calcext:value-type="error">
            <text:p>#DIV/0!</text:p>
          </table:table-cell>
          <table:table-cell table:formula="of:= AVERAGE([.X19:.X23])" office:value-type="string" office:string-value="" calcext:value-type="error">
            <text:p>#DIV/0!</text:p>
          </table:table-cell>
          <table:table-cell table:formula="of:= AVERAGE([.X18:.X2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/>
          <table:table-cell table:formula="of:= [.D23] - [.C23]" office:value-type="float" office:value="1692324" calcext:value-type="float">
            <text:p>1 692 324</text:p>
          </table:table-cell>
          <table:table-cell table:style-name="ce9"/>
          <table:table-cell table:style-name="ce6" office:value-type="float" office:value="5" calcext:value-type="float">
            <text:p>5</text:p>
          </table:table-cell>
          <table:table-cell table:formula="of:= [.G21] + [.F22]" office:value-type="float" office:value="82272" calcext:value-type="float">
            <text:p>82 272</text:p>
          </table:table-cell>
          <table:table-cell office:value-type="float" office:value="665" calcext:value-type="float">
            <text:p>665</text:p>
          </table:table-cell>
          <table:table-cell table:formula="of:= [.I21] + [.H22]" office:value-type="float" office:value="408720" calcext:value-type="float">
            <text:p>408 720</text:p>
          </table:table-cell>
          <table:table-cell table:formula="of:= [.H22] / [.F22]" office:value-type="float" office:value="133" calcext:value-type="float">
            <text:p>133,00</text:p>
          </table:table-cell>
          <table:table-cell table:formula="of:= SUM([.H21:.H23]) / SUM([.F21:.F23])" office:value-type="float" office:value="191.888888888889" calcext:value-type="float">
            <text:p>191,89</text:p>
          </table:table-cell>
          <table:table-cell table:formula="of:= SUM([.H20:.H24]) / SUM([.F20:.F24])" office:value-type="float" office:value="163.647058823529" calcext:value-type="float">
            <text:p>163,65</text:p>
          </table:table-cell>
          <table:table-cell table:formula="of:= SUM([.H19:.H25]) / SUM([.F19:.F25])" office:value-type="float" office:value="186.571428571429" calcext:value-type="float">
            <text:p>186,57</text:p>
          </table:table-cell>
          <table:table-cell table:formula="of:=AVERAGE([.F21:.F23])" office:value-type="float" office:value="3" calcext:value-type="float">
            <text:p>3,0</text:p>
          </table:table-cell>
          <table:table-cell table:formula="of:=AVERAGE([.F20:.F24])" office:value-type="float" office:value="3.4" calcext:value-type="float">
            <text:p>3,4</text:p>
          </table:table-cell>
          <table:table-cell table:formula="of:=AVERAGE([.F19:.F25])" office:value-type="float" office:value="3" calcext:value-type="float">
            <text:p>3,0</text:p>
          </table:table-cell>
          <table:table-cell table:formula="of:=AVERAGE([.H21:.H23])" office:value-type="float" office:value="575.666666666667" calcext:value-type="float">
            <text:p>575,7</text:p>
          </table:table-cell>
          <table:table-cell table:formula="of:=AVERAGE([.H20:.H24])" office:value-type="float" office:value="556.4" calcext:value-type="float">
            <text:p>556,4</text:p>
          </table:table-cell>
          <table:table-cell table:formula="of:=AVERAGE([.H19:.H25])" office:value-type="float" office:value="559.714285714286" calcext:value-type="float">
            <text:p>559,7</text:p>
          </table:table-cell>
          <table:table-cell table:formula="of:= [.P22] / [.P17]" office:value-type="string" office:string-value="" calcext:value-type="error">
            <text:p>#DIV/0!</text:p>
          </table:table-cell>
          <table:table-cell table:formula="of:= AVERAGE([.T21:.T23])" office:value-type="string" office:string-value="" calcext:value-type="error">
            <text:p>#DIV/0!</text:p>
          </table:table-cell>
          <table:table-cell table:formula="of:= AVERAGE([.T20:.T24])" office:value-type="string" office:string-value="" calcext:value-type="error">
            <text:p>#DIV/0!</text:p>
          </table:table-cell>
          <table:table-cell table:formula="of:= AVERAGE([.T19:.T25])" office:value-type="string" office:string-value="" calcext:value-type="error">
            <text:p>#DIV/0!</text:p>
          </table:table-cell>
          <table:table-cell/>
          <table:table-cell table:formula="of:= AVERAGE([.X21:.X23])" office:value-type="string" office:string-value="" calcext:value-type="error">
            <text:p>#DIV/0!</text:p>
          </table:table-cell>
          <table:table-cell table:formula="of:= AVERAGE([.X20:.X24])" office:value-type="string" office:string-value="" calcext:value-type="error">
            <text:p>#DIV/0!</text:p>
          </table:table-cell>
          <table:table-cell table:formula="of:= AVERAGE([.X19:.X2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formula="of:= [.D23] - [.D22] - [.C23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2] + [.F23]" office:value-type="float" office:value="82275" calcext:value-type="float">
            <text:p>82 275</text:p>
          </table:table-cell>
          <table:table-cell office:value-type="float" office:value="549" calcext:value-type="float">
            <text:p>549</text:p>
          </table:table-cell>
          <table:table-cell table:formula="of:= [.I22] + [.H23]" office:value-type="float" office:value="409269" calcext:value-type="float">
            <text:p>409 269</text:p>
          </table:table-cell>
          <table:table-cell table:formula="of:= [.H23] / [.F23]" office:value-type="float" office:value="183" calcext:value-type="float">
            <text:p>183,00</text:p>
          </table:table-cell>
          <table:table-cell table:formula="of:= SUM([.H22:.H24]) / SUM([.F22:.F24])" office:value-type="float" office:value="145.666666666667" calcext:value-type="float">
            <text:p>145,67</text:p>
          </table:table-cell>
          <table:table-cell table:formula="of:= SUM([.H21:.H25]) / SUM([.F21:.F25])" office:value-type="float" office:value="188.333333333333" calcext:value-type="float">
            <text:p>188,33</text:p>
          </table:table-cell>
          <table:table-cell table:formula="of:= SUM([.H20:.H26]) / SUM([.F20:.F26])" office:value-type="float" office:value="177.772727272727" calcext:value-type="float">
            <text:p>177,77</text:p>
          </table:table-cell>
          <table:table-cell table:formula="of:=AVERAGE([.F22:.F24])" office:value-type="float" office:value="4" calcext:value-type="float">
            <text:p>4,0</text:p>
          </table:table-cell>
          <table:table-cell table:formula="of:=AVERAGE([.F21:.F25])" office:value-type="float" office:value="3" calcext:value-type="float">
            <text:p>3,0</text:p>
          </table:table-cell>
          <table:table-cell table:formula="of:=AVERAGE([.F20:.F26])" office:value-type="float" office:value="3.14285714285714" calcext:value-type="float">
            <text:p>3,1</text:p>
          </table:table-cell>
          <table:table-cell table:formula="of:=AVERAGE([.H22:.H24])" office:value-type="float" office:value="582.666666666667" calcext:value-type="float">
            <text:p>582,7</text:p>
          </table:table-cell>
          <table:table-cell table:formula="of:=AVERAGE([.H21:.H25])" office:value-type="float" office:value="565" calcext:value-type="float">
            <text:p>565,0</text:p>
          </table:table-cell>
          <table:table-cell table:formula="of:=AVERAGE([.H20:.H26])" office:value-type="float" office:value="558.714285714286" calcext:value-type="float">
            <text:p>558,7</text:p>
          </table:table-cell>
          <table:table-cell table:formula="of:= [.P23] / [.P18]" office:value-type="string" office:string-value="" calcext:value-type="error">
            <text:p>#DIV/0!</text:p>
          </table:table-cell>
          <table:table-cell table:formula="of:= AVERAGE([.T22:.T24])" office:value-type="string" office:string-value="" calcext:value-type="error">
            <text:p>#DIV/0!</text:p>
          </table:table-cell>
          <table:table-cell table:formula="of:= AVERAGE([.T21:.T25])" office:value-type="string" office:string-value="" calcext:value-type="error">
            <text:p>#DIV/0!</text:p>
          </table:table-cell>
          <table:table-cell table:formula="of:= AVERAGE([.T20:.T26])" office:value-type="string" office:string-value="" calcext:value-type="error">
            <text:p>#DIV/0!</text:p>
          </table:table-cell>
          <table:table-cell table:formula="of:= [.S23] / [.S18]" office:value-type="string" office:string-value="" calcext:value-type="error">
            <text:p>#DIV/0!</text:p>
          </table:table-cell>
          <table:table-cell table:formula="of:= AVERAGE([.X22:.X24])" office:value-type="string" office:string-value="" calcext:value-type="error">
            <text:p>#DIV/0!</text:p>
          </table:table-cell>
          <table:table-cell table:formula="of:= AVERAGE([.X21:.X25])" office:value-type="string" office:string-value="" calcext:value-type="error">
            <text:p>#DIV/0!</text:p>
          </table:table-cell>
          <table:table-cell table:formula="of:= AVERAGE([.X20:.X2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formula="of:= [.D24] - [.D23] - [.C24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23] + [.F24]" office:value-type="float" office:value="82279" calcext:value-type="float">
            <text:p>82 279</text:p>
          </table:table-cell>
          <table:table-cell office:value-type="float" office:value="534" calcext:value-type="float">
            <text:p>534</text:p>
          </table:table-cell>
          <table:table-cell table:formula="of:= [.I23] + [.H24]" office:value-type="float" office:value="409803" calcext:value-type="float">
            <text:p>409 803</text:p>
          </table:table-cell>
          <table:table-cell table:formula="of:= [.H24] / [.F24]" office:value-type="float" office:value="133.5" calcext:value-type="float">
            <text:p>133,50</text:p>
          </table:table-cell>
          <table:table-cell table:formula="of:= SUM([.H23:.H25]) / SUM([.F23:.F25])" office:value-type="float" office:value="183" calcext:value-type="float">
            <text:p>183,00</text:p>
          </table:table-cell>
          <table:table-cell table:formula="of:= SUM([.H22:.H26]) / SUM([.F22:.F26])" office:value-type="float" office:value="169.235294117647" calcext:value-type="float">
            <text:p>169,24</text:p>
          </table:table-cell>
          <table:table-cell table:formula="of:= SUM([.H21:.H27]) / SUM([.F21:.F27])" office:value-type="float" office:value="178.045454545455" calcext:value-type="float">
            <text:p>178,05</text:p>
          </table:table-cell>
          <table:table-cell table:formula="of:=AVERAGE([.F23:.F25])" office:value-type="float" office:value="3" calcext:value-type="float">
            <text:p>3,0</text:p>
          </table:table-cell>
          <table:table-cell table:formula="of:=AVERAGE([.F22:.F26])" office:value-type="float" office:value="3.4" calcext:value-type="float">
            <text:p>3,4</text:p>
          </table:table-cell>
          <table:table-cell table:formula="of:=AVERAGE([.F21:.F27])" office:value-type="float" office:value="3.14285714285714" calcext:value-type="float">
            <text:p>3,1</text:p>
          </table:table-cell>
          <table:table-cell table:formula="of:=AVERAGE([.H23:.H25])" office:value-type="float" office:value="549" calcext:value-type="float">
            <text:p>549,0</text:p>
          </table:table-cell>
          <table:table-cell table:formula="of:=AVERAGE([.H22:.H26])" office:value-type="float" office:value="575.4" calcext:value-type="float">
            <text:p>575,4</text:p>
          </table:table-cell>
          <table:table-cell table:formula="of:=AVERAGE([.H21:.H27])" office:value-type="float" office:value="559.571428571429" calcext:value-type="float">
            <text:p>559,6</text:p>
          </table:table-cell>
          <table:table-cell table:formula="of:= [.P24] / [.P19]" office:value-type="float" office:value="1.04761904761905" calcext:value-type="float">
            <text:p>1.0476</text:p>
          </table:table-cell>
          <table:table-cell table:formula="of:= AVERAGE([.T23:.T25])" office:value-type="string" office:string-value="" calcext:value-type="error">
            <text:p>#DIV/0!</text:p>
          </table:table-cell>
          <table:table-cell table:formula="of:= AVERAGE([.T22:.T26])" office:value-type="string" office:string-value="" calcext:value-type="error">
            <text:p>#DIV/0!</text:p>
          </table:table-cell>
          <table:table-cell table:formula="of:= AVERAGE([.T21:.T27])" office:value-type="string" office:string-value="" calcext:value-type="error">
            <text:p>#DIV/0!</text:p>
          </table:table-cell>
          <table:table-cell table:formula="of:= [.S24] / [.S19]" office:value-type="float" office:value="0.985594766308108" calcext:value-type="float">
            <text:p>0.9856</text:p>
          </table:table-cell>
          <table:table-cell table:formula="of:= AVERAGE([.X23:.X25])" office:value-type="string" office:string-value="" calcext:value-type="error">
            <text:p>#DIV/0!</text:p>
          </table:table-cell>
          <table:table-cell table:formula="of:= AVERAGE([.X22:.X26])" office:value-type="string" office:string-value="" calcext:value-type="error">
            <text:p>#DIV/0!</text:p>
          </table:table-cell>
          <table:table-cell table:formula="of:= AVERAGE([.X21:.X2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formula="of:= [.D25] - [.D24] - [.C25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24] + [.F25]" office:value-type="float" office:value="82281" calcext:value-type="float">
            <text:p>82 281</text:p>
          </table:table-cell>
          <table:table-cell office:value-type="float" office:value="564" calcext:value-type="float">
            <text:p>564</text:p>
          </table:table-cell>
          <table:table-cell table:formula="of:= [.I24] + [.H25]" office:value-type="float" office:value="410367" calcext:value-type="float">
            <text:p>410 367</text:p>
          </table:table-cell>
          <table:table-cell table:formula="of:= [.H25] / [.F25]" office:value-type="float" office:value="282" calcext:value-type="float">
            <text:p>282,00</text:p>
          </table:table-cell>
          <table:table-cell table:formula="of:= SUM([.H24:.H26]) / SUM([.F24:.F26])" office:value-type="float" office:value="184.777777777778" calcext:value-type="float">
            <text:p>184,78</text:p>
          </table:table-cell>
          <table:table-cell table:formula="of:= SUM([.H23:.H27]) / SUM([.F23:.F27])" office:value-type="float" office:value="171.1875" calcext:value-type="float">
            <text:p>171,19</text:p>
          </table:table-cell>
          <table:table-cell table:formula="of:= SUM([.H22:.H28]) / SUM([.F22:.F28])" office:value-type="float" office:value="168.652173913043" calcext:value-type="float">
            <text:p>168,65</text:p>
          </table:table-cell>
          <table:table-cell table:formula="of:=AVERAGE([.F24:.F26])" office:value-type="float" office:value="3" calcext:value-type="float">
            <text:p>3,0</text:p>
          </table:table-cell>
          <table:table-cell table:formula="of:=AVERAGE([.F23:.F27])" office:value-type="float" office:value="3.2" calcext:value-type="float">
            <text:p>3,2</text:p>
          </table:table-cell>
          <table:table-cell table:formula="of:=AVERAGE([.F22:.F28])" office:value-type="float" office:value="3.28571428571429" calcext:value-type="float">
            <text:p>3,3</text:p>
          </table:table-cell>
          <table:table-cell table:formula="of:=AVERAGE([.H24:.H26])" office:value-type="float" office:value="554.333333333333" calcext:value-type="float">
            <text:p>554,3</text:p>
          </table:table-cell>
          <table:table-cell table:formula="of:=AVERAGE([.H23:.H27])" office:value-type="float" office:value="547.8" calcext:value-type="float">
            <text:p>547,8</text:p>
          </table:table-cell>
          <table:table-cell table:formula="of:=AVERAGE([.H22:.H28])" office:value-type="float" office:value="554.142857142857" calcext:value-type="float">
            <text:p>554,1</text:p>
          </table:table-cell>
          <table:table-cell table:formula="of:= [.P25] / [.P20]" office:value-type="float" office:value="1.0952380952381" calcext:value-type="float">
            <text:p>1.0952</text:p>
          </table:table-cell>
          <table:table-cell table:formula="of:= AVERAGE([.T24:.T26])" office:value-type="float" office:value="1.03007518796992" calcext:value-type="float">
            <text:p>1.0301</text:p>
          </table:table-cell>
          <table:table-cell table:formula="of:= AVERAGE([.T23:.T27])" office:value-type="string" office:string-value="" calcext:value-type="error">
            <text:p>#DIV/0!</text:p>
          </table:table-cell>
          <table:table-cell table:formula="of:= AVERAGE([.T22:.T28])" office:value-type="string" office:string-value="" calcext:value-type="error">
            <text:p>#DIV/0!</text:p>
          </table:table-cell>
          <table:table-cell table:formula="of:= [.S25] / [.S20]" office:value-type="float" office:value="0.982522796352584" calcext:value-type="float">
            <text:p>0.9825</text:p>
          </table:table-cell>
          <table:table-cell table:formula="of:= AVERAGE([.X24:.X26])" office:value-type="float" office:value="0.967053754382084" calcext:value-type="float">
            <text:p>0.9671</text:p>
          </table:table-cell>
          <table:table-cell table:formula="of:= AVERAGE([.X23:.X27])" office:value-type="string" office:string-value="" calcext:value-type="error">
            <text:p>#DIV/0!</text:p>
          </table:table-cell>
          <table:table-cell table:formula="of:= AVERAGE([.X22:.X2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6" calcext:value-type="date">
            <text:p>26.08.2021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formula="of:= [.D26] - [.D25] - [.C26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5] + [.F26]" office:value-type="float" office:value="82284" calcext:value-type="float">
            <text:p>82 284</text:p>
          </table:table-cell>
          <table:table-cell office:value-type="float" office:value="565" calcext:value-type="float">
            <text:p>565</text:p>
          </table:table-cell>
          <table:table-cell table:formula="of:= [.I25] + [.H26]" office:value-type="float" office:value="410932" calcext:value-type="float">
            <text:p>410 932</text:p>
          </table:table-cell>
          <table:table-cell table:formula="of:= [.H26] / [.F26]" office:value-type="float" office:value="188.333333333333" calcext:value-type="float">
            <text:p>188,33</text:p>
          </table:table-cell>
          <table:table-cell table:formula="of:= SUM([.H25:.H27]) / SUM([.F25:.F27])" office:value-type="float" office:value="184" calcext:value-type="float">
            <text:p>184,00</text:p>
          </table:table-cell>
          <table:table-cell table:formula="of:= SUM([.H24:.H28]) / SUM([.F24:.F28])" office:value-type="float" office:value="177.666666666667" calcext:value-type="float">
            <text:p>177,67</text:p>
          </table:table-cell>
          <table:table-cell table:formula="of:= SUM([.H23:.H29]) / SUM([.F23:.F29])" office:value-type="float" office:value="173.857142857143" calcext:value-type="float">
            <text:p>173,86</text:p>
          </table:table-cell>
          <table:table-cell table:formula="of:=AVERAGE([.F25:.F27])" office:value-type="float" office:value="3" calcext:value-type="float">
            <text:p>3,0</text:p>
          </table:table-cell>
          <table:table-cell table:formula="of:=AVERAGE([.F24:.F28])" office:value-type="float" office:value="3" calcext:value-type="float">
            <text:p>3,0</text:p>
          </table:table-cell>
          <table:table-cell table:formula="of:=AVERAGE([.F23:.F29])" office:value-type="float" office:value="3" calcext:value-type="float">
            <text:p>3,0</text:p>
          </table:table-cell>
          <table:table-cell table:formula="of:=AVERAGE([.H25:.H27])" office:value-type="float" office:value="552" calcext:value-type="float">
            <text:p>552,0</text:p>
          </table:table-cell>
          <table:table-cell table:formula="of:=AVERAGE([.H24:.H28])" office:value-type="float" office:value="533" calcext:value-type="float">
            <text:p>533,0</text:p>
          </table:table-cell>
          <table:table-cell table:formula="of:=AVERAGE([.H23:.H29])" office:value-type="float" office:value="521.571428571429" calcext:value-type="float">
            <text:p>521,6</text:p>
          </table:table-cell>
          <table:table-cell table:formula="of:= [.P26] / [.P21]" office:value-type="float" office:value="0.947368421052632" calcext:value-type="float">
            <text:p>0.9474</text:p>
          </table:table-cell>
          <table:table-cell table:formula="of:= AVERAGE([.T25:.T27])" office:value-type="float" office:value="1.04594820384294" calcext:value-type="float">
            <text:p>1.0459</text:p>
          </table:table-cell>
          <table:table-cell table:formula="of:= AVERAGE([.T24:.T28])" office:value-type="float" office:value="1.05527455001139" calcext:value-type="float">
            <text:p>1.0553</text:p>
          </table:table-cell>
          <table:table-cell table:formula="of:= AVERAGE([.T23:.T29])" office:value-type="string" office:string-value="" calcext:value-type="error">
            <text:p>#DIV/0!</text:p>
          </table:table-cell>
          <table:table-cell table:formula="of:= [.S26] / [.S21]" office:value-type="float" office:value="0.933043700485561" calcext:value-type="float">
            <text:p>0.9330</text:p>
          </table:table-cell>
          <table:table-cell table:formula="of:= AVERAGE([.X25:.X27])" office:value-type="float" office:value="0.94063208563994" calcext:value-type="float">
            <text:p>0.9406</text:p>
          </table:table-cell>
          <table:table-cell table:formula="of:= AVERAGE([.X24:.X28])" office:value-type="float" office:value="0.938486187258728" calcext:value-type="float">
            <text:p>0.9385</text:p>
          </table:table-cell>
          <table:table-cell table:formula="of:= AVERAGE([.X23:.X2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7" calcext:value-type="date">
            <text:p>27.08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3684" calcext:value-type="float">
            <text:p>1 693 684</text:p>
          </table:table-cell>
          <table:table-cell table:formula="of:= [.D27] - [.D26] - [.C27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26] + [.F27]" office:value-type="float" office:value="82288" calcext:value-type="float">
            <text:p>82 288</text:p>
          </table:table-cell>
          <table:table-cell office:value-type="float" office:value="527" calcext:value-type="float">
            <text:p>527</text:p>
          </table:table-cell>
          <table:table-cell table:formula="of:= [.I26] + [.H27]" office:value-type="float" office:value="411459" calcext:value-type="float">
            <text:p>411 459</text:p>
          </table:table-cell>
          <table:table-cell table:formula="of:= [.H27] / [.F27]" office:value-type="float" office:value="131.75" calcext:value-type="float">
            <text:p>131,75</text:p>
          </table:table-cell>
          <table:table-cell table:formula="of:= SUM([.H26:.H28]) / SUM([.F26:.F28])" office:value-type="float" office:value="174.111111111111" calcext:value-type="float">
            <text:p>174,11</text:p>
          </table:table-cell>
          <table:table-cell table:formula="of:= SUM([.H25:.H29]) / SUM([.F25:.F29])" office:value-type="float" office:value="183.428571428571" calcext:value-type="float">
            <text:p>183,43</text:p>
          </table:table-cell>
          <table:table-cell table:formula="of:= SUM([.H24:.H30]) / SUM([.F24:.F30])" office:value-type="float" office:value="154.391304347826" calcext:value-type="float">
            <text:p>154,39</text:p>
          </table:table-cell>
          <table:table-cell table:formula="of:=AVERAGE([.F26:.F28])" office:value-type="float" office:value="3" calcext:value-type="float">
            <text:p>3,0</text:p>
          </table:table-cell>
          <table:table-cell table:formula="of:=AVERAGE([.F25:.F29])" office:value-type="float" office:value="2.8" calcext:value-type="float">
            <text:p>2,8</text:p>
          </table:table-cell>
          <table:table-cell table:formula="of:=AVERAGE([.F24:.F30])" office:value-type="float" office:value="3.28571428571429" calcext:value-type="float">
            <text:p>3,3</text:p>
          </table:table-cell>
          <table:table-cell table:formula="of:=AVERAGE([.H26:.H28])" office:value-type="float" office:value="522.333333333333" calcext:value-type="float">
            <text:p>522,3</text:p>
          </table:table-cell>
          <table:table-cell table:formula="of:=AVERAGE([.H25:.H29])" office:value-type="float" office:value="513.6" calcext:value-type="float">
            <text:p>513,6</text:p>
          </table:table-cell>
          <table:table-cell table:formula="of:=AVERAGE([.H24:.H30])" office:value-type="float" office:value="507.285714285714" calcext:value-type="float">
            <text:p>507,3</text:p>
          </table:table-cell>
          <table:table-cell table:formula="of:= SUM([.F24:.F30]) / SUM([.F19:.F25])" office:value-type="float" office:value="1.0952380952381" calcext:value-type="float">
            <text:p>1.0952</text:p>
          </table:table-cell>
          <table:table-cell table:formula="of:= AVERAGE([.T26:.T28])" office:value-type="float" office:value="1.04450520239994" calcext:value-type="float">
            <text:p>1.0445</text:p>
          </table:table-cell>
          <table:table-cell table:formula="of:= AVERAGE([.T25:.T29])" office:value-type="float" office:value="1.09120528594213" calcext:value-type="float">
            <text:p>1.0912</text:p>
          </table:table-cell>
          <table:table-cell table:formula="of:= AVERAGE([.T24:.T30])" office:value-type="float" office:value="1.14648351539492" calcext:value-type="float">
            <text:p>1.1465</text:p>
          </table:table-cell>
          <table:table-cell table:formula="of:= SUM([.H24:.H30]) / SUM([.H19:.H25])" office:value-type="float" office:value="0.906329760081674" calcext:value-type="float">
            <text:p>0.9063</text:p>
          </table:table-cell>
          <table:table-cell table:formula="of:= AVERAGE([.X26:.X28])" office:value-type="float" office:value="0.908104457877649" calcext:value-type="float">
            <text:p>0.9081</text:p>
          </table:table-cell>
          <table:table-cell table:formula="of:= AVERAGE([.X25:.X29])" office:value-type="float" office:value="0.91793093070377" calcext:value-type="float">
            <text:p>0.9179</text:p>
          </table:table-cell>
          <table:table-cell table:formula="of:= AVERAGE([.X24:.X30])" office:value-type="float" office:value="0.921606912661907" calcext:value-type="float">
            <text:p>0.9216</text:p>
          </table:table-cell>
        </table:table-row>
        <table:table-row table:style-name="ro2">
          <table:table-cell/>
          <table:table-cell office:value-type="date" office:date-value="2021-08-28" calcext:value-type="date">
            <text:p>28.08.2021</text:p>
          </table:table-cell>
          <table:table-cell office:value-type="float" office:value="262" calcext:value-type="float">
            <text:p>262</text:p>
          </table:table-cell>
          <table:table-cell office:value-type="float" office:value="1693946" calcext:value-type="float">
            <text:p>1 693 946</text:p>
          </table:table-cell>
          <table:table-cell table:formula="of:= [.D28] - [.D27] - [.C28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27] + [.F28]" office:value-type="float" office:value="82290" calcext:value-type="float">
            <text:p>82 290</text:p>
          </table:table-cell>
          <table:table-cell office:value-type="float" office:value="475" calcext:value-type="float">
            <text:p>475</text:p>
          </table:table-cell>
          <table:table-cell table:formula="of:= [.I27] + [.H28]" office:value-type="float" office:value="411934" calcext:value-type="float">
            <text:p>411 934</text:p>
          </table:table-cell>
          <table:table-cell table:formula="of:= [.H28] / [.F28]" office:value-type="float" office:value="237.5" calcext:value-type="float">
            <text:p>237,50</text:p>
          </table:table-cell>
          <table:table-cell table:formula="of:= SUM([.H27:.H29]) / SUM([.F27:.F29])" office:value-type="float" office:value="159.888888888889" calcext:value-type="float">
            <text:p>159,89</text:p>
          </table:table-cell>
          <table:table-cell table:formula="of:= SUM([.H26:.H30]) / SUM([.F26:.F30])" office:value-type="float" office:value="144.294117647059" calcext:value-type="float">
            <text:p>144,29</text:p>
          </table:table-cell>
          <table:table-cell table:formula="of:= SUM([.H25:.H31]) / SUM([.F25:.F31])" office:value-type="float" office:value="144.208333333333" calcext:value-type="float">
            <text:p>144,21</text:p>
          </table:table-cell>
          <table:table-cell table:formula="of:=AVERAGE([.F27:.F29])" office:value-type="float" office:value="3" calcext:value-type="float">
            <text:p>3,0</text:p>
          </table:table-cell>
          <table:table-cell table:formula="of:=AVERAGE([.F26:.F30])" office:value-type="float" office:value="3.4" calcext:value-type="float">
            <text:p>3,4</text:p>
          </table:table-cell>
          <table:table-cell table:formula="of:=AVERAGE([.F25:.F31])" office:value-type="float" office:value="3.42857142857143" calcext:value-type="float">
            <text:p>3,4</text:p>
          </table:table-cell>
          <table:table-cell table:formula="of:=AVERAGE([.H27:.H29])" office:value-type="float" office:value="479.666666666667" calcext:value-type="float">
            <text:p>479,7</text:p>
          </table:table-cell>
          <table:table-cell table:formula="of:=AVERAGE([.H26:.H30])" office:value-type="float" office:value="490.6" calcext:value-type="float">
            <text:p>490,6</text:p>
          </table:table-cell>
          <table:table-cell table:formula="of:=AVERAGE([.H25:.H31])" office:value-type="float" office:value="494.428571428572" calcext:value-type="float">
            <text:p>494,4</text:p>
          </table:table-cell>
          <table:table-cell table:formula="of:= SUM([.F25:.F31]) / SUM([.F20:.F26])" office:value-type="float" office:value="1.09090909090909" calcext:value-type="float">
            <text:p>1.0909</text:p>
          </table:table-cell>
          <table:table-cell table:formula="of:= AVERAGE([.T27:.T29])" office:value-type="float" office:value="1.13780663780664" calcext:value-type="float">
            <text:p>1.1378</text:p>
          </table:table-cell>
          <table:table-cell table:formula="of:= AVERAGE([.T26:.T30])" office:value-type="float" office:value="1.17650549298147" calcext:value-type="float">
            <text:p>1.1765</text:p>
          </table:table-cell>
          <table:table-cell table:formula="of:= AVERAGE([.T25:.T31])" office:value-type="float" office:value="1.22811616845615" calcext:value-type="float">
            <text:p>1.2281</text:p>
          </table:table-cell>
          <table:table-cell table:formula="of:= SUM([.H25:.H31]) / SUM([.H20:.H26])" office:value-type="float" office:value="0.884939913065712" calcext:value-type="float">
            <text:p>0.8849</text:p>
          </table:table-cell>
          <table:table-cell table:formula="of:= AVERAGE([.X27:.X29])" office:value-type="float" office:value="0.891362718893568" calcext:value-type="float">
            <text:p>0.8914</text:p>
          </table:table-cell>
          <table:table-cell table:formula="of:= AVERAGE([.X26:.X30])" office:value-type="float" office:value="0.896626165194532" calcext:value-type="float">
            <text:p>0.8966</text:p>
          </table:table-cell>
          <table:table-cell table:formula="of:= AVERAGE([.X25:.X31])" office:value-type="float" office:value="0.912161105572229" calcext:value-type="float">
            <text:p>0.9122</text:p>
          </table:table-cell>
        </table:table-row>
        <table:table-row table:style-name="ro2">
          <table:table-cell/>
          <table:table-cell office:value-type="date" office:date-value="2021-08-29" calcext:value-type="date">
            <text:p>29.08.2021</text:p>
          </table:table-cell>
          <table:table-cell office:value-type="float" office:value="277" calcext:value-type="float">
            <text:p>277</text:p>
          </table:table-cell>
          <table:table-cell office:value-type="float" office:value="1694223" calcext:value-type="float">
            <text:p>1 694 223</text:p>
          </table:table-cell>
          <table:table-cell table:formula="of:= [.D29] - [.D28] - [.C29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8] + [.F29]" office:value-type="float" office:value="82293" calcext:value-type="float">
            <text:p>82 293</text:p>
          </table:table-cell>
          <table:table-cell office:value-type="float" office:value="437" calcext:value-type="float">
            <text:p>437</text:p>
          </table:table-cell>
          <table:table-cell table:formula="of:= [.I28] + [.H29]" office:value-type="float" office:value="412371" calcext:value-type="float">
            <text:p>412 371</text:p>
          </table:table-cell>
          <table:table-cell table:formula="of:= [.H29] / [.F29]" office:value-type="float" office:value="145.666666666667" calcext:value-type="float">
            <text:p>145,67</text:p>
          </table:table-cell>
          <table:table-cell table:formula="of:= SUM([.H28:.H30]) / SUM([.F28:.F30])" office:value-type="float" office:value="136.1" calcext:value-type="float">
            <text:p>136,10</text:p>
          </table:table-cell>
          <table:table-cell table:formula="of:= SUM([.H27:.H31]) / SUM([.F27:.F31])" office:value-type="float" office:value="122.736842105263" calcext:value-type="float">
            <text:p>122,74</text:p>
          </table:table-cell>
          <table:table-cell table:formula="of:= SUM([.H26:.H32]) / SUM([.F26:.F32])" office:value-type="float" office:value="128.074074074074" calcext:value-type="float">
            <text:p>128,07</text:p>
          </table:table-cell>
          <table:table-cell table:formula="of:=AVERAGE([.F28:.F30])" office:value-type="float" office:value="3.33333333333333" calcext:value-type="float">
            <text:p>3,3</text:p>
          </table:table-cell>
          <table:table-cell table:formula="of:=AVERAGE([.F27:.F31])" office:value-type="float" office:value="3.8" calcext:value-type="float">
            <text:p>3,8</text:p>
          </table:table-cell>
          <table:table-cell table:formula="of:=AVERAGE([.F26:.F32])" office:value-type="float" office:value="3.85714285714286" calcext:value-type="float">
            <text:p>3,9</text:p>
          </table:table-cell>
          <table:table-cell table:formula="of:=AVERAGE([.H28:.H30])" office:value-type="float" office:value="453.666666666667" calcext:value-type="float">
            <text:p>453,7</text:p>
          </table:table-cell>
          <table:table-cell table:formula="of:=AVERAGE([.H27:.H31])" office:value-type="float" office:value="466.4" calcext:value-type="float">
            <text:p>466,4</text:p>
          </table:table-cell>
          <table:table-cell table:formula="of:=AVERAGE([.H26:.H32])" office:value-type="float" office:value="494" calcext:value-type="float">
            <text:p>494,0</text:p>
          </table:table-cell>
          <table:table-cell table:formula="of:= SUM([.F26:.F32]) / SUM([.F21:.F27])" office:value-type="float" office:value="1.22727272727273" calcext:value-type="float">
            <text:p>1.2273</text:p>
          </table:table-cell>
          <table:table-cell table:formula="of:= AVERAGE([.T28:.T30])" office:value-type="float" office:value="1.27997364953887" calcext:value-type="float">
            <text:p>1.2800</text:p>
          </table:table-cell>
          <table:table-cell table:formula="of:= AVERAGE([.T27:.T31])" office:value-type="float" office:value="1.31084133258046" calcext:value-type="float">
            <text:p>1.3108</text:p>
          </table:table-cell>
          <table:table-cell table:formula="of:= AVERAGE([.T26:.T32])" office:value-type="float" office:value="1.30146724801841" calcext:value-type="float">
            <text:p>1.3015</text:p>
          </table:table-cell>
          <table:table-cell table:formula="of:= SUM([.H26:.H32]) / SUM([.H21:.H27])" office:value-type="float" office:value="0.882818483533316" calcext:value-type="float">
            <text:p>0.8828</text:p>
          </table:table-cell>
          <table:table-cell table:formula="of:= AVERAGE([.X28:.X30])" office:value-type="float" office:value="0.881252455135141" calcext:value-type="float">
            <text:p>0.8813</text:p>
          </table:table-cell>
          <table:table-cell table:formula="of:= AVERAGE([.X27:.X31])" office:value-type="float" office:value="0.893912248433491" calcext:value-type="float">
            <text:p>0.8939</text:p>
          </table:table-cell>
          <table:table-cell table:formula="of:= AVERAGE([.X26:.X32])" office:value-type="float" office:value="0.904721010232967" calcext:value-type="float">
            <text:p>0.9047</text:p>
          </table:table-cell>
        </table:table-row>
        <table:table-row table:style-name="ro2">
          <table:table-cell/>
          <table:table-cell office:value-type="date" office:date-value="2021-08-30" calcext:value-type="date">
            <text:p>30.08.2021</text:p>
          </table:table-cell>
          <table:table-cell office:value-type="float" office:value="312" calcext:value-type="float">
            <text:p>312</text:p>
          </table:table-cell>
          <table:table-cell office:value-type="float" office:value="1694535" calcext:value-type="float">
            <text:p>1 694 535</text:p>
          </table:table-cell>
          <table:table-cell table:formula="of:= [.D30] - [.D29] - [.C30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29] + [.F30]" office:value-type="float" office:value="82298" calcext:value-type="float">
            <text:p>82 298</text:p>
          </table:table-cell>
          <table:table-cell office:value-type="float" office:value="449" calcext:value-type="float">
            <text:p>449</text:p>
          </table:table-cell>
          <table:table-cell table:formula="of:= [.I29] + [.H30]" office:value-type="float" office:value="412820" calcext:value-type="float">
            <text:p>412 820</text:p>
          </table:table-cell>
          <table:table-cell table:formula="of:= [.H30] / [.F30]" office:value-type="float" office:value="89.8" calcext:value-type="float">
            <text:p>89,80</text:p>
          </table:table-cell>
          <table:table-cell table:formula="of:= SUM([.H29:.H31]) / SUM([.F29:.F31])" office:value-type="float" office:value="102.307692307692" calcext:value-type="float">
            <text:p>102,31</text:p>
          </table:table-cell>
          <table:table-cell table:formula="of:= SUM([.H28:.H32]) / SUM([.F28:.F32])" office:value-type="float" office:value="118.3" calcext:value-type="float">
            <text:p>118,30</text:p>
          </table:table-cell>
          <table:table-cell table:formula="of:= SUM([.H27:.H33]) / SUM([.F27:.F33])" office:value-type="float" office:value="97.0857142857143" calcext:value-type="float">
            <text:p>97,09</text:p>
          </table:table-cell>
          <table:table-cell table:formula="of:=AVERAGE([.F29:.F31])" office:value-type="float" office:value="4.33333333333333" calcext:value-type="float">
            <text:p>4,3</text:p>
          </table:table-cell>
          <table:table-cell table:formula="of:=AVERAGE([.F28:.F32])" office:value-type="float" office:value="4" calcext:value-type="float">
            <text:p>4,0</text:p>
          </table:table-cell>
          <table:table-cell table:formula="of:=AVERAGE([.F27:.F33])" office:value-type="float" office:value="5" calcext:value-type="float">
            <text:p>5,0</text:p>
          </table:table-cell>
          <table:table-cell table:formula="of:=AVERAGE([.H29:.H31])" office:value-type="float" office:value="443.333333333333" calcext:value-type="float">
            <text:p>443,3</text:p>
          </table:table-cell>
          <table:table-cell table:formula="of:=AVERAGE([.H28:.H32])" office:value-type="float" office:value="473.2" calcext:value-type="float">
            <text:p>473,2</text:p>
          </table:table-cell>
          <table:table-cell table:formula="of:=AVERAGE([.H27:.H33])" office:value-type="float" office:value="485.428571428571" calcext:value-type="float">
            <text:p>485,4</text:p>
          </table:table-cell>
          <table:table-cell table:formula="of:= SUM([.F27:.F33]) / SUM([.F22:.F28])" office:value-type="float" office:value="1.52173913043478" calcext:value-type="float">
            <text:p>1.5217</text:p>
          </table:table-cell>
          <table:table-cell table:formula="of:= AVERAGE([.T29:.T31])" office:value-type="float" office:value="1.45601982558504" calcext:value-type="float">
            <text:p>1.4560</text:p>
          </table:table-cell>
          <table:table-cell table:formula="of:= AVERAGE([.T28:.T32])" office:value-type="float" office:value="1.41353284396763" calcext:value-type="float">
            <text:p>1.4135</text:p>
          </table:table-cell>
          <table:table-cell table:formula="of:= AVERAGE([.T27:.T33])" office:value-type="float" office:value="1.38041461643946" calcext:value-type="float">
            <text:p>1.3804</text:p>
          </table:table-cell>
          <table:table-cell table:formula="of:= SUM([.H27:.H33]) / SUM([.H22:.H28])" office:value-type="float" office:value="0.875998968806393" calcext:value-type="float">
            <text:p>0.8760</text:p>
          </table:table-cell>
          <table:table-cell table:formula="of:= AVERAGE([.X29:.X31])" office:value-type="float" office:value="0.892763856340024" calcext:value-type="float">
            <text:p>0.8928</text:p>
          </table:table-cell>
          <table:table-cell table:formula="of:= AVERAGE([.X28:.X32])" office:value-type="float" office:value="0.898734722212707" calcext:value-type="float">
            <text:p>0.8987</text:p>
          </table:table-cell>
          <table:table-cell table:formula="of:= AVERAGE([.X27:.X33])" office:value-type="float" office:value="0.909952188365607" calcext:value-type="float">
            <text:p>0.9100</text:p>
          </table:table-cell>
        </table:table-row>
        <table:table-row table:style-name="ro2">
          <table:table-cell/>
          <table:table-cell office:value-type="date" office:date-value="2021-08-31" calcext:value-type="date">
            <text:p>31.08.2021</text:p>
          </table:table-cell>
          <table:table-cell office:value-type="float" office:value="285" calcext:value-type="float">
            <text:p>285</text:p>
          </table:table-cell>
          <table:table-cell office:value-type="float" office:value="1694820" calcext:value-type="float">
            <text:p>1 694 820</text:p>
          </table:table-cell>
          <table:table-cell table:formula="of:= [.D31] - [.D30] - [.C31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0] + [.F31]" office:value-type="float" office:value="82303" calcext:value-type="float">
            <text:p>82 303</text:p>
          </table:table-cell>
          <table:table-cell office:value-type="float" office:value="444" calcext:value-type="float">
            <text:p>444</text:p>
          </table:table-cell>
          <table:table-cell table:formula="of:= [.I30] + [.H31]" office:value-type="float" office:value="413264" calcext:value-type="float">
            <text:p>413 264</text:p>
          </table:table-cell>
          <table:table-cell table:formula="of:= [.H31] / [.F31]" office:value-type="float" office:value="88.8" calcext:value-type="float">
            <text:p>88,80</text:p>
          </table:table-cell>
          <table:table-cell table:formula="of:= SUM([.H30:.H32]) / SUM([.F30:.F32])" office:value-type="float" office:value="96.9333333333333" calcext:value-type="float">
            <text:p>96,93</text:p>
          </table:table-cell>
          <table:table-cell table:formula="of:= SUM([.H29:.H33]) / SUM([.F29:.F33])" office:value-type="float" office:value="82.6206896551724" calcext:value-type="float">
            <text:p>82,62</text:p>
          </table:table-cell>
          <table:table-cell table:formula="of:= SUM([.H28:.H34]) / SUM([.F28:.F34])" office:value-type="float" office:value="98.7352941176471" calcext:value-type="float">
            <text:p>98,74</text:p>
          </table:table-cell>
          <table:table-cell table:formula="of:=AVERAGE([.F30:.F32])" office:value-type="float" office:value="5" calcext:value-type="float">
            <text:p>5,0</text:p>
          </table:table-cell>
          <table:table-cell table:formula="of:=AVERAGE([.F29:.F33])" office:value-type="float" office:value="5.8" calcext:value-type="float">
            <text:p>5,8</text:p>
          </table:table-cell>
          <table:table-cell table:formula="of:=AVERAGE([.F28:.F34])" office:value-type="float" office:value="4.85714285714286" calcext:value-type="float">
            <text:p>4,9</text:p>
          </table:table-cell>
          <table:table-cell table:formula="of:=AVERAGE([.H30:.H32])" office:value-type="float" office:value="484.666666666667" calcext:value-type="float">
            <text:p>484,7</text:p>
          </table:table-cell>
          <table:table-cell table:formula="of:=AVERAGE([.H29:.H33])" office:value-type="float" office:value="479.2" calcext:value-type="float">
            <text:p>479,2</text:p>
          </table:table-cell>
          <table:table-cell table:formula="of:=AVERAGE([.H28:.H34])" office:value-type="float" office:value="479.571428571429" calcext:value-type="float">
            <text:p>479,6</text:p>
          </table:table-cell>
          <table:table-cell table:formula="of:= SUM([.F28:.F34]) / SUM([.F23:.F29])" office:value-type="float" office:value="1.61904761904762" calcext:value-type="float">
            <text:p>1.6190</text:p>
          </table:table-cell>
          <table:table-cell table:formula="of:= AVERAGE([.T30:.T32])" office:value-type="float" office:value="1.58316080055211" calcext:value-type="float">
            <text:p>1.5832</text:p>
          </table:table-cell>
          <table:table-cell table:formula="of:= AVERAGE([.T29:.T33])" office:value-type="float" office:value="1.49535102578581" calcext:value-type="float">
            <text:p>1.4954</text:p>
          </table:table-cell>
          <table:table-cell table:formula="of:= AVERAGE([.T28:.T34])" office:value-type="float" office:value="1.41971922717264" calcext:value-type="float">
            <text:p>1.4197</text:p>
          </table:table-cell>
          <table:table-cell table:formula="of:= SUM([.H28:.H34]) / SUM([.H23:.H29])" office:value-type="float" office:value="0.919474116680362" calcext:value-type="float">
            <text:p>0.9195</text:p>
          </table:table-cell>
          <table:table-cell table:formula="of:= AVERAGE([.X30:.X32])" office:value-type="float" office:value="0.908638404821502" calcext:value-type="float">
            <text:p>0.9086</text:p>
          </table:table-cell>
          <table:table-cell table:formula="of:= AVERAGE([.X29:.X33])" office:value-type="float" office:value="0.915679129082373" calcext:value-type="float">
            <text:p>0.9157</text:p>
          </table:table-cell>
          <table:table-cell table:formula="of:= AVERAGE([.X28:.X34])" office:value-type="float" office:value="0.922052976998078" calcext:value-type="float">
            <text:p>0.9221</text:p>
          </table:table-cell>
        </table:table-row>
        <table:table-row table:style-name="ro2">
          <table:table-cell/>
          <table:table-cell office:value-type="date" office:date-value="2021-09-01" calcext:value-type="date">
            <text:p>01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5119" calcext:value-type="float">
            <text:p>1 695 119</text:p>
          </table:table-cell>
          <table:table-cell table:formula="of:= [.D32] - [.D31] - [.C32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1] + [.F32]" office:value-type="float" office:value="82308" calcext:value-type="float">
            <text:p>82 308</text:p>
          </table:table-cell>
          <table:table-cell office:value-type="float" office:value="561" calcext:value-type="float">
            <text:p>561</text:p>
          </table:table-cell>
          <table:table-cell table:formula="of:= [.I31] + [.H32]" office:value-type="float" office:value="413825" calcext:value-type="float">
            <text:p>413 825</text:p>
          </table:table-cell>
          <table:table-cell table:formula="of:= [.H32] / [.F32]" office:value-type="float" office:value="112.2" calcext:value-type="float">
            <text:p>112,20</text:p>
          </table:table-cell>
          <table:table-cell table:formula="of:= SUM([.H31:.H33]) / SUM([.F31:.F33])" office:value-type="float" office:value="71.9047619047619" calcext:value-type="float">
            <text:p>71,90</text:p>
          </table:table-cell>
          <table:table-cell table:formula="of:= SUM([.H30:.H34]) / SUM([.F30:.F34])" office:value-type="float" office:value="84.3103448275862" calcext:value-type="float">
            <text:p>84,31</text:p>
          </table:table-cell>
          <table:table-cell table:formula="of:= SUM([.H29:.H35]) / SUM([.F29:.F35])" office:value-type="float" office:value="89.2972972972973" calcext:value-type="float">
            <text:p>89,30</text:p>
          </table:table-cell>
          <table:table-cell table:formula="of:=AVERAGE([.F31:.F33])" office:value-type="float" office:value="7" calcext:value-type="float">
            <text:p>7,0</text:p>
          </table:table-cell>
          <table:table-cell table:formula="of:=AVERAGE([.F30:.F34])" office:value-type="float" office:value="5.8" calcext:value-type="float">
            <text:p>5,8</text:p>
          </table:table-cell>
          <table:table-cell table:formula="of:=AVERAGE([.F29:.F35])" office:value-type="float" office:value="5.28571428571429" calcext:value-type="float">
            <text:p>5,3</text:p>
          </table:table-cell>
          <table:table-cell table:formula="of:=AVERAGE([.H31:.H33])" office:value-type="float" office:value="503.333333333333" calcext:value-type="float">
            <text:p>503,3</text:p>
          </table:table-cell>
          <table:table-cell table:formula="of:=AVERAGE([.H30:.H34])" office:value-type="float" office:value="489" calcext:value-type="float">
            <text:p>489,0</text:p>
          </table:table-cell>
          <table:table-cell table:formula="of:=AVERAGE([.H29:.H35])" office:value-type="float" office:value="472" calcext:value-type="float">
            <text:p>472,0</text:p>
          </table:table-cell>
          <table:table-cell table:formula="of:= SUM([.F29:.F35]) / SUM([.F24:.F30])" office:value-type="float" office:value="1.60869565217391" calcext:value-type="float">
            <text:p>1.6087</text:p>
          </table:table-cell>
          <table:table-cell table:formula="of:= AVERAGE([.T31:.T33])" office:value-type="float" office:value="1.57591442374051" calcext:value-type="float">
            <text:p>1.5759</text:p>
          </table:table-cell>
          <table:table-cell table:formula="of:= AVERAGE([.T30:.T34])" office:value-type="float" office:value="1.52397055440534" calcext:value-type="float">
            <text:p>1.5240</text:p>
          </table:table-cell>
          <table:table-cell table:formula="of:= AVERAGE([.T29:.T35])" office:value-type="float" office:value="1.43530364275706" calcext:value-type="float">
            <text:p>1.4353</text:p>
          </table:table-cell>
          <table:table-cell table:formula="of:= SUM([.H29:.H35]) / SUM([.H24:.H30])" office:value-type="float" office:value="0.930442128977753" calcext:value-type="float">
            <text:p>0.9304</text:p>
          </table:table-cell>
          <table:table-cell table:formula="of:= AVERAGE([.X31:.X33])" office:value-type="float" office:value="0.939859397690719" calcext:value-type="float">
            <text:p>0.9399</text:p>
          </table:table-cell>
          <table:table-cell table:formula="of:= AVERAGE([.X30:.X34])" office:value-type="float" office:value="0.937322488477503" calcext:value-type="float">
            <text:p>0.9373</text:p>
          </table:table-cell>
          <table:table-cell table:formula="of:= AVERAGE([.X29:.X35])" office:value-type="float" office:value="0.942399995218993" calcext:value-type="float">
            <text:p>0.9424</text:p>
          </table:table-cell>
        </table:table-row>
        <table:table-row table:style-name="ro2">
          <table:table-cell/>
          <table:table-cell office:value-type="date" office:date-value="2021-09-02" calcext:value-type="date">
            <text:p>02.09.2021</text:p>
          </table:table-cell>
          <table:table-cell office:value-type="float" office:value="259" calcext:value-type="float">
            <text:p>259</text:p>
          </table:table-cell>
          <table:table-cell office:value-type="float" office:value="1695378" calcext:value-type="float">
            <text:p>1 695 378</text:p>
          </table:table-cell>
          <table:table-cell table:formula="of:= [.D33] - [.D32] - [.C33]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formula="of:= [.G32] + [.F33]" office:value-type="float" office:value="82319" calcext:value-type="float">
            <text:p>82 319</text:p>
          </table:table-cell>
          <table:table-cell office:value-type="float" office:value="505" calcext:value-type="float">
            <text:p>505</text:p>
          </table:table-cell>
          <table:table-cell table:formula="of:= [.I32] + [.H33]" office:value-type="float" office:value="414330" calcext:value-type="float">
            <text:p>414 330</text:p>
          </table:table-cell>
          <table:table-cell table:formula="of:= [.H33] / [.F33]" office:value-type="float" office:value="45.9090909090909" calcext:value-type="float">
            <text:p>45,91</text:p>
          </table:table-cell>
          <table:table-cell table:formula="of:= SUM([.H32:.H34]) / SUM([.F32:.F34])" office:value-type="float" office:value="81.6842105263158" calcext:value-type="float">
            <text:p>81,68</text:p>
          </table:table-cell>
          <table:table-cell table:formula="of:= SUM([.H31:.H35]) / SUM([.F31:.F35])" office:value-type="float" office:value="83.3793103448276" calcext:value-type="float">
            <text:p>83,38</text:p>
          </table:table-cell>
          <table:table-cell table:formula="of:= SUM([.H30:.H36]) / SUM([.F30:.F36])" office:value-type="float" office:value="93.2222222222222" calcext:value-type="float">
            <text:p>93,22</text:p>
          </table:table-cell>
          <table:table-cell table:formula="of:=AVERAGE([.F32:.F34])" office:value-type="float" office:value="6.33333333333333" calcext:value-type="float">
            <text:p>6,3</text:p>
          </table:table-cell>
          <table:table-cell table:formula="of:=AVERAGE([.F31:.F35])" office:value-type="float" office:value="5.8" calcext:value-type="float">
            <text:p>5,8</text:p>
          </table:table-cell>
          <table:table-cell table:formula="of:=AVERAGE([.F30:.F36])" office:value-type="float" office:value="5.14285714285714" calcext:value-type="float">
            <text:p>5,1</text:p>
          </table:table-cell>
          <table:table-cell table:formula="of:=AVERAGE([.H32:.H34])" office:value-type="float" office:value="517.333333333333" calcext:value-type="float">
            <text:p>517,3</text:p>
          </table:table-cell>
          <table:table-cell table:formula="of:=AVERAGE([.H31:.H35])" office:value-type="float" office:value="483.6" calcext:value-type="float">
            <text:p>483,6</text:p>
          </table:table-cell>
          <table:table-cell table:formula="of:=AVERAGE([.H30:.H36])" office:value-type="float" office:value="479.428571428571" calcext:value-type="float">
            <text:p>479,4</text:p>
          </table:table-cell>
          <table:table-cell table:formula="of:= SUM([.F30:.F36]) / SUM([.F25:.F31])" office:value-type="float" office:value="1.5" calcext:value-type="float">
            <text:p>1.5000</text:p>
          </table:table-cell>
          <table:table-cell table:formula="of:= AVERAGE([.T32:.T34])" office:value-type="float" office:value="1.49302200751476" calcext:value-type="float">
            <text:p>1.4930</text:p>
          </table:table-cell>
          <table:table-cell table:formula="of:= AVERAGE([.T31:.T35])" office:value-type="float" office:value="1.45962272831838" calcext:value-type="float">
            <text:p>1.4596</text:p>
          </table:table-cell>
          <table:table-cell table:formula="of:= AVERAGE([.T30:.T36])" office:value-type="float" office:value="1.43644955566768" calcext:value-type="float">
            <text:p>1.4364</text:p>
          </table:table-cell>
          <table:table-cell table:formula="of:= SUM([.H30:.H36]) / SUM([.H25:.H31])" office:value-type="float" office:value="0.969661947414042" calcext:value-type="float">
            <text:p>0.9697</text:p>
          </table:table-cell>
          <table:table-cell table:formula="of:= AVERAGE([.X32:.X34])" office:value-type="float" office:value="0.96371311896692" calcext:value-type="float">
            <text:p>0.9637</text:p>
          </table:table-cell>
          <table:table-cell table:formula="of:= AVERAGE([.X31:.X35])" office:value-type="float" office:value="0.967596502838649" calcext:value-type="float">
            <text:p>0.9676</text:p>
          </table:table-cell>
          <table:table-cell table:formula="of:= AVERAGE([.X30:.X36])" office:value-type="float" office:value="0.965778792222213" calcext:value-type="float">
            <text:p>0.9658</text:p>
          </table:table-cell>
        </table:table-row>
        <table:table-row table:style-name="ro2">
          <table:table-cell/>
          <table:table-cell office:value-type="date" office:date-value="2021-09-03" calcext:value-type="date">
            <text:p>03.09.2021</text:p>
          </table:table-cell>
          <table:table-cell office:value-type="float" office:value="208" calcext:value-type="float">
            <text:p>208</text:p>
          </table:table-cell>
          <table:table-cell office:value-type="float" office:value="1695586" calcext:value-type="float">
            <text:p>1 695 586</text:p>
          </table:table-cell>
          <table:table-cell table:formula="of:= [.D34] - [.D33] - [.C34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33] + [.F34]" office:value-type="float" office:value="82322" calcext:value-type="float">
            <text:p>82 322</text:p>
          </table:table-cell>
          <table:table-cell office:value-type="float" office:value="486" calcext:value-type="float">
            <text:p>486</text:p>
          </table:table-cell>
          <table:table-cell table:formula="of:= [.I33] + [.H34]" office:value-type="float" office:value="414816" calcext:value-type="float">
            <text:p>414 816</text:p>
          </table:table-cell>
          <table:table-cell table:formula="of:= [.H34] / [.F34]" office:value-type="float" office:value="162" calcext:value-type="float">
            <text:p>162,00</text:p>
          </table:table-cell>
          <table:table-cell table:formula="of:= SUM([.H33:.H35]) / SUM([.F33:.F35])" office:value-type="float" office:value="74.3684210526316" calcext:value-type="float">
            <text:p>74,37</text:p>
          </table:table-cell>
          <table:table-cell table:formula="of:= SUM([.H32:.H36]) / SUM([.F32:.F36])" office:value-type="float" office:value="94.7307692307692" calcext:value-type="float">
            <text:p>94,73</text:p>
          </table:table-cell>
          <table:table-cell table:formula="of:= SUM([.H31:.H37]) / SUM([.F31:.F37])" office:value-type="float" office:value="92.6216216216216" calcext:value-type="float">
            <text:p>92,62</text:p>
          </table:table-cell>
          <table:table-cell table:formula="of:=AVERAGE([.F33:.F35])" office:value-type="float" office:value="6.33333333333333" calcext:value-type="float">
            <text:p>6,3</text:p>
          </table:table-cell>
          <table:table-cell table:formula="of:=AVERAGE([.F32:.F36])" office:value-type="float" office:value="5.2" calcext:value-type="float">
            <text:p>5,2</text:p>
          </table:table-cell>
          <table:table-cell table:formula="of:=AVERAGE([.F31:.F37])" office:value-type="float" office:value="5.28571428571429" calcext:value-type="float">
            <text:p>5,3</text:p>
          </table:table-cell>
          <table:table-cell table:formula="of:=AVERAGE([.H33:.H35])" office:value-type="float" office:value="471" calcext:value-type="float">
            <text:p>471,0</text:p>
          </table:table-cell>
          <table:table-cell table:formula="of:=AVERAGE([.H32:.H36])" office:value-type="float" office:value="492.6" calcext:value-type="float">
            <text:p>492,6</text:p>
          </table:table-cell>
          <table:table-cell table:formula="of:=AVERAGE([.H31:.H37])" office:value-type="float" office:value="489.571428571429" calcext:value-type="float">
            <text:p>489,6</text:p>
          </table:table-cell>
          <table:table-cell table:formula="of:= SUM([.F31:.F37]) / SUM([.F26:.F32])" office:value-type="float" office:value="1.37037037037037" calcext:value-type="float">
            <text:p>1.3704</text:p>
          </table:table-cell>
          <table:table-cell table:formula="of:= AVERAGE([.T33:.T35])" office:value-type="float" office:value="1.35679012345679" calcext:value-type="float">
            <text:p>1.3568</text:p>
          </table:table-cell>
          <table:table-cell table:formula="of:= AVERAGE([.T32:.T36])" office:value-type="float" office:value="1.38287202803827" calcext:value-type="float">
            <text:p>1.3829</text:p>
          </table:table-cell>
          <table:table-cell table:formula="of:= AVERAGE([.T31:.T37])" office:value-type="float" office:value="1.36191539417699" calcext:value-type="float">
            <text:p>1.3619</text:p>
          </table:table-cell>
          <table:table-cell table:formula="of:= SUM([.H31:.H37]) / SUM([.H26:.H32])" office:value-type="float" office:value="0.991035280508965" calcext:value-type="float">
            <text:p>0.9910</text:p>
          </table:table-cell>
          <table:table-cell table:formula="of:= AVERAGE([.X33:.X35])" office:value-type="float" office:value="0.996022089511711" calcext:value-type="float">
            <text:p>0.9960</text:p>
          </table:table-cell>
          <table:table-cell table:formula="of:= AVERAGE([.X32:.X36])" office:value-type="float" office:value="0.992995692013747" calcext:value-type="float">
            <text:p>0.9930</text:p>
          </table:table-cell>
          <table:table-cell table:formula="of:= AVERAGE([.X31:.X37])" office:value-type="float" office:value="0.993610831614451" calcext:value-type="float">
            <text:p>0.9936</text:p>
          </table:table-cell>
        </table:table-row>
        <table:table-row table:style-name="ro2">
          <table:table-cell/>
          <table:table-cell office:value-type="date" office:date-value="2021-09-04" calcext:value-type="date">
            <text:p>04.09.2021</text:p>
          </table:table-cell>
          <table:table-cell office:value-type="float" office:value="263" calcext:value-type="float">
            <text:p>263</text:p>
          </table:table-cell>
          <table:table-cell office:value-type="float" office:value="1695849" calcext:value-type="float">
            <text:p>1 695 849</text:p>
          </table:table-cell>
          <table:table-cell table:formula="of:= [.D35] - [.D34] - [.C35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4] + [.F35]" office:value-type="float" office:value="82327" calcext:value-type="float">
            <text:p>82 327</text:p>
          </table:table-cell>
          <table:table-cell office:value-type="float" office:value="422" calcext:value-type="float">
            <text:p>422</text:p>
          </table:table-cell>
          <table:table-cell table:formula="of:= [.I34] + [.H35]" office:value-type="float" office:value="415238" calcext:value-type="float">
            <text:p>415 238</text:p>
          </table:table-cell>
          <table:table-cell table:formula="of:= [.H35] / [.F35]" office:value-type="float" office:value="84.4" calcext:value-type="float">
            <text:p>84,40</text:p>
          </table:table-cell>
          <table:table-cell table:formula="of:= SUM([.H34:.H36]) / SUM([.F34:.F36])" office:value-type="float" office:value="139.7" calcext:value-type="float">
            <text:p>139,70</text:p>
          </table:table-cell>
          <table:table-cell table:formula="of:= SUM([.H33:.H37]) / SUM([.F33:.F37])" office:value-type="float" office:value="89.7037037037037" calcext:value-type="float">
            <text:p>89,70</text:p>
          </table:table-cell>
          <table:table-cell table:formula="of:= SUM([.H32:.H38]) / SUM([.F32:.F38])" office:value-type="float" office:value="83.1190476190476" calcext:value-type="float">
            <text:p>83,12</text:p>
          </table:table-cell>
          <table:table-cell table:formula="of:=AVERAGE([.F34:.F36])" office:value-type="float" office:value="3.33333333333333" calcext:value-type="float">
            <text:p>3,3</text:p>
          </table:table-cell>
          <table:table-cell table:formula="of:=AVERAGE([.F33:.F37])" office:value-type="float" office:value="5.4" calcext:value-type="float">
            <text:p>5,4</text:p>
          </table:table-cell>
          <table:table-cell table:formula="of:=AVERAGE([.F32:.F38])" office:value-type="float" office:value="6" calcext:value-type="float">
            <text:p>6,0</text:p>
          </table:table-cell>
          <table:table-cell table:formula="of:=AVERAGE([.H34:.H36])" office:value-type="float" office:value="465.666666666667" calcext:value-type="float">
            <text:p>465,7</text:p>
          </table:table-cell>
          <table:table-cell table:formula="of:=AVERAGE([.H33:.H37])" office:value-type="float" office:value="484.4" calcext:value-type="float">
            <text:p>484,4</text:p>
          </table:table-cell>
          <table:table-cell table:formula="of:=AVERAGE([.H32:.H38])" office:value-type="float" office:value="498.714285714286" calcext:value-type="float">
            <text:p>498,7</text:p>
          </table:table-cell>
          <table:table-cell table:formula="of:= SUM([.F32:.F38]) / SUM([.F27:.F33])" office:value-type="float" office:value="1.2" calcext:value-type="float">
            <text:p>1.2000</text:p>
          </table:table-cell>
          <table:table-cell table:formula="of:= AVERAGE([.T34:.T36])" office:value-type="float" office:value="1.26855482933914" calcext:value-type="float">
            <text:p>1.2686</text:p>
          </table:table-cell>
          <table:table-cell table:formula="of:= AVERAGE([.T33:.T37])" office:value-type="float" office:value="1.26113289760349" calcext:value-type="float">
            <text:p>1.2611</text:p>
          </table:table-cell>
          <table:table-cell table:formula="of:= AVERAGE([.T32:.T38])" office:value-type="float" office:value="1.29728954383686" calcext:value-type="float">
            <text:p>1.2973</text:p>
          </table:table-cell>
          <table:table-cell table:formula="of:= SUM([.H32:.H38]) / SUM([.H27:.H33])" office:value-type="float" office:value="1.02736904061212" calcext:value-type="float">
            <text:p>1.0274</text:p>
          </table:table-cell>
          <table:table-cell table:formula="of:= AVERAGE([.X34:.X36])" office:value-type="float" office:value="1.02162479455898" calcext:value-type="float">
            <text:p>1.0216</text:p>
          </table:table-cell>
          <table:table-cell table:formula="of:= AVERAGE([.X33:.X37])" office:value-type="float" office:value="1.02107191512861" calcext:value-type="float">
            <text:p>1.0211</text:p>
          </table:table-cell>
          <table:table-cell table:formula="of:= AVERAGE([.X32:.X38])" office:value-type="float" office:value="1.01269157673708" calcext:value-type="float">
            <text:p>1.0127</text:p>
          </table:table-cell>
        </table:table-row>
        <table:table-row table:style-name="ro2">
          <table:table-cell/>
          <table:table-cell office:value-type="date" office:date-value="2021-09-05" calcext:value-type="date">
            <text:p>05.09.2021</text:p>
          </table:table-cell>
          <table:table-cell office:value-type="float" office:value="241" calcext:value-type="float">
            <text:p>241</text:p>
          </table:table-cell>
          <table:table-cell office:value-type="float" office:value="1696090" calcext:value-type="float">
            <text:p>1 696 090</text:p>
          </table:table-cell>
          <table:table-cell table:formula="of:= [.D36] - [.D35] - [.C36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35] + [.F36]" office:value-type="float" office:value="82329" calcext:value-type="float">
            <text:p>82 329</text:p>
          </table:table-cell>
          <table:table-cell office:value-type="float" office:value="489" calcext:value-type="float">
            <text:p>489</text:p>
          </table:table-cell>
          <table:table-cell table:formula="of:= [.I35] + [.H36]" office:value-type="float" office:value="415727" calcext:value-type="float">
            <text:p>415 727</text:p>
          </table:table-cell>
          <table:table-cell table:formula="of:= [.H36] / [.F36]" office:value-type="float" office:value="244.5" calcext:value-type="float">
            <text:p>244,50</text:p>
          </table:table-cell>
          <table:table-cell table:formula="of:= SUM([.H35:.H37]) / SUM([.F35:.F37])" office:value-type="float" office:value="110.076923076923" calcext:value-type="float">
            <text:p>110,08</text:p>
          </table:table-cell>
          <table:table-cell table:formula="of:= SUM([.H34:.H38]) / SUM([.F34:.F38])" office:value-type="float" office:value="93.2692307692308" calcext:value-type="float">
            <text:p>93,27</text:p>
          </table:table-cell>
          <table:table-cell table:formula="of:= SUM([.H33:.H39]) / SUM([.F33:.F39])" office:value-type="float" office:value="83.6428571428571" calcext:value-type="float">
            <text:p>83,64</text:p>
          </table:table-cell>
          <table:table-cell table:formula="of:=AVERAGE([.F35:.F37])" office:value-type="float" office:value="4.33333333333333" calcext:value-type="float">
            <text:p>4,3</text:p>
          </table:table-cell>
          <table:table-cell table:formula="of:=AVERAGE([.F34:.F38])" office:value-type="float" office:value="5.2" calcext:value-type="float">
            <text:p>5,2</text:p>
          </table:table-cell>
          <table:table-cell table:formula="of:=AVERAGE([.F33:.F39])" office:value-type="float" office:value="6" calcext:value-type="float">
            <text:p>6,0</text:p>
          </table:table-cell>
          <table:table-cell table:formula="of:=AVERAGE([.H35:.H37])" office:value-type="float" office:value="477" calcext:value-type="float">
            <text:p>477,0</text:p>
          </table:table-cell>
          <table:table-cell table:formula="of:=AVERAGE([.H34:.H38])" office:value-type="float" office:value="485" calcext:value-type="float">
            <text:p>485,0</text:p>
          </table:table-cell>
          <table:table-cell table:formula="of:=AVERAGE([.H33:.H39])" office:value-type="float" office:value="501.857142857143" calcext:value-type="float">
            <text:p>501,9</text:p>
          </table:table-cell>
          <table:table-cell table:formula="of:= SUM([.F33:.F39]) / SUM([.F28:.F34])" office:value-type="float" office:value="1.23529411764706" calcext:value-type="float">
            <text:p>1.2353</text:p>
          </table:table-cell>
          <table:table-cell table:formula="of:= AVERAGE([.T35:.T37])" office:value-type="float" office:value="1.14509803921569" calcext:value-type="float">
            <text:p>1.1451</text:p>
          </table:table-cell>
          <table:table-cell table:formula="of:= AVERAGE([.T34:.T38])" office:value-type="float" office:value="1.19446623093682" calcext:value-type="float">
            <text:p>1.1945</text:p>
          </table:table-cell>
          <table:table-cell table:formula="of:= AVERAGE([.T33:.T39])" office:value-type="float" office:value="1.21805502981974" calcext:value-type="float">
            <text:p>1.2181</text:p>
          </table:table-cell>
          <table:table-cell table:formula="of:= SUM([.H33:.H39]) / SUM([.H28:.H34])" office:value-type="float" office:value="1.04647006255585" calcext:value-type="float">
            <text:p>1.0465</text:p>
          </table:table-cell>
          <table:table-cell table:formula="of:= AVERAGE([.X35:.X37])" office:value-type="float" office:value="1.04822078257335" calcext:value-type="float">
            <text:p>1.0482</text:p>
          </table:table-cell>
          <table:table-cell table:formula="of:= AVERAGE([.X34:.X38])" office:value-type="float" office:value="1.03774739215355" calcext:value-type="float">
            <text:p>1.0377</text:p>
          </table:table-cell>
          <table:table-cell table:formula="of:= AVERAGE([.X33:.X39])" office:value-type="float" office:value="1.0269637358097" calcext:value-type="float">
            <text:p>1.0270</text:p>
          </table:table-cell>
        </table:table-row>
        <table:table-row table:style-name="ro2">
          <table:table-cell/>
          <table:table-cell office:value-type="date" office:date-value="2021-09-06" calcext:value-type="date">
            <text:p>06.09.2021</text:p>
          </table:table-cell>
          <table:table-cell office:value-type="float" office:value="266" calcext:value-type="float">
            <text:p>266</text:p>
          </table:table-cell>
          <table:table-cell office:value-type="float" office:value="1696356" calcext:value-type="float">
            <text:p>1 696 356</text:p>
          </table:table-cell>
          <table:table-cell table:formula="of:= [.D37] - [.D36] - [.C37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36] + [.F37]" office:value-type="float" office:value="82335" calcext:value-type="float">
            <text:p>82 335</text:p>
          </table:table-cell>
          <table:table-cell office:value-type="float" office:value="520" calcext:value-type="float">
            <text:p>520</text:p>
          </table:table-cell>
          <table:table-cell table:formula="of:= [.I36] + [.H37]" office:value-type="float" office:value="416247" calcext:value-type="float">
            <text:p>416 247</text:p>
          </table:table-cell>
          <table:table-cell table:formula="of:= [.H37] / [.F37]" office:value-type="float" office:value="86.6666666666667" calcext:value-type="float">
            <text:p>86,67</text:p>
          </table:table-cell>
          <table:table-cell table:formula="of:= SUM([.H36:.H38]) / SUM([.F36:.F38])" office:value-type="float" office:value="84.2777777777778" calcext:value-type="float">
            <text:p>84,28</text:p>
          </table:table-cell>
          <table:table-cell table:formula="of:= SUM([.H35:.H39]) / SUM([.F35:.F39])" office:value-type="float" office:value="90.0714285714286" calcext:value-type="float">
            <text:p>90,07</text:p>
          </table:table-cell>
          <table:table-cell table:formula="of:= SUM([.H34:.H40]) / SUM([.F34:.F40])" office:value-type="float" office:value="95.6216216216216" calcext:value-type="float">
            <text:p>95,62</text:p>
          </table:table-cell>
          <table:table-cell table:formula="of:=AVERAGE([.F36:.F38])" office:value-type="float" office:value="6" calcext:value-type="float">
            <text:p>6,0</text:p>
          </table:table-cell>
          <table:table-cell table:formula="of:=AVERAGE([.F35:.F39])" office:value-type="float" office:value="5.6" calcext:value-type="float">
            <text:p>5,6</text:p>
          </table:table-cell>
          <table:table-cell table:formula="of:=AVERAGE([.F34:.F40])" office:value-type="float" office:value="5.28571428571429" calcext:value-type="float">
            <text:p>5,3</text:p>
          </table:table-cell>
          <table:table-cell table:formula="of:=AVERAGE([.H36:.H38])" office:value-type="float" office:value="505.666666666667" calcext:value-type="float">
            <text:p>505,7</text:p>
          </table:table-cell>
          <table:table-cell table:formula="of:=AVERAGE([.H35:.H39])" office:value-type="float" office:value="504.4" calcext:value-type="float">
            <text:p>504,4</text:p>
          </table:table-cell>
          <table:table-cell table:formula="of:=AVERAGE([.H34:.H40])" office:value-type="float" office:value="505.428571428571" calcext:value-type="float">
            <text:p>505,4</text:p>
          </table:table-cell>
          <table:table-cell table:formula="of:= SUM([.F34:.F40]) / SUM([.F29:.F35])" office:value-type="float" office:value="1" calcext:value-type="float">
            <text:p>1.0000</text:p>
          </table:table-cell>
          <table:table-cell table:formula="of:= AVERAGE([.T36:.T38])" office:value-type="float" office:value="1.13398692810458" calcext:value-type="float">
            <text:p>1.1340</text:p>
          </table:table-cell>
          <table:table-cell table:formula="of:= AVERAGE([.T35:.T39])" office:value-type="float" office:value="1.13120296767356" calcext:value-type="float">
            <text:p>1.1312</text:p>
          </table:table-cell>
          <table:table-cell table:formula="of:= AVERAGE([.T34:.T40])" office:value-type="float" office:value="1.13302101621429" calcext:value-type="float">
            <text:p>1.1330</text:p>
          </table:table-cell>
          <table:table-cell table:formula="of:= SUM([.H34:.H40]) / SUM([.H29:.H35])" office:value-type="float" office:value="1.07082324455206" calcext:value-type="float">
            <text:p>1.0708</text:p>
          </table:table-cell>
          <table:table-cell table:formula="of:= AVERAGE([.X36:.X38])" office:value-type="float" office:value="1.05677754654888" calcext:value-type="float">
            <text:p>1.0568</text:p>
          </table:table-cell>
          <table:table-cell table:formula="of:= AVERAGE([.X35:.X39])" office:value-type="float" office:value="1.04560978454898" calcext:value-type="float">
            <text:p>1.0456</text:p>
          </table:table-cell>
          <table:table-cell table:formula="of:= AVERAGE([.X34:.X40])" office:value-type="float" office:value="1.0296608811867" calcext:value-type="float">
            <text:p>1.0297</text:p>
          </table:table-cell>
        </table:table-row>
        <table:table-row table:style-name="ro2">
          <table:table-cell/>
          <table:table-cell office:value-type="date" office:date-value="2021-09-07" calcext:value-type="date">
            <text:p>07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6639" calcext:value-type="float">
            <text:p>1 696 639</text:p>
          </table:table-cell>
          <table:table-cell table:formula="of:= [.D38] - [.D37] - [.C38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37] + [.F38]" office:value-type="float" office:value="82345" calcext:value-type="float">
            <text:p>82 345</text:p>
          </table:table-cell>
          <table:table-cell office:value-type="float" office:value="508" calcext:value-type="float">
            <text:p>508</text:p>
          </table:table-cell>
          <table:table-cell table:formula="of:= [.I37] + [.H38]" office:value-type="float" office:value="416755" calcext:value-type="float">
            <text:p>416 755</text:p>
          </table:table-cell>
          <table:table-cell table:formula="of:= [.H38] / [.F38]" office:value-type="float" office:value="50.8" calcext:value-type="float">
            <text:p>50,80</text:p>
          </table:table-cell>
          <table:table-cell table:formula="of:= SUM([.H37:.H39]) / SUM([.F37:.F39])" office:value-type="float" office:value="76.7142857142857" calcext:value-type="float">
            <text:p>76,71</text:p>
          </table:table-cell>
          <table:table-cell table:formula="of:= SUM([.H36:.H40]) / SUM([.F36:.F40])" office:value-type="float" office:value="90.6896551724138" calcext:value-type="float">
            <text:p>90,69</text:p>
          </table:table-cell>
          <table:table-cell table:formula="of:= SUM([.H35:.H41]) / SUM([.F35:.F41])" office:value-type="float" office:value="84.1428571428571" calcext:value-type="float">
            <text:p>84,14</text:p>
          </table:table-cell>
          <table:table-cell table:formula="of:=AVERAGE([.F37:.F39])" office:value-type="float" office:value="7" calcext:value-type="float">
            <text:p>7,0</text:p>
          </table:table-cell>
          <table:table-cell table:formula="of:=AVERAGE([.F36:.F40])" office:value-type="float" office:value="5.8" calcext:value-type="float">
            <text:p>5,8</text:p>
          </table:table-cell>
          <table:table-cell table:formula="of:=AVERAGE([.F35:.F41])" office:value-type="float" office:value="6" calcext:value-type="float">
            <text:p>6,0</text:p>
          </table:table-cell>
          <table:table-cell table:formula="of:=AVERAGE([.H37:.H39])" office:value-type="float" office:value="537" calcext:value-type="float">
            <text:p>537,0</text:p>
          </table:table-cell>
          <table:table-cell table:formula="of:=AVERAGE([.H36:.H40])" office:value-type="float" office:value="526" calcext:value-type="float">
            <text:p>526,0</text:p>
          </table:table-cell>
          <table:table-cell table:formula="of:=AVERAGE([.H35:.H41])" office:value-type="float" office:value="504.857142857143" calcext:value-type="float">
            <text:p>504,9</text:p>
          </table:table-cell>
          <table:table-cell table:formula="of:= SUM([.F35:.F41]) / SUM([.F30:.F36])" office:value-type="float" office:value="1.16666666666667" calcext:value-type="float">
            <text:p>1.1667</text:p>
          </table:table-cell>
          <table:table-cell table:formula="of:= AVERAGE([.T37:.T39])" office:value-type="float" office:value="1.07357357357357" calcext:value-type="float">
            <text:p>1.0736</text:p>
          </table:table-cell>
          <table:table-cell table:formula="of:= AVERAGE([.T36:.T40])" office:value-type="float" office:value="1.07215534862594" calcext:value-type="float">
            <text:p>1.0722</text:p>
          </table:table-cell>
          <table:table-cell table:formula="of:= AVERAGE([.T35:.T41])" office:value-type="float" office:value="1.04949871840628" calcext:value-type="float">
            <text:p>1.0495</text:p>
          </table:table-cell>
          <table:table-cell table:formula="of:= SUM([.H35:.H41]) / SUM([.H30:.H36])" office:value-type="float" office:value="1.05303933253874" calcext:value-type="float">
            <text:p>1.0530</text:p>
          </table:table-cell>
          <table:table-cell table:formula="of:= AVERAGE([.X37:.X39])" office:value-type="float" office:value="1.05140327319231" calcext:value-type="float">
            <text:p>1.0514</text:p>
          </table:table-cell>
          <table:table-cell table:formula="of:= AVERAGE([.X36:.X40])" office:value-type="float" office:value="1.03784436943716" calcext:value-type="float">
            <text:p>1.0378</text:p>
          </table:table-cell>
          <table:table-cell table:formula="of:= AVERAGE([.X35:.X41])" office:value-type="float" office:value="1.0241911182479" calcext:value-type="float">
            <text:p>1.0242</text:p>
          </table:table-cell>
        </table:table-row>
        <table:table-row table:style-name="ro2">
          <table:table-cell/>
          <table:table-cell office:value-type="date" office:date-value="2021-09-08" calcext:value-type="date">
            <text:p>08.09.2021</text:p>
          </table:table-cell>
          <table:table-cell office:value-type="float" office:value="324" calcext:value-type="float">
            <text:p>324</text:p>
          </table:table-cell>
          <table:table-cell office:value-type="float" office:value="1696963" calcext:value-type="float">
            <text:p>1 696 963</text:p>
          </table:table-cell>
          <table:table-cell table:formula="of:= [.D39] - [.D38] - [.C39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8] + [.F39]" office:value-type="float" office:value="82350" calcext:value-type="float">
            <text:p>82 350</text:p>
          </table:table-cell>
          <table:table-cell office:value-type="float" office:value="583" calcext:value-type="float">
            <text:p>583</text:p>
          </table:table-cell>
          <table:table-cell table:formula="of:= [.I38] + [.H39]" office:value-type="float" office:value="417338" calcext:value-type="float">
            <text:p>417 338</text:p>
          </table:table-cell>
          <table:table-cell table:formula="of:= [.H39] / [.F39]" office:value-type="float" office:value="116.6" calcext:value-type="float">
            <text:p>116,60</text:p>
          </table:table-cell>
          <table:table-cell table:formula="of:= SUM([.H38:.H40]) / SUM([.F38:.F40])" office:value-type="float" office:value="77.1904761904762" calcext:value-type="float">
            <text:p>77,19</text:p>
          </table:table-cell>
          <table:table-cell table:formula="of:= SUM([.H37:.H41]) / SUM([.F37:.F41])" office:value-type="float" office:value="74.9428571428571" calcext:value-type="float">
            <text:p>74,94</text:p>
          </table:table-cell>
          <table:table-cell table:formula="of:= SUM([.H36:.H42]) / SUM([.F36:.F42])" office:value-type="float" office:value="90.5384615384615" calcext:value-type="float">
            <text:p>90,54</text:p>
          </table:table-cell>
          <table:table-cell table:formula="of:=AVERAGE([.F38:.F40])" office:value-type="float" office:value="7" calcext:value-type="float">
            <text:p>7,0</text:p>
          </table:table-cell>
          <table:table-cell table:formula="of:=AVERAGE([.F37:.F41])" office:value-type="float" office:value="7" calcext:value-type="float">
            <text:p>7,0</text:p>
          </table:table-cell>
          <table:table-cell table:formula="of:=AVERAGE([.F36:.F42])" office:value-type="float" office:value="5.57142857142857" calcext:value-type="float">
            <text:p>5,6</text:p>
          </table:table-cell>
          <table:table-cell table:formula="of:=AVERAGE([.H38:.H40])" office:value-type="float" office:value="540.333333333333" calcext:value-type="float">
            <text:p>540,3</text:p>
          </table:table-cell>
          <table:table-cell table:formula="of:=AVERAGE([.H37:.H41])" office:value-type="float" office:value="524.6" calcext:value-type="float">
            <text:p>524,6</text:p>
          </table:table-cell>
          <table:table-cell table:formula="of:=AVERAGE([.H36:.H42])" office:value-type="float" office:value="504.428571428571" calcext:value-type="float">
            <text:p>504,4</text:p>
          </table:table-cell>
          <table:table-cell table:formula="of:= SUM([.F36:.F42]) / SUM([.F31:.F37])" office:value-type="float" office:value="1.05405405405405" calcext:value-type="float">
            <text:p>1.0541</text:p>
          </table:table-cell>
          <table:table-cell table:formula="of:= AVERAGE([.T38:.T40])" office:value-type="float" office:value="1.04182754182754" calcext:value-type="float">
            <text:p>1.0418</text:p>
          </table:table-cell>
          <table:table-cell table:formula="of:= AVERAGE([.T37:.T41])" office:value-type="float" office:value="0.982239382239382" calcext:value-type="float">
            <text:p>0.9822</text:p>
          </table:table-cell>
          <table:table-cell table:formula="of:= AVERAGE([.T36:.T42])" office:value-type="float" office:value="1.00162227052983" calcext:value-type="float">
            <text:p>1.0016</text:p>
          </table:table-cell>
          <table:table-cell table:formula="of:= SUM([.H36:.H42]) / SUM([.H31:.H37])" office:value-type="float" office:value="1.03034724248614" calcext:value-type="float">
            <text:p>1.0303</text:p>
          </table:table-cell>
          <table:table-cell table:formula="of:= AVERAGE([.X38:.X40])" office:value-type="float" office:value="1.02397618002596" calcext:value-type="float">
            <text:p>1.0240</text:p>
          </table:table-cell>
          <table:table-cell table:formula="of:= AVERAGE([.X37:.X41])" office:value-type="float" office:value="1.01909974491346" calcext:value-type="float">
            <text:p>1.0191</text:p>
          </table:table-cell>
          <table:table-cell table:formula="of:= AVERAGE([.X36:.X42])" office:value-type="float" office:value="1.01010601505458" calcext:value-type="float">
            <text:p>1.0101</text:p>
          </table:table-cell>
        </table:table-row>
        <table:table-row table:style-name="ro2">
          <table:table-cell/>
          <table:table-cell office:value-type="date" office:date-value="2021-09-09" calcext:value-type="date">
            <text:p>09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7262" calcext:value-type="float">
            <text:p>1 697 262</text:p>
          </table:table-cell>
          <table:table-cell table:formula="of:= [.D40] - [.D39] - [.C40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39] + [.F40]" office:value-type="float" office:value="82356" calcext:value-type="float">
            <text:p>82 356</text:p>
          </table:table-cell>
          <table:table-cell office:value-type="float" office:value="530" calcext:value-type="float">
            <text:p>530</text:p>
          </table:table-cell>
          <table:table-cell table:formula="of:= [.I39] + [.H40]" office:value-type="float" office:value="417868" calcext:value-type="float">
            <text:p>417 868</text:p>
          </table:table-cell>
          <table:table-cell table:formula="of:= [.H40] / [.F40]" office:value-type="float" office:value="88.3333333333333" calcext:value-type="float">
            <text:p>88,33</text:p>
          </table:table-cell>
          <table:table-cell table:formula="of:= SUM([.H39:.H41]) / SUM([.F39:.F41])" office:value-type="float" office:value="83.9473684210526" calcext:value-type="float">
            <text:p>83,95</text:p>
          </table:table-cell>
          <table:table-cell table:formula="of:= SUM([.H38:.H42]) / SUM([.F38:.F42])" office:value-type="float" office:value="81.3548387096774" calcext:value-type="float">
            <text:p>81,35</text:p>
          </table:table-cell>
          <table:table-cell table:formula="of:= SUM([.H37:.H43]) / SUM([.F37:.F43])" office:value-type="float" office:value="90.8157894736842" calcext:value-type="float">
            <text:p>90,82</text:p>
          </table:table-cell>
          <table:table-cell table:formula="of:=AVERAGE([.F39:.F41])" office:value-type="float" office:value="6.33333333333333" calcext:value-type="float">
            <text:p>6,3</text:p>
          </table:table-cell>
          <table:table-cell table:formula="of:=AVERAGE([.F38:.F42])" office:value-type="float" office:value="6.2" calcext:value-type="float">
            <text:p>6,2</text:p>
          </table:table-cell>
          <table:table-cell table:formula="of:=AVERAGE([.F37:.F43])" office:value-type="float" office:value="5.42857142857143" calcext:value-type="float">
            <text:p>5,4</text:p>
          </table:table-cell>
          <table:table-cell table:formula="of:=AVERAGE([.H39:.H41])" office:value-type="float" office:value="531.666666666667" calcext:value-type="float">
            <text:p>531,7</text:p>
          </table:table-cell>
          <table:table-cell table:formula="of:=AVERAGE([.H38:.H42])" office:value-type="float" office:value="504.4" calcext:value-type="float">
            <text:p>504,4</text:p>
          </table:table-cell>
          <table:table-cell table:formula="of:=AVERAGE([.H37:.H43])" office:value-type="float" office:value="493" calcext:value-type="float">
            <text:p>493,0</text:p>
          </table:table-cell>
          <table:table-cell table:formula="of:= SUM([.F37:.F43]) / SUM([.F32:.F38])" office:value-type="float" office:value="0.904761904761905" calcext:value-type="float">
            <text:p>0.9048</text:p>
          </table:table-cell>
          <table:table-cell table:formula="of:= AVERAGE([.T39:.T41])" office:value-type="float" office:value="0.914843414843415" calcext:value-type="float">
            <text:p>0.9148</text:p>
          </table:table-cell>
          <table:table-cell table:formula="of:= AVERAGE([.T38:.T42])" office:value-type="float" office:value="0.955212355212355" calcext:value-type="float">
            <text:p>0.9552</text:p>
          </table:table-cell>
          <table:table-cell table:formula="of:= AVERAGE([.T37:.T43])" office:value-type="float" office:value="0.933995219709505" calcext:value-type="float">
            <text:p>0.9340</text:p>
          </table:table-cell>
          <table:table-cell table:formula="of:= SUM([.H37:.H43]) / SUM([.H32:.H38])" office:value-type="float" office:value="0.988541965052993" calcext:value-type="float">
            <text:p>0.9885</text:p>
          </table:table-cell>
          <table:table-cell table:formula="of:= AVERAGE([.X39:.X41])" office:value-type="float" office:value="0.99054538249217" calcext:value-type="float">
            <text:p>0.9905</text:p>
          </table:table-cell>
          <table:table-cell table:formula="of:= AVERAGE([.X38:.X42])" office:value-type="float" office:value="0.99068975965483" calcext:value-type="float">
            <text:p>0.9907</text:p>
          </table:table-cell>
          <table:table-cell table:formula="of:= AVERAGE([.X37:.X43])" office:value-type="float" office:value="0.989117042580152" calcext:value-type="float">
            <text:p>0.9891</text:p>
          </table:table-cell>
        </table:table-row>
        <table:table-row table:style-name="ro2">
          <table:table-cell/>
          <table:table-cell office:value-type="date" office:date-value="2021-09-10" calcext:value-type="date">
            <text:p>10.09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7557" calcext:value-type="float">
            <text:p>1 697 557</text:p>
          </table:table-cell>
          <table:table-cell table:formula="of:= [.D41] - [.D40] - [.C41]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formula="of:= [.G40] + [.F41]" office:value-type="float" office:value="82364" calcext:value-type="float">
            <text:p>82 364</text:p>
          </table:table-cell>
          <table:table-cell office:value-type="float" office:value="482" calcext:value-type="float">
            <text:p>482</text:p>
          </table:table-cell>
          <table:table-cell table:formula="of:= [.I40] + [.H41]" office:value-type="float" office:value="418350" calcext:value-type="float">
            <text:p>418 350</text:p>
          </table:table-cell>
          <table:table-cell table:formula="of:= [.H41] / [.F41]" office:value-type="float" office:value="60.25" calcext:value-type="float">
            <text:p>60,25</text:p>
          </table:table-cell>
          <table:table-cell table:formula="of:= SUM([.H40:.H42]) / SUM([.F40:.F42])" office:value-type="float" office:value="89.4375" calcext:value-type="float">
            <text:p>89,44</text:p>
          </table:table-cell>
          <table:table-cell table:formula="of:= SUM([.H39:.H43]) / SUM([.F39:.F43])" office:value-type="float" office:value="110.136363636364" calcext:value-type="float">
            <text:p>110,14</text:p>
          </table:table-cell>
          <table:table-cell table:formula="of:= SUM([.H38:.H44]) / SUM([.F38:.F44])" office:value-type="float" office:value="101.424242424242" calcext:value-type="float">
            <text:p>101,42</text:p>
          </table:table-cell>
          <table:table-cell table:formula="of:=AVERAGE([.F40:.F42])" office:value-type="float" office:value="5.33333333333333" calcext:value-type="float">
            <text:p>5,3</text:p>
          </table:table-cell>
          <table:table-cell table:formula="of:=AVERAGE([.F39:.F43])" office:value-type="float" office:value="4.4" calcext:value-type="float">
            <text:p>4,4</text:p>
          </table:table-cell>
          <table:table-cell table:formula="of:=AVERAGE([.F38:.F44])" office:value-type="float" office:value="4.71428571428571" calcext:value-type="float">
            <text:p>4,7</text:p>
          </table:table-cell>
          <table:table-cell table:formula="of:=AVERAGE([.H40:.H42])" office:value-type="float" office:value="477" calcext:value-type="float">
            <text:p>477,0</text:p>
          </table:table-cell>
          <table:table-cell table:formula="of:=AVERAGE([.H39:.H43])" office:value-type="float" office:value="484.6" calcext:value-type="float">
            <text:p>484,6</text:p>
          </table:table-cell>
          <table:table-cell table:formula="of:=AVERAGE([.H38:.H44])" office:value-type="float" office:value="478.142857142857" calcext:value-type="float">
            <text:p>478,1</text:p>
          </table:table-cell>
          <table:table-cell table:formula="of:= SUM([.F38:.F44]) / SUM([.F33:.F39])" office:value-type="float" office:value="0.785714285714286" calcext:value-type="float">
            <text:p>0.7857</text:p>
          </table:table-cell>
          <table:table-cell table:formula="of:= AVERAGE([.T40:.T42])" office:value-type="float" office:value="0.851780351780352" calcext:value-type="float">
            <text:p>0.8518</text:p>
          </table:table-cell>
          <table:table-cell table:formula="of:= AVERAGE([.T39:.T43])" office:value-type="float" office:value="0.874259974259974" calcext:value-type="float">
            <text:p>0.8743</text:p>
          </table:table-cell>
          <table:table-cell table:formula="of:= AVERAGE([.T38:.T44])" office:value-type="float" office:value="0.926669212383498" calcext:value-type="float">
            <text:p>0.9267</text:p>
          </table:table-cell>
          <table:table-cell table:formula="of:= SUM([.H38:.H44]) / SUM([.H33:.H39])" office:value-type="float" office:value="0.952746939937375" calcext:value-type="float">
            <text:p>0.9527</text:p>
          </table:table-cell>
          <table:table-cell table:formula="of:= AVERAGE([.X40:.X42])" office:value-type="float" office:value="0.956687407749758" calcext:value-type="float">
            <text:p>0.9567</text:p>
          </table:table-cell>
          <table:table-cell table:formula="of:= AVERAGE([.X39:.X43])" office:value-type="float" office:value="0.959991344194055" calcext:value-type="float">
            <text:p>0.9600</text:p>
          </table:table-cell>
          <table:table-cell table:formula="of:= AVERAGE([.X38:.X44])" office:value-type="float" office:value="0.964070439978165" calcext:value-type="float">
            <text:p>0.9641</text:p>
          </table:table-cell>
        </table:table-row>
        <table:table-row table:style-name="ro2">
          <table:table-cell/>
          <table:table-cell office:value-type="date" office:date-value="2021-09-11" calcext:value-type="date">
            <text:p>11.09.2021</text:p>
          </table:table-cell>
          <table:table-cell office:value-type="float" office:value="268" calcext:value-type="float">
            <text:p>268</text:p>
          </table:table-cell>
          <table:table-cell office:value-type="float" office:value="1697825" calcext:value-type="float">
            <text:p>1 697 825</text:p>
          </table:table-cell>
          <table:table-cell table:formula="of:= [.D42] - [.D41] - [.C42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41] + [.F42]" office:value-type="float" office:value="82366" calcext:value-type="float">
            <text:p>82 366</text:p>
          </table:table-cell>
          <table:table-cell office:value-type="float" office:value="419" calcext:value-type="float">
            <text:p>419</text:p>
          </table:table-cell>
          <table:table-cell table:formula="of:= [.I41] + [.H42]" office:value-type="float" office:value="418769" calcext:value-type="float">
            <text:p>418 769</text:p>
          </table:table-cell>
          <table:table-cell table:formula="of:= [.H42] / [.F42]" office:value-type="float" office:value="209.5" calcext:value-type="float">
            <text:p>209,50</text:p>
          </table:table-cell>
          <table:table-cell table:formula="of:= SUM([.H41:.H43]) / SUM([.F41:.F43])" office:value-type="float" office:value="119.090909090909" calcext:value-type="float">
            <text:p>119,09</text:p>
          </table:table-cell>
          <table:table-cell table:formula="of:= SUM([.H40:.H44]) / SUM([.F40:.F44])" office:value-type="float" office:value="125.333333333333" calcext:value-type="float">
            <text:p>125,33</text:p>
          </table:table-cell>
          <table:table-cell table:formula="of:= SUM([.H39:.H45]) / SUM([.F39:.F45])" office:value-type="float" office:value="102.6875" calcext:value-type="float">
            <text:p>102,69</text:p>
          </table:table-cell>
          <table:table-cell table:formula="of:=AVERAGE([.F41:.F43])" office:value-type="float" office:value="3.66666666666667" calcext:value-type="float">
            <text:p>3,7</text:p>
          </table:table-cell>
          <table:table-cell table:formula="of:=AVERAGE([.F40:.F44])" office:value-type="float" office:value="3.6" calcext:value-type="float">
            <text:p>3,6</text:p>
          </table:table-cell>
          <table:table-cell table:formula="of:=AVERAGE([.F39:.F45])" office:value-type="float" office:value="4.57142857142857" calcext:value-type="float">
            <text:p>4,6</text:p>
          </table:table-cell>
          <table:table-cell table:formula="of:=AVERAGE([.H41:.H43])" office:value-type="float" office:value="436.666666666667" calcext:value-type="float">
            <text:p>436,7</text:p>
          </table:table-cell>
          <table:table-cell table:formula="of:=AVERAGE([.H40:.H44])" office:value-type="float" office:value="451.2" calcext:value-type="float">
            <text:p>451,2</text:p>
          </table:table-cell>
          <table:table-cell table:formula="of:=AVERAGE([.H39:.H45])" office:value-type="float" office:value="469.428571428572" calcext:value-type="float">
            <text:p>469,4</text:p>
          </table:table-cell>
          <table:table-cell table:formula="of:= SUM([.F39:.F45]) / SUM([.F34:.F40])" office:value-type="float" office:value="0.864864864864865" calcext:value-type="float">
            <text:p>0.8649</text:p>
          </table:table-cell>
          <table:table-cell table:formula="of:= AVERAGE([.T41:.T43])" office:value-type="float" office:value="0.804161304161304" calcext:value-type="float">
            <text:p>0.8042</text:p>
          </table:table-cell>
          <table:table-cell table:formula="of:= AVERAGE([.T40:.T44])" office:value-type="float" office:value="0.853192753192753" calcext:value-type="float">
            <text:p>0.8532</text:p>
          </table:table-cell>
          <table:table-cell table:formula="of:= AVERAGE([.T39:.T45])" office:value-type="float" office:value="0.887822094589012" calcext:value-type="float">
            <text:p>0.8878</text:p>
          </table:table-cell>
          <table:table-cell table:formula="of:= SUM([.H39:.H45]) / SUM([.H34:.H40])" office:value-type="float" office:value="0.928773318258903" calcext:value-type="float">
            <text:p>0.9288</text:p>
          </table:table-cell>
          <table:table-cell table:formula="of:= AVERAGE([.X41:.X43])" office:value-type="float" office:value="0.927022504477047" calcext:value-type="float">
            <text:p>0.9270</text:p>
          </table:table-cell>
          <table:table-cell table:formula="of:= AVERAGE([.X40:.X44])" office:value-type="float" office:value="0.933021300964456" calcext:value-type="float">
            <text:p>0.9330</text:p>
          </table:table-cell>
          <table:table-cell table:formula="of:= AVERAGE([.X39:.X45])" office:value-type="float" office:value="0.94730350962294" calcext:value-type="float">
            <text:p>0.9473</text:p>
          </table:table-cell>
        </table:table-row>
        <table:table-row table:style-name="ro2">
          <table:table-cell/>
          <table:table-cell office:value-type="date" office:date-value="2021-09-12" calcext:value-type="date">
            <text:p>12.09.2021</text:p>
          </table:table-cell>
          <table:table-cell office:value-type="float" office:value="279" calcext:value-type="float">
            <text:p>279</text:p>
          </table:table-cell>
          <table:table-cell office:value-type="float" office:value="1698104" calcext:value-type="float">
            <text:p>1 698 104</text:p>
          </table:table-cell>
          <table:table-cell table:formula="of:= [.D43] - [.D42] - [.C43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 [.G42] + [.F43]" office:value-type="float" office:value="82367" calcext:value-type="float">
            <text:p>82 367</text:p>
          </table:table-cell>
          <table:table-cell office:value-type="float" office:value="409" calcext:value-type="float">
            <text:p>409</text:p>
          </table:table-cell>
          <table:table-cell table:formula="of:= [.I42] + [.H43]" office:value-type="float" office:value="419178" calcext:value-type="float">
            <text:p>419 178</text:p>
          </table:table-cell>
          <table:table-cell table:formula="of:= [.H43] / [.F43]" office:value-type="float" office:value="409" calcext:value-type="float">
            <text:p>409,00</text:p>
          </table:table-cell>
          <table:table-cell table:formula="of:= SUM([.H42:.H44]) / SUM([.F42:.F44])" office:value-type="float" office:value="311" calcext:value-type="float">
            <text:p>311,00</text:p>
          </table:table-cell>
          <table:table-cell table:formula="of:= SUM([.H41:.H45]) / SUM([.F41:.F45])" office:value-type="float" office:value="103.47619047619" calcext:value-type="float">
            <text:p>103,48</text:p>
          </table:table-cell>
          <table:table-cell table:formula="of:= SUM([.H40:.H46]) / SUM([.F40:.F46])" office:value-type="float" office:value="99.34375" calcext:value-type="float">
            <text:p>99,34</text:p>
          </table:table-cell>
          <table:table-cell table:formula="of:=AVERAGE([.F42:.F44])" office:value-type="float" office:value="1.33333333333333" calcext:value-type="float">
            <text:p>1,3</text:p>
          </table:table-cell>
          <table:table-cell table:formula="of:=AVERAGE([.F41:.F45])" office:value-type="float" office:value="4.2" calcext:value-type="float">
            <text:p>4,2</text:p>
          </table:table-cell>
          <table:table-cell table:formula="of:=AVERAGE([.F40:.F46])" office:value-type="float" office:value="4.57142857142857" calcext:value-type="float">
            <text:p>4,6</text:p>
          </table:table-cell>
          <table:table-cell table:formula="of:=AVERAGE([.H42:.H44])" office:value-type="float" office:value="414.666666666667" calcext:value-type="float">
            <text:p>414,7</text:p>
          </table:table-cell>
          <table:table-cell table:formula="of:=AVERAGE([.H41:.H45])" office:value-type="float" office:value="434.6" calcext:value-type="float">
            <text:p>434,6</text:p>
          </table:table-cell>
          <table:table-cell table:formula="of:=AVERAGE([.H40:.H46])" office:value-type="float" office:value="454.142857142857" calcext:value-type="float">
            <text:p>454,1</text:p>
          </table:table-cell>
          <table:table-cell table:formula="of:= SUM([.F40:.F46]) / SUM([.F35:.F41])" office:value-type="float" office:value="0.761904761904762" calcext:value-type="float">
            <text:p>0.7619</text:p>
          </table:table-cell>
          <table:table-cell table:formula="of:= AVERAGE([.T42:.T44])" office:value-type="float" office:value="0.858495858495859" calcext:value-type="float">
            <text:p>0.8585</text:p>
          </table:table-cell>
          <table:table-cell table:formula="of:= AVERAGE([.T41:.T45])" office:value-type="float" office:value="0.851187740661425" calcext:value-type="float">
            <text:p>0.8512</text:p>
          </table:table-cell>
          <table:table-cell table:formula="of:= AVERAGE([.T40:.T46])" office:value-type="float" office:value="0.884429091196009" calcext:value-type="float">
            <text:p>0.8844</text:p>
          </table:table-cell>
          <table:table-cell table:formula="of:= SUM([.H40:.H46]) / SUM([.H35:.H41])" office:value-type="float" office:value="0.899547255234861" calcext:value-type="float">
            <text:p>0.8995</text:p>
          </table:table-cell>
          <table:table-cell table:formula="of:= AVERAGE([.X42:.X44])" office:value-type="float" office:value="0.907939199943971" calcext:value-type="float">
            <text:p>0.9079</text:p>
          </table:table-cell>
          <table:table-cell table:formula="of:= AVERAGE([.X41:.X45])" office:value-type="float" office:value="0.922447071964289" calcext:value-type="float">
            <text:p>0.9224</text:p>
          </table:table-cell>
          <table:table-cell table:formula="of:= AVERAGE([.X40:.X46])" office:value-type="float" office:value="0.939212160414646" calcext:value-type="float">
            <text:p>0.9392</text:p>
          </table:table-cell>
        </table:table-row>
        <table:table-row table:style-name="ro2">
          <table:table-cell/>
          <table:table-cell office:value-type="date" office:date-value="2021-09-13" calcext:value-type="date">
            <text:p>13.09.2021</text:p>
          </table:table-cell>
          <table:table-cell office:value-type="float" office:value="297" calcext:value-type="float">
            <text:p>297</text:p>
          </table:table-cell>
          <table:table-cell office:value-type="float" office:value="1698401" calcext:value-type="float">
            <text:p>1 698 401</text:p>
          </table:table-cell>
          <table:table-cell table:formula="of:= [.D44] - [.D43] - [.C44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 [.G43] + [.F44]" office:value-type="float" office:value="82368" calcext:value-type="float">
            <text:p>82 368</text:p>
          </table:table-cell>
          <table:table-cell office:value-type="float" office:value="416" calcext:value-type="float">
            <text:p>416</text:p>
          </table:table-cell>
          <table:table-cell table:formula="of:= [.I43] + [.H44]" office:value-type="float" office:value="419594" calcext:value-type="float">
            <text:p>419 594</text:p>
          </table:table-cell>
          <table:table-cell table:formula="of:= [.H44] / [.F44]" office:value-type="float" office:value="416" calcext:value-type="float">
            <text:p>416,00</text:p>
          </table:table-cell>
          <table:table-cell table:formula="of:= SUM([.H43:.H45]) / SUM([.F43:.F45])" office:value-type="float" office:value="115.636363636364" calcext:value-type="float">
            <text:p>115,64</text:p>
          </table:table-cell>
          <table:table-cell table:formula="of:= SUM([.H42:.H46]) / SUM([.F42:.F46])" office:value-type="float" office:value="120.388888888889" calcext:value-type="float">
            <text:p>120,39</text:p>
          </table:table-cell>
          <table:table-cell table:formula="of:= SUM([.H41:.H47]) / SUM([.F41:.F47])" office:value-type="float" office:value="85.4594594594595" calcext:value-type="float">
            <text:p>85,46</text:p>
          </table:table-cell>
          <table:table-cell table:formula="of:=AVERAGE([.F43:.F45])" office:value-type="float" office:value="3.66666666666667" calcext:value-type="float">
            <text:p>3,7</text:p>
          </table:table-cell>
          <table:table-cell table:formula="of:=AVERAGE([.F42:.F46])" office:value-type="float" office:value="3.6" calcext:value-type="float">
            <text:p>3,6</text:p>
          </table:table-cell>
          <table:table-cell table:formula="of:=AVERAGE([.F41:.F47])" office:value-type="float" office:value="5.28571428571429" calcext:value-type="float">
            <text:p>5,3</text:p>
          </table:table-cell>
          <table:table-cell table:formula="of:=AVERAGE([.H43:.H45])" office:value-type="float" office:value="424" calcext:value-type="float">
            <text:p>424,0</text:p>
          </table:table-cell>
          <table:table-cell table:formula="of:=AVERAGE([.H42:.H46])" office:value-type="float" office:value="433.4" calcext:value-type="float">
            <text:p>433,4</text:p>
          </table:table-cell>
          <table:table-cell table:formula="of:=AVERAGE([.H41:.H47])" office:value-type="float" office:value="451.714285714286" calcext:value-type="float">
            <text:p>451,7</text:p>
          </table:table-cell>
          <table:table-cell table:formula="of:= SUM([.F41:.F47]) / SUM([.F36:.F42])" office:value-type="float" office:value="0.948717948717949" calcext:value-type="float">
            <text:p>0.9487</text:p>
          </table:table-cell>
          <table:table-cell table:formula="of:= AVERAGE([.T43:.T45])" office:value-type="float" office:value="0.868453184242658" calcext:value-type="float">
            <text:p>0.8685</text:p>
          </table:table-cell>
          <table:table-cell table:formula="of:= AVERAGE([.T42:.T46])" office:value-type="float" office:value="0.900105489579174" calcext:value-type="float">
            <text:p>0.9001</text:p>
          </table:table-cell>
          <table:table-cell table:formula="of:= AVERAGE([.T41:.T47])" office:value-type="float" office:value="0.906963104801451" calcext:value-type="float">
            <text:p>0.9070</text:p>
          </table:table-cell>
          <table:table-cell table:formula="of:= SUM([.H41:.H47]) / SUM([.H36:.H42])" office:value-type="float" office:value="0.895497026338148" calcext:value-type="float">
            <text:p>0.8955</text:p>
          </table:table-cell>
          <table:table-cell table:formula="of:= AVERAGE([.X43:.X45])" office:value-type="float" office:value="0.910238367208389" calcext:value-type="float">
            <text:p>0.9102</text:p>
          </table:table-cell>
          <table:table-cell table:formula="of:= AVERAGE([.X42:.X46])" office:value-type="float" office:value="0.926639243582431" calcext:value-type="float">
            <text:p>0.9266</text:p>
          </table:table-cell>
          <table:table-cell table:formula="of:= AVERAGE([.X41:.X47])" office:value-type="float" office:value="0.941153343913293" calcext:value-type="float">
            <text:p>0.9412</text:p>
          </table:table-cell>
        </table:table-row>
        <table:table-row table:style-name="ro2">
          <table:table-cell/>
          <table:table-cell office:value-type="date" office:date-value="2021-09-14" calcext:value-type="date">
            <text:p>14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8679" calcext:value-type="float">
            <text:p>1 698 679</text:p>
          </table:table-cell>
          <table:table-cell table:formula="of:= [.D45] - [.D44] - [.C45]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style-name="ce8" office:value-type="float" office:value="82380" calcext:value-type="float">
            <text:p>82 380</text:p>
          </table:table-cell>
          <table:table-cell office:value-type="float" office:value="447" calcext:value-type="float">
            <text:p>447</text:p>
          </table:table-cell>
          <table:table-cell table:formula="of:= [.I44] + [.H45]" office:value-type="float" office:value="420041" calcext:value-type="float">
            <text:p>420 041</text:p>
          </table:table-cell>
          <table:table-cell table:formula="of:= [.H45] / [.F45]" office:value-type="float" office:value="49.6666666666667" calcext:value-type="float">
            <text:p>49,67</text:p>
          </table:table-cell>
          <table:table-cell table:formula="of:= SUM([.H44:.H46]) / SUM([.F44:.F46])" office:value-type="float" office:value="89.2666666666667" calcext:value-type="float">
            <text:p>89,27</text:p>
          </table:table-cell>
          <table:table-cell table:formula="of:= SUM([.H43:.H47]) / SUM([.F43:.F47])" office:value-type="float" office:value="83.7407407407408" calcext:value-type="float">
            <text:p>83,74</text:p>
          </table:table-cell>
          <table:table-cell table:formula="of:= SUM([.H42:.H48]) / SUM([.F42:.F48])" office:value-type="float" office:value="94.9705882352941" calcext:value-type="float">
            <text:p>94,97</text:p>
          </table:table-cell>
          <table:table-cell table:formula="of:=AVERAGE([.F44:.F46])" office:value-type="float" office:value="5" calcext:value-type="float">
            <text:p>5,0</text:p>
          </table:table-cell>
          <table:table-cell table:formula="of:=AVERAGE([.F43:.F47])" office:value-type="float" office:value="5.4" calcext:value-type="float">
            <text:p>5,4</text:p>
          </table:table-cell>
          <table:table-cell table:formula="of:=AVERAGE([.F42:.F48])" office:value-type="float" office:value="4.85714285714286" calcext:value-type="float">
            <text:p>4,9</text:p>
          </table:table-cell>
          <table:table-cell table:formula="of:=AVERAGE([.H44:.H46])" office:value-type="float" office:value="446.333333333333" calcext:value-type="float">
            <text:p>446,3</text:p>
          </table:table-cell>
          <table:table-cell table:formula="of:=AVERAGE([.H43:.H47])" office:value-type="float" office:value="452.2" calcext:value-type="float">
            <text:p>452,2</text:p>
          </table:table-cell>
          <table:table-cell table:formula="of:=AVERAGE([.H42:.H48])" office:value-type="float" office:value="461.285714285714" calcext:value-type="float">
            <text:p>461,3</text:p>
          </table:table-cell>
          <table:table-cell table:formula="of:= SUM([.F42:.F48]) / SUM([.F37:.F43])" office:value-type="float" office:value="0.894736842105263" calcext:value-type="float">
            <text:p>0.8947</text:p>
          </table:table-cell>
          <table:table-cell table:formula="of:= AVERAGE([.T44:.T46])" office:value-type="float" office:value="0.957919273708747" calcext:value-type="float">
            <text:p>0.9579</text:p>
          </table:table-cell>
          <table:table-cell table:formula="of:= AVERAGE([.T43:.T47])" office:value-type="float" office:value="0.939632516606201" calcext:value-type="float">
            <text:p>0.9396</text:p>
          </table:table-cell>
          <table:table-cell table:formula="of:= AVERAGE([.T42:.T48])" office:value-type="float" office:value="0.986682492556553" calcext:value-type="float">
            <text:p>0.9867</text:p>
          </table:table-cell>
          <table:table-cell table:formula="of:= SUM([.H42:.H48]) / SUM([.H37:.H43])" office:value-type="float" office:value="0.935670820052159" calcext:value-type="float">
            <text:p>0.9357</text:p>
          </table:table-cell>
          <table:table-cell table:formula="of:= AVERAGE([.X44:.X46])" office:value-type="float" office:value="0.934958548139464" calcext:value-type="float">
            <text:p>0.9350</text:p>
          </table:table-cell>
          <table:table-cell table:formula="of:= AVERAGE([.X43:.X47])" office:value-type="float" office:value="0.941310629839354" calcext:value-type="float">
            <text:p>0.9413</text:p>
          </table:table-cell>
          <table:table-cell table:formula="of:= AVERAGE([.X42:.X48])" office:value-type="float" office:value="0.953745690021192" calcext:value-type="float">
            <text:p>0.9537</text:p>
          </table:table-cell>
        </table:table-row>
        <table:table-row table:style-name="ro2">
          <table:table-cell/>
          <table:table-cell office:value-type="date" office:date-value="2021-09-15" calcext:value-type="date">
            <text:p>15.09.2021</text:p>
          </table:table-cell>
          <table:table-cell office:value-type="float" office:value="274" calcext:value-type="float">
            <text:p>274</text:p>
          </table:table-cell>
          <table:table-cell office:value-type="float" office:value="1698953" calcext:value-type="float">
            <text:p>1 698 953</text:p>
          </table:table-cell>
          <table:table-cell table:formula="of:= [.D46] - [.D45] - [.C46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45] + [.F46]" office:value-type="float" office:value="82385" calcext:value-type="float">
            <text:p>82 385</text:p>
          </table:table-cell>
          <table:table-cell office:value-type="float" office:value="476" calcext:value-type="float">
            <text:p>476</text:p>
          </table:table-cell>
          <table:table-cell table:formula="of:= [.I45] + [.H46]" office:value-type="float" office:value="420517" calcext:value-type="float">
            <text:p>420 517</text:p>
          </table:table-cell>
          <table:table-cell table:formula="of:= [.H46] / [.F46]" office:value-type="float" office:value="95.2" calcext:value-type="float">
            <text:p>95,20</text:p>
          </table:table-cell>
          <table:table-cell table:formula="of:= SUM([.H45:.H47]) / SUM([.F45:.F47])" office:value-type="float" office:value="57.44" calcext:value-type="float">
            <text:p>57,44</text:p>
          </table:table-cell>
          <table:table-cell table:formula="of:= SUM([.H44:.H48]) / SUM([.F44:.F48])" office:value-type="float" office:value="77.4516129032258" calcext:value-type="float">
            <text:p>77,45</text:p>
          </table:table-cell>
          <table:table-cell table:formula="of:= SUM([.H43:.H49]) / SUM([.F43:.F49])" office:value-type="float" office:value="95.8529411764706" calcext:value-type="float">
            <text:p>95,85</text:p>
          </table:table-cell>
          <table:table-cell table:formula="of:=AVERAGE([.F45:.F47])" office:value-type="float" office:value="8.33333333333333" calcext:value-type="float">
            <text:p>8,3</text:p>
          </table:table-cell>
          <table:table-cell table:formula="of:=AVERAGE([.F44:.F48])" office:value-type="float" office:value="6.2" calcext:value-type="float">
            <text:p>6,2</text:p>
          </table:table-cell>
          <table:table-cell table:formula="of:=AVERAGE([.F43:.F49])" office:value-type="float" office:value="4.85714285714286" calcext:value-type="float">
            <text:p>4,9</text:p>
          </table:table-cell>
          <table:table-cell table:formula="of:=AVERAGE([.H45:.H47])" office:value-type="float" office:value="478.666666666667" calcext:value-type="float">
            <text:p>478,7</text:p>
          </table:table-cell>
          <table:table-cell table:formula="of:=AVERAGE([.H44:.H48])" office:value-type="float" office:value="480.2" calcext:value-type="float">
            <text:p>480,2</text:p>
          </table:table-cell>
          <table:table-cell table:formula="of:=AVERAGE([.H43:.H49])" office:value-type="float" office:value="465.571428571429" calcext:value-type="float">
            <text:p>465,6</text:p>
          </table:table-cell>
          <table:table-cell table:formula="of:= SUM([.F43:.F49]) / SUM([.F38:.F44])" office:value-type="float" office:value="1.03030303030303" calcext:value-type="float">
            <text:p>1.0303</text:p>
          </table:table-cell>
          <table:table-cell table:formula="of:= AVERAGE([.T45:.T47])" office:value-type="float" office:value="0.995846624136098" calcext:value-type="float">
            <text:p>0.9958</text:p>
          </table:table-cell>
          <table:table-cell table:formula="of:= AVERAGE([.T44:.T48])" office:value-type="float" office:value="1.05600156422525" calcext:value-type="float">
            <text:p>1.0560</text:p>
          </table:table-cell>
          <table:table-cell table:formula="of:= AVERAGE([.T43:.T49])" office:value-type="float" office:value="1.04073654661061" calcext:value-type="float">
            <text:p>1.0407</text:p>
          </table:table-cell>
          <table:table-cell table:formula="of:= SUM([.H43:.H49]) / SUM([.H38:.H44])" office:value-type="float" office:value="0.973707798028085" calcext:value-type="float">
            <text:p>0.9737</text:p>
          </table:table-cell>
          <table:table-cell table:formula="of:= AVERAGE([.X45:.X47])" office:value-type="float" office:value="0.970502955874587" calcext:value-type="float">
            <text:p>0.9705</text:p>
          </table:table-cell>
          <table:table-cell table:formula="of:= AVERAGE([.X44:.X48])" office:value-type="float" office:value="0.969579851330916" calcext:value-type="float">
            <text:p>0.9696</text:p>
          </table:table-cell>
          <table:table-cell table:formula="of:= AVERAGE([.X43:.X49])" office:value-type="float" office:value="0.974809156528165" calcext:value-type="float">
            <text:p>0.9748</text:p>
          </table:table-cell>
        </table:table-row>
        <table:table-row table:style-name="ro2">
          <table:table-cell/>
          <table:table-cell office:value-type="date" office:date-value="2021-09-16" calcext:value-type="date">
            <text:p>16.09.2021</text:p>
          </table:table-cell>
          <table:table-cell office:value-type="float" office:value="261" calcext:value-type="float">
            <text:p>261</text:p>
          </table:table-cell>
          <table:table-cell office:value-type="float" office:value="1699214" calcext:value-type="float">
            <text:p>1 699 214</text:p>
          </table:table-cell>
          <table:table-cell table:formula="of:= [.D47] - [.D46] - [.C47]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formula="of:= [.G46] + [.F47]" office:value-type="float" office:value="82396" calcext:value-type="float">
            <text:p>82 396</text:p>
          </table:table-cell>
          <table:table-cell office:value-type="float" office:value="513" calcext:value-type="float">
            <text:p>513</text:p>
          </table:table-cell>
          <table:table-cell table:formula="of:= [.I46] + [.H47]" office:value-type="float" office:value="421030" calcext:value-type="float">
            <text:p>421 030</text:p>
          </table:table-cell>
          <table:table-cell table:formula="of:= [.H47] / [.F47]" office:value-type="float" office:value="46.6363636363636" calcext:value-type="float">
            <text:p>46,64</text:p>
          </table:table-cell>
          <table:table-cell table:formula="of:= SUM([.H46:.H48]) / SUM([.F46:.F48])" office:value-type="float" office:value="73.2380952380952" calcext:value-type="float">
            <text:p>73,24</text:p>
          </table:table-cell>
          <table:table-cell table:formula="of:= SUM([.H45:.H49]) / SUM([.F45:.F49])" office:value-type="float" office:value="76.0625" calcext:value-type="float">
            <text:p>76,06</text:p>
          </table:table-cell>
          <table:table-cell table:formula="of:= SUM([.H44:.H50]) / SUM([.F44:.F50])" office:value-type="float" office:value="96.8529411764706" calcext:value-type="float">
            <text:p>96,85</text:p>
          </table:table-cell>
          <table:table-cell table:formula="of:=AVERAGE([.F46:.F48])" office:value-type="float" office:value="7" calcext:value-type="float">
            <text:p>7,0</text:p>
          </table:table-cell>
          <table:table-cell table:formula="of:=AVERAGE([.F45:.F49])" office:value-type="float" office:value="6.4" calcext:value-type="float">
            <text:p>6,4</text:p>
          </table:table-cell>
          <table:table-cell table:formula="of:=AVERAGE([.F44:.F50])" office:value-type="float" office:value="4.85714285714286" calcext:value-type="float">
            <text:p>4,9</text:p>
          </table:table-cell>
          <table:table-cell table:formula="of:=AVERAGE([.H46:.H48])" office:value-type="float" office:value="512.666666666667" calcext:value-type="float">
            <text:p>512,7</text:p>
          </table:table-cell>
          <table:table-cell table:formula="of:=AVERAGE([.H45:.H49])" office:value-type="float" office:value="486.8" calcext:value-type="float">
            <text:p>486,8</text:p>
          </table:table-cell>
          <table:table-cell table:formula="of:=AVERAGE([.H44:.H50])" office:value-type="float" office:value="470.428571428571" calcext:value-type="float">
            <text:p>470,4</text:p>
          </table:table-cell>
          <table:table-cell table:formula="of:= SUM([.F44:.F50]) / SUM([.F39:.F45])" office:value-type="float" office:value="1.0625" calcext:value-type="float">
            <text:p>1.0625</text:p>
          </table:table-cell>
          <table:table-cell table:formula="of:= AVERAGE([.T46:.T48])" office:value-type="float" office:value="1.14551767676768" calcext:value-type="float">
            <text:p>1.1455</text:p>
          </table:table-cell>
          <table:table-cell table:formula="of:= AVERAGE([.T45:.T49])" office:value-type="float" office:value="1.11490662313031" calcext:value-type="float">
            <text:p>1.1149</text:p>
          </table:table-cell>
          <table:table-cell table:formula="of:= AVERAGE([.T44:.T50])" office:value-type="float" office:value="1.12937200079228" calcext:value-type="float">
            <text:p>1.1294</text:p>
          </table:table-cell>
          <table:table-cell table:formula="of:= SUM([.H44:.H50]) / SUM([.H39:.H45])" office:value-type="float" office:value="1.00213024954352" calcext:value-type="float">
            <text:p>1.0021</text:p>
          </table:table-cell>
          <table:table-cell table:formula="of:= AVERAGE([.X46:.X48])" office:value-type="float" office:value="1.00557713675476" calcext:value-type="float">
            <text:p>1.0056</text:p>
          </table:table-cell>
          <table:table-cell table:formula="of:= AVERAGE([.X45:.X49])" office:value-type="float" office:value="1.00572396282483" calcext:value-type="float">
            <text:p>1.0057</text:p>
          </table:table-cell>
          <table:table-cell table:formula="of:= AVERAGE([.X44:.X50])" office:value-type="float" office:value="1.00336120328508" calcext:value-type="float">
            <text:p>1.0034</text:p>
          </table:table-cell>
        </table:table-row>
        <table:table-row table:style-name="ro2">
          <table:table-cell/>
          <table:table-cell office:value-type="date" office:date-value="2021-09-17" calcext:value-type="date">
            <text:p>17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9492" calcext:value-type="float">
            <text:p>1 699 492</text:p>
          </table:table-cell>
          <table:table-cell table:formula="of:= [.D48] - [.D47] - [.C48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47] + [.F48]" office:value-type="float" office:value="82401" calcext:value-type="float">
            <text:p>82 401</text:p>
          </table:table-cell>
          <table:table-cell office:value-type="float" office:value="549" calcext:value-type="float">
            <text:p>549</text:p>
          </table:table-cell>
          <table:table-cell table:formula="of:= [.I47] + [.H48]" office:value-type="float" office:value="421579" calcext:value-type="float">
            <text:p>421 579</text:p>
          </table:table-cell>
          <table:table-cell table:formula="of:= [.H48] / [.F48]" office:value-type="float" office:value="109.8" calcext:value-type="float">
            <text:p>109,80</text:p>
          </table:table-cell>
          <table:table-cell table:formula="of:= SUM([.H47:.H49]) / SUM([.F47:.F49])" office:value-type="float" office:value="83.9444444444444" calcext:value-type="float">
            <text:p>83,94</text:p>
          </table:table-cell>
          <table:table-cell table:formula="of:= SUM([.H46:.H50]) / SUM([.F46:.F50])" office:value-type="float" office:value="101.25" calcext:value-type="float">
            <text:p>101,25</text:p>
          </table:table-cell>
          <table:table-cell table:formula="of:= SUM([.H45:.H51]) / SUM([.F45:.F51])" office:value-type="float" office:value="76.953488372093" calcext:value-type="float">
            <text:p>76,95</text:p>
          </table:table-cell>
          <table:table-cell table:formula="of:=AVERAGE([.F47:.F49])" office:value-type="float" office:value="6" calcext:value-type="float">
            <text:p>6,0</text:p>
          </table:table-cell>
          <table:table-cell table:formula="of:=AVERAGE([.F46:.F50])" office:value-type="float" office:value="4.8" calcext:value-type="float">
            <text:p>4,8</text:p>
          </table:table-cell>
          <table:table-cell table:formula="of:=AVERAGE([.F45:.F51])" office:value-type="float" office:value="6.14285714285714" calcext:value-type="float">
            <text:p>6,1</text:p>
          </table:table-cell>
          <table:table-cell table:formula="of:=AVERAGE([.H47:.H49])" office:value-type="float" office:value="503.666666666667" calcext:value-type="float">
            <text:p>503,7</text:p>
          </table:table-cell>
          <table:table-cell table:formula="of:=AVERAGE([.H46:.H50])" office:value-type="float" office:value="486" calcext:value-type="float">
            <text:p>486,0</text:p>
          </table:table-cell>
          <table:table-cell table:formula="of:=AVERAGE([.H45:.H51])" office:value-type="float" office:value="472.714285714286" calcext:value-type="float">
            <text:p>472,7</text:p>
          </table:table-cell>
          <table:table-cell table:formula="of:= SUM([.F45:.F51]) / SUM([.F40:.F46])" office:value-type="float" office:value="1.34375" calcext:value-type="float">
            <text:p>1.3438</text:p>
          </table:table-cell>
          <table:table-cell table:formula="of:= AVERAGE([.T47:.T49])" office:value-type="float" office:value="1.21649774774775" calcext:value-type="float">
            <text:p>1.2165</text:p>
          </table:table-cell>
          <table:table-cell table:formula="of:= AVERAGE([.T46:.T50])" office:value-type="float" office:value="1.21242984294455" calcext:value-type="float">
            <text:p>1.2124</text:p>
          </table:table-cell>
          <table:table-cell table:formula="of:= AVERAGE([.T45:.T51])" office:value-type="float" office:value="1.17031145349644" calcext:value-type="float">
            <text:p>1.1703</text:p>
          </table:table-cell>
          <table:table-cell table:formula="of:= SUM([.H45:.H51]) / SUM([.H40:.H46])" office:value-type="float" office:value="1.04089336269267" calcext:value-type="float">
            <text:p>1.0409</text:p>
          </table:table-cell>
          <table:table-cell table:formula="of:= AVERAGE([.X47:.X49])" office:value-type="float" office:value="1.03974706534797" calcext:value-type="float">
            <text:p>1.0397</text:p>
          </table:table-cell>
          <table:table-cell table:formula="of:= AVERAGE([.X46:.X50])" office:value-type="float" office:value="1.03847211532106" calcext:value-type="float">
            <text:p>1.0385</text:p>
          </table:table-cell>
          <table:table-cell table:formula="of:= AVERAGE([.X45:.X51])" office:value-type="float" office:value="1.03485969936907" calcext:value-type="float">
            <text:p>1.0349</text:p>
          </table:table-cell>
        </table:table-row>
        <table:table-row table:style-name="ro2">
          <table:table-cell/>
          <table:table-cell office:value-type="date" office:date-value="2021-09-18" calcext:value-type="date">
            <text:p>18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9775" calcext:value-type="float">
            <text:p>1 699 775</text:p>
          </table:table-cell>
          <table:table-cell table:formula="of:= [.D49] - [.D48] - [.C49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48] + [.F49]" office:value-type="float" office:value="82403" calcext:value-type="float">
            <text:p>82 403</text:p>
          </table:table-cell>
          <table:table-cell office:value-type="float" office:value="449" calcext:value-type="float">
            <text:p>449</text:p>
          </table:table-cell>
          <table:table-cell table:formula="of:= [.I48] + [.H49]" office:value-type="float" office:value="422028" calcext:value-type="float">
            <text:p>422 028</text:p>
          </table:table-cell>
          <table:table-cell table:formula="of:= [.H49] / [.F49]" office:value-type="float" office:value="224.5" calcext:value-type="float">
            <text:p>224,50</text:p>
          </table:table-cell>
          <table:table-cell table:formula="of:= SUM([.H48:.H50]) / SUM([.F48:.F50])" office:value-type="float" office:value="180.125" calcext:value-type="float">
            <text:p>180,13</text:p>
          </table:table-cell>
          <table:table-cell table:formula="of:= SUM([.H47:.H51]) / SUM([.F47:.F51])" office:value-type="float" office:value="82.2758620689655" calcext:value-type="float">
            <text:p>82,28</text:p>
          </table:table-cell>
          <table:table-cell table:formula="of:= SUM([.H46:.H52]) / SUM([.F46:.F52])" office:value-type="float" office:value="73.9782608695652" calcext:value-type="float">
            <text:p>73,98</text:p>
          </table:table-cell>
          <table:table-cell table:formula="of:=AVERAGE([.F48:.F50])" office:value-type="float" office:value="2.66666666666667" calcext:value-type="float">
            <text:p>2,7</text:p>
          </table:table-cell>
          <table:table-cell table:formula="of:=AVERAGE([.F47:.F51])" office:value-type="float" office:value="5.8" calcext:value-type="float">
            <text:p>5,8</text:p>
          </table:table-cell>
          <table:table-cell table:formula="of:=AVERAGE([.F46:.F52])" office:value-type="float" office:value="6.57142857142857" calcext:value-type="float">
            <text:p>6,6</text:p>
          </table:table-cell>
          <table:table-cell table:formula="of:=AVERAGE([.H48:.H50])" office:value-type="float" office:value="480.333333333333" calcext:value-type="float">
            <text:p>480,3</text:p>
          </table:table-cell>
          <table:table-cell table:formula="of:=AVERAGE([.H47:.H51])" office:value-type="float" office:value="477.2" calcext:value-type="float">
            <text:p>477,2</text:p>
          </table:table-cell>
          <table:table-cell table:formula="of:=AVERAGE([.H46:.H52])" office:value-type="float" office:value="486.142857142857" calcext:value-type="float">
            <text:p>486,1</text:p>
          </table:table-cell>
          <table:table-cell table:formula="of:= SUM([.F46:.F52]) / SUM([.F41:.F47])" office:value-type="float" office:value="1.24324324324324" calcext:value-type="float">
            <text:p>1.2432</text:p>
          </table:table-cell>
          <table:table-cell table:formula="of:= AVERAGE([.T48:.T50])" office:value-type="float" office:value="1.32311539480657" calcext:value-type="float">
            <text:p>1.3231</text:p>
          </table:table-cell>
          <table:table-cell table:formula="of:= AVERAGE([.T47:.T51])" office:value-type="float" office:value="1.25342806041335" calcext:value-type="float">
            <text:p>1.2534</text:p>
          </table:table-cell>
          <table:table-cell table:formula="of:= AVERAGE([.T46:.T52])" office:value-type="float" office:value="1.2399708962209" calcext:value-type="float">
            <text:p>1.2400</text:p>
          </table:table-cell>
          <table:table-cell table:formula="of:= SUM([.H46:.H52]) / SUM([.H41:.H47])" office:value-type="float" office:value="1.07621758380772" calcext:value-type="float">
            <text:p>1.0762</text:p>
          </table:table-cell>
          <table:table-cell table:formula="of:= AVERAGE([.X48:.X50])" office:value-type="float" office:value="1.07217417634456" calcext:value-type="float">
            <text:p>1.0722</text:p>
          </table:table-cell>
          <table:table-cell table:formula="of:= AVERAGE([.X47:.X51])" office:value-type="float" office:value="1.06692785550065" calcext:value-type="float">
            <text:p>1.0669</text:p>
          </table:table-cell>
          <table:table-cell table:formula="of:= AVERAGE([.X46:.X52])" office:value-type="float" office:value="1.06439577110428" calcext:value-type="float">
            <text:p>1.0644</text:p>
          </table:table-cell>
        </table:table-row>
        <table:table-row table:style-name="ro2">
          <table:table-cell/>
          <table:table-cell office:value-type="date" office:date-value="2021-09-19" calcext:value-type="date">
            <text:p>19.09.2021</text:p>
          </table:table-cell>
          <table:table-cell office:value-type="float" office:value="308" calcext:value-type="float">
            <text:p>308</text:p>
          </table:table-cell>
          <table:table-cell office:value-type="float" office:value="1700083" calcext:value-type="float">
            <text:p>1 700 083</text:p>
          </table:table-cell>
          <table:table-cell table:formula="of:= [.D50] - [.D49] - [.C50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 [.G49] + [.F50]" office:value-type="float" office:value="82404" calcext:value-type="float">
            <text:p>82 404</text:p>
          </table:table-cell>
          <table:table-cell office:value-type="float" office:value="443" calcext:value-type="float">
            <text:p>443</text:p>
          </table:table-cell>
          <table:table-cell table:formula="of:= [.I49] + [.H50]" office:value-type="float" office:value="422471" calcext:value-type="float">
            <text:p>422 471</text:p>
          </table:table-cell>
          <table:table-cell table:formula="of:= [.H50] / [.F50]" office:value-type="float" office:value="443" calcext:value-type="float">
            <text:p>443,00</text:p>
          </table:table-cell>
          <table:table-cell table:formula="of:= SUM([.H49:.H51]) / SUM([.F49:.F51])" office:value-type="float" office:value="101.846153846154" calcext:value-type="float">
            <text:p>101,85</text:p>
          </table:table-cell>
          <table:table-cell table:formula="of:= SUM([.H48:.H52]) / SUM([.F48:.F52])" office:value-type="float" office:value="80.4666666666667" calcext:value-type="float">
            <text:p>80,47</text:p>
          </table:table-cell>
          <table:table-cell table:formula="of:= SUM([.H47:.H53]) / SUM([.F47:.F53])" office:value-type="float" office:value="75.531914893617" calcext:value-type="float">
            <text:p>75,53</text:p>
          </table:table-cell>
          <table:table-cell table:formula="of:=AVERAGE([.F49:.F51])" office:value-type="float" office:value="4.33333333333333" calcext:value-type="float">
            <text:p>4,3</text:p>
          </table:table-cell>
          <table:table-cell table:formula="of:=AVERAGE([.F48:.F52])" office:value-type="float" office:value="6" calcext:value-type="float">
            <text:p>6,0</text:p>
          </table:table-cell>
          <table:table-cell table:formula="of:=AVERAGE([.F47:.F53])" office:value-type="float" office:value="6.71428571428571" calcext:value-type="float">
            <text:p>6,7</text:p>
          </table:table-cell>
          <table:table-cell table:formula="of:=AVERAGE([.H49:.H51])" office:value-type="float" office:value="441.333333333333" calcext:value-type="float">
            <text:p>441,3</text:p>
          </table:table-cell>
          <table:table-cell table:formula="of:=AVERAGE([.H48:.H52])" office:value-type="float" office:value="482.8" calcext:value-type="float">
            <text:p>482,8</text:p>
          </table:table-cell>
          <table:table-cell table:formula="of:=AVERAGE([.H47:.H53])" office:value-type="float" office:value="507.142857142857" calcext:value-type="float">
            <text:p>507,1</text:p>
          </table:table-cell>
          <table:table-cell table:formula="of:= SUM([.F47:.F53]) / SUM([.F42:.F48])" office:value-type="float" office:value="1.38235294117647" calcext:value-type="float">
            <text:p>1.3824</text:p>
          </table:table-cell>
          <table:table-cell table:formula="of:= AVERAGE([.T49:.T51])" office:value-type="float" office:value="1.28696343402226" calcext:value-type="float">
            <text:p>1.2870</text:p>
          </table:table-cell>
          <table:table-cell table:formula="of:= AVERAGE([.T48:.T52])" office:value-type="float" office:value="1.31739864864865" calcext:value-type="float">
            <text:p>1.3174</text:p>
          </table:table-cell>
          <table:table-cell table:formula="of:= AVERAGE([.T47:.T53])" office:value-type="float" office:value="1.27550900152644" calcext:value-type="float">
            <text:p>1.2755</text:p>
          </table:table-cell>
          <table:table-cell table:formula="of:= SUM([.H47:.H53]) / SUM([.H42:.H48])" office:value-type="float" office:value="1.09941158253329" calcext:value-type="float">
            <text:p>1.0994</text:p>
          </table:table-cell>
          <table:table-cell table:formula="of:= AVERAGE([.X49:.X51])" office:value-type="float" office:value="1.09720522175569" calcext:value-type="float">
            <text:p>1.0972</text:p>
          </table:table-cell>
          <table:table-cell table:formula="of:= AVERAGE([.X48:.X52])" office:value-type="float" office:value="1.09498647003167" calcext:value-type="float">
            <text:p>1.0950</text:p>
          </table:table-cell>
          <table:table-cell table:formula="of:= AVERAGE([.X47:.X53])" office:value-type="float" office:value="1.09599793387788" calcext:value-type="float">
            <text:p>1.0960</text:p>
          </table:table-cell>
        </table:table-row>
        <table:table-row table:style-name="ro2">
          <table:table-cell/>
          <table:table-cell office:value-type="date" office:date-value="2021-09-20" calcext:value-type="date">
            <text:p>20.09.2021</text:p>
          </table:table-cell>
          <table:table-cell office:value-type="float" office:value="311" calcext:value-type="float">
            <text:p>311</text:p>
          </table:table-cell>
          <table:table-cell office:value-type="float" office:value="1700394" calcext:value-type="float">
            <text:p>1 700 394</text:p>
          </table:table-cell>
          <table:table-cell table:formula="of:= [.D51] - [.D50] - [.C51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0] + [.F51]" office:value-type="float" office:value="82414" calcext:value-type="float">
            <text:p>82 414</text:p>
          </table:table-cell>
          <table:table-cell office:value-type="float" office:value="432" calcext:value-type="float">
            <text:p>432</text:p>
          </table:table-cell>
          <table:table-cell table:formula="of:= [.I50] + [.H51]" office:value-type="float" office:value="422903" calcext:value-type="float">
            <text:p>422 903</text:p>
          </table:table-cell>
          <table:table-cell table:formula="of:= [.H51] / [.F51]" office:value-type="float" office:value="43.2" calcext:value-type="float">
            <text:p>43,20</text:p>
          </table:table-cell>
          <table:table-cell table:formula="of:= SUM([.H50:.H52]) / SUM([.F50:.F52])" office:value-type="float" office:value="61.5652173913044" calcext:value-type="float">
            <text:p>61,57</text:p>
          </table:table-cell>
          <table:table-cell table:formula="of:= SUM([.H49:.H53]) / SUM([.F49:.F53])" office:value-type="float" office:value="80.258064516129" calcext:value-type="float">
            <text:p>80,26</text:p>
          </table:table-cell>
          <table:table-cell table:formula="of:= SUM([.H48:.H54]) / SUM([.F48:.F54])" office:value-type="float" office:value="86.5952380952381" calcext:value-type="float">
            <text:p>86,60</text:p>
          </table:table-cell>
          <table:table-cell table:formula="of:=AVERAGE([.F50:.F52])" office:value-type="float" office:value="7.66666666666667" calcext:value-type="float">
            <text:p>7,7</text:p>
          </table:table-cell>
          <table:table-cell table:formula="of:=AVERAGE([.F49:.F53])" office:value-type="float" office:value="6.2" calcext:value-type="float">
            <text:p>6,2</text:p>
          </table:table-cell>
          <table:table-cell table:formula="of:=AVERAGE([.F48:.F54])" office:value-type="float" office:value="6" calcext:value-type="float">
            <text:p>6,0</text:p>
          </table:table-cell>
          <table:table-cell table:formula="of:=AVERAGE([.H50:.H52])" office:value-type="float" office:value="472" calcext:value-type="float">
            <text:p>472,0</text:p>
          </table:table-cell>
          <table:table-cell table:formula="of:=AVERAGE([.H49:.H53])" office:value-type="float" office:value="497.6" calcext:value-type="float">
            <text:p>497,6</text:p>
          </table:table-cell>
          <table:table-cell table:formula="of:=AVERAGE([.H48:.H54])" office:value-type="float" office:value="519.571428571429" calcext:value-type="float">
            <text:p>519,6</text:p>
          </table:table-cell>
          <table:table-cell table:formula="of:= SUM([.F48:.F54]) / SUM([.F43:.F49])" office:value-type="float" office:value="1.23529411764706" calcext:value-type="float">
            <text:p>1.2353</text:p>
          </table:table-cell>
          <table:table-cell table:formula="of:= AVERAGE([.T50:.T52])" office:value-type="float" office:value="1.33333333333333" calcext:value-type="float">
            <text:p>1.3333</text:p>
          </table:table-cell>
          <table:table-cell table:formula="of:= AVERAGE([.T49:.T53])" office:value-type="float" office:value="1.30446260213702" calcext:value-type="float">
            <text:p>1.3045</text:p>
          </table:table-cell>
          <table:table-cell table:formula="of:= AVERAGE([.T48:.T54])" office:value-type="float" office:value="1.30384751084321" calcext:value-type="float">
            <text:p>1.3038</text:p>
          </table:table-cell>
          <table:table-cell table:formula="of:= SUM([.H48:.H54]) / SUM([.H43:.H49])" office:value-type="float" office:value="1.11598649892605" calcext:value-type="float">
            <text:p>1.1160</text:p>
          </table:table-cell>
          <table:table-cell table:formula="of:= AVERAGE([.X50:.X52])" office:value-type="float" office:value="1.11927380121932" calcext:value-type="float">
            <text:p>1.1193</text:p>
          </table:table-cell>
          <table:table-cell table:formula="of:= AVERAGE([.X49:.X53])" office:value-type="float" office:value="1.1257923849818" calcext:value-type="float">
            <text:p>1.1258</text:p>
          </table:table-cell>
          <table:table-cell table:formula="of:= AVERAGE([.X48:.X54])" office:value-type="float" office:value="1.12722041659496" calcext:value-type="float">
            <text:p>1.1272</text:p>
          </table:table-cell>
        </table:table-row>
        <table:table-row table:style-name="ro2">
          <table:table-cell/>
          <table:table-cell office:value-type="date" office:date-value="2021-09-21" calcext:value-type="date">
            <text:p>21.09.2021</text:p>
          </table:table-cell>
          <table:table-cell office:value-type="float" office:value="275" calcext:value-type="float">
            <text:p>275</text:p>
          </table:table-cell>
          <table:table-cell office:value-type="float" office:value="1700669" calcext:value-type="float">
            <text:p>1 700 669</text:p>
          </table:table-cell>
          <table:table-cell table:formula="of:= [.D52] - [.D51] - [.C52]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table:formula="of:= [.G51] + [.F52]" office:value-type="float" office:value="82426" calcext:value-type="float">
            <text:p>82 426</text:p>
          </table:table-cell>
          <table:table-cell office:value-type="float" office:value="541" calcext:value-type="float">
            <text:p>541</text:p>
          </table:table-cell>
          <table:table-cell table:formula="of:= [.I51] + [.H52]" office:value-type="float" office:value="423444" calcext:value-type="float">
            <text:p>423 444</text:p>
          </table:table-cell>
          <table:table-cell table:formula="of:= [.H52] / [.F52]" office:value-type="float" office:value="45.0833333333333" calcext:value-type="float">
            <text:p>45,08</text:p>
          </table:table-cell>
          <table:table-cell table:formula="of:= SUM([.H51:.H53]) / SUM([.F51:.F53])" office:value-type="float" office:value="57" calcext:value-type="float">
            <text:p>57,00</text:p>
          </table:table-cell>
          <table:table-cell table:formula="of:= SUM([.H50:.H54]) / SUM([.F50:.F54])" office:value-type="float" office:value="75.4" calcext:value-type="float">
            <text:p>75,40</text:p>
          </table:table-cell>
          <table:table-cell table:formula="of:= SUM([.H49:.H55]) / SUM([.F49:.F55])" office:value-type="float" office:value="80.0425531914894" calcext:value-type="float">
            <text:p>80,04</text:p>
          </table:table-cell>
          <table:table-cell table:formula="of:=AVERAGE([.F51:.F53])" office:value-type="float" office:value="9.33333333333333" calcext:value-type="float">
            <text:p>9,3</text:p>
          </table:table-cell>
          <table:table-cell table:formula="of:=AVERAGE([.F50:.F54])" office:value-type="float" office:value="7" calcext:value-type="float">
            <text:p>7,0</text:p>
          </table:table-cell>
          <table:table-cell table:formula="of:=AVERAGE([.F49:.F55])" office:value-type="float" office:value="6.71428571428571" calcext:value-type="float">
            <text:p>6,7</text:p>
          </table:table-cell>
          <table:table-cell table:formula="of:=AVERAGE([.H51:.H53])" office:value-type="float" office:value="532" calcext:value-type="float">
            <text:p>532,0</text:p>
          </table:table-cell>
          <table:table-cell table:formula="of:=AVERAGE([.H50:.H54])" office:value-type="float" office:value="527.8" calcext:value-type="float">
            <text:p>527,8</text:p>
          </table:table-cell>
          <table:table-cell table:formula="of:=AVERAGE([.H49:.H55])" office:value-type="float" office:value="537.428571428571" calcext:value-type="float">
            <text:p>537,4</text:p>
          </table:table-cell>
          <table:table-cell table:formula="of:= SUM([.F49:.F55]) / SUM([.F44:.F50])" office:value-type="float" office:value="1.38235294117647" calcext:value-type="float">
            <text:p>1.3824</text:p>
          </table:table-cell>
          <table:table-cell table:formula="of:= AVERAGE([.T51:.T53])" office:value-type="float" office:value="1.29890560875513" calcext:value-type="float">
            <text:p>1.2989</text:p>
          </table:table-cell>
          <table:table-cell table:formula="of:= AVERAGE([.T50:.T54])" office:value-type="float" office:value="1.30798786653185" calcext:value-type="float">
            <text:p>1.3080</text:p>
          </table:table-cell>
          <table:table-cell table:formula="of:= AVERAGE([.T49:.T55])" office:value-type="float" office:value="1.28209599108638" calcext:value-type="float">
            <text:p>1.2821</text:p>
          </table:table-cell>
          <table:table-cell table:formula="of:= SUM([.H49:.H55]) / SUM([.H44:.H50])" office:value-type="float" office:value="1.1424233221986" calcext:value-type="float">
            <text:p>1.1424</text:p>
          </table:table-cell>
          <table:table-cell table:formula="of:= AVERAGE([.X51:.X53])" office:value-type="float" office:value="1.15111091952266" calcext:value-type="float">
            <text:p>1.1511</text:p>
          </table:table-cell>
          <table:table-cell table:formula="of:= AVERAGE([.X50:.X54])" office:value-type="float" office:value="1.15468639393286" calcext:value-type="float">
            <text:p>1.1547</text:p>
          </table:table-cell>
          <table:table-cell table:formula="of:= AVERAGE([.X49:.X55])" office:value-type="float" office:value="1.15397408107951" calcext:value-type="float">
            <text:p>1.1540</text:p>
          </table:table-cell>
        </table:table-row>
        <table:table-row table:style-name="ro2">
          <table:table-cell/>
          <table:table-cell office:value-type="date" office:date-value="2021-09-22" calcext:value-type="date">
            <text:p>22.09.2021</text:p>
          </table:table-cell>
          <table:table-cell office:value-type="float" office:value="304" calcext:value-type="float">
            <text:p>304</text:p>
          </table:table-cell>
          <table:table-cell office:value-type="float" office:value="1700973" calcext:value-type="float">
            <text:p>1 700 973</text:p>
          </table:table-cell>
          <table:table-cell table:formula="of:= [.D53] - [.D52] - [.C53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52] + [.F53]" office:value-type="float" office:value="82432" calcext:value-type="float">
            <text:p>82 432</text:p>
          </table:table-cell>
          <table:table-cell office:value-type="float" office:value="623" calcext:value-type="float">
            <text:p>623</text:p>
          </table:table-cell>
          <table:table-cell table:formula="of:= [.I52] + [.H53]" office:value-type="float" office:value="424067" calcext:value-type="float">
            <text:p>424 067</text:p>
          </table:table-cell>
          <table:table-cell table:formula="of:= [.H53] / [.F53]" office:value-type="float" office:value="103.833333333333" calcext:value-type="float">
            <text:p>103,83</text:p>
          </table:table-cell>
          <table:table-cell table:formula="of:= SUM([.H52:.H54]) / SUM([.F52:.F54])" office:value-type="float" office:value="73.5" calcext:value-type="float">
            <text:p>73,50</text:p>
          </table:table-cell>
          <table:table-cell table:formula="of:= SUM([.H51:.H55]) / SUM([.F51:.F55])" office:value-type="float" office:value="65.2272727272727" calcext:value-type="float">
            <text:p>65,23</text:p>
          </table:table-cell>
          <table:table-cell table:formula="of:= SUM([.H50:.H56]) / SUM([.F50:.F56])" office:value-type="float" office:value="71.8909090909091" calcext:value-type="float">
            <text:p>71,89</text:p>
          </table:table-cell>
          <table:table-cell table:formula="of:=AVERAGE([.F52:.F54])" office:value-type="float" office:value="8" calcext:value-type="float">
            <text:p>8,0</text:p>
          </table:table-cell>
          <table:table-cell table:formula="of:=AVERAGE([.F51:.F55])" office:value-type="float" office:value="8.8" calcext:value-type="float">
            <text:p>8,8</text:p>
          </table:table-cell>
          <table:table-cell table:formula="of:=AVERAGE([.F50:.F56])" office:value-type="float" office:value="7.85714285714286" calcext:value-type="float">
            <text:p>7,9</text:p>
          </table:table-cell>
          <table:table-cell table:formula="of:=AVERAGE([.H52:.H54])" office:value-type="float" office:value="588" calcext:value-type="float">
            <text:p>588,0</text:p>
          </table:table-cell>
          <table:table-cell table:formula="of:=AVERAGE([.H51:.H55])" office:value-type="float" office:value="574" calcext:value-type="float">
            <text:p>574,0</text:p>
          </table:table-cell>
          <table:table-cell table:formula="of:=AVERAGE([.H50:.H56])" office:value-type="float" office:value="564.857142857143" calcext:value-type="float">
            <text:p>564,9</text:p>
          </table:table-cell>
          <table:table-cell table:formula="of:= SUM([.F50:.F56]) / SUM([.F45:.F51])" office:value-type="float" office:value="1.27906976744186" calcext:value-type="float">
            <text:p>1.2791</text:p>
          </table:table-cell>
          <table:table-cell table:formula="of:= AVERAGE([.T52:.T54])" office:value-type="float" office:value="1.30743075794524" calcext:value-type="float">
            <text:p>1.3074</text:p>
          </table:table-cell>
          <table:table-cell table:formula="of:= AVERAGE([.T51:.T55])" office:value-type="float" office:value="1.26981515063698" calcext:value-type="float">
            <text:p>1.2698</text:p>
          </table:table-cell>
          <table:table-cell table:formula="of:= AVERAGE([.T50:.T56])" office:value-type="float" office:value="1.27115648014686" calcext:value-type="float">
            <text:p>1.2712</text:p>
          </table:table-cell>
          <table:table-cell table:formula="of:= SUM([.H50:.H56]) / SUM([.H45:.H51])" office:value-type="float" office:value="1.19492293744334" calcext:value-type="float">
            <text:p>1.1949</text:p>
          </table:table-cell>
          <table:table-cell table:formula="of:= AVERAGE([.X52:.X54])" office:value-type="float" office:value="1.18601129606832" calcext:value-type="float">
            <text:p>1.1860</text:p>
          </table:table-cell>
          <table:table-cell table:formula="of:= AVERAGE([.X51:.X55])" office:value-type="float" office:value="1.18043788024311" calcext:value-type="float">
            <text:p>1.1804</text:p>
          </table:table-cell>
          <table:table-cell table:formula="of:= AVERAGE([.X50:.X56])" office:value-type="float" office:value="1.175058830979" calcext:value-type="float">
            <text:p>1.1751</text:p>
          </table:table-cell>
        </table:table-row>
        <table:table-row table:style-name="ro2">
          <table:table-cell/>
          <table:table-cell office:value-type="date" office:date-value="2021-09-23" calcext:value-type="date">
            <text:p>23.09.2021</text:p>
          </table:table-cell>
          <table:table-cell office:value-type="float" office:value="255" calcext:value-type="float">
            <text:p>255</text:p>
          </table:table-cell>
          <table:table-cell office:value-type="float" office:value="1701228" calcext:value-type="float">
            <text:p>1 701 228</text:p>
          </table:table-cell>
          <table:table-cell table:formula="of:= [.D54] - [.D53] - [.C54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53] + [.F54]" office:value-type="float" office:value="82438" calcext:value-type="float">
            <text:p>82 438</text:p>
          </table:table-cell>
          <table:table-cell office:value-type="float" office:value="600" calcext:value-type="float">
            <text:p>600</text:p>
          </table:table-cell>
          <table:table-cell table:formula="of:= [.I53] + [.H54]" office:value-type="float" office:value="424667" calcext:value-type="float">
            <text:p>424 667</text:p>
          </table:table-cell>
          <table:table-cell table:formula="of:= [.H54] / [.F54]" office:value-type="float" office:value="100" calcext:value-type="float">
            <text:p>100,00</text:p>
          </table:table-cell>
          <table:table-cell table:formula="of:= SUM([.H53:.H55]) / SUM([.F53:.F55])" office:value-type="float" office:value="86.2272727272727" calcext:value-type="float">
            <text:p>86,23</text:p>
          </table:table-cell>
          <table:table-cell table:formula="of:= SUM([.H52:.H56]) / SUM([.F52:.F56])" office:value-type="float" office:value="69.9772727272727" calcext:value-type="float">
            <text:p>69,98</text:p>
          </table:table-cell>
          <table:table-cell table:formula="of:= SUM([.H51:.H57]) / SUM([.F51:.F57])" office:value-type="float" office:value="71.6206896551724" calcext:value-type="float">
            <text:p>71,62</text:p>
          </table:table-cell>
          <table:table-cell table:formula="of:=AVERAGE([.F53:.F55])" office:value-type="float" office:value="7.33333333333333" calcext:value-type="float">
            <text:p>7,3</text:p>
          </table:table-cell>
          <table:table-cell table:formula="of:=AVERAGE([.F52:.F56])" office:value-type="float" office:value="8.8" calcext:value-type="float">
            <text:p>8,8</text:p>
          </table:table-cell>
          <table:table-cell table:formula="of:=AVERAGE([.F51:.F57])" office:value-type="float" office:value="8.28571428571429" calcext:value-type="float">
            <text:p>8,3</text:p>
          </table:table-cell>
          <table:table-cell table:formula="of:=AVERAGE([.H53:.H55])" office:value-type="float" office:value="632.333333333333" calcext:value-type="float">
            <text:p>632,3</text:p>
          </table:table-cell>
          <table:table-cell table:formula="of:=AVERAGE([.H52:.H56])" office:value-type="float" office:value="615.8" calcext:value-type="float">
            <text:p>615,8</text:p>
          </table:table-cell>
          <table:table-cell table:formula="of:=AVERAGE([.H51:.H57])" office:value-type="float" office:value="593.428571428571" calcext:value-type="float">
            <text:p>593,4</text:p>
          </table:table-cell>
          <table:table-cell table:formula="of:= SUM([.F51:.F57]) / SUM([.F46:.F52])" office:value-type="float" office:value="1.26086956521739" calcext:value-type="float">
            <text:p>1.2609</text:p>
          </table:table-cell>
          <table:table-cell table:formula="of:= AVERAGE([.T53:.T55])" office:value-type="float" office:value="1.24380956478713" calcext:value-type="float">
            <text:p>1.2438</text:p>
          </table:table-cell>
          <table:table-cell table:formula="of:= AVERAGE([.T52:.T56])" office:value-type="float" office:value="1.2560896604409" calcext:value-type="float">
            <text:p>1.2561</text:p>
          </table:table-cell>
          <table:table-cell table:formula="of:= AVERAGE([.T51:.T57])" office:value-type="float" office:value="1.2256531724408" calcext:value-type="float">
            <text:p>1.2257</text:p>
          </table:table-cell>
          <table:table-cell table:formula="of:= SUM([.H51:.H57]) / SUM([.H46:.H52])" office:value-type="float" office:value="1.22068762856303" calcext:value-type="float">
            <text:p>1.2207</text:p>
          </table:table-cell>
          <table:table-cell table:formula="of:= AVERAGE([.X53:.X55])" office:value-type="float" office:value="1.21459319336363" calcext:value-type="float">
            <text:p>1.2146</text:p>
          </table:table-cell>
          <table:table-cell table:formula="of:= AVERAGE([.X52:.X56])" office:value-type="float" office:value="1.20200274707874" calcext:value-type="float">
            <text:p>1.2020</text:p>
          </table:table-cell>
          <table:table-cell table:formula="of:= AVERAGE([.X51:.X57])" office:value-type="float" office:value="1.18512238480713" calcext:value-type="float">
            <text:p>1.1851</text:p>
          </table:table-cell>
        </table:table-row>
        <table:table-row table:style-name="ro2">
          <table:table-cell/>
          <table:table-cell office:value-type="date" office:date-value="2021-09-24" calcext:value-type="date">
            <text:p>24.09.2021</text:p>
          </table:table-cell>
          <table:table-cell office:value-type="float" office:value="386" calcext:value-type="float">
            <text:p>386</text:p>
          </table:table-cell>
          <table:table-cell office:value-type="float" office:value="1701614" calcext:value-type="float">
            <text:p>1 701 614</text:p>
          </table:table-cell>
          <table:table-cell table:formula="of:= [.D55] - [.D54] - [.C55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4] + [.F55]" office:value-type="float" office:value="82448" calcext:value-type="float">
            <text:p>82 448</text:p>
          </table:table-cell>
          <table:table-cell office:value-type="float" office:value="674" calcext:value-type="float">
            <text:p>674</text:p>
          </table:table-cell>
          <table:table-cell table:formula="of:= [.I54] + [.H55]" office:value-type="float" office:value="425341" calcext:value-type="float">
            <text:p>425 341</text:p>
          </table:table-cell>
          <table:table-cell table:formula="of:= [.H55] / [.F55]" office:value-type="float" office:value="67.4" calcext:value-type="float">
            <text:p>67,40</text:p>
          </table:table-cell>
          <table:table-cell table:formula="of:= SUM([.H54:.H56]) / SUM([.F54:.F56])" office:value-type="float" office:value="73.6538461538462" calcext:value-type="float">
            <text:p>73,65</text:p>
          </table:table-cell>
          <table:table-cell table:formula="of:= SUM([.H53:.H57]) / SUM([.F53:.F57])" office:value-type="float" office:value="88.3611111111111" calcext:value-type="float">
            <text:p>88,36</text:p>
          </table:table-cell>
          <table:table-cell table:formula="of:= SUM([.H52:.H58]) / SUM([.F52:.F58])" office:value-type="float" office:value="77.8571428571429" calcext:value-type="float">
            <text:p>77,86</text:p>
          </table:table-cell>
          <table:table-cell table:formula="of:=AVERAGE([.F54:.F56])" office:value-type="float" office:value="8.66666666666667" calcext:value-type="float">
            <text:p>8,7</text:p>
          </table:table-cell>
          <table:table-cell table:formula="of:=AVERAGE([.F53:.F57])" office:value-type="float" office:value="7.2" calcext:value-type="float">
            <text:p>7,2</text:p>
          </table:table-cell>
          <table:table-cell table:formula="of:=AVERAGE([.F52:.F58])" office:value-type="float" office:value="8" calcext:value-type="float">
            <text:p>8,0</text:p>
          </table:table-cell>
          <table:table-cell table:formula="of:=AVERAGE([.H54:.H56])" office:value-type="float" office:value="638.333333333333" calcext:value-type="float">
            <text:p>638,3</text:p>
          </table:table-cell>
          <table:table-cell table:formula="of:=AVERAGE([.H53:.H57])" office:value-type="float" office:value="636.2" calcext:value-type="float">
            <text:p>636,2</text:p>
          </table:table-cell>
          <table:table-cell table:formula="of:=AVERAGE([.H52:.H58])" office:value-type="float" office:value="622.857142857143" calcext:value-type="float">
            <text:p>622,9</text:p>
          </table:table-cell>
          <table:table-cell table:formula="of:= SUM([.F52:.F58]) / SUM([.F47:.F53])" office:value-type="float" office:value="1.19148936170213" calcext:value-type="float">
            <text:p>1.1915</text:p>
          </table:table-cell>
          <table:table-cell table:formula="of:= AVERAGE([.T54:.T56])" office:value-type="float" office:value="1.20634186452873" calcext:value-type="float">
            <text:p>1.2063</text:p>
          </table:table-cell>
          <table:table-cell table:formula="of:= AVERAGE([.T53:.T57])" office:value-type="float" office:value="1.19238502965242" calcext:value-type="float">
            <text:p>1.1924</text:p>
          </table:table-cell>
          <table:table-cell table:formula="of:= AVERAGE([.T52:.T58])" office:value-type="float" office:value="1.20762414264707" calcext:value-type="float">
            <text:p>1.2076</text:p>
          </table:table-cell>
          <table:table-cell table:formula="of:= SUM([.H52:.H58]) / SUM([.H47:.H53])" office:value-type="float" office:value="1.22816901408451" calcext:value-type="float">
            <text:p>1.2282</text:p>
          </table:table-cell>
          <table:table-cell table:formula="of:= AVERAGE([.X54:.X56])" office:value-type="float" office:value="1.22422249191725" calcext:value-type="float">
            <text:p>1.2242</text:p>
          </table:table-cell>
          <table:table-cell table:formula="of:= AVERAGE([.X53:.X57])" office:value-type="float" office:value="1.20748937450505" calcext:value-type="float">
            <text:p>1.2075</text:p>
          </table:table-cell>
          <table:table-cell table:formula="of:= AVERAGE([.X52:.X58])" office:value-type="float" office:value="1.18611195714784" calcext:value-type="float">
            <text:p>1.1861</text:p>
          </table:table-cell>
        </table:table-row>
        <table:table-row table:style-name="ro2">
          <table:table-cell/>
          <table:table-cell office:value-type="date" office:date-value="2021-09-25" calcext:value-type="date">
            <text:p>25.09.2021</text:p>
          </table:table-cell>
          <table:table-cell office:value-type="float" office:value="317" calcext:value-type="float">
            <text:p>317</text:p>
          </table:table-cell>
          <table:table-cell office:value-type="float" office:value="1701931" calcext:value-type="float">
            <text:p>1 701 931</text:p>
          </table:table-cell>
          <table:table-cell table:formula="of:= [.D56] - [.D55] - [.C56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5] + [.F56]" office:value-type="float" office:value="82458" calcext:value-type="float">
            <text:p>82 458</text:p>
          </table:table-cell>
          <table:table-cell office:value-type="float" office:value="641" calcext:value-type="float">
            <text:p>641</text:p>
          </table:table-cell>
          <table:table-cell table:formula="of:= [.I55] + [.H56]" office:value-type="float" office:value="425982" calcext:value-type="float">
            <text:p>425 982</text:p>
          </table:table-cell>
          <table:table-cell table:formula="of:= [.H56] / [.F56]" office:value-type="float" office:value="64.1" calcext:value-type="float">
            <text:p>64,10</text:p>
          </table:table-cell>
          <table:table-cell table:formula="of:= SUM([.H55:.H57]) / SUM([.F55:.F57])" office:value-type="float" office:value="81.5833333333333" calcext:value-type="float">
            <text:p>81,58</text:p>
          </table:table-cell>
          <table:table-cell table:formula="of:= SUM([.H54:.H58]) / SUM([.F54:.F58])" office:value-type="float" office:value="84.1052631578947" calcext:value-type="float">
            <text:p>84,11</text:p>
          </table:table-cell>
          <table:table-cell table:formula="of:= SUM([.H53:.H59]) / SUM([.F53:.F59])" office:value-type="float" office:value="90.8367346938775" calcext:value-type="float">
            <text:p>90,84</text:p>
          </table:table-cell>
          <table:table-cell table:formula="of:=AVERAGE([.F55:.F57])" office:value-type="float" office:value="8" calcext:value-type="float">
            <text:p>8,0</text:p>
          </table:table-cell>
          <table:table-cell table:formula="of:=AVERAGE([.F54:.F58])" office:value-type="float" office:value="7.6" calcext:value-type="float">
            <text:p>7,6</text:p>
          </table:table-cell>
          <table:table-cell table:formula="of:=AVERAGE([.F53:.F59])" office:value-type="float" office:value="7" calcext:value-type="float">
            <text:p>7,0</text:p>
          </table:table-cell>
          <table:table-cell table:formula="of:=AVERAGE([.H55:.H57])" office:value-type="float" office:value="652.666666666667" calcext:value-type="float">
            <text:p>652,7</text:p>
          </table:table-cell>
          <table:table-cell table:formula="of:=AVERAGE([.H54:.H58])" office:value-type="float" office:value="639.2" calcext:value-type="float">
            <text:p>639,2</text:p>
          </table:table-cell>
          <table:table-cell table:formula="of:=AVERAGE([.H53:.H59])" office:value-type="float" office:value="635.857142857143" calcext:value-type="float">
            <text:p>635,9</text:p>
          </table:table-cell>
          <table:table-cell table:formula="of:= SUM([.F53:.F59]) / SUM([.F48:.F54])" office:value-type="float" office:value="1.16666666666667" calcext:value-type="float">
            <text:p>1.1667</text:p>
          </table:table-cell>
          <table:table-cell table:formula="of:= AVERAGE([.T55:.T57])" office:value-type="float" office:value="1.14066193853428" calcext:value-type="float">
            <text:p>1.1407</text:p>
          </table:table-cell>
          <table:table-cell table:formula="of:= AVERAGE([.T54:.T58])" office:value-type="float" office:value="1.15838925798223" calcext:value-type="float">
            <text:p>1.1584</text:p>
          </table:table-cell>
          <table:table-cell table:formula="of:= AVERAGE([.T53:.T59])" office:value-type="float" office:value="1.15546534809476" calcext:value-type="float">
            <text:p>1.1555</text:p>
          </table:table-cell>
          <table:table-cell table:formula="of:= SUM([.H53:.H59]) / SUM([.H48:.H54])" office:value-type="float" office:value="1.22381083310421" calcext:value-type="float">
            <text:p>1.2238</text:p>
          </table:table-cell>
          <table:table-cell table:formula="of:= AVERAGE([.X55:.X57])" office:value-type="float" office:value="1.20727876883962" calcext:value-type="float">
            <text:p>1.2073</text:p>
          </table:table-cell>
          <table:table-cell table:formula="of:= AVERAGE([.X54:.X58])" office:value-type="float" office:value="1.19308748807859" calcext:value-type="float">
            <text:p>1.1931</text:p>
          </table:table-cell>
          <table:table-cell table:formula="of:= AVERAGE([.X53:.X59])" office:value-type="float" office:value="1.1719560151844" calcext:value-type="float">
            <text:p>1.1720</text:p>
          </table:table-cell>
        </table:table-row>
        <table:table-row table:style-name="ro2">
          <table:table-cell/>
          <table:table-cell office:value-type="date" office:date-value="2021-09-26" calcext:value-type="date">
            <text:p>26.09.2021</text:p>
          </table:table-cell>
          <table:table-cell office:value-type="float" office:value="294" calcext:value-type="float">
            <text:p>294</text:p>
          </table:table-cell>
          <table:table-cell office:value-type="float" office:value="1702225" calcext:value-type="float">
            <text:p>1 702 225</text:p>
          </table:table-cell>
          <table:table-cell table:formula="of:= [.D57] - [.D56] - [.C57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56] + [.F57]" office:value-type="float" office:value="82462" calcext:value-type="float">
            <text:p>82 462</text:p>
          </table:table-cell>
          <table:table-cell office:value-type="float" office:value="643" calcext:value-type="float">
            <text:p>643</text:p>
          </table:table-cell>
          <table:table-cell table:formula="of:= [.I56] + [.H57]" office:value-type="float" office:value="426625" calcext:value-type="float">
            <text:p>426 625</text:p>
          </table:table-cell>
          <table:table-cell table:formula="of:= [.H57] / [.F57]" office:value-type="float" office:value="160.75" calcext:value-type="float">
            <text:p>160,75</text:p>
          </table:table-cell>
          <table:table-cell table:formula="of:= SUM([.H56:.H58]) / SUM([.F56:.F58])" office:value-type="float" office:value="87.3636363636364" calcext:value-type="float">
            <text:p>87,36</text:p>
          </table:table-cell>
          <table:table-cell table:formula="of:= SUM([.H55:.H59]) / SUM([.F55:.F59])" office:value-type="float" office:value="87.2432432432433" calcext:value-type="float">
            <text:p>87,24</text:p>
          </table:table-cell>
          <table:table-cell table:formula="of:= SUM([.H54:.H60]) / SUM([.F54:.F60])" office:value-type="float" office:value="88.02" calcext:value-type="float">
            <text:p>88,02</text:p>
          </table:table-cell>
          <table:table-cell table:formula="of:=AVERAGE([.F56:.F58])" office:value-type="float" office:value="7.33333333333333" calcext:value-type="float">
            <text:p>7,3</text:p>
          </table:table-cell>
          <table:table-cell table:formula="of:=AVERAGE([.F55:.F59])" office:value-type="float" office:value="7.4" calcext:value-type="float">
            <text:p>7,4</text:p>
          </table:table-cell>
          <table:table-cell table:formula="of:=AVERAGE([.F54:.F60])" office:value-type="float" office:value="7.14285714285714" calcext:value-type="float">
            <text:p>7,1</text:p>
          </table:table-cell>
          <table:table-cell table:formula="of:=AVERAGE([.H56:.H58])" office:value-type="float" office:value="640.666666666667" calcext:value-type="float">
            <text:p>640,7</text:p>
          </table:table-cell>
          <table:table-cell table:formula="of:=AVERAGE([.H55:.H59])" office:value-type="float" office:value="645.6" calcext:value-type="float">
            <text:p>645,6</text:p>
          </table:table-cell>
          <table:table-cell table:formula="of:=AVERAGE([.H54:.H60])" office:value-type="float" office:value="628.714285714286" calcext:value-type="float">
            <text:p>628,7</text:p>
          </table:table-cell>
          <table:table-cell table:formula="of:= SUM([.F54:.F60]) / SUM([.F49:.F55])" office:value-type="float" office:value="1.06382978723404" calcext:value-type="float">
            <text:p>1.0638</text:p>
          </table:table-cell>
          <table:table-cell table:formula="of:= AVERAGE([.T56:.T58])" office:value-type="float" office:value="1.11319578766387" calcext:value-type="float">
            <text:p>1.1132</text:p>
          </table:table-cell>
          <table:table-cell table:formula="of:= AVERAGE([.T55:.T59])" office:value-type="float" office:value="1.10966362080082" calcext:value-type="float">
            <text:p>1.1097</text:p>
          </table:table-cell>
          <table:table-cell table:formula="of:= AVERAGE([.T54:.T60])" office:value-type="float" office:value="1.11814925886838" calcext:value-type="float">
            <text:p>1.1181</text:p>
          </table:table-cell>
          <table:table-cell table:formula="of:= SUM([.H54:.H60]) / SUM([.H49:.H55])" office:value-type="float" office:value="1.16985645933014" calcext:value-type="float">
            <text:p>1.1699</text:p>
          </table:table-cell>
          <table:table-cell table:formula="of:= AVERAGE([.X56:.X58])" office:value-type="float" office:value="1.17219359924848" calcext:value-type="float">
            <text:p>1.1722</text:p>
          </table:table-cell>
          <table:table-cell table:formula="of:= AVERAGE([.X55:.X59])" office:value-type="float" office:value="1.15761630805689" calcext:value-type="float">
            <text:p>1.1576</text:p>
          </table:table-cell>
          <table:table-cell table:formula="of:= AVERAGE([.X54:.X60])" office:value-type="float" office:value="1.14004697169643" calcext:value-type="float">
            <text:p>1.1400</text:p>
          </table:table-cell>
        </table:table-row>
        <table:table-row table:style-name="ro2">
          <table:table-cell/>
          <table:table-cell office:value-type="date" office:date-value="2021-09-27" calcext:value-type="date">
            <text:p>27.09.2021</text:p>
          </table:table-cell>
          <table:table-cell office:value-type="float" office:value="289" calcext:value-type="float">
            <text:p>289</text:p>
          </table:table-cell>
          <table:table-cell office:value-type="float" office:value="1702514" calcext:value-type="float">
            <text:p>1 702 514</text:p>
          </table:table-cell>
          <table:table-cell table:formula="of:= [.D58] - [.D57] - [.C58]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formula="of:= [.G57] + [.F58]" office:value-type="float" office:value="82470" calcext:value-type="float">
            <text:p>82 470</text:p>
          </table:table-cell>
          <table:table-cell office:value-type="float" office:value="638" calcext:value-type="float">
            <text:p>638</text:p>
          </table:table-cell>
          <table:table-cell table:formula="of:= [.I57] + [.H58]" office:value-type="float" office:value="427263" calcext:value-type="float">
            <text:p>427 263</text:p>
          </table:table-cell>
          <table:table-cell table:formula="of:= [.H58] / [.F58]" office:value-type="float" office:value="79.75" calcext:value-type="float">
            <text:p>79,75</text:p>
          </table:table-cell>
          <table:table-cell table:formula="of:= SUM([.H57:.H59]) / SUM([.F57:.F59])" office:value-type="float" office:value="112.529411764706" calcext:value-type="float">
            <text:p>112,53</text:p>
          </table:table-cell>
          <table:table-cell table:formula="of:= SUM([.H56:.H60]) / SUM([.F56:.F60])" office:value-type="float" office:value="91.9705882352941" calcext:value-type="float">
            <text:p>91,97</text:p>
          </table:table-cell>
          <table:table-cell table:formula="of:= SUM([.H55:.H61]) / SUM([.F55:.F61])" office:value-type="float" office:value="72.7868852459016" calcext:value-type="float">
            <text:p>72,79</text:p>
          </table:table-cell>
          <table:table-cell table:formula="of:=AVERAGE([.F57:.F59])" office:value-type="float" office:value="5.66666666666667" calcext:value-type="float">
            <text:p>5,7</text:p>
          </table:table-cell>
          <table:table-cell table:formula="of:=AVERAGE([.F56:.F60])" office:value-type="float" office:value="6.8" calcext:value-type="float">
            <text:p>6,8</text:p>
          </table:table-cell>
          <table:table-cell table:formula="of:=AVERAGE([.F55:.F61])" office:value-type="float" office:value="8.71428571428571" calcext:value-type="float">
            <text:p>8,7</text:p>
          </table:table-cell>
          <table:table-cell table:formula="of:=AVERAGE([.H57:.H59])" office:value-type="float" office:value="637.666666666667" calcext:value-type="float">
            <text:p>637,7</text:p>
          </table:table-cell>
          <table:table-cell table:formula="of:=AVERAGE([.H56:.H60])" office:value-type="float" office:value="625.4" calcext:value-type="float">
            <text:p>625,4</text:p>
          </table:table-cell>
          <table:table-cell table:formula="of:=AVERAGE([.H55:.H61])" office:value-type="float" office:value="634.285714285714" calcext:value-type="float">
            <text:p>634,3</text:p>
          </table:table-cell>
          <table:table-cell table:formula="of:= SUM([.F55:.F61]) / SUM([.F50:.F56])" office:value-type="float" office:value="1.10909090909091" calcext:value-type="float">
            <text:p>1.1091</text:p>
          </table:table-cell>
          <table:table-cell table:formula="of:= AVERAGE([.T57:.T59])" office:value-type="float" office:value="1.0633873585451" calcext:value-type="float">
            <text:p>1.0634</text:p>
          </table:table-cell>
          <table:table-cell table:formula="of:= AVERAGE([.T56:.T60])" office:value-type="float" office:value="1.07493717703182" calcext:value-type="float">
            <text:p>1.0749</text:p>
          </table:table-cell>
          <table:table-cell table:formula="of:= AVERAGE([.T55:.T61])" office:value-type="float" office:value="1.10712124517843" calcext:value-type="float">
            <text:p>1.1071</text:p>
          </table:table-cell>
          <table:table-cell table:formula="of:= SUM([.H55:.H61]) / SUM([.H50:.H56])" office:value-type="float" office:value="1.12291350531108" calcext:value-type="float">
            <text:p>1.1229</text:p>
          </table:table-cell>
          <table:table-cell table:formula="of:= AVERAGE([.X57:.X59])" office:value-type="float" office:value="1.11203389769857" calcext:value-type="float">
            <text:p>1.1120</text:p>
          </table:table-cell>
          <table:table-cell table:formula="of:= AVERAGE([.X56:.X60])" office:value-type="float" office:value="1.10629443184549" calcext:value-type="float">
            <text:p>1.1063</text:p>
          </table:table-cell>
          <table:table-cell table:formula="of:= AVERAGE([.X55:.X61])" office:value-type="float" office:value="1.09783236070262" calcext:value-type="float">
            <text:p>1.0978</text:p>
          </table:table-cell>
        </table:table-row>
        <table:table-row table:style-name="ro2">
          <table:table-cell/>
          <table:table-cell office:value-type="date" office:date-value="2021-09-28" calcext:value-type="date">
            <text:p>28.09.2021</text:p>
          </table:table-cell>
          <table:table-cell office:value-type="float" office:value="286" calcext:value-type="float">
            <text:p>286</text:p>
          </table:table-cell>
          <table:table-cell office:value-type="float" office:value="1702800" calcext:value-type="float">
            <text:p>1 702 800</text:p>
          </table:table-cell>
          <table:table-cell table:formula="of:= [.D59] - [.D58] - [.C59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58] + [.F59]" office:value-type="float" office:value="82475" calcext:value-type="float">
            <text:p>82 475</text:p>
          </table:table-cell>
          <table:table-cell office:value-type="float" office:value="632" calcext:value-type="float">
            <text:p>632</text:p>
          </table:table-cell>
          <table:table-cell table:formula="of:= [.I58] + [.H59]" office:value-type="float" office:value="427895" calcext:value-type="float">
            <text:p>427 895</text:p>
          </table:table-cell>
          <table:table-cell table:formula="of:= [.H59] / [.F59]" office:value-type="float" office:value="126.4" calcext:value-type="float">
            <text:p>126,40</text:p>
          </table:table-cell>
          <table:table-cell table:formula="of:= SUM([.H58:.H60]) / SUM([.F58:.F60])" office:value-type="float" office:value="92.15" calcext:value-type="float">
            <text:p>92,15</text:p>
          </table:table-cell>
          <table:table-cell table:formula="of:= SUM([.H57:.H61]) / SUM([.F57:.F61])" office:value-type="float" office:value="76.219512195122" calcext:value-type="float">
            <text:p>76,22</text:p>
          </table:table-cell>
          <table:table-cell table:formula="of:= SUM([.H56:.H62]) / SUM([.F56:.F62])" office:value-type="float" office:value="73.4576271186441" calcext:value-type="float">
            <text:p>73,46</text:p>
          </table:table-cell>
          <table:table-cell table:formula="of:=AVERAGE([.F58:.F60])" office:value-type="float" office:value="6.66666666666667" calcext:value-type="float">
            <text:p>6,7</text:p>
          </table:table-cell>
          <table:table-cell table:formula="of:=AVERAGE([.F57:.F61])" office:value-type="float" office:value="8.2" calcext:value-type="float">
            <text:p>8,2</text:p>
          </table:table-cell>
          <table:table-cell table:formula="of:=AVERAGE([.F56:.F62])" office:value-type="float" office:value="8.42857142857143" calcext:value-type="float">
            <text:p>8,4</text:p>
          </table:table-cell>
          <table:table-cell table:formula="of:=AVERAGE([.H58:.H60])" office:value-type="float" office:value="614.333333333333" calcext:value-type="float">
            <text:p>614,3</text:p>
          </table:table-cell>
          <table:table-cell table:formula="of:=AVERAGE([.H57:.H61])" office:value-type="float" office:value="625" calcext:value-type="float">
            <text:p>625,0</text:p>
          </table:table-cell>
          <table:table-cell table:formula="of:=AVERAGE([.H56:.H62])" office:value-type="float" office:value="619.142857142857" calcext:value-type="float">
            <text:p>619,1</text:p>
          </table:table-cell>
          <table:table-cell table:formula="of:= SUM([.F56:.F62]) / SUM([.F51:.F57])" office:value-type="float" office:value="1.01724137931034" calcext:value-type="float">
            <text:p>1.0172</text:p>
          </table:table-cell>
          <table:table-cell table:formula="of:= AVERAGE([.T58:.T60])" office:value-type="float" office:value="1.0480631437528" calcext:value-type="float">
            <text:p>1.0481</text:p>
          </table:table-cell>
          <table:table-cell table:formula="of:= AVERAGE([.T57:.T61])" office:value-type="float" office:value="1.07833853757604" calcext:value-type="float">
            <text:p>1.0783</text:p>
          </table:table-cell>
          <table:table-cell table:formula="of:= AVERAGE([.T56:.T62])" office:value-type="float" office:value="1.12833705064955" calcext:value-type="float">
            <text:p>1.1283</text:p>
          </table:table-cell>
          <table:table-cell table:formula="of:= SUM([.H56:.H62]) / SUM([.H51:.H57])" office:value-type="float" office:value="1.0433317284545" calcext:value-type="float">
            <text:p>1.0433</text:p>
          </table:table-cell>
          <table:table-cell table:formula="of:= AVERAGE([.X58:.X60])" office:value-type="float" office:value="1.0459349555977" calcext:value-type="float">
            <text:p>1.0459</text:p>
          </table:table-cell>
          <table:table-cell table:formula="of:= AVERAGE([.X57:.X61])" office:value-type="float" office:value="1.04656933554593" calcext:value-type="float">
            <text:p>1.0466</text:p>
          </table:table-cell>
          <table:table-cell table:formula="of:= AVERAGE([.X56:.X62])" office:value-type="float" office:value="1.05241502597396" calcext:value-type="float">
            <text:p>1.0524</text:p>
          </table:table-cell>
        </table:table-row>
        <table:table-row table:style-name="ro2">
          <table:table-cell/>
          <table:table-cell office:value-type="date" office:date-value="2021-09-29" calcext:value-type="date">
            <text:p>29.09.2021</text:p>
          </table:table-cell>
          <table:table-cell office:value-type="float" office:value="319" calcext:value-type="float">
            <text:p>319</text:p>
          </table:table-cell>
          <table:table-cell office:value-type="float" office:value="1703119" calcext:value-type="float">
            <text:p>1 703 119</text:p>
          </table:table-cell>
          <table:table-cell table:formula="of:= [.D60] - [.D59] - [.C60]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formula="of:= [.G59] + [.F60]" office:value-type="float" office:value="82482" calcext:value-type="float">
            <text:p>82 482</text:p>
          </table:table-cell>
          <table:table-cell office:value-type="float" office:value="573" calcext:value-type="float">
            <text:p>573</text:p>
          </table:table-cell>
          <table:table-cell table:style-name="ce6" table:formula="of:= [.I59] + [.H60]" office:value-type="float" office:value="428468" calcext:value-type="float">
            <text:p>428 468</text:p>
          </table:table-cell>
          <table:table-cell table:formula="of:= [.H60] / [.F60]" office:value-type="float" office:value="81.8571428571429" calcext:value-type="float">
            <text:p>81,86</text:p>
          </table:table-cell>
          <table:table-cell table:formula="of:= SUM([.H59:.H61]) / SUM([.F59:.F61])" office:value-type="float" office:value="63.5862068965517" calcext:value-type="float">
            <text:p>63,59</text:p>
          </table:table-cell>
          <table:table-cell table:formula="of:= SUM([.H58:.H62]) / SUM([.F58:.F62])" office:value-type="float" office:value="67.7777777777778" calcext:value-type="float">
            <text:p>67,78</text:p>
          </table:table-cell>
          <table:table-cell table:formula="of:= SUM([.H57:.H63]) / SUM([.F57:.F63])" office:value-type="float" office:value="74.3157894736842" calcext:value-type="float">
            <text:p>74,32</text:p>
          </table:table-cell>
          <table:table-cell table:formula="of:=AVERAGE([.F59:.F61])" office:value-type="float" office:value="9.66666666666667" calcext:value-type="float">
            <text:p>9,7</text:p>
          </table:table-cell>
          <table:table-cell table:formula="of:=AVERAGE([.F58:.F62])" office:value-type="float" office:value="9" calcext:value-type="float">
            <text:p>9,0</text:p>
          </table:table-cell>
          <table:table-cell table:formula="of:=AVERAGE([.F57:.F63])" office:value-type="float" office:value="8.14285714285714" calcext:value-type="float">
            <text:p>8,1</text:p>
          </table:table-cell>
          <table:table-cell table:formula="of:=AVERAGE([.H59:.H61])" office:value-type="float" office:value="614.666666666667" calcext:value-type="float">
            <text:p>614,7</text:p>
          </table:table-cell>
          <table:table-cell table:formula="of:=AVERAGE([.H58:.H62])" office:value-type="float" office:value="610" calcext:value-type="float">
            <text:p>610,0</text:p>
          </table:table-cell>
          <table:table-cell table:formula="of:=AVERAGE([.H57:.H63])" office:value-type="float" office:value="605.142857142857" calcext:value-type="float">
            <text:p>605,1</text:p>
          </table:table-cell>
          <table:table-cell table:formula="of:= SUM([.F57:.F63]) / SUM([.F52:.F58])" office:value-type="float" office:value="1.01785714285714" calcext:value-type="float">
            <text:p>1.0179</text:p>
          </table:table-cell>
          <table:table-cell table:formula="of:= AVERAGE([.T59:.T61])" office:value-type="float" office:value="1.07292399718508" calcext:value-type="float">
            <text:p>1.0729</text:p>
          </table:table-cell>
          <table:table-cell table:formula="of:= AVERAGE([.T58:.T62])" office:value-type="float" office:value="1.13357258012923" calcext:value-type="float">
            <text:p>1.1336</text:p>
          </table:table-cell>
          <table:table-cell table:formula="of:= AVERAGE([.T57:.T63])" office:value-type="float" office:value="1.15604977508359" calcext:value-type="float">
            <text:p>1.1560</text:p>
          </table:table-cell>
          <table:table-cell table:formula="of:= SUM([.H57:.H63]) / SUM([.H52:.H58])" office:value-type="float" office:value="0.971559633027523" calcext:value-type="float">
            <text:p>0.9716</text:p>
          </table:table-cell>
          <table:table-cell table:formula="of:= AVERAGE([.X59:.X61])" office:value-type="float" office:value="0.980025571029468" calcext:value-type="float">
            <text:p>0.9800</text:p>
          </table:table-cell>
          <table:table-cell table:formula="of:= AVERAGE([.X58:.X62])" office:value-type="float" office:value="0.99464757787667" calcext:value-type="float">
            <text:p>0.9946</text:p>
          </table:table-cell>
          <table:table-cell table:formula="of:= AVERAGE([.X57:.X63])" office:value-type="float" office:value="1.00503020940437" calcext:value-type="float">
            <text:p>1.0050</text:p>
          </table:table-cell>
        </table:table-row>
        <table:table-row table:style-name="ro2">
          <table:table-cell/>
          <table:table-cell office:value-type="date" office:date-value="2021-09-30" calcext:value-type="date">
            <text:p>30.09.2021</text:p>
          </table:table-cell>
          <table:table-cell office:value-type="float" office:value="312" calcext:value-type="float">
            <text:p>312</text:p>
          </table:table-cell>
          <table:table-cell office:value-type="float" office:value="1703431" calcext:value-type="float">
            <text:p>1 703 431</text:p>
          </table:table-cell>
          <table:table-cell table:formula="of:= [.D61] - [.D60] - [.C61]" office:value-type="float" office:value="0" calcext:value-type="float">
            <text:p>0</text:p>
          </table:table-cell>
          <table:table-cell table:style-name="ce6" office:value-type="float" office:value="17" calcext:value-type="float">
            <text:p>17</text:p>
          </table:table-cell>
          <table:table-cell table:formula="of:= [.G60] + [.F61]" office:value-type="float" office:value="82499" calcext:value-type="float">
            <text:p>82 499</text:p>
          </table:table-cell>
          <table:table-cell office:value-type="float" office:value="639" calcext:value-type="float">
            <text:p>639</text:p>
          </table:table-cell>
          <table:table-cell table:style-name="ce6" table:formula="of:= [.I60] + [.H61]" office:value-type="float" office:value="429107" calcext:value-type="float">
            <text:p>429 107</text:p>
          </table:table-cell>
          <table:table-cell table:formula="of:= [.H61] / [.F61]" office:value-type="float" office:value="37.5882352941176" calcext:value-type="float">
            <text:p>37,59</text:p>
          </table:table-cell>
          <table:table-cell table:formula="of:= SUM([.H60:.H62]) / SUM([.F60:.F62])" office:value-type="float" office:value="55.625" calcext:value-type="float">
            <text:p>55,63</text:p>
          </table:table-cell>
          <table:table-cell table:formula="of:= SUM([.H59:.H63]) / SUM([.F59:.F63])" office:value-type="float" office:value="65.6666666666667" calcext:value-type="float">
            <text:p>65,67</text:p>
          </table:table-cell>
          <table:table-cell table:formula="of:= SUM([.H58:.H64]) / SUM([.F58:.F64])" office:value-type="float" office:value="71" calcext:value-type="float">
            <text:p>71,00</text:p>
          </table:table-cell>
          <table:table-cell table:formula="of:=AVERAGE([.F60:.F62])" office:value-type="float" office:value="10.6666666666667" calcext:value-type="float">
            <text:p>10,7</text:p>
          </table:table-cell>
          <table:table-cell table:formula="of:=AVERAGE([.F59:.F63])" office:value-type="float" office:value="9" calcext:value-type="float">
            <text:p>9,0</text:p>
          </table:table-cell>
          <table:table-cell table:formula="of:=AVERAGE([.F58:.F64])" office:value-type="float" office:value="8.28571428571429" calcext:value-type="float">
            <text:p>8,3</text:p>
          </table:table-cell>
          <table:table-cell table:formula="of:=AVERAGE([.H60:.H62])" office:value-type="float" office:value="593.333333333333" calcext:value-type="float">
            <text:p>593,3</text:p>
          </table:table-cell>
          <table:table-cell table:formula="of:=AVERAGE([.H59:.H63])" office:value-type="float" office:value="591" calcext:value-type="float">
            <text:p>591,0</text:p>
          </table:table-cell>
          <table:table-cell table:formula="of:=AVERAGE([.H58:.H64])" office:value-type="float" office:value="588.285714285714" calcext:value-type="float">
            <text:p>588,3</text:p>
          </table:table-cell>
          <table:table-cell table:formula="of:= SUM([.F58:.F64]) / SUM([.F53:.F59])" office:value-type="float" office:value="1.18367346938776" calcext:value-type="float">
            <text:p>1.1837</text:p>
          </table:table-cell>
          <table:table-cell table:formula="of:= AVERAGE([.T60:.T62])" office:value-type="float" office:value="1.18051020408163" calcext:value-type="float">
            <text:p>1.1805</text:p>
          </table:table-cell>
          <table:table-cell table:formula="of:= AVERAGE([.T59:.T63])" office:value-type="float" office:value="1.18388554585203" calcext:value-type="float">
            <text:p>1.1839</text:p>
          </table:table-cell>
          <table:table-cell table:formula="of:= AVERAGE([.T58:.T64])" office:value-type="float" office:value="1.21957045923175" calcext:value-type="float">
            <text:p>1.2196</text:p>
          </table:table-cell>
          <table:table-cell table:formula="of:= SUM([.H58:.H64]) / SUM([.H53:.H59])" office:value-type="float" office:value="0.925185351606381" calcext:value-type="float">
            <text:p>0.9252</text:p>
          </table:table-cell>
          <table:table-cell table:formula="of:= AVERAGE([.X60:.X62])" office:value-type="float" office:value="0.935664218539257" calcext:value-type="float">
            <text:p>0.9357</text:p>
          </table:table-cell>
          <table:table-cell table:formula="of:= AVERAGE([.X59:.X63])" office:value-type="float" office:value="0.948488300237878" calcext:value-type="float">
            <text:p>0.9485</text:p>
          </table:table-cell>
          <table:table-cell table:formula="of:= AVERAGE([.X58:.X64])" office:value-type="float" office:value="0.971304917864494" calcext:value-type="float">
            <text:p>0.9713</text:p>
          </table:table-cell>
        </table:table-row>
        <table:table-row table:style-name="ro2">
          <table:table-cell/>
          <table:table-cell office:value-type="date" office:date-value="2021-10-01" calcext:value-type="date">
            <text:p>01.10.2021</text:p>
          </table:table-cell>
          <table:table-cell office:value-type="float" office:value="305" calcext:value-type="float">
            <text:p>305</text:p>
          </table:table-cell>
          <table:table-cell office:value-type="float" office:value="1703736" calcext:value-type="float">
            <text:p>1 703 736</text:p>
          </table:table-cell>
          <table:table-cell table:formula="of:= [.D62] - [.D61] - [.C62]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formula="of:= [.G61] + [.F62]" office:value-type="float" office:value="82507" calcext:value-type="float">
            <text:p>82 507</text:p>
          </table:table-cell>
          <table:table-cell office:value-type="float" office:value="568" calcext:value-type="float">
            <text:p>568</text:p>
          </table:table-cell>
          <table:table-cell table:style-name="ce6" table:formula="of:= [.I61] + [.H62]" office:value-type="float" office:value="429675" calcext:value-type="float">
            <text:p>429 675</text:p>
          </table:table-cell>
          <table:table-cell table:formula="of:= [.H62] / [.F62]" office:value-type="float" office:value="71" calcext:value-type="float">
            <text:p>71,00</text:p>
          </table:table-cell>
          <table:table-cell table:formula="of:= SUM([.H61:.H63]) / SUM([.F61:.F63])" office:value-type="float" office:value="53.030303030303" calcext:value-type="float">
            <text:p>53,03</text:p>
          </table:table-cell>
          <table:table-cell table:formula="of:= SUM([.H60:.H64]) / SUM([.F60:.F64])" office:value-type="float" office:value="63.2888888888889" calcext:value-type="float">
            <text:p>63,29</text:p>
          </table:table-cell>
          <table:table-cell table:formula="of:= SUM([.H59:.H65]) / SUM([.F59:.F65])" office:value-type="float" office:value="59.7910447761194" calcext:value-type="float">
            <text:p>59,79</text:p>
          </table:table-cell>
          <table:table-cell table:formula="of:=AVERAGE([.F61:.F63])" office:value-type="float" office:value="11" calcext:value-type="float">
            <text:p>11,0</text:p>
          </table:table-cell>
          <table:table-cell table:formula="of:=AVERAGE([.F60:.F64])" office:value-type="float" office:value="9" calcext:value-type="float">
            <text:p>9,0</text:p>
          </table:table-cell>
          <table:table-cell table:formula="of:=AVERAGE([.F59:.F65])" office:value-type="float" office:value="9.57142857142857" calcext:value-type="float">
            <text:p>9,6</text:p>
          </table:table-cell>
          <table:table-cell table:formula="of:=AVERAGE([.H61:.H63])" office:value-type="float" office:value="583.333333333333" calcext:value-type="float">
            <text:p>583,3</text:p>
          </table:table-cell>
          <table:table-cell table:formula="of:=AVERAGE([.H60:.H64])" office:value-type="float" office:value="569.6" calcext:value-type="float">
            <text:p>569,6</text:p>
          </table:table-cell>
          <table:table-cell table:formula="of:=AVERAGE([.H59:.H65])" office:value-type="float" office:value="572.285714285714" calcext:value-type="float">
            <text:p>572,3</text:p>
          </table:table-cell>
          <table:table-cell table:formula="of:= SUM([.F59:.F65]) / SUM([.F54:.F60])" office:value-type="float" office:value="1.34" calcext:value-type="float">
            <text:p>1.3400</text:p>
          </table:table-cell>
          <table:table-cell table:formula="of:= AVERAGE([.T61:.T63])" office:value-type="float" office:value="1.29477640236422" calcext:value-type="float">
            <text:p>1.2948</text:p>
          </table:table-cell>
          <table:table-cell table:formula="of:= AVERAGE([.T60:.T64])" office:value-type="float" office:value="1.2821321852442" calcext:value-type="float">
            <text:p>1.2821</text:p>
          </table:table-cell>
          <table:table-cell table:formula="of:= AVERAGE([.T59:.T65])" office:value-type="float" office:value="1.29671787322127" calcext:value-type="float">
            <text:p>1.2967</text:p>
          </table:table-cell>
          <table:table-cell table:formula="of:= SUM([.H59:.H65]) / SUM([.H54:.H60])" office:value-type="float" office:value="0.910247670983867" calcext:value-type="float">
            <text:p>0.9102</text:p>
          </table:table-cell>
          <table:table-cell table:formula="of:= AVERAGE([.X61:.X63])" office:value-type="float" office:value="0.909183379902455" calcext:value-type="float">
            <text:p>0.9092</text:p>
          </table:table-cell>
          <table:table-cell table:formula="of:= AVERAGE([.X60:.X64])" office:value-type="float" office:value="0.926577838257176" calcext:value-type="float">
            <text:p>0.9266</text:p>
          </table:table-cell>
          <table:table-cell table:formula="of:= AVERAGE([.X59:.X65])" office:value-type="float" office:value="0.949058134898835" calcext:value-type="float">
            <text:p>0.9491</text:p>
          </table:table-cell>
        </table:table-row>
        <table:table-row table:style-name="ro2">
          <table:table-cell/>
          <table:table-cell office:value-type="date" office:date-value="2021-10-02" calcext:value-type="date">
            <text:p>02.10.2021</text:p>
          </table:table-cell>
          <table:table-cell office:value-type="float" office:value="280" calcext:value-type="float">
            <text:p>280</text:p>
          </table:table-cell>
          <table:table-cell office:value-type="float" office:value="1704016" calcext:value-type="float">
            <text:p>1 704 016</text:p>
          </table:table-cell>
          <table:table-cell table:formula="of:= [.D63] - [.D62] - [.C63]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formula="of:= [.G62] + [.F63]" office:value-type="float" office:value="82515" calcext:value-type="float">
            <text:p>82 515</text:p>
          </table:table-cell>
          <table:table-cell office:value-type="float" office:value="543" calcext:value-type="float">
            <text:p>543</text:p>
          </table:table-cell>
          <table:table-cell table:style-name="ce6" table:formula="of:= [.I62] + [.H63]" office:value-type="float" office:value="430218" calcext:value-type="float">
            <text:p>430 218</text:p>
          </table:table-cell>
          <table:table-cell table:formula="of:= [.H63] / [.F63]" office:value-type="float" office:value="67.875" calcext:value-type="float">
            <text:p>67,88</text:p>
          </table:table-cell>
          <table:table-cell table:formula="of:= SUM([.H62:.H64]) / SUM([.F62:.F64])" office:value-type="float" office:value="77.9047619047619" calcext:value-type="float">
            <text:p>77,90</text:p>
          </table:table-cell>
          <table:table-cell table:formula="of:= SUM([.H61:.H65]) / SUM([.F61:.F65])" office:value-type="float" office:value="50.9272727272727" calcext:value-type="float">
            <text:p>50,93</text:p>
          </table:table-cell>
          <table:table-cell table:formula="of:= SUM([.H60:.H66]) / SUM([.F60:.F66])" office:value-type="float" office:value="47.7228915662651" calcext:value-type="float">
            <text:p>47,72</text:p>
          </table:table-cell>
          <table:table-cell table:formula="of:=AVERAGE([.F62:.F64])" office:value-type="float" office:value="7" calcext:value-type="float">
            <text:p>7,0</text:p>
          </table:table-cell>
          <table:table-cell table:formula="of:=AVERAGE([.F61:.F65])" office:value-type="float" office:value="11" calcext:value-type="float">
            <text:p>11,0</text:p>
          </table:table-cell>
          <table:table-cell table:formula="of:=AVERAGE([.F60:.F66])" office:value-type="float" office:value="11.8571428571429" calcext:value-type="float">
            <text:p>11,9</text:p>
          </table:table-cell>
          <table:table-cell table:formula="of:=AVERAGE([.H62:.H64])" office:value-type="float" office:value="545.333333333333" calcext:value-type="float">
            <text:p>545,3</text:p>
          </table:table-cell>
          <table:table-cell table:formula="of:=AVERAGE([.H61:.H65])" office:value-type="float" office:value="560.2" calcext:value-type="float">
            <text:p>560,2</text:p>
          </table:table-cell>
          <table:table-cell table:formula="of:=AVERAGE([.H60:.H66])" office:value-type="float" office:value="565.857142857143" calcext:value-type="float">
            <text:p>565,9</text:p>
          </table:table-cell>
          <table:table-cell table:formula="of:= SUM([.F60:.F66]) / SUM([.F55:.F61])" office:value-type="float" office:value="1.36065573770492" calcext:value-type="float">
            <text:p>1.3607</text:p>
          </table:table-cell>
          <table:table-cell table:formula="of:= AVERAGE([.T62:.T64])" office:value-type="float" office:value="1.40304343799204" calcext:value-type="float">
            <text:p>1.4030</text:p>
          </table:table-cell>
          <table:table-cell table:formula="of:= AVERAGE([.T61:.T65])" office:value-type="float" office:value="1.40838531807628" calcext:value-type="float">
            <text:p>1.4084</text:p>
          </table:table-cell>
          <table:table-cell table:formula="of:= AVERAGE([.T60:.T66])" office:value-type="float" office:value="1.39770309489615" calcext:value-type="float">
            <text:p>1.3977</text:p>
          </table:table-cell>
          <table:table-cell table:formula="of:= SUM([.H60:.H66]) / SUM([.H55:.H61])" office:value-type="float" office:value="0.892117117117117" calcext:value-type="float">
            <text:p>0.8921</text:p>
          </table:table-cell>
          <table:table-cell table:formula="of:= AVERAGE([.X62:.X64])" office:value-type="float" office:value="0.912048068883992" calcext:value-type="float">
            <text:p>0.9120</text:p>
          </table:table-cell>
          <table:table-cell table:formula="of:= AVERAGE([.X61:.X65])" office:value-type="float" office:value="0.925703116561964" calcext:value-type="float">
            <text:p>0.9257</text:p>
          </table:table-cell>
          <table:table-cell table:formula="of:= AVERAGE([.X60:.X66])" office:value-type="float" office:value="0.952373195685082" calcext:value-type="float">
            <text:p>0.9524</text:p>
          </table:table-cell>
        </table:table-row>
        <table:table-row table:style-name="ro2">
          <table:table-cell/>
          <table:table-cell office:value-type="date" office:date-value="2021-10-03" calcext:value-type="date">
            <text:p>03.10.2021</text:p>
          </table:table-cell>
          <table:table-cell office:value-type="float" office:value="307" calcext:value-type="float">
            <text:p>307</text:p>
          </table:table-cell>
          <table:table-cell office:value-type="float" office:value="1704323" calcext:value-type="float">
            <text:p>1 704 323</text:p>
          </table:table-cell>
          <table:table-cell table:formula="of:= [.D64] - [.D63] - [.C64]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formula="of:= [.G63] + [.F64]" office:value-type="float" office:value="82520" calcext:value-type="float">
            <text:p>82 520</text:p>
          </table:table-cell>
          <table:table-cell office:value-type="float" office:value="525" calcext:value-type="float">
            <text:p>525</text:p>
          </table:table-cell>
          <table:table-cell table:style-name="ce6" table:formula="of:= [.I63] + [.H64]" office:value-type="float" office:value="430743" calcext:value-type="float">
            <text:p>430 743</text:p>
          </table:table-cell>
          <table:table-cell table:formula="of:= [.H64] / [.F64]" office:value-type="float" office:value="105" calcext:value-type="float">
            <text:p>105,00</text:p>
          </table:table-cell>
          <table:table-cell table:formula="of:= SUM([.H63:.H65]) / SUM([.F63:.F65])" office:value-type="float" office:value="53.1333333333333" calcext:value-type="float">
            <text:p>53,13</text:p>
          </table:table-cell>
          <table:table-cell table:formula="of:= SUM([.H62:.H66]) / SUM([.F62:.F66])" office:value-type="float" office:value="46.5932203389831" calcext:value-type="float">
            <text:p>46,59</text:p>
          </table:table-cell>
          <table:table-cell table:formula="of:= SUM([.H61:.H67]) / SUM([.F61:.F67])" office:value-type="float" office:value="45.4719101123596" calcext:value-type="float">
            <text:p>45,47</text:p>
          </table:table-cell>
          <table:table-cell table:formula="of:=AVERAGE([.F63:.F65])" office:value-type="float" office:value="10" calcext:value-type="float">
            <text:p>10,0</text:p>
          </table:table-cell>
          <table:table-cell table:formula="of:=AVERAGE([.F62:.F66])" office:value-type="float" office:value="11.8" calcext:value-type="float">
            <text:p>11,8</text:p>
          </table:table-cell>
          <table:table-cell table:formula="of:=AVERAGE([.F61:.F67])" office:value-type="float" office:value="12.7142857142857" calcext:value-type="float">
            <text:p>12,7</text:p>
          </table:table-cell>
          <table:table-cell table:formula="of:=AVERAGE([.H63:.H65])" office:value-type="float" office:value="531.333333333333" calcext:value-type="float">
            <text:p>531,3</text:p>
          </table:table-cell>
          <table:table-cell table:formula="of:=AVERAGE([.H62:.H66])" office:value-type="float" office:value="549.8" calcext:value-type="float">
            <text:p>549,8</text:p>
          </table:table-cell>
          <table:table-cell table:formula="of:=AVERAGE([.H61:.H67])" office:value-type="float" office:value="578.142857142857" calcext:value-type="float">
            <text:p>578,1</text:p>
          </table:table-cell>
          <table:table-cell table:formula="of:= SUM([.F61:.F67]) / SUM([.F56:.F62])" office:value-type="float" office:value="1.50847457627119" calcext:value-type="float">
            <text:p>1.5085</text:p>
          </table:table-cell>
          <table:table-cell table:formula="of:= AVERAGE([.T63:.T65])" office:value-type="float" office:value="1.50608437366455" calcext:value-type="float">
            <text:p>1.5061</text:p>
          </table:table-cell>
          <table:table-cell table:formula="of:= AVERAGE([.T62:.T66])" office:value-type="float" office:value="1.51647821040563" calcext:value-type="float">
            <text:p>1.5165</text:p>
          </table:table-cell>
          <table:table-cell table:formula="of:= AVERAGE([.T61:.T67])" office:value-type="float" office:value="1.47191113632167" calcext:value-type="float">
            <text:p>1.4719</text:p>
          </table:table-cell>
          <table:table-cell table:formula="of:= SUM([.H61:.H67]) / SUM([.H56:.H62])" office:value-type="float" office:value="0.933779418550992" calcext:value-type="float">
            <text:p>0.9338</text:p>
          </table:table-cell>
          <table:table-cell table:formula="of:= AVERAGE([.X63:.X65])" office:value-type="float" office:value="0.931027520073191" calcext:value-type="float">
            <text:p>0.9310</text:p>
          </table:table-cell>
          <table:table-cell table:formula="of:= AVERAGE([.X62:.X66])" office:value-type="float" office:value="0.953973477032335" calcext:value-type="float">
            <text:p>0.9540</text:p>
          </table:table-cell>
          <table:table-cell table:formula="of:= AVERAGE([.X61:.X67])" office:value-type="float" office:value="0.979793925664818" calcext:value-type="float">
            <text:p>0.9798</text:p>
          </table:table-cell>
        </table:table-row>
        <table:table-row table:style-name="ro2">
          <table:table-cell/>
          <table:table-cell office:value-type="date" office:date-value="2021-10-04" calcext:value-type="date">
            <text:p>04.10.2021</text:p>
          </table:table-cell>
          <table:table-cell office:value-type="float" office:value="355" calcext:value-type="float">
            <text:p>355</text:p>
          </table:table-cell>
          <table:table-cell office:value-type="float" office:value="1704678" calcext:value-type="float">
            <text:p>1 704 678</text:p>
          </table:table-cell>
          <table:table-cell table:formula="of:= [.D65] - [.D64] - [.C65]" office:value-type="float" office:value="0" calcext:value-type="float">
            <text:p>0</text:p>
          </table:table-cell>
          <table:table-cell table:style-name="ce22" office:value-type="float" office:value="17" calcext:value-type="float">
            <text:p>17</text:p>
          </table:table-cell>
          <table:table-cell table:formula="of:= [.G64] + [.F65]" office:value-type="float" office:value="82537" calcext:value-type="float">
            <text:p>82 537</text:p>
          </table:table-cell>
          <table:table-cell office:value-type="float" office:value="526" calcext:value-type="float">
            <text:p>526</text:p>
          </table:table-cell>
          <table:table-cell table:style-name="ce6" table:formula="of:= [.I64] + [.H65]" office:value-type="float" office:value="431269" calcext:value-type="float">
            <text:p>431 269</text:p>
          </table:table-cell>
          <table:table-cell table:formula="of:= [.H65] / [.F65]" office:value-type="float" office:value="30.9411764705882" calcext:value-type="float">
            <text:p>30,94</text:p>
          </table:table-cell>
          <table:table-cell table:formula="of:= SUM([.H64:.H66]) / SUM([.F64:.F66])" office:value-type="float" office:value="38.093023255814" calcext:value-type="float">
            <text:p>38,09</text:p>
          </table:table-cell>
          <table:table-cell table:formula="of:= SUM([.H63:.H67]) / SUM([.F63:.F67])" office:value-type="float" office:value="44.375" calcext:value-type="float">
            <text:p>44,38</text:p>
          </table:table-cell>
          <table:table-cell table:formula="of:= SUM([.H62:.H68]) / SUM([.F62:.F68])" office:value-type="float" office:value="43.5851063829787" calcext:value-type="float">
            <text:p>43,59</text:p>
          </table:table-cell>
          <table:table-cell table:formula="of:=AVERAGE([.F64:.F66])" office:value-type="float" office:value="14.3333333333333" calcext:value-type="float">
            <text:p>14,3</text:p>
          </table:table-cell>
          <table:table-cell table:formula="of:=AVERAGE([.F63:.F67])" office:value-type="float" office:value="12.8" calcext:value-type="float">
            <text:p>12,8</text:p>
          </table:table-cell>
          <table:table-cell table:formula="of:=AVERAGE([.F62:.F68])" office:value-type="float" office:value="13.4285714285714" calcext:value-type="float">
            <text:p>13,4</text:p>
          </table:table-cell>
          <table:table-cell table:formula="of:=AVERAGE([.H64:.H66])" office:value-type="float" office:value="546" calcext:value-type="float">
            <text:p>546,0</text:p>
          </table:table-cell>
          <table:table-cell table:formula="of:=AVERAGE([.H63:.H67])" office:value-type="float" office:value="568" calcext:value-type="float">
            <text:p>568,0</text:p>
          </table:table-cell>
          <table:table-cell table:formula="of:=AVERAGE([.H62:.H68])" office:value-type="float" office:value="585.285714285714" calcext:value-type="float">
            <text:p>585,3</text:p>
          </table:table-cell>
          <table:table-cell table:formula="of:= SUM([.F62:.F68]) / SUM([.F57:.F63])" office:value-type="float" office:value="1.64912280701754" calcext:value-type="float">
            <text:p>1.6491</text:p>
          </table:table-cell>
          <table:table-cell table:formula="of:= AVERAGE([.T64:.T66])" office:value-type="float" office:value="1.6272451047744" calcext:value-type="float">
            <text:p>1.6272</text:p>
          </table:table-cell>
          <table:table-cell table:formula="of:= AVERAGE([.T63:.T67])" office:value-type="float" office:value="1.55594089697279" calcext:value-type="float">
            <text:p>1.5559</text:p>
          </table:table-cell>
          <table:table-cell table:formula="of:= AVERAGE([.T62:.T68])" office:value-type="float" office:value="1.48181664757953" calcext:value-type="float">
            <text:p>1.4818</text:p>
          </table:table-cell>
          <table:table-cell table:formula="of:= SUM([.H62:.H68]) / SUM([.H57:.H63])" office:value-type="float" office:value="0.967186024551464" calcext:value-type="float">
            <text:p>0.9672</text:p>
          </table:table-cell>
          <table:table-cell table:formula="of:= AVERAGE([.X64:.X66])" office:value-type="float" office:value="0.989167532353563" calcext:value-type="float">
            <text:p>0.9892</text:p>
          </table:table-cell>
          <table:table-cell table:formula="of:= AVERAGE([.X63:.X67])" office:value-type="float" office:value="1.0046248914127" calcext:value-type="float">
            <text:p>1.0046</text:p>
          </table:table-cell>
          <table:table-cell table:formula="of:= AVERAGE([.X62:.X68])" office:value-type="float" office:value="1.02488862838372" calcext:value-type="float">
            <text:p>1.0249</text:p>
          </table:table-cell>
        </table:table-row>
        <table:table-row table:style-name="ro2">
          <table:table-cell/>
          <table:table-cell office:value-type="date" office:date-value="2021-10-05" calcext:value-type="date">
            <text:p>05.10.2021</text:p>
          </table:table-cell>
          <table:table-cell office:value-type="float" office:value="297" calcext:value-type="float">
            <text:p>297</text:p>
          </table:table-cell>
          <table:table-cell office:value-type="float" office:value="1704975" calcext:value-type="float">
            <text:p>1 704 975</text:p>
          </table:table-cell>
          <table:table-cell table:formula="of:= [.D66] - [.D65] - [.C66]" office:value-type="float" office:value="0" calcext:value-type="float">
            <text:p>0</text:p>
          </table:table-cell>
          <table:table-cell table:style-name="ce22" office:value-type="float" office:value="21" calcext:value-type="float">
            <text:p>21</text:p>
          </table:table-cell>
          <table:table-cell table:formula="of:= [.G65] + [.F66]" office:value-type="float" office:value="82558" calcext:value-type="float">
            <text:p>82 558</text:p>
          </table:table-cell>
          <table:table-cell office:value-type="float" office:value="587" calcext:value-type="float">
            <text:p>587</text:p>
          </table:table-cell>
          <table:table-cell table:style-name="ce6" table:formula="of:= [.I65] + [.H66]" office:value-type="float" office:value="431856" calcext:value-type="float">
            <text:p>431 856</text:p>
          </table:table-cell>
          <table:table-cell table:formula="of:= [.H66] / [.F66]" office:value-type="float" office:value="27.9523809523809" calcext:value-type="float">
            <text:p>27,95</text:p>
          </table:table-cell>
          <table:table-cell table:formula="of:= SUM([.H65:.H67]) / SUM([.F65:.F67])" office:value-type="float" office:value="34.7450980392157" calcext:value-type="float">
            <text:p>34,75</text:p>
          </table:table-cell>
          <table:table-cell table:formula="of:= SUM([.H64:.H68]) / SUM([.F64:.F68])" office:value-type="float" office:value="38.2820512820513" calcext:value-type="float">
            <text:p>38,28</text:p>
          </table:table-cell>
          <table:table-cell table:formula="of:= SUM([.H63:.H69]) / SUM([.F63:.F69])" office:value-type="float" office:value="43.92" calcext:value-type="float">
            <text:p>43,92</text:p>
          </table:table-cell>
          <table:table-cell table:formula="of:=AVERAGE([.F65:.F67])" office:value-type="float" office:value="17" calcext:value-type="float">
            <text:p>17,0</text:p>
          </table:table-cell>
          <table:table-cell table:formula="of:=AVERAGE([.F64:.F68])" office:value-type="float" office:value="15.6" calcext:value-type="float">
            <text:p>15,6</text:p>
          </table:table-cell>
          <table:table-cell table:formula="of:=AVERAGE([.F63:.F69])" office:value-type="float" office:value="14.2857142857143" calcext:value-type="float">
            <text:p>14,3</text:p>
          </table:table-cell>
          <table:table-cell table:formula="of:=AVERAGE([.H65:.H67])" office:value-type="float" office:value="590.666666666667" calcext:value-type="float">
            <text:p>590,7</text:p>
          </table:table-cell>
          <table:table-cell table:formula="of:=AVERAGE([.H64:.H68])" office:value-type="float" office:value="597.2" calcext:value-type="float">
            <text:p>597,2</text:p>
          </table:table-cell>
          <table:table-cell table:formula="of:=AVERAGE([.H63:.H69])" office:value-type="float" office:value="627.428571428571" calcext:value-type="float">
            <text:p>627,4</text:p>
          </table:table-cell>
          <table:table-cell table:formula="of:= SUM([.F63:.F69]) / SUM([.F58:.F64])" office:value-type="float" office:value="1.72413793103448" calcext:value-type="float">
            <text:p>1.7241</text:p>
          </table:table-cell>
          <table:table-cell table:formula="of:= AVERAGE([.T65:.T67])" office:value-type="float" office:value="1.63685805696262" calcext:value-type="float">
            <text:p>1.6369</text:p>
          </table:table-cell>
          <table:table-cell table:formula="of:= AVERAGE([.T64:.T68])" office:value-type="float" office:value="1.53441215907036" calcext:value-type="float">
            <text:p>1.5344</text:p>
          </table:table-cell>
          <table:table-cell table:formula="of:= AVERAGE([.T63:.T69])" office:value-type="float" office:value="1.44929658337407" calcext:value-type="float">
            <text:p>1.4493</text:p>
          </table:table-cell>
          <table:table-cell table:formula="of:= SUM([.H63:.H69]) / SUM([.H58:.H64])" office:value-type="float" office:value="1.06653715395823" calcext:value-type="float">
            <text:p>1.0665</text:p>
          </table:table-cell>
          <table:table-cell table:formula="of:= AVERAGE([.X65:.X67])" office:value-type="float" office:value="1.06574264046512" calcext:value-type="float">
            <text:p>1.0657</text:p>
          </table:table-cell>
          <table:table-cell table:formula="of:= AVERAGE([.X64:.X68])" office:value-type="float" office:value="1.07437112211702" calcext:value-type="float">
            <text:p>1.0744</text:p>
          </table:table-cell>
          <table:table-cell table:formula="of:= AVERAGE([.X63:.X69])" office:value-type="float" office:value="1.08049340354445" calcext:value-type="float">
            <text:p>1.0805</text:p>
          </table:table-cell>
        </table:table-row>
        <table:table-row table:style-name="ro2">
          <table:table-cell/>
          <table:table-cell office:value-type="date" office:date-value="2021-10-06" calcext:value-type="date">
            <text:p>06.10.2021</text:p>
          </table:table-cell>
          <table:table-cell office:value-type="float" office:value="371" calcext:value-type="float">
            <text:p>371</text:p>
          </table:table-cell>
          <table:table-cell office:value-type="float" office:value="1705346" calcext:value-type="float">
            <text:p>1 705 346</text:p>
          </table:table-cell>
          <table:table-cell table:formula="of:= [.D67] - [.D66] - [.C67]" office:value-type="float" office:value="0" calcext:value-type="float">
            <text:p>0</text:p>
          </table:table-cell>
          <table:table-cell table:style-name="ce22" office:value-type="float" office:value="13" calcext:value-type="float">
            <text:p>13</text:p>
          </table:table-cell>
          <table:table-cell table:formula="of:= [.G66] + [.F67]" office:value-type="float" office:value="82571" calcext:value-type="float">
            <text:p>82 571</text:p>
          </table:table-cell>
          <table:table-cell office:value-type="float" office:value="659" calcext:value-type="float">
            <text:p>659</text:p>
          </table:table-cell>
          <table:table-cell table:formula="of:= [.I66] + [.H67]" office:value-type="float" office:value="432515" calcext:value-type="float">
            <text:p>432 515</text:p>
          </table:table-cell>
          <table:table-cell table:formula="of:= [.H67] / [.F67]" office:value-type="float" office:value="50.6923076923077" calcext:value-type="float">
            <text:p>50,69</text:p>
          </table:table-cell>
          <table:table-cell table:formula="of:= SUM([.H66:.H68]) / SUM([.F66:.F68])" office:value-type="float" office:value="34.5535714285714" calcext:value-type="float">
            <text:p>34,55</text:p>
          </table:table-cell>
          <table:table-cell table:formula="of:= SUM([.H65:.H69]) / SUM([.F65:.F69])" office:value-type="float" office:value="38.2068965517241" calcext:value-type="float">
            <text:p>38,21</text:p>
          </table:table-cell>
          <table:table-cell table:formula="of:= SUM([.H64:.H70]) / SUM([.F64:.F70])" office:value-type="float" office:value="45.252427184466" calcext:value-type="float">
            <text:p>45,25</text:p>
          </table:table-cell>
          <table:table-cell table:formula="of:=AVERAGE([.F66:.F68])" office:value-type="float" office:value="18.6666666666667" calcext:value-type="float">
            <text:p>18,7</text:p>
          </table:table-cell>
          <table:table-cell table:formula="of:=AVERAGE([.F65:.F69])" office:value-type="float" office:value="17.4" calcext:value-type="float">
            <text:p>17,4</text:p>
          </table:table-cell>
          <table:table-cell table:formula="of:=AVERAGE([.F64:.F70])" office:value-type="float" office:value="14.7142857142857" calcext:value-type="float">
            <text:p>14,7</text:p>
          </table:table-cell>
          <table:table-cell table:formula="of:=AVERAGE([.H66:.H68])" office:value-type="float" office:value="645" calcext:value-type="float">
            <text:p>645,0</text:p>
          </table:table-cell>
          <table:table-cell table:formula="of:=AVERAGE([.H65:.H69])" office:value-type="float" office:value="664.8" calcext:value-type="float">
            <text:p>664,8</text:p>
          </table:table-cell>
          <table:table-cell table:formula="of:=AVERAGE([.H64:.H70])" office:value-type="float" office:value="665.857142857143" calcext:value-type="float">
            <text:p>665,9</text:p>
          </table:table-cell>
          <table:table-cell table:formula="of:= SUM([.F64:.F70]) / SUM([.F59:.F65])" office:value-type="float" office:value="1.53731343283582" calcext:value-type="float">
            <text:p>1.5373</text:p>
          </table:table-cell>
          <table:table-cell table:formula="of:= AVERAGE([.T66:.T68])" office:value-type="float" office:value="1.50482113735436" calcext:value-type="float">
            <text:p>1.5048</text:p>
          </table:table-cell>
          <table:table-cell table:formula="of:= AVERAGE([.T65:.T69])" office:value-type="float" office:value="1.45518915392848" calcext:value-type="float">
            <text:p>1.4552</text:p>
          </table:table-cell>
          <table:table-cell table:formula="of:= AVERAGE([.T64:.T70])" office:value-type="float" office:value="1.41145214668067" calcext:value-type="float">
            <text:p>1.4115</text:p>
          </table:table-cell>
          <table:table-cell table:formula="of:= SUM([.H64:.H70]) / SUM([.H59:.H65])" office:value-type="float" office:value="1.16350474288567" calcext:value-type="float">
            <text:p>1.1635</text:p>
          </table:table-cell>
          <table:table-cell table:formula="of:= AVERAGE([.X66:.X68])" office:value-type="float" office:value="1.15696338916088" calcext:value-type="float">
            <text:p>1.1570</text:p>
          </table:table-cell>
          <table:table-cell table:formula="of:= AVERAGE([.X65:.X69])" office:value-type="float" office:value="1.14751145782861" calcext:value-type="float">
            <text:p>1.1475</text:p>
          </table:table-cell>
          <table:table-cell table:formula="of:= AVERAGE([.X64:.X70])" office:value-type="float" office:value="1.14984715266999" calcext:value-type="float">
            <text:p>1.1498</text:p>
          </table:table-cell>
        </table:table-row>
        <table:table-row table:style-name="ro2">
          <table:table-cell/>
          <table:table-cell office:value-type="date" office:date-value="2021-10-07" calcext:value-type="date">
            <text:p>07.10.2021</text:p>
          </table:table-cell>
          <table:table-cell table:style-name="ce17" office:value-type="float" office:value="339" calcext:value-type="float">
            <text:p>339</text:p>
          </table:table-cell>
          <table:table-cell table:style-name="ce17" office:value-type="float" office:value="1705685" calcext:value-type="float">
            <text:p>1 705 685</text:p>
          </table:table-cell>
          <table:table-cell table:style-name="ce17" table:formula="of:= [.D68] - [.D67] - [.C68]" office:value-type="float" office:value="0" calcext:value-type="float">
            <text:p>0</text:p>
          </table:table-cell>
          <table:table-cell table:style-name="ce22" office:value-type="float" office:value="22" calcext:value-type="float">
            <text:p>22</text:p>
          </table:table-cell>
          <table:table-cell table:formula="of:= [.G67] + [.F68]" office:value-type="float" office:value="82593" calcext:value-type="float">
            <text:p>82 593</text:p>
          </table:table-cell>
          <table:table-cell office:value-type="float" office:value="689" calcext:value-type="float">
            <text:p>689</text:p>
          </table:table-cell>
          <table:table-cell table:style-name="ce6" table:formula="of:= [.I67] + [.H68]" office:value-type="float" office:value="433204" calcext:value-type="float">
            <text:p>433 204</text:p>
          </table:table-cell>
          <table:table-cell table:formula="of:= [.H68] / [.F68]" office:value-type="float" office:value="31.3181818181818" calcext:value-type="float">
            <text:p>31,32</text:p>
          </table:table-cell>
          <table:table-cell table:formula="of:= SUM([.H67:.H69]) / SUM([.F67:.F69])" office:value-type="float" office:value="45.1224489795918" calcext:value-type="float">
            <text:p>45,12</text:p>
          </table:table-cell>
          <table:table-cell table:formula="of:= SUM([.H66:.H70]) / SUM([.F66:.F70])" office:value-type="float" office:value="44.5679012345679" calcext:value-type="float">
            <text:p>44,57</text:p>
          </table:table-cell>
          <table:table-cell table:formula="of:= SUM([.H65:.H71]) / SUM([.F65:.F71])" office:value-type="float" office:value="47.2596153846154" calcext:value-type="float">
            <text:p>47,26</text:p>
          </table:table-cell>
          <table:table-cell table:formula="of:=AVERAGE([.F67:.F69])" office:value-type="float" office:value="16.3333333333333" calcext:value-type="float">
            <text:p>16,3</text:p>
          </table:table-cell>
          <table:table-cell table:formula="of:=AVERAGE([.F66:.F70])" office:value-type="float" office:value="16.2" calcext:value-type="float">
            <text:p>16,2</text:p>
          </table:table-cell>
          <table:table-cell table:formula="of:=AVERAGE([.F65:.F71])" office:value-type="float" office:value="14.8571428571429" calcext:value-type="float">
            <text:p>14,9</text:p>
          </table:table-cell>
          <table:table-cell table:formula="of:=AVERAGE([.H67:.H69])" office:value-type="float" office:value="737" calcext:value-type="float">
            <text:p>737,0</text:p>
          </table:table-cell>
          <table:table-cell table:formula="of:=AVERAGE([.H66:.H70])" office:value-type="float" office:value="722" calcext:value-type="float">
            <text:p>722,0</text:p>
          </table:table-cell>
          <table:table-cell table:formula="of:=AVERAGE([.H65:.H71])" office:value-type="float" office:value="702.142857142857" calcext:value-type="float">
            <text:p>702,1</text:p>
          </table:table-cell>
          <table:table-cell table:formula="of:= SUM([.F65:.F71]) / SUM([.F60:.F66])" office:value-type="float" office:value="1.25301204819277" calcext:value-type="float">
            <text:p>1.2530</text:p>
          </table:table-cell>
          <table:table-cell table:formula="of:= AVERAGE([.T67:.T69])" office:value-type="float" office:value="1.30089501053013" calcext:value-type="float">
            <text:p>1.3009</text:p>
          </table:table-cell>
          <table:table-cell table:formula="of:= AVERAGE([.T66:.T70])" office:value-type="float" office:value="1.34451352869519" calcext:value-type="float">
            <text:p>1.3445</text:p>
          </table:table-cell>
          <table:table-cell table:formula="of:= AVERAGE([.T65:.T71])" office:value-type="float" office:value="1.37167006435621" calcext:value-type="float">
            <text:p>1.3717</text:p>
          </table:table-cell>
          <table:table-cell table:formula="of:= SUM([.H65:.H71]) / SUM([.H60:.H66])" office:value-type="float" office:value="1.24084827063873" calcext:value-type="float">
            <text:p>1.2408</text:p>
          </table:table-cell>
          <table:table-cell table:formula="of:= AVERAGE([.X67:.X69])" office:value-type="float" office:value="1.23461137021112" calcext:value-type="float">
            <text:p>1.2346</text:p>
          </table:table-cell>
          <table:table-cell table:formula="of:= AVERAGE([.X66:.X70])" office:value-type="float" office:value="1.22959292511749" calcext:value-type="float">
            <text:p>1.2296</text:p>
          </table:table-cell>
          <table:table-cell table:formula="of:= AVERAGE([.X65:.X71])" office:value-type="float" office:value="1.2131714043524" calcext:value-type="float">
            <text:p>1.2132</text:p>
          </table:table-cell>
        </table:table-row>
        <table:table-row table:style-name="ro2">
          <table:table-cell/>
          <table:table-cell office:value-type="date" office:date-value="2021-10-08" calcext:value-type="date">
            <text:p>08.10.2021</text:p>
          </table:table-cell>
          <table:table-cell table:style-name="ce17" office:value-type="float" office:value="322" calcext:value-type="float">
            <text:p>322</text:p>
          </table:table-cell>
          <table:table-cell table:style-name="ce17" office:value-type="float" office:value="1706007" calcext:value-type="float">
            <text:p>1 706 007</text:p>
          </table:table-cell>
          <table:table-cell table:style-name="ce17" table:formula="of:= [.D69] - [.D68] - [.C69]" office:value-type="float" office:value="0" calcext:value-type="float">
            <text:p>0</text:p>
          </table:table-cell>
          <table:table-cell table:style-name="ce22" office:value-type="float" office:value="14" calcext:value-type="float">
            <text:p>14</text:p>
          </table:table-cell>
          <table:table-cell table:formula="of:= [.G68] + [.F69]" office:value-type="float" office:value="82607" calcext:value-type="float">
            <text:p>82 607</text:p>
          </table:table-cell>
          <table:table-cell office:value-type="float" office:value="863" calcext:value-type="float">
            <text:p>863</text:p>
          </table:table-cell>
          <table:table-cell table:style-name="ce6" table:formula="of:= [.I68] + [.H69]" office:value-type="float" office:value="434067" calcext:value-type="float">
            <text:p>434 067</text:p>
          </table:table-cell>
          <table:table-cell table:formula="of:= [.H69] / [.F69]" office:value-type="float" office:value="61.6428571428571" calcext:value-type="float">
            <text:p>61,64</text:p>
          </table:table-cell>
          <table:table-cell table:formula="of:= SUM([.H68:.H70]) / SUM([.F68:.F70])" office:value-type="float" office:value="50.2978723404255" calcext:value-type="float">
            <text:p>50,30</text:p>
          </table:table-cell>
          <table:table-cell table:formula="of:= SUM([.H67:.H71]) / SUM([.F67:.F71])" office:value-type="float" office:value="57.6060606060606" calcext:value-type="float">
            <text:p>57,61</text:p>
          </table:table-cell>
          <table:table-cell table:formula="of:= SUM([.H66:.H72]) / SUM([.F66:.F72])" office:value-type="float" office:value="53.1212121212121" calcext:value-type="float">
            <text:p>53,12</text:p>
          </table:table-cell>
          <table:table-cell table:formula="of:=AVERAGE([.F68:.F70])" office:value-type="float" office:value="15.6666666666667" calcext:value-type="float">
            <text:p>15,7</text:p>
          </table:table-cell>
          <table:table-cell table:formula="of:=AVERAGE([.F67:.F71])" office:value-type="float" office:value="13.2" calcext:value-type="float">
            <text:p>13,2</text:p>
          </table:table-cell>
          <table:table-cell table:formula="of:=AVERAGE([.F66:.F72])" office:value-type="float" office:value="14.1428571428571" calcext:value-type="float">
            <text:p>14,1</text:p>
          </table:table-cell>
          <table:table-cell table:formula="of:=AVERAGE([.H68:.H70])" office:value-type="float" office:value="788" calcext:value-type="float">
            <text:p>788,0</text:p>
          </table:table-cell>
          <table:table-cell table:formula="of:=AVERAGE([.H67:.H71])" office:value-type="float" office:value="760.4" calcext:value-type="float">
            <text:p>760,4</text:p>
          </table:table-cell>
          <table:table-cell table:formula="of:=AVERAGE([.H66:.H72])" office:value-type="float" office:value="751.285714285714" calcext:value-type="float">
            <text:p>751,3</text:p>
          </table:table-cell>
          <table:table-cell table:formula="of:= SUM([.F66:.F72]) / SUM([.F61:.F67])" office:value-type="float" office:value="1.1123595505618" calcext:value-type="float">
            <text:p>1.1124</text:p>
          </table:table-cell>
          <table:table-cell table:formula="of:= AVERAGE([.T68:.T70])" office:value-type="float" office:value="1.15370542653521" calcext:value-type="float">
            <text:p>1.1537</text:p>
          </table:table-cell>
          <table:table-cell table:formula="of:= AVERAGE([.T67:.T71])" office:value-type="float" office:value="1.24568594248829" calcext:value-type="float">
            <text:p>1.2457</text:p>
          </table:table-cell>
          <table:table-cell table:formula="of:= AVERAGE([.T66:.T72])" office:value-type="float" office:value="1.28309912243831" calcext:value-type="float">
            <text:p>1.2831</text:p>
          </table:table-cell>
          <table:table-cell table:formula="of:= SUM([.H66:.H72]) / SUM([.H61:.H67])" office:value-type="float" office:value="1.29948109710897" calcext:value-type="float">
            <text:p>1.2995</text:p>
          </table:table-cell>
          <table:table-cell table:formula="of:= AVERAGE([.X68:.X70])" office:value-type="float" office:value="1.30597424291452" calcext:value-type="float">
            <text:p>1.3060</text:p>
          </table:table-cell>
          <table:table-cell table:formula="of:= AVERAGE([.X67:.X71])" office:value-type="float" office:value="1.29169533039142" calcext:value-type="float">
            <text:p>1.2917</text:p>
          </table:table-cell>
          <table:table-cell table:formula="of:= AVERAGE([.X66:.X72])" office:value-type="float" office:value="1.27606244366234" calcext:value-type="float">
            <text:p>1.2761</text:p>
          </table:table-cell>
        </table:table-row>
        <table:table-row table:style-name="ro2">
          <table:table-cell/>
          <table:table-cell office:value-type="date" office:date-value="2021-10-09" calcext:value-type="date">
            <text:p>09.10.2021</text:p>
          </table:table-cell>
          <table:table-cell table:style-name="ce17" office:value-type="float" office:value="260" calcext:value-type="float">
            <text:p>260</text:p>
          </table:table-cell>
          <table:table-cell table:style-name="ce17" table:formula="of:= [.D69] + [.C70]" office:value-type="float" office:value="1706267" calcext:value-type="float">
            <text:p>1 706 267</text:p>
          </table:table-cell>
          <table:table-cell table:style-name="ce17"/>
          <table:table-cell table:style-name="ce22" office:value-type="float" office:value="11" calcext:value-type="float">
            <text:p>11</text:p>
          </table:table-cell>
          <table:table-cell table:formula="of:= [.G69] + [.F70]" office:value-type="float" office:value="82618" calcext:value-type="float">
            <text:p>82 618</text:p>
          </table:table-cell>
          <table:table-cell office:value-type="float" office:value="812" calcext:value-type="float">
            <text:p>812</text:p>
          </table:table-cell>
          <table:table-cell table:style-name="ce6" table:formula="of:= [.I69] + [.H70]" office:value-type="float" office:value="434879" calcext:value-type="float">
            <text:p>434 879</text:p>
          </table:table-cell>
          <table:table-cell table:formula="of:= [.H70] / [.F70]" office:value-type="float" office:value="73.8181818181818" calcext:value-type="float">
            <text:p>73,82</text:p>
          </table:table-cell>
          <table:table-cell table:formula="of:= SUM([.H69:.H71]) / SUM([.F69:.F71])" office:value-type="float" office:value="79.1612903225806" calcext:value-type="float">
            <text:p>79,16</text:p>
          </table:table-cell>
          <table:table-cell table:formula="of:= SUM([.H68:.H72]) / SUM([.F68:.F72])" office:value-type="float" office:value="61.7384615384615" calcext:value-type="float">
            <text:p>61,74</text:p>
          </table:table-cell>
          <table:table-cell table:formula="of:= SUM([.H67:.H73]) / SUM([.F67:.F73])" office:value-type="float" office:value="54.7961165048544" calcext:value-type="float">
            <text:p>54,80</text:p>
          </table:table-cell>
          <table:table-cell table:formula="of:=AVERAGE([.F69:.F71])" office:value-type="float" office:value="10.3333333333333" calcext:value-type="float">
            <text:p>10,3</text:p>
          </table:table-cell>
          <table:table-cell table:formula="of:=AVERAGE([.F68:.F72])" office:value-type="float" office:value="13" calcext:value-type="float">
            <text:p>13,0</text:p>
          </table:table-cell>
          <table:table-cell table:formula="of:=AVERAGE([.F67:.F73])" office:value-type="float" office:value="14.7142857142857" calcext:value-type="float">
            <text:p>14,7</text:p>
          </table:table-cell>
          <table:table-cell table:formula="of:=AVERAGE([.H69:.H71])" office:value-type="float" office:value="818" calcext:value-type="float">
            <text:p>818,0</text:p>
          </table:table-cell>
          <table:table-cell table:formula="of:=AVERAGE([.H68:.H72])" office:value-type="float" office:value="802.6" calcext:value-type="float">
            <text:p>802,6</text:p>
          </table:table-cell>
          <table:table-cell table:formula="of:=AVERAGE([.H67:.H73])" office:value-type="float" office:value="806.285714285714" calcext:value-type="float">
            <text:p>806,3</text:p>
          </table:table-cell>
          <table:table-cell table:formula="of:= SUM([.F67:.F73]) / SUM([.F62:.F68])" office:value-type="float" office:value="1.09574468085106" calcext:value-type="float">
            <text:p>1.0957</text:p>
          </table:table-cell>
          <table:table-cell table:formula="of:= AVERAGE([.T69:.T71])" office:value-type="float" office:value="1.14603474380429" calcext:value-type="float">
            <text:p>1.1460</text:p>
          </table:table-cell>
          <table:table-cell table:formula="of:= AVERAGE([.T68:.T72])" office:value-type="float" office:value="1.14404849863957" calcext:value-type="float">
            <text:p>1.1440</text:p>
          </table:table-cell>
          <table:table-cell table:formula="of:= AVERAGE([.T67:.T73])" office:value-type="float" office:value="1.20987062679602" calcext:value-type="float">
            <text:p>1.2099</text:p>
          </table:table-cell>
          <table:table-cell table:formula="of:= SUM([.H67:.H73]) / SUM([.H62:.H68])" office:value-type="float" office:value="1.37759336099585" calcext:value-type="float">
            <text:p>1.3776</text:p>
          </table:table-cell>
          <table:table-cell table:formula="of:= AVERAGE([.X69:.X71])" office:value-type="float" office:value="1.35137454614423" calcext:value-type="float">
            <text:p>1.3514</text:p>
          </table:table-cell>
          <table:table-cell table:formula="of:= AVERAGE([.X68:.X72])" office:value-type="float" office:value="1.3404790417585" calcext:value-type="float">
            <text:p>1.3405</text:p>
          </table:table-cell>
          <table:table-cell table:formula="of:= AVERAGE([.X67:.X73])" office:value-type="float" office:value="1.32550205675042" calcext:value-type="float">
            <text:p>1.3255</text:p>
          </table:table-cell>
        </table:table-row>
        <table:table-row table:style-name="ro2">
          <table:table-cell/>
          <table:table-cell office:value-type="date" office:date-value="2021-10-10" calcext:value-type="date">
            <text:p>10.10.2021</text:p>
          </table:table-cell>
          <table:table-cell table:style-name="ce17" office:value-type="float" office:value="244" calcext:value-type="float">
            <text:p>244</text:p>
          </table:table-cell>
          <table:table-cell table:style-name="ce17" table:formula="of:= [.D70] + [.C71]" office:value-type="float" office:value="1706511" calcext:value-type="float">
            <text:p>1 706 511</text:p>
          </table:table-cell>
          <table:table-cell table:style-name="ce17"/>
          <table:table-cell table:style-name="ce22" office:value-type="float" office:value="6" calcext:value-type="float">
            <text:p>6</text:p>
          </table:table-cell>
          <table:table-cell table:formula="of:= [.G70] + [.F71]" office:value-type="float" office:value="82624" calcext:value-type="float">
            <text:p>82 624</text:p>
          </table:table-cell>
          <table:table-cell office:value-type="float" office:value="779" calcext:value-type="float">
            <text:p>779</text:p>
          </table:table-cell>
          <table:table-cell table:style-name="ce6" table:formula="of:= [.I70] + [.H71]" office:value-type="float" office:value="435658" calcext:value-type="float">
            <text:p>435 658</text:p>
          </table:table-cell>
          <table:table-cell table:formula="of:= [.H71] / [.F71]" office:value-type="float" office:value="129.833333333333" calcext:value-type="float">
            <text:p>129,83</text:p>
          </table:table-cell>
          <table:table-cell table:formula="of:= SUM([.H70:.H72]) / SUM([.F70:.F72])" office:value-type="float" office:value="84.8620689655172" calcext:value-type="float">
            <text:p>84,86</text:p>
          </table:table-cell>
          <table:table-cell table:formula="of:= SUM([.H69:.H73]) / SUM([.F69:.F73])" office:value-type="float" office:value="63.1764705882353" calcext:value-type="float">
            <text:p>63,18</text:p>
          </table:table-cell>
          <table:table-cell table:formula="of:= SUM([.H68:.H74]) / SUM([.F68:.F74])" office:value-type="float" office:value="49.1707317073171" calcext:value-type="float">
            <text:p>49,17</text:p>
          </table:table-cell>
          <table:table-cell table:formula="of:=AVERAGE([.F70:.F72])" office:value-type="float" office:value="9.66666666666667" calcext:value-type="float">
            <text:p>9,7</text:p>
          </table:table-cell>
          <table:table-cell table:formula="of:=AVERAGE([.F69:.F73])" office:value-type="float" office:value="13.6" calcext:value-type="float">
            <text:p>13,6</text:p>
          </table:table-cell>
          <table:table-cell table:formula="of:=AVERAGE([.F68:.F74])" office:value-type="float" office:value="17.5714285714286" calcext:value-type="float">
            <text:p>17,6</text:p>
          </table:table-cell>
          <table:table-cell table:formula="of:=AVERAGE([.H70:.H72])" office:value-type="float" office:value="820.333333333333" calcext:value-type="float">
            <text:p>820,3</text:p>
          </table:table-cell>
          <table:table-cell table:formula="of:=AVERAGE([.H69:.H73])" office:value-type="float" office:value="859.2" calcext:value-type="float">
            <text:p>859,2</text:p>
          </table:table-cell>
          <table:table-cell table:formula="of:=AVERAGE([.H68:.H74])" office:value-type="float" office:value="864" calcext:value-type="float">
            <text:p>864,0</text:p>
          </table:table-cell>
          <table:table-cell table:formula="of:= SUM([.F68:.F74]) / SUM([.F63:.F69])" office:value-type="float" office:value="1.23" calcext:value-type="float">
            <text:p>1.2300</text:p>
          </table:table-cell>
          <table:table-cell table:formula="of:= AVERAGE([.T70:.T72])" office:value-type="float" office:value="1.11829029814777" calcext:value-type="float">
            <text:p>1.1183</text:p>
          </table:table-cell>
          <table:table-cell table:formula="of:= AVERAGE([.T69:.T73])" office:value-type="float" office:value="1.13575378130871" calcext:value-type="float">
            <text:p>1.1358</text:p>
          </table:table-cell>
          <table:table-cell table:style-name="ce34" table:formula="of:= AVERAGE([.T68:.T74])" office:value-type="float" office:value="1.15619958805036" calcext:value-type="float">
            <text:p>1.1562</text:p>
          </table:table-cell>
          <table:table-cell table:formula="of:= SUM([.H68:.H74]) / SUM([.H63:.H69])" office:value-type="float" office:value="1.37704918032787" calcext:value-type="float">
            <text:p>1.3770</text:p>
          </table:table-cell>
          <table:table-cell table:formula="of:= AVERAGE([.X70:.X72])" office:value-type="float" office:value="1.38735528034827" calcext:value-type="float">
            <text:p>1.3874</text:p>
          </table:table-cell>
          <table:table-cell table:formula="of:= AVERAGE([.X69:.X73])" office:value-type="float" office:value="1.37483227674571" calcext:value-type="float">
            <text:p>1.3748</text:p>
          </table:table-cell>
          <table:table-cell table:style-name="ce34" table:formula="of:= AVERAGE([.X68:.X74])" office:value-type="float" office:value="1.32583152072142" calcext:value-type="float">
            <text:p>1.3258</text:p>
          </table:table-cell>
        </table:table-row>
        <table:table-row table:style-name="ro2">
          <table:table-cell/>
          <table:table-cell office:value-type="date" office:date-value="2021-10-11" calcext:value-type="date">
            <text:p>11.10.2021</text:p>
          </table:table-cell>
          <table:table-cell table:style-name="ce17" office:value-type="float" office:value="306" calcext:value-type="float">
            <text:p>306</text:p>
          </table:table-cell>
          <table:table-cell table:style-name="ce17" table:formula="of:= [.D71] + [.C72]" office:value-type="float" office:value="1706817" calcext:value-type="float">
            <text:p>1 706 817</text:p>
          </table:table-cell>
          <table:table-cell table:style-name="ce17"/>
          <table:table-cell table:style-name="ce22" office:value-type="float" office:value="12" calcext:value-type="float">
            <text:p>12</text:p>
          </table:table-cell>
          <table:table-cell table:formula="of:= [.G71] + [.F72]" office:value-type="float" office:value="82636" calcext:value-type="float">
            <text:p>82 636</text:p>
          </table:table-cell>
          <table:table-cell office:value-type="float" office:value="870" calcext:value-type="float">
            <text:p>870</text:p>
          </table:table-cell>
          <table:table-cell table:style-name="ce6" table:formula="of:= [.I71] + [.H72]" office:value-type="float" office:value="436528" calcext:value-type="float">
            <text:p>436 528</text:p>
          </table:table-cell>
          <table:table-cell table:formula="of:= [.H72] / [.F72]" office:value-type="float" office:value="72.5" calcext:value-type="float">
            <text:p>72,50</text:p>
          </table:table-cell>
          <table:table-cell table:formula="of:= SUM([.H71:.H73]) / SUM([.F71:.F73])" office:value-type="float" office:value="60.953488372093" calcext:value-type="float">
            <text:p>60,95</text:p>
          </table:table-cell>
          <table:table-cell table:formula="of:= SUM([.H70:.H74]) / SUM([.F70:.F74])" office:value-type="float" office:value="51.6781609195402" calcext:value-type="float">
            <text:p>51,68</text:p>
          </table:table-cell>
          <table:table-cell table:formula="of:= SUM([.H69:.H75]) / SUM([.F69:.F75])" office:value-type="float" office:value="61.8867924528302" calcext:value-type="float">
            <text:p>61,89</text:p>
          </table:table-cell>
          <table:table-cell table:formula="of:=AVERAGE([.F71:.F73])" office:value-type="float" office:value="14.3333333333333" calcext:value-type="float">
            <text:p>14,3</text:p>
          </table:table-cell>
          <table:table-cell table:formula="of:=AVERAGE([.F70:.F74])" office:value-type="float" office:value="17.4" calcext:value-type="float">
            <text:p>17,4</text:p>
          </table:table-cell>
          <table:table-cell table:formula="of:=AVERAGE([.F69:.F75])" office:value-type="float" office:value="15.1428571428571" calcext:value-type="float">
            <text:p>15,1</text:p>
          </table:table-cell>
          <table:table-cell table:formula="of:=AVERAGE([.H71:.H73])" office:value-type="float" office:value="873.666666666667" calcext:value-type="float">
            <text:p>873,7</text:p>
          </table:table-cell>
          <table:table-cell table:formula="of:=AVERAGE([.H70:.H74])" office:value-type="float" office:value="899.2" calcext:value-type="float">
            <text:p>899,2</text:p>
          </table:table-cell>
          <table:table-cell table:formula="of:=AVERAGE([.H69:.H75])" office:value-type="float" office:value="937.142857142857" calcext:value-type="float">
            <text:p>937,1</text:p>
          </table:table-cell>
          <table:table-cell table:formula="of:= SUM([.F69:.F75]) / SUM([.F64:.F70])" office:value-type="float" office:value="1.02912621359223" calcext:value-type="float">
            <text:p>1.0291</text:p>
          </table:table-cell>
          <table:table-cell table:formula="of:= AVERAGE([.T71:.T73])" office:value-type="float" office:value="1.15688822504356" calcext:value-type="float">
            <text:p>1.1569</text:p>
          </table:table-cell>
          <table:table-cell table:style-name="ce34" table:formula="of:= AVERAGE([.T70:.T74])" office:value-type="float" office:value="1.14560510351958" calcext:value-type="float">
            <text:p>1.1456</text:p>
          </table:table-cell>
          <table:table-cell table:style-name="ce34" table:formula="of:= AVERAGE([.T69:.T75])" office:value-type="float" office:value="1.16582477395347" calcext:value-type="float">
            <text:p>1.1658</text:p>
          </table:table-cell>
          <table:table-cell table:formula="of:= SUM([.H69:.H75]) / SUM([.H64:.H70])" office:value-type="float" office:value="1.40742329972109" calcext:value-type="float">
            <text:p>1.4074</text:p>
          </table:table-cell>
          <table:table-cell table:formula="of:= AVERAGE([.X71:.X73])" office:value-type="float" office:value="1.39902897520791" calcext:value-type="float">
            <text:p>1.3990</text:p>
          </table:table-cell>
          <table:table-cell table:style-name="ce34" table:formula="of:= AVERAGE([.X70:.X74])" office:value-type="float" office:value="1.34809825546044" calcext:value-type="float">
            <text:p>1.3481</text:p>
          </table:table-cell>
          <table:table-cell table:style-name="ce34" table:formula="of:= AVERAGE([.X69:.X75])" office:value-type="float" office:value="1.34948881444712" calcext:value-type="float">
            <text:p>1.3495</text:p>
          </table:table-cell>
        </table:table-row>
        <table:table-row table:style-name="ro2">
          <table:table-cell/>
          <table:table-cell office:value-type="date" office:date-value="2021-10-12" calcext:value-type="date">
            <text:p>12.10.2021</text:p>
          </table:table-cell>
          <table:table-cell table:style-name="ce17" office:value-type="float" office:value="314" calcext:value-type="float">
            <text:p>314</text:p>
          </table:table-cell>
          <table:table-cell table:style-name="ce17" table:formula="of:= [.D72] + [.C73]" office:value-type="float" office:value="1707131" calcext:value-type="float">
            <text:p>1 707 131</text:p>
          </table:table-cell>
          <table:table-cell table:style-name="ce17"/>
          <table:table-cell table:style-name="ce22" office:value-type="float" office:value="25" calcext:value-type="float">
            <text:p>25</text:p>
          </table:table-cell>
          <table:table-cell table:formula="of:= [.G72] + [.F73]" office:value-type="float" office:value="82661" calcext:value-type="float">
            <text:p>82 661</text:p>
          </table:table-cell>
          <table:table-cell office:value-type="float" office:value="972" calcext:value-type="float">
            <text:p>972</text:p>
          </table:table-cell>
          <table:table-cell table:formula="of:= [.I72] + [.H73]" office:value-type="float" office:value="437500" calcext:value-type="float">
            <text:p>437 500</text:p>
          </table:table-cell>
          <table:table-cell table:formula="of:= [.H73] / [.F73]" office:value-type="float" office:value="38.88" calcext:value-type="float">
            <text:p>38,88</text:p>
          </table:table-cell>
          <table:table-cell table:formula="of:= SUM([.H72:.H74]) / SUM([.F72:.F74])" office:value-type="float" office:value="41.5" calcext:value-type="float">
            <text:p>41,50</text:p>
          </table:table-cell>
          <table:table-cell table:formula="of:= SUM([.H71:.H75]) / SUM([.F71:.F75])" office:value-type="float" office:value="60.3086419753086" calcext:value-type="float">
            <text:p>60,31</text:p>
          </table:table-cell>
          <table:table-cell table:formula="of:= SUM([.H70:.H76]) / SUM([.F70:.F76])" office:value-type="float" office:value="55.1031746031746" calcext:value-type="float">
            <text:p>55,10</text:p>
          </table:table-cell>
          <table:table-cell table:formula="of:=AVERAGE([.F72:.F74])" office:value-type="float" office:value="23.3333333333333" calcext:value-type="float">
            <text:p>23,3</text:p>
          </table:table-cell>
          <table:table-cell table:formula="of:=AVERAGE([.F71:.F75])" office:value-type="float" office:value="16.2" calcext:value-type="float">
            <text:p>16,2</text:p>
          </table:table-cell>
          <table:table-cell table:formula="of:=AVERAGE([.F70:.F76])" office:value-type="float" office:value="18" calcext:value-type="float">
            <text:p>18,0</text:p>
          </table:table-cell>
          <table:table-cell table:formula="of:=AVERAGE([.H72:.H74])" office:value-type="float" office:value="968.333333333333" calcext:value-type="float">
            <text:p>968,3</text:p>
          </table:table-cell>
          <table:table-cell table:formula="of:=AVERAGE([.H71:.H75])" office:value-type="float" office:value="977" calcext:value-type="float">
            <text:p>977,0</text:p>
          </table:table-cell>
          <table:table-cell table:formula="of:=AVERAGE([.H70:.H76])" office:value-type="float" office:value="991.857142857143" calcext:value-type="float">
            <text:p>991,9</text:p>
          </table:table-cell>
          <table:table-cell table:formula="of:= SUM([.F70:.F76]) / SUM([.F65:.F71])" office:value-type="float" office:value="1.21153846153846" calcext:value-type="float">
            <text:p>1.2115</text:p>
          </table:table-cell>
          <table:table-cell table:style-name="ce34" table:formula="of:= AVERAGE([.T72:.T74])" office:value-type="float" office:value="1.13409361224895" calcext:value-type="float">
            <text:p>1.1341</text:p>
          </table:table-cell>
          <table:table-cell table:style-name="ce34" table:formula="of:= AVERAGE([.T71:.T75])" office:value-type="float" office:value="1.19053383725228" calcext:value-type="float">
            <text:p>1.1905</text:p>
          </table:table-cell>
          <table:table-cell table:style-name="ce34" table:formula="of:= AVERAGE([.T70:.T76])" office:value-type="float" office:value="1.20668397869319" calcext:value-type="float">
            <text:p>1.2067</text:p>
          </table:table-cell>
          <table:table-cell table:formula="of:= SUM([.H70:.H76]) / SUM([.H65:.H71])" office:value-type="float" office:value="1.41261444557477" calcext:value-type="float">
            <text:p>1.4126</text:p>
          </table:table-cell>
          <table:table-cell table:style-name="ce34" table:formula="of:= AVERAGE([.X72:.X74])" office:value-type="float" office:value="1.32861624532617" calcext:value-type="float">
            <text:p>1.3286</text:p>
          </table:table-cell>
          <table:table-cell table:style-name="ce34" table:formula="of:= AVERAGE([.X71:.X75])" office:value-type="float" office:value="1.353869448605" calcext:value-type="float">
            <text:p>1.3539</text:p>
          </table:table-cell>
          <table:table-cell table:style-name="ce34" table:formula="of:= AVERAGE([.X70:.X76])" office:value-type="float" office:value="1.36237945892664" calcext:value-type="float">
            <text:p>1.3624</text:p>
          </table:table-cell>
        </table:table-row>
        <table:table-row table:style-name="ro2">
          <table:table-cell/>
          <table:table-cell office:value-type="date" office:date-value="2021-10-13" calcext:value-type="date">
            <text:p>13.10.2021</text:p>
          </table:table-cell>
          <table:table-cell table:style-name="ce17" office:value-type="float" office:value="338" calcext:value-type="float">
            <text:p>338</text:p>
          </table:table-cell>
          <table:table-cell table:style-name="ce17" table:formula="of:= [.D73] + [.C74]" office:value-type="float" office:value="1707469" calcext:value-type="float">
            <text:p>1 707 469</text:p>
          </table:table-cell>
          <table:table-cell table:style-name="ce17"/>
          <table:table-cell table:style-name="ce22" office:value-type="float" office:value="33" calcext:value-type="float">
            <text:p>33</text:p>
          </table:table-cell>
          <table:table-cell table:formula="of:= [.G73] + [.F74]" office:value-type="float" office:value="82694" calcext:value-type="float">
            <text:p>82 694</text:p>
          </table:table-cell>
          <table:table-cell office:value-type="float" office:value="1063" calcext:value-type="float">
            <text:p>1 063</text:p>
          </table:table-cell>
          <table:table-cell table:formula="of:= [.I73] + [.H74]" office:value-type="float" office:value="438563" calcext:value-type="float">
            <text:p>438 563</text:p>
          </table:table-cell>
          <table:table-cell table:formula="of:= [.H74] / [.F74]" office:value-type="float" office:value="32.2121212121212" calcext:value-type="float">
            <text:p>32,21</text:p>
          </table:table-cell>
          <table:table-cell table:formula="of:= SUM([.H73:.H75]) / SUM([.F73:.F75])" office:value-type="float" office:value="51.3650793650794" calcext:value-type="float">
            <text:p>51,37</text:p>
          </table:table-cell>
          <table:table-cell table:formula="of:= SUM([.H72:.H76]) / SUM([.F72:.F76])" office:value-type="float" office:value="49.1009174311927" calcext:value-type="float">
            <text:p>49,10</text:p>
          </table:table-cell>
          <table:table-cell table:style-name="ce28" table:formula="of:= SUM([.H71:.H77]) / SUM([.F71:.F77])" office:value-type="float" office:value="57.8294573643411" calcext:value-type="float">
            <text:p>57,83</text:p>
          </table:table-cell>
          <table:table-cell table:formula="of:=AVERAGE([.F73:.F75])" office:value-type="float" office:value="21" calcext:value-type="float">
            <text:p>21,0</text:p>
          </table:table-cell>
          <table:table-cell table:formula="of:=AVERAGE([.F72:.F76])" office:value-type="float" office:value="21.8" calcext:value-type="float">
            <text:p>21,8</text:p>
          </table:table-cell>
          <table:table-cell table:style-name="ce31" table:formula="of:=AVERAGE([.F71:.F77])" office:value-type="float" office:value="18.4285714285714" calcext:value-type="float">
            <text:p>18,4</text:p>
          </table:table-cell>
          <table:table-cell table:formula="of:=AVERAGE([.H73:.H75])" office:value-type="float" office:value="1078.66666666667" calcext:value-type="float">
            <text:p>1 078,7</text:p>
          </table:table-cell>
          <table:table-cell table:formula="of:=AVERAGE([.H72:.H76])" office:value-type="float" office:value="1070.4" calcext:value-type="float">
            <text:p>1 070,4</text:p>
          </table:table-cell>
          <table:table-cell table:style-name="ce31" table:formula="of:=AVERAGE([.H71:.H77])" office:value-type="float" office:value="1065.71428571429" calcext:value-type="float">
            <text:p>1 065,7</text:p>
          </table:table-cell>
          <table:table-cell table:style-name="ce34" table:formula="of:= SUM([.F71:.F77]) / SUM([.F66:.F72])" office:value-type="float" office:value="1.16161616161616" calcext:value-type="float">
            <text:p>1.1616</text:p>
          </table:table-cell>
          <table:table-cell table:style-name="ce34" table:formula="of:= AVERAGE([.T73:.T75])" office:value-type="float" office:value="1.23118099088973" calcext:value-type="float">
            <text:p>1.2312</text:p>
          </table:table-cell>
          <table:table-cell table:style-name="ce34" table:formula="of:= AVERAGE([.T72:.T76])" office:value-type="float" office:value="1.22420863400025" calcext:value-type="float">
            <text:p>1.2242</text:p>
          </table:table-cell>
          <table:table-cell table:style-name="ce34" table:formula="of:= AVERAGE([.T71:.T77])" office:value-type="float" office:value="1.31160454989236" calcext:value-type="float">
            <text:p>1.3116</text:p>
          </table:table-cell>
          <table:table-cell table:style-name="ce34" table:formula="of:= SUM([.H71:.H77]) / SUM([.H66:.H72])" office:value-type="float" office:value="1.16581099068264" calcext:value-type="float">
            <text:p>1.1658</text:p>
          </table:table-cell>
          <table:table-cell table:style-name="ce34" table:formula="of:= AVERAGE([.X73:.X75])" office:value-type="float" office:value="1.32829158765868" calcext:value-type="float">
            <text:p>1.3283</text:p>
          </table:table-cell>
          <table:table-cell table:style-name="ce34" table:formula="of:= AVERAGE([.X72:.X76])" office:value-type="float" office:value="1.35640273423255" calcext:value-type="float">
            <text:p>1.3564</text:p>
          </table:table-cell>
          <table:table-cell table:style-name="ce34" table:formula="of:= AVERAGE([.X71:.X77])" office:value-type="float" office:value="1.36394713209448" calcext:value-type="float">
            <text:p>1.3639</text:p>
          </table:table-cell>
        </table:table-row>
        <table:table-row table:style-name="ro2">
          <table:table-cell/>
          <table:table-cell office:value-type="date" office:date-value="2021-10-14" calcext:value-type="date">
            <text:p>14.10.2021</text:p>
          </table:table-cell>
          <table:table-cell table:style-name="ce17" office:value-type="float" office:value="341" calcext:value-type="float">
            <text:p>341</text:p>
          </table:table-cell>
          <table:table-cell table:style-name="ce17" table:formula="of:= [.D74] + [.C75]" office:value-type="float" office:value="1707810" calcext:value-type="float">
            <text:p>1 707 810</text:p>
          </table:table-cell>
          <table:table-cell table:style-name="ce17"/>
          <table:table-cell table:style-name="ce22" office:value-type="float" office:value="5" calcext:value-type="float">
            <text:p>5</text:p>
          </table:table-cell>
          <table:table-cell table:formula="of:= [.G74] + [.F75]" office:value-type="float" office:value="82699" calcext:value-type="float">
            <text:p>82 699</text:p>
          </table:table-cell>
          <table:table-cell office:value-type="float" office:value="1201" calcext:value-type="float">
            <text:p>1 201</text:p>
          </table:table-cell>
          <table:table-cell table:formula="of:= [.I74] + [.H75]" office:value-type="float" office:value="439764" calcext:value-type="float">
            <text:p>439 764</text:p>
          </table:table-cell>
          <table:table-cell table:formula="of:= [.H75] / [.F75]" office:value-type="float" office:value="240.2" calcext:value-type="float">
            <text:p>240,20</text:p>
          </table:table-cell>
          <table:table-cell table:formula="of:= SUM([.H74:.H76]) / SUM([.F74:.F76])" office:value-type="float" office:value="48.75" calcext:value-type="float">
            <text:p>48,75</text:p>
          </table:table-cell>
          <table:table-cell table:style-name="ce28" table:formula="of:= SUM([.H73:.H77]) / SUM([.F73:.F77])" office:value-type="float" office:value="52.3513513513514" calcext:value-type="float">
            <text:p>52,35</text:p>
          </table:table-cell>
          <table:table-cell table:style-name="ce28" table:formula="of:= SUM([.H72:.H78]) / SUM([.F72:.F78])" office:value-type="float" office:value="58.3676470588235" calcext:value-type="float">
            <text:p>58,37</text:p>
          </table:table-cell>
          <table:table-cell table:formula="of:=AVERAGE([.F74:.F76])" office:value-type="float" office:value="24" calcext:value-type="float">
            <text:p>24,0</text:p>
          </table:table-cell>
          <table:table-cell table:style-name="ce31" table:formula="of:=AVERAGE([.F73:.F77])" office:value-type="float" office:value="22.2" calcext:value-type="float">
            <text:p>22,2</text:p>
          </table:table-cell>
          <table:table-cell table:style-name="ce31" table:formula="of:=AVERAGE([.F72:.F78])" office:value-type="float" office:value="19.4285714285714" calcext:value-type="float">
            <text:p>19,4</text:p>
          </table:table-cell>
          <table:table-cell table:formula="of:=AVERAGE([.H74:.H76])" office:value-type="float" office:value="1170" calcext:value-type="float">
            <text:p>1 170,0</text:p>
          </table:table-cell>
          <table:table-cell table:style-name="ce31" table:formula="of:=AVERAGE([.H73:.H77])" office:value-type="float" office:value="1162.2" calcext:value-type="float">
            <text:p>1 162,2</text:p>
          </table:table-cell>
          <table:table-cell table:style-name="ce31" table:formula="of:=AVERAGE([.H72:.H78])" office:value-type="float" office:value="1134" calcext:value-type="float">
            <text:p>1 134,0</text:p>
          </table:table-cell>
          <table:table-cell table:style-name="ce34" table:formula="of:= SUM([.F72:.F78]) / SUM([.F67:.F73])" office:value-type="float" office:value="1.32038834951456" calcext:value-type="float">
            <text:p>1.3204</text:p>
          </table:table-cell>
          <table:table-cell table:style-name="ce34" table:formula="of:= AVERAGE([.T74:.T76])" office:value-type="float" office:value="1.29345949829019" calcext:value-type="float">
            <text:p>1.2935</text:p>
          </table:table-cell>
          <table:table-cell table:style-name="ce34" table:formula="of:= AVERAGE([.T73:.T77])" office:value-type="float" office:value="1.38442112713086" calcext:value-type="float">
            <text:p>1.3844</text:p>
          </table:table-cell>
          <table:table-cell table:style-name="ce34" table:formula="of:= AVERAGE([.T72:.T78])" office:value-type="float" office:value="1.38645715760211" calcext:value-type="float">
            <text:p>1.3865</text:p>
          </table:table-cell>
          <table:table-cell table:style-name="ce34" table:formula="of:= SUM([.H72:.H78]) / SUM([.H67:.H73])" office:value-type="float" office:value="1.40644932671864" calcext:value-type="float">
            <text:p>1.4064</text:p>
          </table:table-cell>
          <table:table-cell table:style-name="ce34" table:formula="of:= AVERAGE([.X74:.X76])" office:value-type="float" office:value="1.32065864195563" calcext:value-type="float">
            <text:p>1.3207</text:p>
          </table:table-cell>
          <table:table-cell table:style-name="ce34" table:formula="of:= AVERAGE([.X73:.X77])" office:value-type="float" office:value="1.35263148892248" calcext:value-type="float">
            <text:p>1.3526</text:p>
          </table:table-cell>
          <table:table-cell table:style-name="ce34" table:formula="of:= AVERAGE([.X72:.X78])" office:value-type="float" office:value="1.37388823497268" calcext:value-type="float">
            <text:p>1.3739</text:p>
          </table:table-cell>
        </table:table-row>
        <table:table-row table:style-name="ro2">
          <table:table-cell/>
          <table:table-cell office:value-type="date" office:date-value="2021-10-15" calcext:value-type="date">
            <text:p>15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5] + [.C76]" office:value-type="float" office:value="1708181" calcext:value-type="float">
            <text:p>1 708 181</text:p>
          </table:table-cell>
          <table:table-cell table:style-name="ce17"/>
          <table:table-cell table:style-name="ce22" office:value-type="float" office:value="34" calcext:value-type="float">
            <text:p>34</text:p>
          </table:table-cell>
          <table:table-cell table:formula="of:= [.G75] + [.F76]" office:value-type="float" office:value="82733" calcext:value-type="float">
            <text:p>82 733</text:p>
          </table:table-cell>
          <table:table-cell office:value-type="float" office:value="1246" calcext:value-type="float">
            <text:p>1 246</text:p>
          </table:table-cell>
          <table:table-cell table:formula="of:= [.I75] + [.H76]" office:value-type="float" office:value="441010" calcext:value-type="float">
            <text:p>441 010</text:p>
          </table:table-cell>
          <table:table-cell table:formula="of:= [.H76] / [.F76]" office:value-type="float" office:value="36.6470588235294" calcext:value-type="float">
            <text:p>36,65</text:p>
          </table:table-cell>
          <table:table-cell table:style-name="ce28" table:formula="of:= SUM([.H75:.H77]) / SUM([.F75:.F77])" office:value-type="float" office:value="71.2452830188679" calcext:value-type="float">
            <text:p>71,25</text:p>
          </table:table-cell>
          <table:table-cell table:style-name="ce28" table:formula="of:= SUM([.H74:.H78]) / SUM([.F74:.F78])" office:value-type="float" office:value="61.5757575757576" calcext:value-type="float">
            <text:p>61,58</text:p>
          </table:table-cell>
          <table:table-cell table:formula="of:= SUM([.H73:.H79]) / SUM([.F73:.F79])" office:value-type="float" office:value="48.8662790697674" calcext:value-type="float">
            <text:p>48,87</text:p>
          </table:table-cell>
          <table:table-cell table:style-name="ce31" table:formula="of:=AVERAGE([.F75:.F77])" office:value-type="float" office:value="17.6666666666667" calcext:value-type="float">
            <text:p>17,7</text:p>
          </table:table-cell>
          <table:table-cell table:style-name="ce31" table:formula="of:=AVERAGE([.F74:.F78])" office:value-type="float" office:value="19.8" calcext:value-type="float">
            <text:p>19,8</text:p>
          </table:table-cell>
          <table:table-cell table:style-name="ce31" table:formula="of:=AVERAGE([.F73:.F79])" office:value-type="float" office:value="24.5714285714286" calcext:value-type="float">
            <text:p>24,6</text:p>
          </table:table-cell>
          <table:table-cell table:style-name="ce31" table:formula="of:=AVERAGE([.H75:.H77])" office:value-type="float" office:value="1258.66666666667" calcext:value-type="float">
            <text:p>1 258,7</text:p>
          </table:table-cell>
          <table:table-cell table:style-name="ce31" table:formula="of:=AVERAGE([.H74:.H78])" office:value-type="float" office:value="1219.2" calcext:value-type="float">
            <text:p>1 219,2</text:p>
          </table:table-cell>
          <table:table-cell table:style-name="ce31" table:formula="of:=AVERAGE([.H73:.H79])" office:value-type="float" office:value="1200.71428571429" calcext:value-type="float">
            <text:p>1 200,7</text:p>
          </table:table-cell>
          <table:table-cell table:style-name="ce34" table:formula="of:= SUM([.F73:.F79]) / SUM([.F68:.F74])" office:value-type="float" office:value="1.39837398373984" calcext:value-type="float">
            <text:p>1.3984</text:p>
          </table:table-cell>
          <table:table-cell table:style-name="ce34" table:formula="of:= AVERAGE([.T75:.T77])" office:value-type="float" office:value="1.51631700416656" calcext:value-type="float">
            <text:p>1.5163</text:p>
          </table:table-cell>
          <table:table-cell table:style-name="ce34" table:formula="of:= AVERAGE([.T74:.T78])" office:value-type="float" office:value="1.49290708561682" calcext:value-type="float">
            <text:p>1.4929</text:p>
          </table:table-cell>
          <table:table-cell table:style-name="ce34" table:formula="of:= AVERAGE([.T73:.T79])" office:value-type="float" office:value="1.55062406618085" calcext:value-type="float">
            <text:p>1.5506</text:p>
          </table:table-cell>
          <table:table-cell table:style-name="ce34" table:formula="of:= SUM([.H73:.H79]) / SUM([.H68:.H74])" office:value-type="float" office:value="1.38971560846561" calcext:value-type="float">
            <text:p>1.3897</text:p>
          </table:table-cell>
          <table:table-cell table:style-name="ce34" table:formula="of:= AVERAGE([.X75:.X77])" office:value-type="float" office:value="1.39491066945166" calcext:value-type="float">
            <text:p>1.3949</text:p>
          </table:table-cell>
          <table:table-cell table:style-name="ce34" table:formula="of:= AVERAGE([.X74:.X78])" office:value-type="float" office:value="1.35943597990258" calcext:value-type="float">
            <text:p>1.3594</text:p>
          </table:table-cell>
          <table:table-cell table:style-name="ce34" table:formula="of:= AVERAGE([.X73:.X79])" office:value-type="float" office:value="1.38370482218219" calcext:value-type="float">
            <text:p>1.3837</text:p>
          </table:table-cell>
        </table:table-row>
        <table:table-row table:style-name="ro2">
          <table:table-cell/>
          <table:table-cell office:value-type="date" office:date-value="2021-10-16" calcext:value-type="date">
            <text:p>16.10.2021</text:p>
          </table:table-cell>
          <table:table-cell table:style-name="ce17" office:value-type="float" office:value="373" calcext:value-type="float">
            <text:p>373</text:p>
          </table:table-cell>
          <table:table-cell table:style-name="ce17" table:formula="of:= [.D76] + [.C77]" office:value-type="float" office:value="1708554" calcext:value-type="float">
            <text:p>1 708 554</text:p>
          </table:table-cell>
          <table:table-cell table:style-name="ce17"/>
          <table:table-cell table:style-name="ce22" office:value-type="float" office:value="14" calcext:value-type="float">
            <text:p>14</text:p>
          </table:table-cell>
          <table:table-cell table:formula="of:= [.G76] + [.F77]" office:value-type="float" office:value="82747" calcext:value-type="float">
            <text:p>82 747</text:p>
          </table:table-cell>
          <table:table-cell office:value-type="float" office:value="1329" calcext:value-type="float">
            <text:p>1 329</text:p>
          </table:table-cell>
          <table:table-cell table:style-name="ce6" table:formula="of:= [.I76] + [.H77]" office:value-type="float" office:value="442339" calcext:value-type="float">
            <text:p>442 339</text:p>
          </table:table-cell>
          <table:table-cell table:style-name="ce28" table:formula="of:= [.H77] / [.F77]" office:value-type="float" office:value="94.9285714285714" calcext:value-type="float">
            <text:p>94,93</text:p>
          </table:table-cell>
          <table:table-cell table:style-name="ce28" table:formula="of:= SUM([.H76:.H78]) / SUM([.F76:.F78])" office:value-type="float" office:value="62.8196721311475" calcext:value-type="float">
            <text:p>62,82</text:p>
          </table:table-cell>
          <table:table-cell table:formula="of:= SUM([.H75:.H79]) / SUM([.F75:.F79])" office:value-type="float" office:value="55.8771929824561" calcext:value-type="float">
            <text:p>55,88</text:p>
          </table:table-cell>
          <table:table-cell table:style-name="ce28" table:formula="of:= SUM([.H74:.H80]) / SUM([.F74:.F80])" office:value-type="float" office:value="46.9536082474227" calcext:value-type="float">
            <text:p>46,95</text:p>
          </table:table-cell>
          <table:table-cell table:style-name="ce31" table:formula="of:=AVERAGE([.F76:.F78])" office:value-type="float" office:value="20.3333333333333" calcext:value-type="float">
            <text:p>20,3</text:p>
          </table:table-cell>
          <table:table-cell table:style-name="ce31" table:formula="of:=AVERAGE([.F75:.F79])" office:value-type="float" office:value="22.8" calcext:value-type="float">
            <text:p>22,8</text:p>
          </table:table-cell>
          <table:table-cell table:style-name="ce31" table:formula="of:=AVERAGE([.F74:.F80])" office:value-type="float" office:value="27.7142857142857" calcext:value-type="float">
            <text:p>27,7</text:p>
          </table:table-cell>
          <table:table-cell table:style-name="ce31" table:formula="of:=AVERAGE([.H76:.H78])" office:value-type="float" office:value="1277.33333333333" calcext:value-type="float">
            <text:p>1 277,3</text:p>
          </table:table-cell>
          <table:table-cell table:style-name="ce31" table:formula="of:=AVERAGE([.H75:.H79])" office:value-type="float" office:value="1274" calcext:value-type="float">
            <text:p>1 274,0</text:p>
          </table:table-cell>
          <table:table-cell table:style-name="ce31" table:formula="of:=AVERAGE([.H74:.H80])" office:value-type="float" office:value="1301.28571428571" calcext:value-type="float">
            <text:p>1 301,3</text:p>
          </table:table-cell>
          <table:table-cell table:style-name="ce34" table:formula="of:= SUM([.F74:.F80]) / SUM([.F69:.F75])" office:value-type="float" office:value="1.83018867924528" calcext:value-type="float">
            <text:p>1.8302</text:p>
          </table:table-cell>
          <table:table-cell table:style-name="ce34" table:formula="of:= AVERAGE([.T76:.T78])" office:value-type="float" office:value="1.66084363898446" calcext:value-type="float">
            <text:p>1.6608</text:p>
          </table:table-cell>
          <table:table-cell table:formula="of:= AVERAGE([.T75:.T79])" office:value-type="float" office:value="1.69624276802227" calcext:value-type="float">
            <text:p>1.6962</text:p>
          </table:table-cell>
          <table:table-cell table:style-name="ce34" table:formula="of:= AVERAGE([.T74:.T80])" office:value-type="float" office:value="1.72628663890225" calcext:value-type="float">
            <text:p>1.7263</text:p>
          </table:table-cell>
          <table:table-cell table:style-name="ce34" table:formula="of:= SUM([.H74:.H80]) / SUM([.H69:.H75])" office:value-type="float" office:value="1.38856707317073" calcext:value-type="float">
            <text:p>1.3886</text:p>
          </table:table-cell>
          <table:table-cell table:style-name="ce34" table:formula="of:= AVERAGE([.X76:.X78])" office:value-type="float" office:value="1.40830652737055" calcext:value-type="float">
            <text:p>1.4083</text:p>
          </table:table-cell>
          <table:table-cell table:formula="of:= AVERAGE([.X75:.X79])" office:value-type="float" office:value="1.42150166380359" calcext:value-type="float">
            <text:p>1.4215</text:p>
          </table:table-cell>
          <table:table-cell table:style-name="ce34" table:formula="of:= AVERAGE([.X74:.X80])" office:value-type="float" office:value="1.40354908901852" calcext:value-type="float">
            <text:p>1.4035</text:p>
          </table:table-cell>
        </table:table-row>
        <table:table-row table:style-name="ro2">
          <table:table-cell/>
          <table:table-cell office:value-type="date" office:date-value="2021-10-17" calcext:value-type="date">
            <text:p>17.10.2021</text:p>
          </table:table-cell>
          <table:table-cell table:style-name="ce17" office:value-type="float" office:value="335" calcext:value-type="float">
            <text:p>335</text:p>
          </table:table-cell>
          <table:table-cell table:style-name="ce17" table:formula="of:= [.D77] + [.C78]" office:value-type="float" office:value="1708889" calcext:value-type="float">
            <text:p>1 708 889</text:p>
          </table:table-cell>
          <table:table-cell table:style-name="ce17"/>
          <table:table-cell table:style-name="ce22" office:value-type="float" office:value="13" calcext:value-type="float">
            <text:p>13</text:p>
          </table:table-cell>
          <table:table-cell table:formula="of:= [.G77] + [.F78]" office:value-type="float" office:value="82760" calcext:value-type="float">
            <text:p>82 760</text:p>
          </table:table-cell>
          <table:table-cell office:value-type="float" office:value="1257" calcext:value-type="float">
            <text:p>1 257</text:p>
          </table:table-cell>
          <table:table-cell table:style-name="ce6" table:formula="of:= [.I77] + [.H78]" office:value-type="float" office:value="443596" calcext:value-type="float">
            <text:p>443 596</text:p>
          </table:table-cell>
          <table:table-cell table:style-name="ce28" table:formula="of:= [.H78] / [.F78]" office:value-type="float" office:value="96.6923076923077" calcext:value-type="float">
            <text:p>96,69</text:p>
          </table:table-cell>
          <table:table-cell table:style-name="ce28" table:formula="of:= SUM([.H77:.H79]) / SUM([.F77:.F79])" office:value-type="float" office:value="52.3066666666667" calcext:value-type="float">
            <text:p>52,31</text:p>
          </table:table-cell>
          <table:table-cell table:style-name="ce28" table:formula="of:= SUM([.H76:.H80]) / SUM([.F76:.F80])" office:value-type="float" office:value="43.8782051282051" calcext:value-type="float">
            <text:p>43,88</text:p>
          </table:table-cell>
          <table:table-cell table:style-name="ce28" table:formula="of:= SUM([.H75:.H81]) / SUM([.F75:.F81])" office:value-type="float" office:value="45.447963800905" calcext:value-type="float">
            <text:p>45,45</text:p>
          </table:table-cell>
          <table:table-cell table:style-name="ce31" table:formula="of:=AVERAGE([.F77:.F79])" office:value-type="float" office:value="25" calcext:value-type="float">
            <text:p>25,0</text:p>
          </table:table-cell>
          <table:table-cell table:style-name="ce31" table:formula="of:=AVERAGE([.F76:.F80])" office:value-type="float" office:value="31.2" calcext:value-type="float">
            <text:p>31,2</text:p>
          </table:table-cell>
          <table:table-cell table:style-name="ce31" table:formula="of:=AVERAGE([.F75:.F81])" office:value-type="float" office:value="31.5714285714286" calcext:value-type="float">
            <text:p>31,6</text:p>
          </table:table-cell>
          <table:table-cell table:style-name="ce31" table:formula="of:=AVERAGE([.H77:.H79])" office:value-type="float" office:value="1307.66666666667" calcext:value-type="float">
            <text:p>1 307,7</text:p>
          </table:table-cell>
          <table:table-cell table:style-name="ce31" table:formula="of:=AVERAGE([.H76:.H80])" office:value-type="float" office:value="1369" calcext:value-type="float">
            <text:p>1 369,0</text:p>
          </table:table-cell>
          <table:table-cell table:style-name="ce31" table:formula="of:=AVERAGE([.H75:.H81])" office:value-type="float" office:value="1434.85714285714" calcext:value-type="float">
            <text:p>1 434,9</text:p>
          </table:table-cell>
          <table:table-cell table:style-name="ce34" table:formula="of:= SUM([.F75:.F81]) / SUM([.F70:.F76])" office:value-type="float" office:value="1.75396825396825" calcext:value-type="float">
            <text:p>1.7540</text:p>
          </table:table-cell>
          <table:table-cell table:formula="of:= AVERAGE([.T77:.T79])" office:value-type="float" office:value="1.92081716895232" calcext:value-type="float">
            <text:p>1.9208</text:p>
          </table:table-cell>
          <table:table-cell table:formula="of:= AVERAGE([.T76:.T80])" office:value-type="float" office:value="1.920400392237" calcext:value-type="float">
            <text:p>1.9204</text:p>
          </table:table-cell>
          <table:table-cell table:style-name="ce34" table:formula="of:= AVERAGE([.T75:.T81])" office:value-type="float" office:value="1.86931157262486" calcext:value-type="float">
            <text:p>1.8693</text:p>
          </table:table-cell>
          <table:table-cell table:style-name="ce34" table:formula="of:= SUM([.H75:.H81]) / SUM([.H70:.H76])" office:value-type="float" office:value="1.4466369004753" calcext:value-type="float">
            <text:p>1.4466</text:p>
          </table:table-cell>
          <table:table-cell table:formula="of:= AVERAGE([.X77:.X79])" office:value-type="float" office:value="1.4371144612779" calcext:value-type="float">
            <text:p>1.4371</text:p>
          </table:table-cell>
          <table:table-cell table:formula="of:= AVERAGE([.X76:.X80])" office:value-type="float" office:value="1.45051666114568" calcext:value-type="float">
            <text:p>1.4505</text:p>
          </table:table-cell>
          <table:table-cell table:style-name="ce34" table:formula="of:= AVERAGE([.X75:.X81])" office:value-type="float" office:value="1.47404043980143" calcext:value-type="float">
            <text:p>1.4740</text:p>
          </table:table-cell>
        </table:table-row>
        <table:table-row table:style-name="ro2">
          <table:table-cell/>
          <table:table-cell office:value-type="date" office:date-value="2021-10-18" calcext:value-type="date">
            <text:p>18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8] + [.C79]" office:value-type="float" office:value="1709260" calcext:value-type="float">
            <text:p>1 709 260</text:p>
          </table:table-cell>
          <table:table-cell table:style-name="ce17"/>
          <table:table-cell table:style-name="ce22" office:value-type="float" office:value="48" calcext:value-type="float">
            <text:p>48</text:p>
          </table:table-cell>
          <table:table-cell table:formula="of:= [.G78] + [.F79]" office:value-type="float" office:value="82808" calcext:value-type="float">
            <text:p>82 808</text:p>
          </table:table-cell>
          <table:table-cell office:value-type="float" office:value="1337" calcext:value-type="float">
            <text:p>1 337</text:p>
          </table:table-cell>
          <table:table-cell table:style-name="ce6" table:formula="of:= [.I78] + [.H79]" office:value-type="float" office:value="444933" calcext:value-type="float">
            <text:p>444 933</text:p>
          </table:table-cell>
          <table:table-cell table:style-name="ce28" table:formula="of:= [.H79] / [.F79]" office:value-type="float" office:value="27.8541666666667" calcext:value-type="float">
            <text:p>27,85</text:p>
          </table:table-cell>
          <table:table-cell table:style-name="ce28" table:formula="of:= SUM([.H78:.H80]) / SUM([.F78:.F80])" office:value-type="float" office:value="39.537037037037" calcext:value-type="float">
            <text:p>39,54</text:p>
          </table:table-cell>
          <table:table-cell table:style-name="ce28" table:formula="of:= SUM([.H77:.H81]) / SUM([.F77:.F81])" office:value-type="float" office:value="41.7417582417582" calcext:value-type="float">
            <text:p>41,74</text:p>
          </table:table-cell>
          <table:table-cell table:style-name="ce28" table:formula="of:= SUM([.H76:.H82]) / SUM([.F76:.F82])" office:value-type="float" office:value="39.1886120996441" calcext:value-type="float">
            <text:p>39,19</text:p>
          </table:table-cell>
          <table:table-cell table:style-name="ce31" table:formula="of:=AVERAGE([.F78:.F80])" office:value-type="float" office:value="36" calcext:value-type="float">
            <text:p>36,0</text:p>
          </table:table-cell>
          <table:table-cell table:style-name="ce31" table:formula="of:=AVERAGE([.F77:.F81])" office:value-type="float" office:value="36.4" calcext:value-type="float">
            <text:p>36,4</text:p>
          </table:table-cell>
          <table:table-cell table:style-name="ce31" table:formula="of:=AVERAGE([.F76:.F82])" office:value-type="float" office:value="40.1428571428571" calcext:value-type="float">
            <text:p>40,1</text:p>
          </table:table-cell>
          <table:table-cell table:style-name="ce31" table:formula="of:=AVERAGE([.H78:.H80])" office:value-type="float" office:value="1423.33333333333" calcext:value-type="float">
            <text:p>1 423,3</text:p>
          </table:table-cell>
          <table:table-cell table:style-name="ce31" table:formula="of:=AVERAGE([.H77:.H81])" office:value-type="float" office:value="1519.4" calcext:value-type="float">
            <text:p>1 519,4</text:p>
          </table:table-cell>
          <table:table-cell table:style-name="ce31" table:formula="of:=AVERAGE([.H76:.H82])" office:value-type="float" office:value="1573.14285714286" calcext:value-type="float">
            <text:p>1 573,1</text:p>
          </table:table-cell>
          <table:table-cell table:style-name="ce34" table:formula="of:= SUM([.F76:.F82]) / SUM([.F71:.F77])" office:value-type="float" office:value="2.17829457364341" calcext:value-type="float">
            <text:p>2.1783</text:p>
          </table:table-cell>
          <table:table-cell table:formula="of:= AVERAGE([.T78:.T80])" office:value-type="float" office:value="2.12447976606663" calcext:value-type="float">
            <text:p>2.1245</text:p>
          </table:table-cell>
          <table:table-cell table:formula="of:= AVERAGE([.T77:.T81])" office:value-type="float" office:value="2.07328373502392" calcext:value-type="float">
            <text:p>2.0733</text:p>
          </table:table-cell>
          <table:table-cell table:style-name="ce34" table:formula="of:= AVERAGE([.T76:.T82])" office:value-type="float" office:value="1.96934445936578" calcext:value-type="float">
            <text:p>1.9693</text:p>
          </table:table-cell>
          <table:table-cell table:style-name="ce34" table:formula="of:= SUM([.H76:.H82]) / SUM([.H71:.H77])" office:value-type="float" office:value="1.47613941018767" calcext:value-type="float">
            <text:p>1.4761</text:p>
          </table:table-cell>
          <table:table-cell table:formula="of:= AVERAGE([.X78:.X80])" office:value-type="float" office:value="1.49143354136401" calcext:value-type="float">
            <text:p>1.4914</text:p>
          </table:table-cell>
          <table:table-cell table:formula="of:= AVERAGE([.X77:.X81])" office:value-type="float" office:value="1.50442362868515" calcext:value-type="float">
            <text:p>1.5044</text:p>
          </table:table-cell>
          <table:table-cell table:style-name="ce34" table:formula="of:= AVERAGE([.X76:.X82])" office:value-type="float" office:value="1.51625384072234" calcext:value-type="float">
            <text:p>1.5163</text:p>
          </table:table-cell>
        </table:table-row>
        <table:table-row table:style-name="ro2">
          <table:table-cell/>
          <table:table-cell office:value-type="date" office:date-value="2021-10-19" calcext:value-type="date">
            <text:p>19.10.2021</text:p>
          </table:table-cell>
          <table:table-cell table:style-name="ce17" office:value-type="float" office:value="458" calcext:value-type="float">
            <text:p>458</text:p>
          </table:table-cell>
          <table:table-cell table:style-name="ce17" table:formula="of:= [.D79] + [.C80]" office:value-type="float" office:value="1709718" calcext:value-type="float">
            <text:p>1 709 718</text:p>
          </table:table-cell>
          <table:table-cell table:style-name="ce17"/>
          <table:table-cell table:style-name="ce22" office:value-type="float" office:value="47" calcext:value-type="float">
            <text:p>47</text:p>
          </table:table-cell>
          <table:table-cell table:formula="of:= [.G79] + [.F80]" office:value-type="float" office:value="82855" calcext:value-type="float">
            <text:p>82 855</text:p>
          </table:table-cell>
          <table:table-cell office:value-type="float" office:value="1676" calcext:value-type="float">
            <text:p>1 676</text:p>
          </table:table-cell>
          <table:table-cell table:style-name="ce6" table:formula="of:= [.I79] + [.H80]" office:value-type="float" office:value="446609" calcext:value-type="float">
            <text:p>446 609</text:p>
          </table:table-cell>
          <table:table-cell table:style-name="ce28" table:formula="of:= [.H80] / [.F80]" office:value-type="float" office:value="35.6595744680851" calcext:value-type="float">
            <text:p>35,66</text:p>
          </table:table-cell>
          <table:table-cell table:style-name="ce28" table:formula="of:= SUM([.H79:.H81]) / SUM([.F79:.F81])" office:value-type="float" office:value="32.3290322580645" calcext:value-type="float">
            <text:p>32,33</text:p>
          </table:table-cell>
          <table:table-cell table:formula="of:= SUM([.H78:.H82]) / SUM([.F78:.F82])" office:value-type="float" office:value="36.2103004291845" calcext:value-type="float">
            <text:p>36,21</text:p>
          </table:table-cell>
          <table:table-cell table:style-name="ce28" table:formula="of:= SUM([.H77:.H83]) / SUM([.F77:.F83])" office:value-type="float" office:value="37.0963855421687" calcext:value-type="float">
            <text:p>37,10</text:p>
          </table:table-cell>
          <table:table-cell table:style-name="ce31" table:formula="of:=AVERAGE([.F79:.F81])" office:value-type="float" office:value="51.6666666666667" calcext:value-type="float">
            <text:p>51,7</text:p>
          </table:table-cell>
          <table:table-cell table:formula="of:=AVERAGE([.F78:.F82])" office:value-type="float" office:value="46.6" calcext:value-type="float">
            <text:p>46,6</text:p>
          </table:table-cell>
          <table:table-cell table:style-name="ce31" table:formula="of:=AVERAGE([.F77:.F83])" office:value-type="float" office:value="47.4285714285714" calcext:value-type="float">
            <text:p>47,4</text:p>
          </table:table-cell>
          <table:table-cell table:style-name="ce31" table:formula="of:=AVERAGE([.H79:.H81])" office:value-type="float" office:value="1670.33333333333" calcext:value-type="float">
            <text:p>1 670,3</text:p>
          </table:table-cell>
          <table:table-cell table:formula="of:=AVERAGE([.H78:.H82])" office:value-type="float" office:value="1687.4" calcext:value-type="float">
            <text:p>1 687,4</text:p>
          </table:table-cell>
          <table:table-cell table:style-name="ce31" table:formula="of:=AVERAGE([.H77:.H83])" office:value-type="float" office:value="1759.42857142857" calcext:value-type="float">
            <text:p>1 759,4</text:p>
          </table:table-cell>
          <table:table-cell table:style-name="ce34" table:formula="of:= SUM([.F77:.F83]) / SUM([.F72:.F78])" office:value-type="float" office:value="2.44117647058824" calcext:value-type="float">
            <text:p>2.4412</text:p>
          </table:table-cell>
          <table:table-cell table:formula="of:= AVERAGE([.T79:.T81])" office:value-type="float" office:value="2.26075391396869" calcext:value-type="float">
            <text:p>2.2608</text:p>
          </table:table-cell>
          <table:table-cell table:formula="of:= AVERAGE([.T78:.T82])" office:value-type="float" office:value="2.11136971051507" calcext:value-type="float">
            <text:p>2.1114</text:p>
          </table:table-cell>
          <table:table-cell table:style-name="ce34" table:formula="of:= AVERAGE([.T77:.T83])" office:value-type="float" office:value="2.04042354766151" calcext:value-type="float">
            <text:p>2.0404</text:p>
          </table:table-cell>
          <table:table-cell table:style-name="ce34" table:formula="of:= SUM([.H77:.H83]) / SUM([.H72:.H78])" office:value-type="float" office:value="1.55152431342908" calcext:value-type="float">
            <text:p>1.5515</text:p>
          </table:table-cell>
          <table:table-cell table:formula="of:= AVERAGE([.X79:.X81])" office:value-type="float" office:value="1.56230472325991" calcext:value-type="float">
            <text:p>1.5623</text:p>
          </table:table-cell>
          <table:table-cell table:formula="of:= AVERAGE([.X78:.X82])" office:value-type="float" office:value="1.56709884068401" calcext:value-type="float">
            <text:p>1.5671</text:p>
          </table:table-cell>
          <table:table-cell table:style-name="ce34" table:formula="of:= AVERAGE([.X77:.X83])" office:value-type="float" office:value="1.56568913156508" calcext:value-type="float">
            <text:p>1.5657</text:p>
          </table:table-cell>
        </table:table-row>
        <table:table-row table:style-name="ro2">
          <table:table-cell/>
          <table:table-cell office:value-type="date" office:date-value="2021-10-20" calcext:value-type="date">
            <text:p>20.10.2021</text:p>
          </table:table-cell>
          <table:table-cell table:style-name="ce17" office:value-type="float" office:value="665" calcext:value-type="float">
            <text:p>665</text:p>
          </table:table-cell>
          <table:table-cell table:style-name="ce17" table:formula="of:= [.D80] + [.C81]" office:value-type="float" office:value="1710383" calcext:value-type="float">
            <text:p>1 710 383</text:p>
          </table:table-cell>
          <table:table-cell table:style-name="ce17"/>
          <table:table-cell table:style-name="ce22" office:value-type="float" office:value="60" calcext:value-type="float">
            <text:p>60</text:p>
          </table:table-cell>
          <table:table-cell table:formula="of:= [.G80] + [.F81]" office:value-type="float" office:value="82915" calcext:value-type="float">
            <text:p>82 915</text:p>
          </table:table-cell>
          <table:table-cell office:value-type="float" office:value="1998" calcext:value-type="float">
            <text:p>1 998</text:p>
          </table:table-cell>
          <table:table-cell table:style-name="ce6" table:formula="of:= [.I80] + [.H81]" office:value-type="float" office:value="448607" calcext:value-type="float">
            <text:p>448 607</text:p>
          </table:table-cell>
          <table:table-cell table:style-name="ce28" table:formula="of:= [.H81] / [.F81]" office:value-type="float" office:value="33.3" calcext:value-type="float">
            <text:p>33,30</text:p>
          </table:table-cell>
          <table:table-cell table:formula="of:= SUM([.H80:.H82]) / SUM([.F80:.F82])" office:value-type="float" office:value="33.9709302325581" calcext:value-type="float">
            <text:p>33,97</text:p>
          </table:table-cell>
          <table:table-cell table:formula="of:= SUM([.H79:.H83]) / SUM([.F79:.F83])" office:value-type="float" office:value="31.9016393442623" calcext:value-type="float">
            <text:p>31,90</text:p>
          </table:table-cell>
          <table:table-cell table:style-name="ce28" table:formula="of:= SUM([.H78:.H84]) / SUM([.F78:.F84])" office:value-type="float" office:value="37.489247311828" calcext:value-type="float">
            <text:p>37,49</text:p>
          </table:table-cell>
          <table:table-cell table:formula="of:=AVERAGE([.F80:.F82])" office:value-type="float" office:value="57.3333333333333" calcext:value-type="float">
            <text:p>57,3</text:p>
          </table:table-cell>
          <table:table-cell table:formula="of:=AVERAGE([.F79:.F83])" office:value-type="float" office:value="61" calcext:value-type="float">
            <text:p>61,0</text:p>
          </table:table-cell>
          <table:table-cell table:style-name="ce31" table:formula="of:=AVERAGE([.F78:.F84])" office:value-type="float" office:value="53.1428571428572" calcext:value-type="float">
            <text:p>53,1</text:p>
          </table:table-cell>
          <table:table-cell table:formula="of:=AVERAGE([.H80:.H82])" office:value-type="float" office:value="1947.66666666667" calcext:value-type="float">
            <text:p>1 947,7</text:p>
          </table:table-cell>
          <table:table-cell table:formula="of:=AVERAGE([.H79:.H83])" office:value-type="float" office:value="1946" calcext:value-type="float">
            <text:p>1 946,0</text:p>
          </table:table-cell>
          <table:table-cell table:style-name="ce31" table:formula="of:=AVERAGE([.H78:.H84])" office:value-type="float" office:value="1992.28571428571" calcext:value-type="float">
            <text:p>1 992,3</text:p>
          </table:table-cell>
          <table:table-cell table:style-name="ce34" table:formula="of:= SUM([.F78:.F84]) / SUM([.F73:.F79])" office:value-type="float" office:value="2.16279069767442" calcext:value-type="float">
            <text:p>2.1628</text:p>
          </table:table-cell>
          <table:table-cell table:formula="of:= AVERAGE([.T80:.T82])" office:value-type="float" office:value="2.20819524165456" calcext:value-type="float">
            <text:p>2.2082</text:p>
          </table:table-cell>
          <table:table-cell table:formula="of:= AVERAGE([.T79:.T83])" office:value-type="float" office:value="2.13976158008341" calcext:value-type="float">
            <text:p>2.1398</text:p>
          </table:table-cell>
          <table:table-cell table:style-name="ce34" table:formula="of:= AVERAGE([.T78:.T84])" office:value-type="float" office:value="2.02604478870476" calcext:value-type="float">
            <text:p>2.0260</text:p>
          </table:table-cell>
          <table:table-cell table:style-name="ce34" table:formula="of:= SUM([.H78:.H84]) / SUM([.H73:.H79])" office:value-type="float" office:value="1.659250446163" calcext:value-type="float">
            <text:p>1.6593</text:p>
          </table:table-cell>
          <table:table-cell table:formula="of:= AVERAGE([.X80:.X82])" office:value-type="float" office:value="1.63757263091903" calcext:value-type="float">
            <text:p>1.6376</text:p>
          </table:table-cell>
          <table:table-cell table:formula="of:= AVERAGE([.X79:.X83])" office:value-type="float" office:value="1.62492398946191" calcext:value-type="float">
            <text:p>1.6249</text:p>
          </table:table-cell>
          <table:table-cell table:style-name="ce34" table:formula="of:= AVERAGE([.X78:.X84])" office:value-type="float" office:value="1.62766177686429" calcext:value-type="float">
            <text:p>1.6277</text:p>
          </table:table-cell>
        </table:table-row>
        <table:table-row table:style-name="ro2">
          <table:table-cell/>
          <table:table-cell office:value-type="date" office:date-value="2021-10-21" calcext:value-type="date">
            <text:p>21.10.2021</text:p>
          </table:table-cell>
          <table:table-cell table:style-name="ce17" office:value-type="float" office:value="628" calcext:value-type="float">
            <text:p>628</text:p>
          </table:table-cell>
          <table:table-cell table:style-name="ce17" table:formula="of:= [.D81] + [.C82]" office:value-type="float" office:value="1711011" calcext:value-type="float">
            <text:p>1 711 011</text:p>
          </table:table-cell>
          <table:table-cell table:style-name="ce17"/>
          <table:table-cell table:style-name="ce22" office:value-type="float" office:value="65" calcext:value-type="float">
            <text:p>65</text:p>
          </table:table-cell>
          <table:table-cell table:formula="of:= [.G81] + [.F82]" office:value-type="float" office:value="82980" calcext:value-type="float">
            <text:p>82 980</text:p>
          </table:table-cell>
          <table:table-cell office:value-type="float" office:value="2169" calcext:value-type="float">
            <text:p>2 169</text:p>
          </table:table-cell>
          <table:table-cell table:style-name="ce6" table:formula="of:= [.I81] + [.H82]" office:value-type="float" office:value="450776" calcext:value-type="float">
            <text:p>450 776</text:p>
          </table:table-cell>
          <table:table-cell table:style-name="ce28" table:formula="of:= [.H82] / [.F82]" office:value-type="float" office:value="33.3692307692308" calcext:value-type="float">
            <text:p>33,37</text:p>
          </table:table-cell>
          <table:table-cell table:formula="of:= SUM([.H81:.H83]) / SUM([.F81:.F83])" office:value-type="float" office:value="31.9857142857143" calcext:value-type="float">
            <text:p>31,99</text:p>
          </table:table-cell>
          <table:table-cell table:formula="of:= SUM([.H80:.H84]) / SUM([.F80:.F84])" office:value-type="float" office:value="36.5016077170418" calcext:value-type="float">
            <text:p>36,50</text:p>
          </table:table-cell>
          <table:table-cell table:style-name="ce28" table:formula="of:= SUM([.H79:.H85]) / SUM([.F79:.F85])" office:value-type="float" office:value="39.5484693877551" calcext:value-type="float">
            <text:p>39,55</text:p>
          </table:table-cell>
          <table:table-cell table:formula="of:=AVERAGE([.F81:.F83])" office:value-type="float" office:value="70" calcext:value-type="float">
            <text:p>70,0</text:p>
          </table:table-cell>
          <table:table-cell table:formula="of:=AVERAGE([.F80:.F84])" office:value-type="float" office:value="62.2" calcext:value-type="float">
            <text:p>62,2</text:p>
          </table:table-cell>
          <table:table-cell table:style-name="ce31" table:formula="of:=AVERAGE([.F79:.F85])" office:value-type="float" office:value="56" calcext:value-type="float">
            <text:p>56,0</text:p>
          </table:table-cell>
          <table:table-cell table:formula="of:=AVERAGE([.H81:.H83])" office:value-type="float" office:value="2239" calcext:value-type="float">
            <text:p>2 239,0</text:p>
          </table:table-cell>
          <table:table-cell table:formula="of:=AVERAGE([.H80:.H84])" office:value-type="float" office:value="2270.4" calcext:value-type="float">
            <text:p>2 270,4</text:p>
          </table:table-cell>
          <table:table-cell table:style-name="ce31" table:formula="of:=AVERAGE([.H79:.H85])" office:value-type="float" office:value="2214.71428571429" calcext:value-type="float">
            <text:p>2 214,7</text:p>
          </table:table-cell>
          <table:table-cell table:style-name="ce34" table:formula="of:= SUM([.F79:.F85]) / SUM([.F74:.F80])" office:value-type="float" office:value="2.02061855670103" calcext:value-type="float">
            <text:p>2.0206</text:p>
          </table:table-cell>
          <table:table-cell table:formula="of:= AVERAGE([.T81:.T83])" office:value-type="float" office:value="2.02644561872847" calcext:value-type="float">
            <text:p>2.0264</text:p>
          </table:table-cell>
          <table:table-cell table:formula="of:= AVERAGE([.T80:.T84])" office:value-type="float" office:value="2.05001013866434" calcext:value-type="float">
            <text:p>2.0500</text:p>
          </table:table-cell>
          <table:table-cell table:style-name="ce34" table:formula="of:= AVERAGE([.T79:.T85])" office:value-type="float" office:value="2.00052092454062" calcext:value-type="float">
            <text:p>2.0005</text:p>
          </table:table-cell>
          <table:table-cell table:style-name="ce34" table:formula="of:= SUM([.H79:.H85]) / SUM([.H74:.H80])" office:value-type="float" office:value="1.701943133165" calcext:value-type="float">
            <text:p>1.7019</text:p>
          </table:table-cell>
          <table:table-cell table:formula="of:= AVERAGE([.X81:.X83])" office:value-type="float" office:value="1.6989854078976" calcext:value-type="float">
            <text:p>1.6990</text:p>
          </table:table-cell>
          <table:table-cell table:formula="of:= AVERAGE([.X80:.X84])" office:value-type="float" office:value="1.69417122547741" calcext:value-type="float">
            <text:p>1.6942</text:p>
          </table:table-cell>
          <table:table-cell table:style-name="ce34" table:formula="of:= AVERAGE([.X79:.X85])" office:value-type="float" office:value="1.68332943257053" calcext:value-type="float">
            <text:p>1.6833</text:p>
          </table:table-cell>
        </table:table-row>
        <table:table-row table:style-name="ro2">
          <table:table-cell/>
          <table:table-cell office:value-type="date" office:date-value="2021-10-22" calcext:value-type="date">
            <text:p>22.10.2021</text:p>
          </table:table-cell>
          <table:table-cell table:style-name="ce17" office:value-type="float" office:value="574" calcext:value-type="float">
            <text:p>574</text:p>
          </table:table-cell>
          <table:table-cell table:style-name="ce17" table:formula="of:= [.D82] + [.C83]" office:value-type="float" office:value="1711585" calcext:value-type="float">
            <text:p>1 711 585</text:p>
          </table:table-cell>
          <table:table-cell table:style-name="ce17"/>
          <table:table-cell table:style-name="ce22" office:value-type="float" office:value="85" calcext:value-type="float">
            <text:p>85</text:p>
          </table:table-cell>
          <table:table-cell table:formula="of:= [.G82] + [.F83]" office:value-type="float" office:value="83065" calcext:value-type="float">
            <text:p>83 065</text:p>
          </table:table-cell>
          <table:table-cell office:value-type="float" office:value="2550" calcext:value-type="float">
            <text:p>2 550</text:p>
          </table:table-cell>
          <table:table-cell table:style-name="ce6" table:formula="of:= [.I82] + [.H83]" office:value-type="float" office:value="453326" calcext:value-type="float">
            <text:p>453 326</text:p>
          </table:table-cell>
          <table:table-cell table:style-name="ce28" table:formula="of:= [.H83] / [.F83]" office:value-type="float" office:value="30" calcext:value-type="float">
            <text:p>30,00</text:p>
          </table:table-cell>
          <table:table-cell table:formula="of:= SUM([.H82:.H84]) / SUM([.F82:.F84])" office:value-type="float" office:value="37.6372549019608" calcext:value-type="float">
            <text:p>37,64</text:p>
          </table:table-cell>
          <table:table-cell table:formula="of:= SUM([.H81:.H85]) / SUM([.F81:.F85])" office:value-type="float" office:value="42.0538720538721" calcext:value-type="float">
            <text:p>42,05</text:p>
          </table:table-cell>
          <table:table-cell table:style-name="ce28" table:formula="of:= SUM([.H80:.H86]) / SUM([.F80:.F86])" office:value-type="float" office:value="41.6085918854415" calcext:value-type="float">
            <text:p>41,61</text:p>
          </table:table-cell>
          <table:table-cell table:formula="of:=AVERAGE([.F82:.F84])" office:value-type="float" office:value="68" calcext:value-type="float">
            <text:p>68,0</text:p>
          </table:table-cell>
          <table:table-cell table:formula="of:=AVERAGE([.F81:.F85])" office:value-type="float" office:value="59.4" calcext:value-type="float">
            <text:p>59,4</text:p>
          </table:table-cell>
          <table:table-cell table:style-name="ce31" table:formula="of:=AVERAGE([.F80:.F86])" office:value-type="float" office:value="59.8571428571429" calcext:value-type="float">
            <text:p>59,9</text:p>
          </table:table-cell>
          <table:table-cell table:formula="of:=AVERAGE([.H82:.H84])" office:value-type="float" office:value="2559.33333333333" calcext:value-type="float">
            <text:p>2 559,3</text:p>
          </table:table-cell>
          <table:table-cell table:formula="of:=AVERAGE([.H81:.H85])" office:value-type="float" office:value="2498" calcext:value-type="float">
            <text:p>2 498,0</text:p>
          </table:table-cell>
          <table:table-cell table:style-name="ce31" table:formula="of:=AVERAGE([.H80:.H86])" office:value-type="float" office:value="2490.57142857143" calcext:value-type="float">
            <text:p>2 490,6</text:p>
          </table:table-cell>
          <table:table-cell table:style-name="ce34" table:formula="of:= SUM([.F80:.F86]) / SUM([.F75:.F81])" office:value-type="float" office:value="1.89592760180995" calcext:value-type="float">
            <text:p>1.8959</text:p>
          </table:table-cell>
          <table:table-cell table:formula="of:= AVERAGE([.T82:.T84])" office:value-type="float" office:value="1.88202784168634" calcext:value-type="float">
            <text:p>1.8820</text:p>
          </table:table-cell>
          <table:table-cell table:formula="of:= AVERAGE([.T81:.T85])" office:value-type="float" office:value="1.87683508551054" calcext:value-type="float">
            <text:p>1.8768</text:p>
          </table:table-cell>
          <table:table-cell table:style-name="ce34" table:formula="of:= AVERAGE([.T80:.T86])" office:value-type="float" office:value="1.88058022508005" calcext:value-type="float">
            <text:p>1.8806</text:p>
          </table:table-cell>
          <table:table-cell table:style-name="ce34" table:formula="of:= SUM([.H80:.H86]) / SUM([.H75:.H81])" office:value-type="float" office:value="1.73576264436479" calcext:value-type="float">
            <text:p>1.7358</text:p>
          </table:table-cell>
          <table:table-cell table:formula="of:= AVERAGE([.X82:.X84])" office:value-type="float" office:value="1.75336045593165" calcext:value-type="float">
            <text:p>1.7534</text:p>
          </table:table-cell>
          <table:table-cell table:formula="of:= AVERAGE([.X81:.X85])" office:value-type="float" office:value="1.75112846087539" calcext:value-type="float">
            <text:p>1.7511</text:p>
          </table:table-cell>
          <table:table-cell table:style-name="ce34" table:formula="of:= AVERAGE([.X80:.X86])" office:value-type="float" office:value="1.72950508749998" calcext:value-type="float">
            <text:p>1.7295</text:p>
          </table:table-cell>
        </table:table-row>
        <table:table-row table:style-name="ro2">
          <table:table-cell/>
          <table:table-cell office:value-type="date" office:date-value="2021-10-23" calcext:value-type="date">
            <text:p>23.10.2021</text:p>
          </table:table-cell>
          <table:table-cell table:style-name="ce17" office:value-type="float" office:value="547" calcext:value-type="float">
            <text:p>547</text:p>
          </table:table-cell>
          <table:table-cell table:style-name="ce17" table:formula="of:= [.D83] + [.C84]" office:value-type="float" office:value="1712132" calcext:value-type="float">
            <text:p>1 712 132</text:p>
          </table:table-cell>
          <table:table-cell table:style-name="ce17"/>
          <table:table-cell table:style-name="ce22" office:value-type="float" office:value="54" calcext:value-type="float">
            <text:p>54</text:p>
          </table:table-cell>
          <table:table-cell table:formula="of:= [.G83] + [.F84]" office:value-type="float" office:value="83119" calcext:value-type="float">
            <text:p>83 119</text:p>
          </table:table-cell>
          <table:table-cell office:value-type="float" office:value="2959" calcext:value-type="float">
            <text:p>2 959</text:p>
          </table:table-cell>
          <table:table-cell table:style-name="ce6" table:formula="of:= [.I83] + [.H84]" office:value-type="float" office:value="456285" calcext:value-type="float">
            <text:p>456 285</text:p>
          </table:table-cell>
          <table:table-cell table:style-name="ce28" table:formula="of:= [.H84] / [.F84]" office:value-type="float" office:value="54.7962962962963" calcext:value-type="float">
            <text:p>54,80</text:p>
          </table:table-cell>
          <table:table-cell table:formula="of:= SUM([.H83:.H85]) / SUM([.F83:.F85])" office:value-type="float" office:value="48.3895348837209" calcext:value-type="float">
            <text:p>48,39</text:p>
          </table:table-cell>
          <table:table-cell table:formula="of:= SUM([.H82:.H86]) / SUM([.F82:.F86])" office:value-type="float" office:value="44.1025641025641" calcext:value-type="float">
            <text:p>44,10</text:p>
          </table:table-cell>
          <table:table-cell table:style-name="ce28" table:formula="of:= SUM([.H81:.H87]) / SUM([.F81:.F87])" office:value-type="float" office:value="41.2921810699589" calcext:value-type="float">
            <text:p>41,29</text:p>
          </table:table-cell>
          <table:table-cell table:formula="of:=AVERAGE([.F83:.F85])" office:value-type="float" office:value="57.3333333333333" calcext:value-type="float">
            <text:p>57,3</text:p>
          </table:table-cell>
          <table:table-cell table:formula="of:=AVERAGE([.F82:.F86])" office:value-type="float" office:value="62.4" calcext:value-type="float">
            <text:p>62,4</text:p>
          </table:table-cell>
          <table:table-cell table:style-name="ce31" table:formula="of:=AVERAGE([.F81:.F87])" office:value-type="float" office:value="69.4285714285714" calcext:value-type="float">
            <text:p>69,4</text:p>
          </table:table-cell>
          <table:table-cell table:formula="of:=AVERAGE([.H83:.H85])" office:value-type="float" office:value="2774.33333333333" calcext:value-type="float">
            <text:p>2 774,3</text:p>
          </table:table-cell>
          <table:table-cell table:formula="of:=AVERAGE([.H82:.H86])" office:value-type="float" office:value="2752" calcext:value-type="float">
            <text:p>2 752,0</text:p>
          </table:table-cell>
          <table:table-cell table:style-name="ce31" table:formula="of:=AVERAGE([.H81:.H87])" office:value-type="float" office:value="2866.85714285714" calcext:value-type="float">
            <text:p>2 866,9</text:p>
          </table:table-cell>
          <table:table-cell table:style-name="ce34" table:formula="of:= SUM([.F81:.F87]) / SUM([.F76:.F82])" office:value-type="float" office:value="1.72953736654804" calcext:value-type="float">
            <text:p>1.7295</text:p>
          </table:table-cell>
          <table:table-cell table:formula="of:= AVERAGE([.T83:.T85])" office:value-type="float" office:value="1.73358872439243" calcext:value-type="float">
            <text:p>1.7336</text:p>
          </table:table-cell>
          <table:table-cell table:formula="of:= AVERAGE([.T82:.T86])" office:value-type="float" office:value="1.71201888145953" calcext:value-type="float">
            <text:p>1.7120</text:p>
          </table:table-cell>
          <table:table-cell table:style-name="ce34" table:formula="of:= AVERAGE([.T81:.T87])" office:value-type="float" office:value="1.68745297417968" calcext:value-type="float">
            <text:p>1.6875</text:p>
          </table:table-cell>
          <table:table-cell table:style-name="ce34" table:formula="of:= SUM([.H81:.H87]) / SUM([.H76:.H82])" office:value-type="float" office:value="1.82237559026517" calcext:value-type="float">
            <text:p>1.8224</text:p>
          </table:table-cell>
          <table:table-cell table:formula="of:= AVERAGE([.X83:.X85])" office:value-type="float" office:value="1.79814957501631" calcext:value-type="float">
            <text:p>1.7981</text:p>
          </table:table-cell>
          <table:table-cell table:formula="of:= AVERAGE([.X82:.X86])" office:value-type="float" office:value="1.77915217058155" calcext:value-type="float">
            <text:p>1.7792</text:p>
          </table:table-cell>
          <table:table-cell table:style-name="ce34" table:formula="of:= AVERAGE([.X81:.X87])" office:value-type="float" office:value="1.75543295923825" calcext:value-type="float">
            <text:p>1.7554</text:p>
          </table:table-cell>
        </table:table-row>
        <table:table-row table:style-name="ro2">
          <table:table-cell/>
          <table:table-cell office:value-type="date" office:date-value="2021-10-24" calcext:value-type="date">
            <text:p>24.10.2021</text:p>
          </table:table-cell>
          <table:table-cell table:style-name="ce17" office:value-type="float" office:value="552" calcext:value-type="float">
            <text:p>552</text:p>
          </table:table-cell>
          <table:table-cell table:style-name="ce17" table:formula="of:= [.D84] + [.C85]" office:value-type="float" office:value="1712684" calcext:value-type="float">
            <text:p>1 712 684</text:p>
          </table:table-cell>
          <table:table-cell table:style-name="ce17"/>
          <table:table-cell table:style-name="ce22" office:value-type="float" office:value="33" calcext:value-type="float">
            <text:p>33</text:p>
          </table:table-cell>
          <table:table-cell table:formula="of:= [.G84] + [.F85]" office:value-type="float" office:value="83152" calcext:value-type="float">
            <text:p>83 152</text:p>
          </table:table-cell>
          <table:table-cell office:value-type="float" office:value="2814" calcext:value-type="float">
            <text:p>2 814</text:p>
          </table:table-cell>
          <table:table-cell table:style-name="ce6" table:formula="of:= [.I84] + [.H85]" office:value-type="float" office:value="459099" calcext:value-type="float">
            <text:p>459 099</text:p>
          </table:table-cell>
          <table:table-cell table:style-name="ce28" table:formula="of:= [.H85] / [.F85]" office:value-type="float" office:value="85.2727272727273" calcext:value-type="float">
            <text:p>85,27</text:p>
          </table:table-cell>
          <table:table-cell table:formula="of:= SUM([.H84:.H86]) / SUM([.F84:.F86])" office:value-type="float" office:value="55.8086419753086" calcext:value-type="float">
            <text:p>55,81</text:p>
          </table:table-cell>
          <table:table-cell table:formula="of:= SUM([.H83:.H87]) / SUM([.F83:.F87])" office:value-type="float" office:value="44.0470914127424" calcext:value-type="float">
            <text:p>44,05</text:p>
          </table:table-cell>
          <table:table-cell table:style-name="ce28" table:formula="of:= SUM([.H82:.H88]) / SUM([.F82:.F88])" office:value-type="float" office:value="43.2428298279159" calcext:value-type="float">
            <text:p>43,24</text:p>
          </table:table-cell>
          <table:table-cell table:formula="of:=AVERAGE([.F84:.F86])" office:value-type="float" office:value="54" calcext:value-type="float">
            <text:p>54,0</text:p>
          </table:table-cell>
          <table:table-cell table:formula="of:=AVERAGE([.F83:.F87])" office:value-type="float" office:value="72.2" calcext:value-type="float">
            <text:p>72,2</text:p>
          </table:table-cell>
          <table:table-cell table:style-name="ce31" table:formula="of:=AVERAGE([.F82:.F88])" office:value-type="float" office:value="74.7142857142857" calcext:value-type="float">
            <text:p>74,7</text:p>
          </table:table-cell>
          <table:table-cell table:formula="of:=AVERAGE([.H84:.H86])" office:value-type="float" office:value="3013.66666666667" calcext:value-type="float">
            <text:p>3 013,7</text:p>
          </table:table-cell>
          <table:table-cell table:formula="of:=AVERAGE([.H83:.H87])" office:value-type="float" office:value="3180.2" calcext:value-type="float">
            <text:p>3 180,2</text:p>
          </table:table-cell>
          <table:table-cell table:style-name="ce31" table:formula="of:=AVERAGE([.H82:.H88])" office:value-type="float" office:value="3230.85714285714" calcext:value-type="float">
            <text:p>3 230,9</text:p>
          </table:table-cell>
          <table:table-cell table:style-name="ce34" table:formula="of:= SUM([.F82:.F88]) / SUM([.F77:.F83])" office:value-type="float" office:value="1.57530120481928" calcext:value-type="float">
            <text:p>1.5753</text:p>
          </table:table-cell>
          <table:table-cell table:formula="of:= AVERAGE([.T84:.T86])" office:value-type="float" office:value="1.54784941626222" calcext:value-type="float">
            <text:p>1.5478</text:p>
          </table:table-cell>
          <table:table-cell table:formula="of:= AVERAGE([.T83:.T87])" office:value-type="float" office:value="1.52575231297647" calcext:value-type="float">
            <text:p>1.5258</text:p>
          </table:table-cell>
          <table:table-cell table:style-name="ce34" table:formula="of:= AVERAGE([.T82:.T88])" office:value-type="float" office:value="1.50565641695991" calcext:value-type="float">
            <text:p>1.5057</text:p>
          </table:table-cell>
          <table:table-cell table:style-name="ce34" table:formula="of:= SUM([.H82:.H88]) / SUM([.H77:.H83])" office:value-type="float" office:value="1.83631049041897" calcext:value-type="float">
            <text:p>1.8363</text:p>
          </table:table-cell>
          <table:table-cell table:formula="of:= AVERAGE([.X84:.X86])" office:value-type="float" office:value="1.81935169179265" calcext:value-type="float">
            <text:p>1.8194</text:p>
          </table:table-cell>
          <table:table-cell table:formula="of:= AVERAGE([.X83:.X87])" office:value-type="float" office:value="1.78536742706795" calcext:value-type="float">
            <text:p>1.7854</text:p>
          </table:table-cell>
          <table:table-cell table:style-name="ce34" table:formula="of:= AVERAGE([.X82:.X88])" office:value-type="float" office:value="1.74748975893666" calcext:value-type="float">
            <text:p>1.7475</text:p>
          </table:table-cell>
        </table:table-row>
        <table:table-row table:style-name="ro2">
          <table:table-cell/>
          <table:table-cell table:style-name="ce2" office:value-type="date" office:date-value="2021-10-25" calcext:value-type="date">
            <text:p>25.10.2021</text:p>
          </table:table-cell>
          <table:table-cell table:style-name="ce17" office:value-type="float" office:value="674" calcext:value-type="float">
            <text:p>674</text:p>
          </table:table-cell>
          <table:table-cell table:style-name="ce17" table:formula="of:= [.D85] + [.C86]" office:value-type="float" office:value="1713358" calcext:value-type="float">
            <text:p>1 713 358</text:p>
          </table:table-cell>
          <table:table-cell table:style-name="ce17"/>
          <table:table-cell table:style-name="ce22" office:value-type="float" office:value="75" calcext:value-type="float">
            <text:p>75</text:p>
          </table:table-cell>
          <table:table-cell table:formula="of:= [.G85] + [.F86]" office:value-type="float" office:value="83227" calcext:value-type="float">
            <text:p>83 227</text:p>
          </table:table-cell>
          <table:table-cell office:value-type="float" office:value="3268" calcext:value-type="float">
            <text:p>3 268</text:p>
          </table:table-cell>
          <table:table-cell table:style-name="ce6" table:formula="of:= [.I85] + [.H86]" office:value-type="float" office:value="462367" calcext:value-type="float">
            <text:p>462 367</text:p>
          </table:table-cell>
          <table:table-cell table:style-name="ce28" table:formula="of:= [.H86] / [.F86]" office:value-type="float" office:value="43.5733333333333" calcext:value-type="float">
            <text:p>43,57</text:p>
          </table:table-cell>
          <table:table-cell table:formula="of:= SUM([.H85:.H87]) / SUM([.F85:.F87])" office:value-type="float" office:value="46.8108108108108" calcext:value-type="float">
            <text:p>46,81</text:p>
          </table:table-cell>
          <table:table-cell table:formula="of:= SUM([.H84:.H88]) / SUM([.F84:.F88])" office:value-type="float" office:value="47.9812332439678" calcext:value-type="float">
            <text:p>47,98</text:p>
          </table:table-cell>
          <table:table-cell table:style-name="ce28" table:formula="of:= SUM([.H83:.H89]) / SUM([.F83:.F89])" office:value-type="float" office:value="50.3895582329317" calcext:value-type="float">
            <text:p>50,39</text:p>
          </table:table-cell>
          <table:table-cell table:formula="of:=AVERAGE([.F85:.F87])" office:value-type="float" office:value="74" calcext:value-type="float">
            <text:p>74,0</text:p>
          </table:table-cell>
          <table:table-cell table:formula="of:=AVERAGE([.F84:.F88])" office:value-type="float" office:value="74.6" calcext:value-type="float">
            <text:p>74,6</text:p>
          </table:table-cell>
          <table:table-cell table:style-name="ce31" table:formula="of:=AVERAGE([.F83:.F89])" office:value-type="float" office:value="71.1428571428571" calcext:value-type="float">
            <text:p>71,1</text:p>
          </table:table-cell>
          <table:table-cell table:formula="of:=AVERAGE([.H85:.H87])" office:value-type="float" office:value="3464" calcext:value-type="float">
            <text:p>3 464,0</text:p>
          </table:table-cell>
          <table:table-cell table:formula="of:=AVERAGE([.H84:.H88])" office:value-type="float" office:value="3579.4" calcext:value-type="float">
            <text:p>3 579,4</text:p>
          </table:table-cell>
          <table:table-cell table:style-name="ce31" table:formula="of:=AVERAGE([.H83:.H89])" office:value-type="float" office:value="3584.85714285714" calcext:value-type="float">
            <text:p>3 584,9</text:p>
          </table:table-cell>
          <table:table-cell table:style-name="ce34" table:formula="of:= SUM([.F83:.F89]) / SUM([.F78:.F84])" office:value-type="float" office:value="1.33870967741935" calcext:value-type="float">
            <text:p>1.3387</text:p>
          </table:table-cell>
          <table:table-cell table:formula="of:= AVERAGE([.T85:.T87])" office:value-type="float" office:value="1.33443219884145" calcext:value-type="float">
            <text:p>1.3344</text:p>
          </table:table-cell>
          <table:table-cell table:formula="of:= AVERAGE([.T84:.T88])" office:value-type="float" office:value="1.32460975204168" calcext:value-type="float">
            <text:p>1.3246</text:p>
          </table:table-cell>
          <table:table-cell table:style-name="ce34" table:formula="of:= AVERAGE([.T83:.T89])" office:value-type="float" office:value="1.3169378341978" calcext:value-type="float">
            <text:p>1.3169</text:p>
          </table:table-cell>
          <table:table-cell table:style-name="ce34" table:formula="of:= SUM([.H83:.H89]) / SUM([.H78:.H84])" office:value-type="float" office:value="1.79936899469382" calcext:value-type="float">
            <text:p>1.7994</text:p>
          </table:table-cell>
          <table:table-cell table:formula="of:= AVERAGE([.X85:.X87])" office:value-type="float" office:value="1.78956630023659" calcext:value-type="float">
            <text:p>1.7896</text:p>
          </table:table-cell>
          <table:table-cell table:formula="of:= AVERAGE([.X84:.X88])" office:value-type="float" office:value="1.75894450700536" calcext:value-type="float">
            <text:p>1.7589</text:p>
          </table:table-cell>
          <table:table-cell table:style-name="ce34" table:formula="of:= AVERAGE([.X83:.X89])" office:value-type="float" office:value="1.70656038454989" calcext:value-type="float">
            <text:p>1.7066</text:p>
          </table:table-cell>
        </table:table-row>
        <table:table-row table:style-name="ro2">
          <table:table-cell/>
          <table:table-cell table:style-name="ce2" office:value-type="date" office:date-value="2021-10-26" calcext:value-type="date">
            <text:p>26.10.2021</text:p>
          </table:table-cell>
          <table:table-cell table:style-name="ce17" office:value-type="float" office:value="703" calcext:value-type="float">
            <text:p>703</text:p>
          </table:table-cell>
          <table:table-cell table:style-name="ce17" table:formula="of:= [.D86] + [.C87]" office:value-type="float" office:value="1714061" calcext:value-type="float">
            <text:p>1 714 061</text:p>
          </table:table-cell>
          <table:table-cell table:style-name="ce17"/>
          <table:table-cell table:style-name="ce22" office:value-type="float" office:value="114" calcext:value-type="float">
            <text:p>114</text:p>
          </table:table-cell>
          <table:table-cell table:formula="of:= [.G86] + [.F87]" office:value-type="float" office:value="83341" calcext:value-type="float">
            <text:p>83 341</text:p>
          </table:table-cell>
          <table:table-cell office:value-type="float" office:value="4310" calcext:value-type="float">
            <text:p>4 310</text:p>
          </table:table-cell>
          <table:table-cell table:style-name="ce6" table:formula="of:= [.I86] + [.H87]" office:value-type="float" office:value="466677" calcext:value-type="float">
            <text:p>466 677</text:p>
          </table:table-cell>
          <table:table-cell table:style-name="ce28" table:formula="of:= [.H87] / [.F87]" office:value-type="float" office:value="37.8070175438596" calcext:value-type="float">
            <text:p>37,81</text:p>
          </table:table-cell>
          <table:table-cell table:formula="of:= SUM([.H86:.H88]) / SUM([.F86:.F88])" office:value-type="float" office:value="42.3916083916084" calcext:value-type="float">
            <text:p>42,39</text:p>
          </table:table-cell>
          <table:table-cell table:formula="of:= SUM([.H85:.H89]) / SUM([.F85:.F89])" office:value-type="float" office:value="54.5543175487465" calcext:value-type="float">
            <text:p>54,55</text:p>
          </table:table-cell>
          <table:table-cell table:style-name="ce28" table:formula="of:= SUM([.H84:.H90]) / SUM([.F84:.F90])" office:value-type="float" office:value="62.92037470726" calcext:value-type="float">
            <text:p>62,92</text:p>
          </table:table-cell>
          <table:table-cell table:formula="of:=AVERAGE([.F86:.F88])" office:value-type="float" office:value="95.3333333333333" calcext:value-type="float">
            <text:p>95,3</text:p>
          </table:table-cell>
          <table:table-cell table:formula="of:=AVERAGE([.F85:.F89])" office:value-type="float" office:value="71.8" calcext:value-type="float">
            <text:p>71,8</text:p>
          </table:table-cell>
          <table:table-cell table:style-name="ce31" table:formula="of:=AVERAGE([.F84:.F90])" office:value-type="float" office:value="61" calcext:value-type="float">
            <text:p>61,0</text:p>
          </table:table-cell>
          <table:table-cell table:formula="of:=AVERAGE([.H86:.H88])" office:value-type="float" office:value="4041.33333333333" calcext:value-type="float">
            <text:p>4 041,3</text:p>
          </table:table-cell>
          <table:table-cell table:formula="of:=AVERAGE([.H85:.H89])" office:value-type="float" office:value="3917" calcext:value-type="float">
            <text:p>3 917,0</text:p>
          </table:table-cell>
          <table:table-cell table:style-name="ce31" table:formula="of:=AVERAGE([.H84:.H90])" office:value-type="float" office:value="3838.14285714286" calcext:value-type="float">
            <text:p>3 838,1</text:p>
          </table:table-cell>
          <table:table-cell table:style-name="ce34" table:formula="of:= SUM([.F84:.F90]) / SUM([.F79:.F85])" office:value-type="float" office:value="1.08928571428571" calcext:value-type="float">
            <text:p>1.0893</text:p>
          </table:table-cell>
          <table:table-cell table:formula="of:= AVERAGE([.T86:.T88])" office:value-type="float" office:value="1.10607006294703" calcext:value-type="float">
            <text:p>1.1061</text:p>
          </table:table-cell>
          <table:table-cell table:formula="of:= AVERAGE([.T85:.T89])" office:value-type="float" office:value="1.11861997420533" calcext:value-type="float">
            <text:p>1.1186</text:p>
          </table:table-cell>
          <table:table-cell table:style-name="ce34" table:formula="of:= AVERAGE([.T84:.T90])" office:value-type="float" office:value="1.11847562831236" calcext:value-type="float">
            <text:p>1.1185</text:p>
          </table:table-cell>
          <table:table-cell table:style-name="ce34" table:formula="of:= SUM([.H84:.H90]) / SUM([.H79:.H85])" office:value-type="float" office:value="1.73301941559698" calcext:value-type="float">
            <text:p>1.7330</text:p>
          </table:table-cell>
          <table:table-cell table:formula="of:= AVERAGE([.X86:.X88])" office:value-type="float" office:value="1.71201215144755" calcext:value-type="float">
            <text:p>1.7120</text:p>
          </table:table-cell>
          <table:table-cell table:formula="of:= AVERAGE([.X85:.X89])" office:value-type="float" office:value="1.67755689144385" calcext:value-type="float">
            <text:p>1.6776</text:p>
          </table:table-cell>
          <table:table-cell table:style-name="ce34" table:formula="of:= AVERAGE([.X84:.X90])" office:value-type="float" office:value="1.61737568620135" calcext:value-type="float">
            <text:p>1.6174</text:p>
          </table:table-cell>
        </table:table-row>
        <table:table-row table:style-name="ro2">
          <table:table-cell/>
          <table:table-cell table:style-name="ce2" office:value-type="date" office:date-value="2021-10-27" calcext:value-type="date">
            <text:p>27.10.2021</text:p>
          </table:table-cell>
          <table:table-cell table:style-name="ce17" office:value-type="float" office:value="746" calcext:value-type="float">
            <text:p>746</text:p>
          </table:table-cell>
          <table:table-cell table:style-name="ce17" table:formula="of:= [.D87] + [.C88]" office:value-type="float" office:value="1714807" calcext:value-type="float">
            <text:p>1 714 807</text:p>
          </table:table-cell>
          <table:table-cell table:style-name="ce17"/>
          <table:table-cell table:style-name="ce22" office:value-type="float" office:value="97" calcext:value-type="float">
            <text:p>97</text:p>
          </table:table-cell>
          <table:table-cell table:formula="of:= [.G87] + [.F88]" office:value-type="float" office:value="83438" calcext:value-type="float">
            <text:p>83 438</text:p>
          </table:table-cell>
          <table:table-cell office:value-type="float" office:value="4546" calcext:value-type="float">
            <text:p>4 546</text:p>
          </table:table-cell>
          <table:table-cell table:style-name="ce6" table:formula="of:= [.I87] + [.H88]" office:value-type="float" office:value="471223" calcext:value-type="float">
            <text:p>471 223</text:p>
          </table:table-cell>
          <table:table-cell table:style-name="ce28" table:formula="of:= [.H88] / [.F88]" office:value-type="float" office:value="46.8659793814433" calcext:value-type="float">
            <text:p>46,87</text:p>
          </table:table-cell>
          <table:table-cell table:formula="of:= SUM([.H87:.H89]) / SUM([.F87:.F89])" office:value-type="float" office:value="53.796812749004" calcext:value-type="float">
            <text:p>53,80</text:p>
          </table:table-cell>
          <table:table-cell table:formula="of:= SUM([.H86:.H90]) / SUM([.F86:.F90])" office:value-type="float" office:value="62.0411764705882" calcext:value-type="float">
            <text:p>62,04</text:p>
          </table:table-cell>
          <table:table-cell table:style-name="ce28" table:formula="of:= SUM([.H85:.H91]) / SUM([.F85:.F91])" office:value-type="float" office:value="74.9544235924933" calcext:value-type="float">
            <text:p>74,95</text:p>
          </table:table-cell>
          <table:table-cell table:formula="of:=AVERAGE([.F87:.F89])" office:value-type="float" office:value="83.6666666666667" calcext:value-type="float">
            <text:p>83,7</text:p>
          </table:table-cell>
          <table:table-cell table:formula="of:=AVERAGE([.F86:.F90])" office:value-type="float" office:value="68" calcext:value-type="float">
            <text:p>68,0</text:p>
          </table:table-cell>
          <table:table-cell table:style-name="ce31" table:formula="of:=AVERAGE([.F85:.F91])" office:value-type="float" office:value="53.2857142857143" calcext:value-type="float">
            <text:p>53,3</text:p>
          </table:table-cell>
          <table:table-cell table:formula="of:=AVERAGE([.H87:.H89])" office:value-type="float" office:value="4501" calcext:value-type="float">
            <text:p>4 501,0</text:p>
          </table:table-cell>
          <table:table-cell table:formula="of:=AVERAGE([.H86:.H90])" office:value-type="float" office:value="4218.8" calcext:value-type="float">
            <text:p>4 218,8</text:p>
          </table:table-cell>
          <table:table-cell table:style-name="ce31" table:formula="of:=AVERAGE([.H85:.H91])" office:value-type="float" office:value="3994" calcext:value-type="float">
            <text:p>3 994,0</text:p>
          </table:table-cell>
          <table:table-cell table:style-name="ce34" table:formula="of:= SUM([.F85:.F91]) / SUM([.F80:.F86])" office:value-type="float" office:value="0.890214797136038" calcext:value-type="float">
            <text:p>0.8902</text:p>
          </table:table-cell>
          <table:table-cell table:formula="of:= AVERAGE([.T87:.T89])" office:value-type="float" office:value="0.893029662929334" calcext:value-type="float">
            <text:p>0.8930</text:p>
          </table:table-cell>
          <table:table-cell table:formula="of:= AVERAGE([.T86:.T90])" office:value-type="float" office:value="0.904898165363842" calcext:value-type="float">
            <text:p>0.9049</text:p>
          </table:table-cell>
          <table:table-cell table:style-name="ce34" table:formula="of:= AVERAGE([.T85:.T91])" office:value-type="float" office:value="0.914714983292016" calcext:value-type="float">
            <text:p>0.9147</text:p>
          </table:table-cell>
          <table:table-cell table:style-name="ce34" table:formula="of:= SUM([.H85:.H91]) / SUM([.H80:.H86])" office:value-type="float" office:value="1.60364804405185" calcext:value-type="float">
            <text:p>1.6036</text:p>
          </table:table-cell>
          <table:table-cell table:formula="of:= AVERAGE([.X87:.X89])" office:value-type="float" office:value="1.58403499070216" calcext:value-type="float">
            <text:p>1.5840</text:p>
          </table:table-cell>
          <table:table-cell table:formula="of:= AVERAGE([.X86:.X90])" office:value-type="float" office:value="1.53258874454506" calcext:value-type="float">
            <text:p>1.5326</text:p>
          </table:table-cell>
          <table:table-cell table:style-name="ce34" table:formula="of:= AVERAGE([.X85:.X91])" office:value-type="float" office:value="1.4756019379968" calcext:value-type="float">
            <text:p>1.4756</text:p>
          </table:table-cell>
        </table:table-row>
        <table:table-row table:style-name="ro2">
          <table:table-cell/>
          <table:table-cell table:style-name="ce2" office:value-type="date" office:date-value="2021-10-28" calcext:value-type="date">
            <text:p>28.10.2021</text:p>
          </table:table-cell>
          <table:table-cell table:style-name="ce17" office:value-type="float" office:value="623" calcext:value-type="float">
            <text:p>623</text:p>
          </table:table-cell>
          <table:table-cell table:style-name="ce17" table:formula="of:= [.D88] + [.C89]" office:value-type="float" office:value="1715430" calcext:value-type="float">
            <text:p>1 715 430</text:p>
          </table:table-cell>
          <table:table-cell table:style-name="ce17"/>
          <table:table-cell table:style-name="ce22" office:value-type="float" office:value="40" calcext:value-type="float">
            <text:p>40</text:p>
          </table:table-cell>
          <table:table-cell table:formula="of:= [.G88] + [.F89]" office:value-type="float" office:value="83478" calcext:value-type="float">
            <text:p>83 478</text:p>
          </table:table-cell>
          <table:table-cell office:value-type="float" office:value="4647" calcext:value-type="float">
            <text:p>4 647</text:p>
          </table:table-cell>
          <table:table-cell table:style-name="ce6" table:formula="of:= [.I88] + [.H89]" office:value-type="float" office:value="475870" calcext:value-type="float">
            <text:p>475 870</text:p>
          </table:table-cell>
          <table:table-cell table:style-name="ce28" table:formula="of:= [.H89] / [.F89]" office:value-type="float" office:value="116.175" calcext:value-type="float">
            <text:p>116,18</text:p>
          </table:table-cell>
          <table:table-cell table:formula="of:= SUM([.H88:.H90]) / SUM([.F88:.F90])" office:value-type="float" office:value="89.5099337748344" calcext:value-type="float">
            <text:p>89,51</text:p>
          </table:table-cell>
          <table:table-cell table:formula="of:= SUM([.H87:.H91]) / SUM([.F87:.F91])" office:value-type="float" office:value="82.5509433962264" calcext:value-type="float">
            <text:p>82,55</text:p>
          </table:table-cell>
          <table:table-cell table:style-name="ce28" table:formula="of:= SUM([.H86:.H92]) / SUM([.F86:.F92])" office:value-type="float" office:value="83.5441176470588" calcext:value-type="float">
            <text:p>83,54</text:p>
          </table:table-cell>
          <table:table-cell table:formula="of:=AVERAGE([.F88:.F90])" office:value-type="float" office:value="50.3333333333333" calcext:value-type="float">
            <text:p>50,3</text:p>
          </table:table-cell>
          <table:table-cell table:formula="of:=AVERAGE([.F87:.F91])" office:value-type="float" office:value="53" calcext:value-type="float">
            <text:p>53,0</text:p>
          </table:table-cell>
          <table:table-cell table:style-name="ce31" table:formula="of:=AVERAGE([.F86:.F92])" office:value-type="float" office:value="48.5714285714286" calcext:value-type="float">
            <text:p>48,6</text:p>
          </table:table-cell>
          <table:table-cell table:formula="of:=AVERAGE([.H88:.H90])" office:value-type="float" office:value="4505.33333333333" calcext:value-type="float">
            <text:p>4 505,3</text:p>
          </table:table-cell>
          <table:table-cell table:formula="of:=AVERAGE([.H87:.H91])" office:value-type="float" office:value="4375.2" calcext:value-type="float">
            <text:p>4 375,2</text:p>
          </table:table-cell>
          <table:table-cell table:style-name="ce31" table:formula="of:=AVERAGE([.H86:.H92])" office:value-type="float" office:value="4057.85714285714" calcext:value-type="float">
            <text:p>4 057,9</text:p>
          </table:table-cell>
          <table:table-cell table:style-name="ce34" table:formula="of:= SUM([.F86:.F92]) / SUM([.F81:.F87])" office:value-type="float" office:value="0.699588477366255" calcext:value-type="float">
            <text:p>0.6996</text:p>
          </table:table-cell>
          <table:table-cell table:formula="of:= AVERAGE([.T88:.T90])" office:value-type="float" office:value="0.698831811704716" calcext:value-type="float">
            <text:p>0.6988</text:p>
          </table:table-cell>
          <table:table-cell table:formula="of:= AVERAGE([.T87:.T91])" office:value-type="float" office:value="0.697798800161096" calcext:value-type="float">
            <text:p>0.6978</text:p>
          </table:table-cell>
          <table:table-cell table:style-name="ce34" table:formula="of:= AVERAGE([.T86:.T92])" office:value-type="float" office:value="0.707738196922717" calcext:value-type="float">
            <text:p>0.7077</text:p>
          </table:table-cell>
          <table:table-cell table:style-name="ce34" table:formula="of:= SUM([.H86:.H92]) / SUM([.H81:.H87])" office:value-type="float" office:value="1.41543751245764" calcext:value-type="float">
            <text:p>1.4154</text:p>
          </table:table-cell>
          <table:table-cell table:formula="of:= AVERAGE([.X88:.X90])" office:value-type="float" office:value="1.3768517708115" calcext:value-type="float">
            <text:p>1.3769</text:p>
          </table:table-cell>
          <table:table-cell table:formula="of:= AVERAGE([.X87:.X91])" office:value-type="float" office:value="1.33870681617297" calcext:value-type="float">
            <text:p>1.3387</text:p>
          </table:table-cell>
          <table:table-cell table:style-name="ce34" table:formula="of:= AVERAGE([.X86:.X92])" office:value-type="float" office:value="1.29984647619243" calcext:value-type="float">
            <text:p>1.2998</text:p>
          </table:table-cell>
        </table:table-row>
        <table:table-row table:style-name="ro2">
          <table:table-cell/>
          <table:table-cell table:style-name="ce2" office:value-type="date" office:date-value="2021-10-29" calcext:value-type="date">
            <text:p>29.10.2021</text:p>
          </table:table-cell>
          <table:table-cell table:style-name="ce17" office:value-type="float" office:value="642" calcext:value-type="float">
            <text:p>642</text:p>
          </table:table-cell>
          <table:table-cell table:style-name="ce17" table:formula="of:= [.D89] + [.C90]" office:value-type="float" office:value="1716072" calcext:value-type="float">
            <text:p>1 716 072</text:p>
          </table:table-cell>
          <table:table-cell table:style-name="ce17"/>
          <table:table-cell table:style-name="ce22" office:value-type="float" office:value="14" calcext:value-type="float">
            <text:p>14</text:p>
          </table:table-cell>
          <table:table-cell table:formula="of:= [.G89] + [.F90]" office:value-type="float" office:value="83492" calcext:value-type="float">
            <text:p>83 492</text:p>
          </table:table-cell>
          <table:table-cell office:value-type="float" office:value="4323" calcext:value-type="float">
            <text:p>4 323</text:p>
          </table:table-cell>
          <table:table-cell table:style-name="ce6" table:formula="of:= [.I89] + [.H90]" office:value-type="float" office:value="480193" calcext:value-type="float">
            <text:p>480 193</text:p>
          </table:table-cell>
          <table:table-cell table:style-name="ce28" table:formula="of:= [.H90] / [.F90]" office:value-type="float" office:value="308.785714285714" calcext:value-type="float">
            <text:p>308,79</text:p>
          </table:table-cell>
          <table:table-cell table:formula="of:= SUM([.H89:.H91]) / SUM([.F89:.F91])" office:value-type="float" office:value="241.111111111111" calcext:value-type="float">
            <text:p>241,11</text:p>
          </table:table-cell>
          <table:table-cell table:formula="of:= SUM([.H88:.H92]) / SUM([.F88:.F92])" office:value-type="float" office:value="137.927152317881" calcext:value-type="float">
            <text:p>137,93</text:p>
          </table:table-cell>
          <table:table-cell table:style-name="ce28" table:formula="of:= SUM([.H87:.H93]) / SUM([.F87:.F93])" office:value-type="float" office:value="94.8566037735849" calcext:value-type="float">
            <text:p>94,86</text:p>
          </table:table-cell>
          <table:table-cell table:formula="of:=AVERAGE([.F89:.F91])" office:value-type="float" office:value="18" calcext:value-type="float">
            <text:p>18,0</text:p>
          </table:table-cell>
          <table:table-cell table:formula="of:=AVERAGE([.F88:.F92])" office:value-type="float" office:value="30.2" calcext:value-type="float">
            <text:p>30,2</text:p>
          </table:table-cell>
          <table:table-cell table:style-name="ce31" table:formula="of:=AVERAGE([.F87:.F93])" office:value-type="float" office:value="37.8571428571429" calcext:value-type="float">
            <text:p>37,9</text:p>
          </table:table-cell>
          <table:table-cell table:formula="of:=AVERAGE([.H89:.H91])" office:value-type="float" office:value="4340" calcext:value-type="float">
            <text:p>4 340,0</text:p>
          </table:table-cell>
          <table:table-cell table:formula="of:=AVERAGE([.H88:.H92])" office:value-type="float" office:value="4165.4" calcext:value-type="float">
            <text:p>4 165,4</text:p>
          </table:table-cell>
          <table:table-cell table:style-name="ce31" table:formula="of:=AVERAGE([.H87:.H93])" office:value-type="float" office:value="3591" calcext:value-type="float">
            <text:p>3 591,0</text:p>
          </table:table-cell>
          <table:table-cell table:style-name="ce34" table:formula="of:= SUM([.F87:.F93]) / SUM([.F82:.F88])" office:value-type="float" office:value="0.506692160611855" calcext:value-type="float">
            <text:p>0.5067</text:p>
          </table:table-cell>
          <table:table-cell table:formula="of:= AVERAGE([.T89:.T91])" office:value-type="float" office:value="0.503164496461244" calcext:value-type="float">
            <text:p>0.5032</text:p>
          </table:table-cell>
          <table:table-cell table:formula="of:= AVERAGE([.T88:.T92])" office:value-type="float" office:value="0.505234397350793" calcext:value-type="float">
            <text:p>0.5052</text:p>
          </table:table-cell>
          <table:table-cell table:style-name="ce34" table:formula="of:= AVERAGE([.T87:.T93])" office:value-type="float" office:value="0.521855887586288" calcext:value-type="float">
            <text:p>0.5219</text:p>
          </table:table-cell>
          <table:table-cell table:style-name="ce34" table:formula="of:= SUM([.H87:.H93]) / SUM([.H82:.H88])" office:value-type="float" office:value="1.11146975592501" calcext:value-type="float">
            <text:p>1.1115</text:p>
          </table:table-cell>
          <table:table-cell table:formula="of:= AVERAGE([.X89:.X91])" office:value-type="float" office:value="1.11895554040533" calcext:value-type="float">
            <text:p>1.1190</text:p>
          </table:table-cell>
          <table:table-cell table:formula="of:= AVERAGE([.X88:.X92])" office:value-type="float" office:value="1.11330738461124" calcext:value-type="float">
            <text:p>1.1133</text:p>
          </table:table-cell>
          <table:table-cell table:style-name="ce34" table:formula="of:= AVERAGE([.X87:.X93])" office:value-type="float" office:value="1.10224518469575" calcext:value-type="float">
            <text:p>1.1022</text:p>
          </table:table-cell>
        </table:table-row>
        <table:table-row table:style-name="ro2">
          <table:table-cell/>
          <table:table-cell table:style-name="ce2" office:value-type="date" office:date-value="2021-10-30" calcext:value-type="date">
            <text:p>30.10.2021</text:p>
          </table:table-cell>
          <table:table-cell table:style-name="ce17" office:value-type="float" office:value="442" calcext:value-type="float">
            <text:p>442</text:p>
          </table:table-cell>
          <table:table-cell table:style-name="ce17" table:formula="of:= [.D90] + [.C91]" office:value-type="float" office:value="1716514" calcext:value-type="float">
            <text:p>1 716 514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0] + [.F91]" office:value-type="float" office:value="83492" calcext:value-type="float">
            <text:p>83 492</text:p>
          </table:table-cell>
          <table:table-cell office:value-type="float" office:value="4050" calcext:value-type="float">
            <text:p>4 050</text:p>
          </table:table-cell>
          <table:table-cell table:style-name="ce6" table:formula="of:= [.I90] + [.H91]" office:value-type="float" office:value="484243" calcext:value-type="float">
            <text:p>484 243</text:p>
          </table:table-cell>
          <table:table-cell table:style-name="ce28" table:formula="of:= [.H91] / [.F91]" office:value-type="string" office:string-value="" calcext:value-type="error">
            <text:p>#DIV/0!</text:p>
          </table:table-cell>
          <table:table-cell table:formula="of:= SUM([.H90:.H92]) / SUM([.F90:.F92])" office:value-type="float" office:value="831" calcext:value-type="float">
            <text:p>831,00</text:p>
          </table:table-cell>
          <table:table-cell table:formula="of:= SUM([.H89:.H93]) / SUM([.F89:.F93])" office:value-type="float" office:value="301.5" calcext:value-type="float">
            <text:p>301,50</text:p>
          </table:table-cell>
          <table:table-cell table:style-name="ce28" table:formula="of:= SUM([.H88:.H94]) / SUM([.F88:.F94])" office:value-type="float" office:value="137.927152317881" calcext:value-type="float">
            <text:p>137,93</text:p>
          </table:table-cell>
          <table:table-cell table:formula="of:=AVERAGE([.F90:.F92])" office:value-type="float" office:value="4.66666666666667" calcext:value-type="float">
            <text:p>4,7</text:p>
          </table:table-cell>
          <table:table-cell table:formula="of:=AVERAGE([.F89:.F93])" office:value-type="float" office:value="10.8" calcext:value-type="float">
            <text:p>10,8</text:p>
          </table:table-cell>
          <table:table-cell table:style-name="ce31" table:formula="of:=AVERAGE([.F88:.F94])" office:value-type="float" office:value="21.5714285714286" calcext:value-type="float">
            <text:p>21,6</text:p>
          </table:table-cell>
          <table:table-cell table:formula="of:=AVERAGE([.H90:.H92])" office:value-type="float" office:value="3878" calcext:value-type="float">
            <text:p>3 878,0</text:p>
          </table:table-cell>
          <table:table-cell table:formula="of:=AVERAGE([.H89:.H93])" office:value-type="float" office:value="3256.2" calcext:value-type="float">
            <text:p>3 256,2</text:p>
          </table:table-cell>
          <table:table-cell table:style-name="ce31" table:formula="of:=AVERAGE([.H88:.H94])" office:value-type="float" office:value="2975.28571428571" calcext:value-type="float">
            <text:p>2 975,3</text:p>
          </table:table-cell>
          <table:table-cell table:style-name="ce34" table:formula="of:= SUM([.F88:.F94]) / SUM([.F83:.F89])" office:value-type="float" office:value="0.303212851405622" calcext:value-type="float">
            <text:p>0.3032</text:p>
          </table:table-cell>
          <table:table-cell table:formula="of:= AVERAGE([.T90:.T92])" office:value-type="float" office:value="0.31212290408389" calcext:value-type="float">
            <text:p>0.3121</text:p>
          </table:table-cell>
          <table:table-cell table:formula="of:= AVERAGE([.T89:.T93])" office:value-type="float" office:value="0.334698140336454" calcext:value-type="float">
            <text:p>0.3347</text:p>
          </table:table-cell>
          <table:table-cell table:style-name="ce34" table:formula="of:= AVERAGE([.T88:.T94])" office:value-type="float" office:value="0.366243642688329" calcext:value-type="float">
            <text:p>0.3662</text:p>
          </table:table-cell>
          <table:table-cell table:style-name="ce34" table:formula="of:= SUM([.H88:.H94]) / SUM([.H83:.H89])" office:value-type="float" office:value="0.829959352833347" calcext:value-type="float">
            <text:p>0.8300</text:p>
          </table:table-cell>
          <table:table-cell table:formula="of:= AVERAGE([.X90:.X92])" office:value-type="float" office:value="0.849150455515574" calcext:value-type="float">
            <text:p>0.8492</text:p>
          </table:table-cell>
          <table:table-cell table:formula="of:= AVERAGE([.X89:.X93])" office:value-type="float" office:value="0.87580976664428" calcext:value-type="float">
            <text:p>0.8758</text:p>
          </table:table-cell>
          <table:table-cell table:style-name="ce34" table:formula="of:= AVERAGE([.X88:.X94])" office:value-type="float" office:value="0.891445192239529" calcext:value-type="float">
            <text:p>0.8914</text:p>
          </table:table-cell>
        </table:table-row>
        <table:table-row table:style-name="ro2">
          <table:table-cell/>
          <table:table-cell table:style-name="ce2" office:value-type="date" office:date-value="2021-10-31" calcext:value-type="date">
            <text:p>31.10.2021</text:p>
          </table:table-cell>
          <table:table-cell table:style-name="ce17" office:value-type="float" office:value="724" calcext:value-type="float">
            <text:p>724</text:p>
          </table:table-cell>
          <table:table-cell table:style-name="ce17" table:formula="of:= [.D91] + [.C92]" office:value-type="float" office:value="1717238" calcext:value-type="float">
            <text:p>1 717 238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1] + [.F92]" office:value-type="float" office:value="83492" calcext:value-type="float">
            <text:p>83 492</text:p>
          </table:table-cell>
          <table:table-cell office:value-type="float" office:value="3261" calcext:value-type="float">
            <text:p>3 261</text:p>
          </table:table-cell>
          <table:table-cell table:style-name="ce6" table:formula="of:= [.I91] + [.H92]" office:value-type="float" office:value="487504" calcext:value-type="float">
            <text:p>487 504</text:p>
          </table:table-cell>
          <table:table-cell table:style-name="ce28" table:formula="of:= [.H92] / [.F92]" office:value-type="string" office:string-value="" calcext:value-type="error">
            <text:p>#DIV/0!</text:p>
          </table:table-cell>
          <table:table-cell table:style-name="ce28" table:formula="of:= SUM([.H91:.H93]) / SUM([.F91:.F93])" office:value-type="string" office:string-value="" calcext:value-type="error">
            <text:p>#DIV/0!</text:p>
          </table:table-cell>
          <table:table-cell table:style-name="ce28" table:formula="of:= SUM([.H90:.H94]) / SUM([.F90:.F94])" office:value-type="float" office:value="831" calcext:value-type="float">
            <text:p>831,00</text:p>
          </table:table-cell>
          <table:table-cell table:style-name="ce28" table:formula="of:= SUM([.H89:.H95]) / SUM([.F89:.F95])" office:value-type="float" office:value="301.518518518519" calcext:value-type="float">
            <text:p>301,52</text:p>
          </table:table-cell>
          <table:table-cell table:style-name="ce31" table:formula="of:=AVERAGE([.F91:.F93])" office:value-type="float" office:value="0" calcext:value-type="float">
            <text:p>0,0</text:p>
          </table:table-cell>
          <table:table-cell table:style-name="ce31" table:formula="of:=AVERAGE([.F90:.F94])" office:value-type="float" office:value="2.8" calcext:value-type="float">
            <text:p>2,8</text:p>
          </table:table-cell>
          <table:table-cell table:style-name="ce31" table:formula="of:=AVERAGE([.F89:.F95])" office:value-type="float" office:value="7.71428571428571" calcext:value-type="float">
            <text:p>7,7</text:p>
          </table:table-cell>
          <table:table-cell table:style-name="ce31" table:formula="of:=AVERAGE([.H91:.H93])" office:value-type="float" office:value="2437" calcext:value-type="float">
            <text:p>2 437,0</text:p>
          </table:table-cell>
          <table:table-cell table:style-name="ce31" table:formula="of:=AVERAGE([.H90:.H94])" office:value-type="float" office:value="2326.8" calcext:value-type="float">
            <text:p>2 326,8</text:p>
          </table:table-cell>
          <table:table-cell table:style-name="ce31" table:formula="of:=AVERAGE([.H89:.H95])" office:value-type="float" office:value="2326" calcext:value-type="float">
            <text:p>2 326,0</text:p>
          </table:table-cell>
          <table:table-cell table:style-name="ce34" table:formula="of:= SUM([.F89:.F95]) / SUM([.F84:.F90])" office:value-type="float" office:value="0.126463700234192" calcext:value-type="float">
            <text:p>0.1265</text:p>
          </table:table-cell>
          <table:table-cell table:formula="of:= AVERAGE([.T91:.T93])" office:value-type="float" office:value="0.155736687901386" calcext:value-type="float">
            <text:p>0.1557</text:p>
          </table:table-cell>
          <table:table-cell table:formula="of:= AVERAGE([.T90:.T94])" office:value-type="float" office:value="0.194780444863203" calcext:value-type="float">
            <text:p>0.1948</text:p>
          </table:table-cell>
          <table:table-cell table:style-name="ce34" table:formula="of:= AVERAGE([.T89:.T95])" office:value-type="float" office:value="0.239070100240324" calcext:value-type="float">
            <text:p>0.2391</text:p>
          </table:table-cell>
          <table:table-cell table:style-name="ce34" table:formula="of:= SUM([.H89:.H95]) / SUM([.H84:.H90])" office:value-type="float" office:value="0.606022257788365" calcext:value-type="float">
            <text:p>0.6060</text:p>
          </table:table-cell>
          <table:table-cell table:formula="of:= AVERAGE([.X91:.X93])" office:value-type="float" office:value="0.617380521612917" calcext:value-type="float">
            <text:p>0.6174</text:p>
          </table:table-cell>
          <table:table-cell table:formula="of:= AVERAGE([.X90:.X94])" office:value-type="float" office:value="0.644206157833442" calcext:value-type="float">
            <text:p>0.6442</text:p>
          </table:table-cell>
          <table:table-cell table:style-name="ce34" table:formula="of:= AVERAGE([.X89:.X95])" office:value-type="float" office:value="0.680891024033689" calcext:value-type="float">
            <text:p>0.6809</text:p>
          </table:table-cell>
        </table:table-row>
        <table:table-row table:style-name="ro2">
          <table:table-cell/>
          <table:table-cell office:value-type="date" office:date-value="2021-11-01" calcext:value-type="date">
            <text:p>01.11.2021</text:p>
          </table:table-cell>
          <table:table-cell table:style-name="ce17" office:value-type="float" office:value="1435" calcext:value-type="float">
            <text:p>1 435</text:p>
          </table:table-cell>
          <table:table-cell table:style-name="ce17" table:formula="of:= [.D92] + [.C93]" office:value-type="float" office:value="1718673" calcext:value-type="float">
            <text:p>1 718 673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2] + [.F93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2] + [.H93]" office:value-type="float" office:value="487504" calcext:value-type="float">
            <text:p>487 504</text:p>
          </table:table-cell>
          <table:table-cell table:style-name="ce28" table:formula="of:= [.H93] / [.F93]" office:value-type="string" office:string-value="" calcext:value-type="error">
            <text:p>#DIV/0!</text:p>
          </table:table-cell>
          <table:table-cell table:style-name="ce28" table:formula="of:= SUM([.H92:.H94]) / SUM([.F92:.F94])" office:value-type="string" office:string-value="" calcext:value-type="error">
            <text:p>#DIV/0!</text:p>
          </table:table-cell>
          <table:table-cell table:style-name="ce28" table:formula="of:= SUM([.H91:.H95]) / SUM([.F91:.F95])" office:value-type="string" office:string-value="" calcext:value-type="error">
            <text:p>#DIV/0!</text:p>
          </table:table-cell>
          <table:table-cell table:style-name="ce28" table:formula="of:= SUM([.H90:.H96]) / SUM([.F90:.F96])" office:value-type="float" office:value="831.071428571429" calcext:value-type="float">
            <text:p>831,07</text:p>
          </table:table-cell>
          <table:table-cell table:style-name="ce31" table:formula="of:=AVERAGE([.F92:.F94])" office:value-type="float" office:value="0" calcext:value-type="float">
            <text:p>0,0</text:p>
          </table:table-cell>
          <table:table-cell table:style-name="ce31" table:formula="of:=AVERAGE([.F91:.F95])" office:value-type="float" office:value="0" calcext:value-type="float">
            <text:p>0,0</text:p>
          </table:table-cell>
          <table:table-cell table:style-name="ce31" table:formula="of:=AVERAGE([.F90:.F96])" office:value-type="float" office:value="2" calcext:value-type="float">
            <text:p>2,0</text:p>
          </table:table-cell>
          <table:table-cell table:style-name="ce31" table:formula="of:=AVERAGE([.H92:.H94])" office:value-type="float" office:value="1087" calcext:value-type="float">
            <text:p>1 087,0</text:p>
          </table:table-cell>
          <table:table-cell table:style-name="ce31" table:formula="of:=AVERAGE([.H91:.H95])" office:value-type="float" office:value="1462.4" calcext:value-type="float">
            <text:p>1 462,4</text:p>
          </table:table-cell>
          <table:table-cell table:style-name="ce31" table:formula="of:=AVERAGE([.H90:.H96])" office:value-type="float" office:value="1662.14285714286" calcext:value-type="float">
            <text:p>1 662,1</text:p>
          </table:table-cell>
          <table:table-cell table:style-name="ce34" table:formula="of:= SUM([.F90:.F96]) / SUM([.F85:.F91])" office:value-type="float" office:value="0.0375335120643432" calcext:value-type="float">
            <text:p>0.0375</text:p>
          </table:table-cell>
          <table:table-cell table:formula="of:= AVERAGE([.T92:.T94])" office:value-type="float" office:value="0.0546657374328451" calcext:value-type="float">
            <text:p>0.0547</text:p>
          </table:table-cell>
          <table:table-cell table:formula="of:= AVERAGE([.T91:.T95])" office:value-type="float" office:value="0.0934420127408315" calcext:value-type="float">
            <text:p>0.0934</text:p>
          </table:table-cell>
          <table:table-cell table:style-name="ce35" table:formula="of:= AVERAGE([.T90:.T96])" office:value-type="float" office:value="0.139128889188002" calcext:value-type="float">
            <text:p>0.1391</text:p>
          </table:table-cell>
          <table:table-cell table:style-name="ce34" table:formula="of:= SUM([.H90:.H96]) / SUM([.H85:.H91])" office:value-type="float" office:value="0.41615995421704" calcext:value-type="float">
            <text:p>0.4162</text:p>
          </table:table-cell>
          <table:table-cell table:formula="of:= AVERAGE([.X92:.X94])" office:value-type="float" office:value="0.426533893469618" calcext:value-type="float">
            <text:p>0.4265</text:p>
          </table:table-cell>
          <table:table-cell table:formula="of:= AVERAGE([.X91:.X95])" office:value-type="float" office:value="0.447865979970635" calcext:value-type="float">
            <text:p>0.4479</text:p>
          </table:table-cell>
          <table:table-cell table:style-name="ce35" table:formula="of:= AVERAGE([.X90:.X96])" office:value-type="float" office:value="0.478692524339232" calcext:value-type="float">
            <text:p>0.4787</text:p>
          </table:table-cell>
        </table:table-row>
        <table:table-row table:style-name="ro2">
          <table:table-cell/>
          <table:table-cell office:value-type="date" office:date-value="2021-11-02" calcext:value-type="date">
            <text:p>02.11.2021</text:p>
          </table:table-cell>
          <table:table-cell table:style-name="ce17" office:value-type="float" office:value="667" calcext:value-type="float">
            <text:p>667</text:p>
          </table:table-cell>
          <table:table-cell table:style-name="ce17" table:formula="of:= [.D93] + [.C94]" office:value-type="float" office:value="1719340" calcext:value-type="float">
            <text:p>1 719 340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3] + [.F9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3] + [.H94]" office:value-type="float" office:value="487504" calcext:value-type="float">
            <text:p>487 504</text:p>
          </table:table-cell>
          <table:table-cell table:style-name="ce28" table:formula="of:= [.H94] / [.F94]" office:value-type="string" office:string-value="" calcext:value-type="error">
            <text:p>#DIV/0!</text:p>
          </table:table-cell>
          <table:table-cell table:style-name="ce28" table:formula="of:= SUM([.H93:.H95]) / SUM([.F93:.F95])" office:value-type="string" office:string-value="" calcext:value-type="error">
            <text:p>#DIV/0!</text:p>
          </table:table-cell>
          <table:table-cell table:style-name="ce28" table:formula="of:= SUM([.H92:.H96]) / SUM([.F92:.F96])" office:value-type="string" office:string-value="" calcext:value-type="error">
            <text:p>#DIV/0!</text:p>
          </table:table-cell>
          <table:table-cell table:style-name="ce28" table:formula="of:= SUM([.H91:.H97]) / SUM([.F91:.F97])" office:value-type="string" office:string-value="" calcext:value-type="error">
            <text:p>#DIV/0!</text:p>
          </table:table-cell>
          <table:table-cell table:style-name="ce31" table:formula="of:=AVERAGE([.F93:.F95])" office:value-type="float" office:value="0" calcext:value-type="float">
            <text:p>0,0</text:p>
          </table:table-cell>
          <table:table-cell table:style-name="ce31" table:formula="of:=AVERAGE([.F92:.F96])" office:value-type="float" office:value="0" calcext:value-type="float">
            <text:p>0,0</text:p>
          </table:table-cell>
          <table:table-cell table:style-name="ce31" table:formula="of:=AVERAGE([.F91:.F97])" office:value-type="float" office:value="0" calcext:value-type="float">
            <text:p>0,0</text:p>
          </table:table-cell>
          <table:table-cell table:style-name="ce31" table:formula="of:=AVERAGE([.H93:.H95])" office:value-type="float" office:value="0.333333333333333" calcext:value-type="float">
            <text:p>0,3</text:p>
          </table:table-cell>
          <table:table-cell table:style-name="ce31" table:formula="of:=AVERAGE([.H92:.H96])" office:value-type="float" office:value="652.4" calcext:value-type="float">
            <text:p>652,4</text:p>
          </table:table-cell>
          <table:table-cell table:style-name="ce31" table:formula="of:=AVERAGE([.H91:.H97])" office:value-type="float" office:value="1044.57142857143" calcext:value-type="float">
            <text:p>1 044,6</text:p>
          </table:table-cell>
          <table:table-cell table:style-name="ce34" table:formula="of:= SUM([.F91:.F97]) / SUM([.F86:.F92])" office:value-type="float" office:value="0" calcext:value-type="float">
            <text:p>0.0000</text:p>
          </table:table-cell>
          <table:table-cell table:formula="of:= AVERAGE([.T93:.T95])" office:value-type="float" office:value="0.0125111706881144" calcext:value-type="float">
            <text:p>0.0125</text:p>
          </table:table-cell>
          <table:table-cell table:formula="of:= AVERAGE([.T92:.T96])" office:value-type="float" office:value="0.032799442459707" calcext:value-type="float">
            <text:p>0.0328</text:p>
          </table:table-cell>
          <table:table-cell table:formula="of:= AVERAGE([.T91:.T97])" office:value-type="float" office:value="0.0667442948148797" calcext:value-type="float">
            <text:p>0.0667</text:p>
          </table:table-cell>
          <table:table-cell table:style-name="ce34" table:formula="of:= SUM([.H91:.H97]) / SUM([.H86:.H92])" office:value-type="float" office:value="0.25741946840345" calcext:value-type="float">
            <text:p>0.2574</text:p>
          </table:table-cell>
          <table:table-cell table:formula="of:= AVERAGE([.X93:.X95])" office:value-type="float" office:value="0.267782763077154" calcext:value-type="float">
            <text:p>0.2678</text:p>
          </table:table-cell>
          <table:table-cell table:formula="of:= AVERAGE([.X92:.X96])" office:value-type="float" office:value="0.281883712323253" calcext:value-type="float">
            <text:p>0.2819</text:p>
          </table:table-cell>
          <table:table-cell table:formula="of:= AVERAGE([.X91:.X97])" office:value-type="float" office:value="0.319919904566555" calcext:value-type="float">
            <text:p>0.3199</text:p>
          </table:table-cell>
        </table:table-row>
        <table:table-row table:style-name="ro2">
          <table:table-cell/>
          <table:table-cell office:value-type="date" office:date-value="2021-11-03" calcext:value-type="date">
            <text:p>03.11.2021</text:p>
          </table:table-cell>
          <table:table-cell table:style-name="ce17" office:value-type="float" office:value="332" calcext:value-type="float">
            <text:p>332</text:p>
          </table:table-cell>
          <table:table-cell table:style-name="ce17" table:formula="of:= [.D94] + [.C95]" office:value-type="float" office:value="1719672" calcext:value-type="float">
            <text:p>1 719 672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4] + [.F95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94] + [.H95]" office:value-type="float" office:value="487505" calcext:value-type="float">
            <text:p>487 505</text:p>
          </table:table-cell>
          <table:table-cell table:style-name="ce28" table:formula="of:= [.H95] / [.F95]" office:value-type="string" office:string-value="" calcext:value-type="error">
            <text:p>#DIV/0!</text:p>
          </table:table-cell>
          <table:table-cell table:style-name="ce28" table:formula="of:= SUM([.H94:.H96]) / SUM([.F94:.F96])" office:value-type="string" office:string-value="" calcext:value-type="error">
            <text:p>#DIV/0!</text:p>
          </table:table-cell>
          <table:table-cell table:style-name="ce28" table:formula="of:= SUM([.H93:.H97]) / SUM([.F93:.F97])" office:value-type="string" office:string-value="" calcext:value-type="error">
            <text:p>#DIV/0!</text:p>
          </table:table-cell>
          <table:table-cell table:style-name="ce28" table:formula="of:= SUM([.H92:.H98]) / SUM([.F92:.F98])" office:value-type="string" office:string-value="" calcext:value-type="error">
            <text:p>#DIV/0!</text:p>
          </table:table-cell>
          <table:table-cell table:style-name="ce31" table:formula="of:=AVERAGE([.F94:.F96])" office:value-type="float" office:value="0" calcext:value-type="float">
            <text:p>0,0</text:p>
          </table:table-cell>
          <table:table-cell table:style-name="ce31" table:formula="of:=AVERAGE([.F93:.F97])" office:value-type="float" office:value="0" calcext:value-type="float">
            <text:p>0,0</text:p>
          </table:table-cell>
          <table:table-cell table:style-name="ce31" table:formula="of:=AVERAGE([.F92:.F98])" office:value-type="float" office:value="0" calcext:value-type="float">
            <text:p>0,0</text:p>
          </table:table-cell>
          <table:table-cell table:style-name="ce31" table:formula="of:=AVERAGE([.H94:.H96])" office:value-type="float" office:value="0.333333333333333" calcext:value-type="float">
            <text:p>0,3</text:p>
          </table:table-cell>
          <table:table-cell table:style-name="ce31" table:formula="of:=AVERAGE([.H93:.H97])" office:value-type="float" office:value="0.2" calcext:value-type="float">
            <text:p>0,2</text:p>
          </table:table-cell>
          <table:table-cell table:style-name="ce31" table:formula="of:=AVERAGE([.H92:.H98])" office:value-type="float" office:value="466" calcext:value-type="float">
            <text:p>466,0</text:p>
          </table:table-cell>
          <table:table-cell table:style-name="ce34" table:formula="of:= SUM([.F92:.F98]) / SUM([.F87:.F93])" office:value-type="float" office:value="0" calcext:value-type="float">
            <text:p>0.0000</text:p>
          </table:table-cell>
          <table:table-cell table:formula="of:= AVERAGE([.T94:.T96])" office:value-type="float" office:value="0" calcext:value-type="float">
            <text:p>0.0000</text:p>
          </table:table-cell>
          <table:table-cell table:formula="of:= AVERAGE([.T93:.T97])" office:value-type="float" office:value="0.00750670241286863" calcext:value-type="float">
            <text:p>0.0075</text:p>
          </table:table-cell>
          <table:table-cell table:formula="of:= AVERAGE([.T92:.T98])" office:value-type="float" office:value="0.023428173185505" calcext:value-type="float">
            <text:p>0.0234</text:p>
          </table:table-cell>
          <table:table-cell table:style-name="ce34" table:formula="of:= SUM([.H92:.H98]) / SUM([.H87:.H93])" office:value-type="float" office:value="0.129768866610972" calcext:value-type="float">
            <text:p>0.1298</text:p>
          </table:table-cell>
          <table:table-cell table:formula="of:= AVERAGE([.X94:.X96])" office:value-type="float" office:value="0.12907878320362" calcext:value-type="float">
            <text:p>0.1291</text:p>
          </table:table-cell>
          <table:table-cell table:formula="of:= AVERAGE([.X93:.X97])" office:value-type="float" office:value="0.160691544268835" calcext:value-type="float">
            <text:p>0.1607</text:p>
          </table:table-cell>
          <table:table-cell table:formula="of:= AVERAGE([.X92:.X98])" office:value-type="float" office:value="0.201366560957789" calcext:value-type="float">
            <text:p>0.2014</text:p>
          </table:table-cell>
        </table:table-row>
        <table:table-row table:style-name="ro2">
          <table:table-cell/>
          <table:table-cell office:value-type="date" office:date-value="2021-11-04" calcext:value-type="date">
            <text:p>04.11.2021</text:p>
          </table:table-cell>
          <table:table-cell table:style-name="ce17" office:value-type="float" office:value="221" calcext:value-type="float">
            <text:p>221</text:p>
          </table:table-cell>
          <table:table-cell table:style-name="ce17" table:formula="of:= [.D95] + [.C96]" office:value-type="float" office:value="1719893" calcext:value-type="float">
            <text:p>1 719 893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5] + [.F96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5] + [.H96]" office:value-type="float" office:value="487505" calcext:value-type="float">
            <text:p>487 505</text:p>
          </table:table-cell>
          <table:table-cell table:style-name="ce28" table:formula="of:= [.H96] / [.F96]" office:value-type="string" office:string-value="" calcext:value-type="error">
            <text:p>#DIV/0!</text:p>
          </table:table-cell>
          <table:table-cell table:formula="of:= SUM([.H95:.H97]) / SUM([.F95:.F97])" office:value-type="string" office:string-value="" calcext:value-type="error">
            <text:p>#DIV/0!</text:p>
          </table:table-cell>
          <table:table-cell table:formula="of:= SUM([.H94:.H98]) / SUM([.F94:.F98])" office:value-type="string" office:string-value="" calcext:value-type="error">
            <text:p>#DIV/0!</text:p>
          </table:table-cell>
          <table:table-cell table:style-name="ce29" table:formula="of:= SUM([.H93:.H99]) / SUM([.F93:.F99])" office:value-type="string" office:string-value="" calcext:value-type="error">
            <text:p>#DIV/0!</text:p>
          </table:table-cell>
          <table:table-cell table:formula="of:=AVERAGE([.F95:.F97])" office:value-type="float" office:value="0" calcext:value-type="float">
            <text:p>0,0</text:p>
          </table:table-cell>
          <table:table-cell table:formula="of:=AVERAGE([.F94:.F98])" office:value-type="float" office:value="0" calcext:value-type="float">
            <text:p>0,0</text:p>
          </table:table-cell>
          <table:table-cell table:style-name="ce32" table:formula="of:=AVERAGE([.F93:.F99])" office:value-type="float" office:value="0" calcext:value-type="float">
            <text:p>0,0</text:p>
          </table:table-cell>
          <table:table-cell table:formula="of:=AVERAGE([.H95:.H97])" office:value-type="float" office:value="0.333333333333333" calcext:value-type="float">
            <text:p>0,3</text:p>
          </table:table-cell>
          <table:table-cell table:formula="of:=AVERAGE([.H94:.H98])" office:value-type="float" office:value="0.2" calcext:value-type="float">
            <text:p>0,2</text:p>
          </table:table-cell>
          <table:table-cell table:style-name="ce32" table:formula="of:=AVERAGE([.H93:.H99])" office:value-type="float" office:value="0.142857142857143" calcext:value-type="float">
            <text:p>0,1</text:p>
          </table:table-cell>
          <table:table-cell table:style-name="ce35" table:formula="of:= SUM([.F93:.F99]) / SUM([.F88:.F94])" office:value-type="float" office:value="0" calcext:value-type="float">
            <text:p>0.0000</text:p>
          </table:table-cell>
          <table:table-cell table:formula="of:= AVERAGE([.T95:.T97])" office:value-type="float" office:value="0" calcext:value-type="float">
            <text:p>0.0000</text:p>
          </table:table-cell>
          <table:table-cell table:formula="of:= AVERAGE([.T94:.T98])" office:value-type="float" office:value="0" calcext:value-type="float">
            <text:p>0.0000</text:p>
          </table:table-cell>
          <table:table-cell table:formula="of:= AVERAGE([.T93:.T99])" office:value-type="string" office:string-value="" calcext:value-type="error">
            <text:p>#DIV/0!</text:p>
          </table:table-cell>
          <table:table-cell table:style-name="ce35" table:formula="of:= SUM([.H93:.H99]) / SUM([.H88:.H94])" office:value-type="float" office:value="0.0000480145964373169" calcext:value-type="float">
            <text:p>0.0000</text:p>
          </table:table-cell>
          <table:table-cell table:formula="of:= AVERAGE([.X95:.X97])" office:value-type="float" office:value="0.0432927662412283" calcext:value-type="float">
            <text:p>0.0433</text:p>
          </table:table-cell>
          <table:table-cell table:formula="of:= AVERAGE([.X94:.X98])" office:value-type="float" office:value="0.0774767429398232" calcext:value-type="float">
            <text:p>0.0775</text:p>
          </table:table-cell>
          <table:table-cell table:formula="of:= AVERAGE([.X93:.X99])" office:value-type="float" office:value="0.114791952702308" calcext:value-type="float">
            <text:p>0.1148</text:p>
          </table:table-cell>
        </table:table-row>
        <table:table-row table:style-name="ro2">
          <table:table-cell/>
          <table:table-cell office:value-type="date" office:date-value="2021-11-05" calcext:value-type="date">
            <text:p>05.11.2021</text:p>
          </table:table-cell>
          <table:table-cell table:style-name="ce17" office:value-type="float" office:value="136" calcext:value-type="float">
            <text:p>136</text:p>
          </table:table-cell>
          <table:table-cell table:style-name="ce17" table:formula="of:= [.D96] + [.C97]" office:value-type="float" office:value="1720029" calcext:value-type="float">
            <text:p>1 720 029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6] + [.F97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6] + [.H97]" office:value-type="float" office:value="487505" calcext:value-type="float">
            <text:p>487 505</text:p>
          </table:table-cell>
          <table:table-cell table:style-name="ce28" table:formula="of:= [.H97] / [.F97]" office:value-type="string" office:string-value="" calcext:value-type="error">
            <text:p>#DIV/0!</text:p>
          </table:table-cell>
          <table:table-cell table:formula="of:= SUM([.H96:.H98]) / SUM([.F96:.F98])" office:value-type="string" office:string-value="" calcext:value-type="error">
            <text:p>#DIV/0!</text:p>
          </table:table-cell>
          <table:table-cell table:formula="of:= SUM([.H95:.H99]) / SUM([.F95:.F99])" office:value-type="string" office:string-value="" calcext:value-type="error">
            <text:p>#DIV/0!</text:p>
          </table:table-cell>
          <table:table-cell table:formula="of:= SUM([.H94:.H100]) / SUM([.F94:.F100])" office:value-type="string" office:string-value="" calcext:value-type="error">
            <text:p>#DIV/0!</text:p>
          </table:table-cell>
          <table:table-cell table:formula="of:=AVERAGE([.F96:.F98])" office:value-type="float" office:value="0" calcext:value-type="float">
            <text:p>0,0</text:p>
          </table:table-cell>
          <table:table-cell table:formula="of:=AVERAGE([.F95:.F99])" office:value-type="float" office:value="0" calcext:value-type="float">
            <text:p>0,0</text:p>
          </table:table-cell>
          <table:table-cell table:formula="of:=AVERAGE([.F94:.F100])" office:value-type="float" office:value="0" calcext:value-type="float">
            <text:p>0,0</text:p>
          </table:table-cell>
          <table:table-cell table:formula="of:=AVERAGE([.H96:.H98])" office:value-type="float" office:value="0" calcext:value-type="float">
            <text:p>0,0</text:p>
          </table:table-cell>
          <table:table-cell table:formula="of:=AVERAGE([.H95:.H99])" office:value-type="float" office:value="0.2" calcext:value-type="float">
            <text:p>0,2</text:p>
          </table:table-cell>
          <table:table-cell table:formula="of:=AVERAGE([.H94:.H100])" office:value-type="float" office:value="0.166666666666667" calcext:value-type="float">
            <text:p>0,2</text:p>
          </table:table-cell>
          <table:table-cell table:formula="of:= SUM([.F94:.F100]) / SUM([.F89:.F95])" office:value-type="float" office:value="0" calcext:value-type="float">
            <text:p>0.0000</text:p>
          </table:table-cell>
          <table:table-cell table:formula="of:= AVERAGE([.T96:.T98])" office:value-type="float" office:value="0" calcext:value-type="float">
            <text:p>0.0000</text:p>
          </table:table-cell>
          <table:table-cell table:formula="of:= AVERAGE([.T95:.T99])" office:value-type="string" office:string-value="" calcext:value-type="error">
            <text:p>#DIV/0!</text:p>
          </table:table-cell>
          <table:table-cell table:formula="of:= AVERAGE([.T94:.T100])" office:value-type="string" office:string-value="" calcext:value-type="error">
            <text:p>#DIV/0!</text:p>
          </table:table-cell>
          <table:table-cell table:formula="of:= SUM([.H94:.H100]) / SUM([.H89:.H95])" office:value-type="float" office:value="0.0000614175162756418" calcext:value-type="float">
            <text:p>0.0001</text:p>
          </table:table-cell>
          <table:table-cell table:formula="of:= AVERAGE([.X96:.X98])" office:value-type="float" office:value="0.0000651265615646834" calcext:value-type="float">
            <text:p>0.0001</text:p>
          </table:table-cell>
          <table:table-cell table:formula="of:= AVERAGE([.X95:.X99])" office:value-type="float" office:value="0.0259928492591332" calcext:value-type="float">
            <text:p>0.0260</text:p>
          </table:table-cell>
          <table:table-cell table:formula="of:= AVERAGE([.X94:.X100])" office:value-type="float" office:value="0.0553405306713023" calcext:value-type="float">
            <text:p>0.0553</text:p>
          </table:table-cell>
        </table:table-row>
        <table:table-row table:style-name="ro2">
          <table:table-cell/>
          <table:table-cell office:value-type="date" office:date-value="2021-11-06" calcext:value-type="date">
            <text:p>06.11.2021</text:p>
          </table:table-cell>
          <table:table-cell table:style-name="ce17" office:value-type="float" office:value="57" calcext:value-type="float">
            <text:p>57</text:p>
          </table:table-cell>
          <table:table-cell table:style-name="ce17" table:formula="of:= [.D97] + [.C98]" office:value-type="float" office:value="1720086" calcext:value-type="float">
            <text:p>1 720 086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7] + [.F98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7] + [.H98]" office:value-type="float" office:value="487505" calcext:value-type="float">
            <text:p>487 505</text:p>
          </table:table-cell>
          <table:table-cell table:style-name="ce28" table:formula="of:= [.H98] / [.F98]" office:value-type="string" office:string-value="" calcext:value-type="error">
            <text:p>#DIV/0!</text:p>
          </table:table-cell>
          <table:table-cell table:formula="of:= SUM([.H97:.H99]) / SUM([.F97:.F99])" office:value-type="string" office:string-value="" calcext:value-type="error">
            <text:p>#DIV/0!</text:p>
          </table:table-cell>
          <table:table-cell table:formula="of:= SUM([.H96:.H100]) / SUM([.F96:.F100])" office:value-type="string" office:string-value="" calcext:value-type="error">
            <text:p>#DIV/0!</text:p>
          </table:table-cell>
          <table:table-cell table:formula="of:= SUM([.H95:.H101]) / SUM([.F95:.F101])" office:value-type="string" office:string-value="" calcext:value-type="error">
            <text:p>#DIV/0!</text:p>
          </table:table-cell>
          <table:table-cell table:formula="of:=AVERAGE([.F97:.F99])" office:value-type="float" office:value="0" calcext:value-type="float">
            <text:p>0,0</text:p>
          </table:table-cell>
          <table:table-cell table:formula="of:=AVERAGE([.F96:.F100])" office:value-type="float" office:value="0" calcext:value-type="float">
            <text:p>0,0</text:p>
          </table:table-cell>
          <table:table-cell table:formula="of:=AVERAGE([.F95:.F101])" office:value-type="float" office:value="0" calcext:value-type="float">
            <text:p>0,0</text:p>
          </table:table-cell>
          <table:table-cell table:formula="of:=AVERAGE([.H97:.H99])" office:value-type="float" office:value="0" calcext:value-type="float">
            <text:p>0,0</text:p>
          </table:table-cell>
          <table:table-cell table:formula="of:=AVERAGE([.H96:.H100])" office:value-type="float" office:value="0" calcext:value-type="float">
            <text:p>0,0</text:p>
          </table:table-cell>
          <table:table-cell table:formula="of:=AVERAGE([.H95:.H101])" office:value-type="float" office:value="0.2" calcext:value-type="float">
            <text:p>0,2</text:p>
          </table:table-cell>
          <table:table-cell table:formula="of:= SUM([.F95:.F101]) / SUM([.F90:.F96])" office:value-type="float" office:value="0" calcext:value-type="float">
            <text:p>0.0000</text:p>
          </table:table-cell>
          <table:table-cell table:formula="of:= AVERAGE([.T97:.T99])" office:value-type="string" office:string-value="" calcext:value-type="error">
            <text:p>#DIV/0!</text:p>
          </table:table-cell>
          <table:table-cell table:formula="of:= AVERAGE([.T96:.T100])" office:value-type="string" office:string-value="" calcext:value-type="error">
            <text:p>#DIV/0!</text:p>
          </table:table-cell>
          <table:table-cell table:formula="of:= AVERAGE([.T95:.T101])" office:value-type="string" office:string-value="" calcext:value-type="error">
            <text:p>#DIV/0!</text:p>
          </table:table-cell>
          <table:table-cell table:formula="of:= SUM([.H95:.H101]) / SUM([.H90:.H96])" office:value-type="float" office:value="0.0000859475719810915" calcext:value-type="float">
            <text:p>0.0001</text:p>
          </table:table-cell>
          <table:table-cell table:formula="of:= AVERAGE([.X97:.X99])" office:value-type="float" office:value="0.0000491216960855778" calcext:value-type="float">
            <text:p>0.0000</text:p>
          </table:table-cell>
          <table:table-cell table:formula="of:= AVERAGE([.X96:.X100])" office:value-type="float" office:value="0.0000390759369388101" calcext:value-type="float">
            <text:p>0.0000</text:p>
          </table:table-cell>
          <table:table-cell table:formula="of:= AVERAGE([.X95:.X101])" office:value-type="float" office:value="0.0185663208993808" calcext:value-type="float">
            <text:p>0.0186</text:p>
          </table:table-cell>
        </table:table-row>
        <table:table-row table:style-name="ro2">
          <table:table-cell/>
          <table:table-cell office:value-type="date" office:date-value="2021-11-07" calcext:value-type="date">
            <text:p>07.11.2021</text:p>
          </table:table-cell>
          <table:table-cell table:style-name="ce18" office:value-type="float" office:value="49" calcext:value-type="float">
            <text:p>49</text:p>
          </table:table-cell>
          <table:table-cell table:style-name="ce18" table:formula="of:= [.D98] + [.C99]" office:value-type="float" office:value="1720135" calcext:value-type="float">
            <text:p>1 720 135</text:p>
          </table:table-cell>
          <table:table-cell table:style-name="ce18"/>
          <table:table-cell table:style-name="ce23" office:value-type="float" office:value="0" calcext:value-type="float">
            <text:p>0</text:p>
          </table:table-cell>
          <table:table-cell table:style-name="ce25" table:formula="of:= [.G98] + [.F99]" office:value-type="float" office:value="83492" calcext:value-type="float">
            <text:p>83 492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formula="of:= [.I98] + [.H99]" office:value-type="float" office:value="487505" calcext:value-type="float">
            <text:p>487 505</text:p>
          </table:table-cell>
          <table:table-cell table:style-name="ce29" table:formula="of:= [.H99] / [.F99]" office:value-type="string" office:string-value="" calcext:value-type="error">
            <text:p>#DIV/0!</text:p>
          </table:table-cell>
          <table:table-cell table:formula="of:= SUM([.H98:.H100]) / SUM([.F98:.F100])" office:value-type="string" office:string-value="" calcext:value-type="error">
            <text:p>#DIV/0!</text:p>
          </table:table-cell>
          <table:table-cell table:formula="of:= SUM([.H97:.H101]) / SUM([.F97:.F101])" office:value-type="string" office:string-value="" calcext:value-type="error">
            <text:p>#DIV/0!</text:p>
          </table:table-cell>
          <table:table-cell table:formula="of:= SUM([.H96:.H102]) / SUM([.F96:.F102])" office:value-type="string" office:string-value="" calcext:value-type="error">
            <text:p>#DIV/0!</text:p>
          </table:table-cell>
          <table:table-cell table:formula="of:=AVERAGE([.F98:.F100])" office:value-type="float" office:value="0" calcext:value-type="float">
            <text:p>0,0</text:p>
          </table:table-cell>
          <table:table-cell table:formula="of:=AVERAGE([.F97:.F101])" office:value-type="float" office:value="0" calcext:value-type="float">
            <text:p>0,0</text:p>
          </table:table-cell>
          <table:table-cell table:formula="of:=AVERAGE([.F96:.F102])" office:value-type="float" office:value="0" calcext:value-type="float">
            <text:p>0,0</text:p>
          </table:table-cell>
          <table:table-cell table:formula="of:=AVERAGE([.H98:.H100])" office:value-type="float" office:value="0" calcext:value-type="float">
            <text:p>0,0</text:p>
          </table:table-cell>
          <table:table-cell table:formula="of:=AVERAGE([.H97:.H101])" office:value-type="float" office:value="0" calcext:value-type="float">
            <text:p>0,0</text:p>
          </table:table-cell>
          <table:table-cell table:formula="of:=AVERAGE([.H96:.H102])" office:value-type="float" office:value="0" calcext:value-type="float">
            <text:p>0,0</text:p>
          </table:table-cell>
          <table:table-cell table:formula="of:= SUM([.F96:.F102]) / SUM([.F91:.F97])" office:value-type="string" office:string-value="" calcext:value-type="error">
            <text:p>#DIV/0!</text:p>
          </table:table-cell>
          <table:table-cell table:formula="of:= AVERAGE([.T98:.T100])" office:value-type="string" office:string-value="" calcext:value-type="error">
            <text:p>#DIV/0!</text:p>
          </table:table-cell>
          <table:table-cell table:formula="of:= AVERAGE([.T97:.T101])" office:value-type="string" office:string-value="" calcext:value-type="error">
            <text:p>#DIV/0!</text:p>
          </table:table-cell>
          <table:table-cell table:formula="of:= AVERAGE([.T96:.T102])" office:value-type="string" office:string-value="" calcext:value-type="error">
            <text:p>#DIV/0!</text:p>
          </table:table-cell>
          <table:table-cell table:formula="of:= SUM([.H96:.H102]) / SUM([.H91:.H97])" office:value-type="float" office:value="0" calcext:value-type="float">
            <text:p>0.0000</text:p>
          </table:table-cell>
          <table:table-cell table:formula="of:= AVERAGE([.X98:.X100])" office:value-type="float" office:value="0.0000286491906603638" calcext:value-type="float">
            <text:p>0.0000</text:p>
          </table:table-cell>
          <table:table-cell table:formula="of:= AVERAGE([.X97:.X101])" office:value-type="float" office:value="0.0000294730176513467" calcext:value-type="float">
            <text:p>0.0000</text:p>
          </table:table-cell>
          <table:table-cell table:formula="of:= AVERAGE([.X96:.X102])" office:value-type="float" office:value="0.0000279113835277215" calcext:value-type="float">
            <text:p>0.0000</text:p>
          </table:table-cell>
        </table:table-row>
        <table:table-row table:style-name="ro2">
          <table:table-cell/>
          <table:table-cell office:value-type="date" office:date-value="2021-11-08" calcext:value-type="date">
            <text:p>08.11.2021</text:p>
          </table:table-cell>
          <table:table-cell/>
          <table:table-cell table:formula="of:= [.D99] + [.C100]" office:value-type="float" office:value="1720135" calcext:value-type="float">
            <text:p>1 720 135</text:p>
          </table:table-cell>
          <table:table-cell table:number-columns-repeated="2"/>
          <table:table-cell table:style-name="ce5" table:formula="of:= [.G99] + [.F100]" office:value-type="float" office:value="83492" calcext:value-type="float">
            <text:p>83 492</text:p>
          </table:table-cell>
          <table:table-cell table:style-name="ce5"/>
          <table:table-cell table:formula="of:= [.I99] + [.H100]" office:value-type="float" office:value="487505" calcext:value-type="float">
            <text:p>487 505</text:p>
          </table:table-cell>
          <table:table-cell table:formula="of:= [.H100] / [.F100]" office:value-type="string" office:string-value="" calcext:value-type="error">
            <text:p>#DIV/0!</text:p>
          </table:table-cell>
          <table:table-cell table:formula="of:= SUM([.H99:.H101]) / SUM([.F99:.F101])" office:value-type="string" office:string-value="" calcext:value-type="error">
            <text:p>#DIV/0!</text:p>
          </table:table-cell>
          <table:table-cell table:formula="of:= SUM([.H98:.H102]) / SUM([.F98:.F102])" office:value-type="string" office:string-value="" calcext:value-type="error">
            <text:p>#DIV/0!</text:p>
          </table:table-cell>
          <table:table-cell table:formula="of:= SUM([.H97:.H103]) / SUM([.F97:.F103])" office:value-type="string" office:string-value="" calcext:value-type="error">
            <text:p>#DIV/0!</text:p>
          </table:table-cell>
          <table:table-cell table:formula="of:=AVERAGE([.F99:.F101])" office:value-type="float" office:value="0" calcext:value-type="float">
            <text:p>0,0</text:p>
          </table:table-cell>
          <table:table-cell table:formula="of:=AVERAGE([.F98:.F102])" office:value-type="float" office:value="0" calcext:value-type="float">
            <text:p>0,0</text:p>
          </table:table-cell>
          <table:table-cell table:formula="of:=AVERAGE([.F97:.F103])" office:value-type="float" office:value="0" calcext:value-type="float">
            <text:p>0,0</text:p>
          </table:table-cell>
          <table:table-cell table:formula="of:=AVERAGE([.H99:.H101])" office:value-type="float" office:value="0" calcext:value-type="float">
            <text:p>0,0</text:p>
          </table:table-cell>
          <table:table-cell table:formula="of:=AVERAGE([.H98:.H102])" office:value-type="float" office:value="0" calcext:value-type="float">
            <text:p>0,0</text:p>
          </table:table-cell>
          <table:table-cell table:formula="of:=AVERAGE([.H97:.H103])" office:value-type="float" office:value="0" calcext:value-type="float">
            <text:p>0,0</text:p>
          </table:table-cell>
          <table:table-cell table:formula="of:= SUM([.F97:.F103]) / SUM([.F92:.F98])" office:value-type="string" office:string-value="" calcext:value-type="error">
            <text:p>#DIV/0!</text:p>
          </table:table-cell>
          <table:table-cell table:formula="of:= AVERAGE([.T99:.T101])" office:value-type="string" office:string-value="" calcext:value-type="error">
            <text:p>#DIV/0!</text:p>
          </table:table-cell>
          <table:table-cell table:formula="of:= AVERAGE([.T98:.T102])" office:value-type="string" office:string-value="" calcext:value-type="error">
            <text:p>#DIV/0!</text:p>
          </table:table-cell>
          <table:table-cell table:formula="of:= AVERAGE([.T97:.T103])" office:value-type="string" office:string-value="" calcext:value-type="error">
            <text:p>#DIV/0!</text:p>
          </table:table-cell>
          <table:table-cell table:formula="of:= SUM([.H97:.H103]) / SUM([.H92:.H98])" office:value-type="float" office:value="0" calcext:value-type="float">
            <text:p>0.0000</text:p>
          </table:table-cell>
          <table:table-cell table:formula="of:= AVERAGE([.X99:.X101])" office:value-type="float" office:value="0" calcext:value-type="float">
            <text:p>0.0000</text:p>
          </table:table-cell>
          <table:table-cell table:formula="of:= AVERAGE([.X98:.X102])" office:value-type="float" office:value="0.0000171895143962183" calcext:value-type="float">
            <text:p>0.0000</text:p>
          </table:table-cell>
          <table:table-cell table:formula="of:= AVERAGE([.X97:.X103])" office:value-type="float" office:value="0.0000210521554652476" calcext:value-type="float">
            <text:p>0.0000</text:p>
          </table:table-cell>
        </table:table-row>
        <table:table-row table:style-name="ro2">
          <table:table-cell/>
          <table:table-cell office:value-type="date" office:date-value="2021-11-09" calcext:value-type="date">
            <text:p>09.11.2021</text:p>
          </table:table-cell>
          <table:table-cell/>
          <table:table-cell table:formula="of:= [.D100] + [.C101]" office:value-type="float" office:value="1720135" calcext:value-type="float">
            <text:p>1 720 135</text:p>
          </table:table-cell>
          <table:table-cell table:number-columns-repeated="2"/>
          <table:table-cell table:style-name="ce5" table:formula="of:= [.G100] + [.F101]" office:value-type="float" office:value="83492" calcext:value-type="float">
            <text:p>83 492</text:p>
          </table:table-cell>
          <table:table-cell table:style-name="ce5"/>
          <table:table-cell table:formula="of:= [.I100] + [.H101]" office:value-type="float" office:value="487505" calcext:value-type="float">
            <text:p>487 505</text:p>
          </table:table-cell>
          <table:table-cell table:formula="of:= [.H101] / [.F101]" office:value-type="string" office:string-value="" calcext:value-type="error">
            <text:p>#DIV/0!</text:p>
          </table:table-cell>
          <table:table-cell table:formula="of:= SUM([.H100:.H102]) / SUM([.F100:.F102])" office:value-type="string" office:string-value="" calcext:value-type="error">
            <text:p>#DIV/0!</text:p>
          </table:table-cell>
          <table:table-cell table:formula="of:= SUM([.H99:.H103]) / SUM([.F99:.F103])" office:value-type="string" office:string-value="" calcext:value-type="error">
            <text:p>#DIV/0!</text:p>
          </table:table-cell>
          <table:table-cell table:formula="of:= SUM([.H98:.H104]) / SUM([.F98:.F104])" office:value-type="string" office:string-value="" calcext:value-type="error">
            <text:p>#DIV/0!</text:p>
          </table:table-cell>
          <table:table-cell table:formula="of:=AVERAGE([.F100:.F102])" office:value-type="string" office:string-value="" calcext:value-type="error">
            <text:p>#DIV/0!</text:p>
          </table:table-cell>
          <table:table-cell table:formula="of:=AVERAGE([.F99:.F103])" office:value-type="float" office:value="0" calcext:value-type="float">
            <text:p>0,0</text:p>
          </table:table-cell>
          <table:table-cell table:formula="of:=AVERAGE([.F98:.F104])" office:value-type="float" office:value="0" calcext:value-type="float">
            <text:p>0,0</text:p>
          </table:table-cell>
          <table:table-cell table:formula="of:=AVERAGE([.H100:.H102])" office:value-type="string" office:string-value="" calcext:value-type="error">
            <text:p>#DIV/0!</text:p>
          </table:table-cell>
          <table:table-cell table:formula="of:=AVERAGE([.H99:.H103])" office:value-type="float" office:value="0" calcext:value-type="float">
            <text:p>0,0</text:p>
          </table:table-cell>
          <table:table-cell table:formula="of:=AVERAGE([.H98:.H104])" office:value-type="float" office:value="0" calcext:value-type="float">
            <text:p>0,0</text:p>
          </table:table-cell>
          <table:table-cell table:formula="of:= SUM([.F98:.F104]) / SUM([.F93:.F99])" office:value-type="string" office:string-value="" calcext:value-type="error">
            <text:p>#DIV/0!</text:p>
          </table:table-cell>
          <table:table-cell table:formula="of:= AVERAGE([.T100:.T102])" office:value-type="string" office:string-value="" calcext:value-type="error">
            <text:p>#DIV/0!</text:p>
          </table:table-cell>
          <table:table-cell table:formula="of:= AVERAGE([.T99:.T103])" office:value-type="string" office:string-value="" calcext:value-type="error">
            <text:p>#DIV/0!</text:p>
          </table:table-cell>
          <table:table-cell table:formula="of:= AVERAGE([.T98:.T104])" office:value-type="string" office:string-value="" calcext:value-type="error">
            <text:p>#DIV/0!</text:p>
          </table:table-cell>
          <table:table-cell table:formula="of:= SUM([.H98:.H104]) / SUM([.H93:.H99])" office:value-type="float" office:value="0" calcext:value-type="float">
            <text:p>0.0000</text:p>
          </table:table-cell>
          <table:table-cell table:formula="of:= AVERAGE([.X100:.X102])" office:value-type="float" office:value="0" calcext:value-type="float">
            <text:p>0.0000</text:p>
          </table:table-cell>
          <table:table-cell table:formula="of:= AVERAGE([.X99:.X103])" office:value-type="float" office:value="0" calcext:value-type="float">
            <text:p>0.0000</text:p>
          </table:table-cell>
          <table:table-cell table:formula="of:= AVERAGE([.X98:.X10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0" calcext:value-type="date">
            <text:p>10.11.2021</text:p>
          </table:table-cell>
          <table:table-cell/>
          <table:table-cell table:formula="of:= [.D101] + [.C102]" office:value-type="float" office:value="1720135" calcext:value-type="float">
            <text:p>1 720 135</text:p>
          </table:table-cell>
          <table:table-cell table:number-columns-repeated="2"/>
          <table:table-cell table:style-name="ce5" table:formula="of:= [.G101] + [.F102]" office:value-type="float" office:value="83492" calcext:value-type="float">
            <text:p>83 492</text:p>
          </table:table-cell>
          <table:table-cell table:style-name="ce5"/>
          <table:table-cell table:formula="of:= [.I101] + [.H102]" office:value-type="float" office:value="487505" calcext:value-type="float">
            <text:p>487 505</text:p>
          </table:table-cell>
          <table:table-cell table:formula="of:= [.H102] / [.F102]" office:value-type="string" office:string-value="" calcext:value-type="error">
            <text:p>#DIV/0!</text:p>
          </table:table-cell>
          <table:table-cell table:formula="of:= SUM([.H101:.H103]) / SUM([.F101:.F103])" office:value-type="string" office:string-value="" calcext:value-type="error">
            <text:p>#DIV/0!</text:p>
          </table:table-cell>
          <table:table-cell table:formula="of:= SUM([.H100:.H104]) / SUM([.F100:.F104])" office:value-type="string" office:string-value="" calcext:value-type="error">
            <text:p>#DIV/0!</text:p>
          </table:table-cell>
          <table:table-cell table:formula="of:= SUM([.H99:.H105]) / SUM([.F99:.F105])" office:value-type="string" office:string-value="" calcext:value-type="error">
            <text:p>#DIV/0!</text:p>
          </table:table-cell>
          <table:table-cell table:formula="of:=AVERAGE([.F101:.F103])" office:value-type="string" office:string-value="" calcext:value-type="error">
            <text:p>#DIV/0!</text:p>
          </table:table-cell>
          <table:table-cell table:formula="of:=AVERAGE([.F100:.F104])" office:value-type="string" office:string-value="" calcext:value-type="error">
            <text:p>#DIV/0!</text:p>
          </table:table-cell>
          <table:table-cell table:formula="of:=AVERAGE([.F99:.F105])" office:value-type="float" office:value="0" calcext:value-type="float">
            <text:p>0,0</text:p>
          </table:table-cell>
          <table:table-cell table:formula="of:=AVERAGE([.H101:.H103])" office:value-type="string" office:string-value="" calcext:value-type="error">
            <text:p>#DIV/0!</text:p>
          </table:table-cell>
          <table:table-cell table:formula="of:=AVERAGE([.H100:.H104])" office:value-type="string" office:string-value="" calcext:value-type="error">
            <text:p>#DIV/0!</text:p>
          </table:table-cell>
          <table:table-cell table:formula="of:=AVERAGE([.H99:.H105])" office:value-type="float" office:value="0" calcext:value-type="float">
            <text:p>0,0</text:p>
          </table:table-cell>
          <table:table-cell table:formula="of:= SUM([.F99:.F105]) / SUM([.F94:.F100])" office:value-type="string" office:string-value="" calcext:value-type="error">
            <text:p>#DIV/0!</text:p>
          </table:table-cell>
          <table:table-cell table:formula="of:= AVERAGE([.T101:.T103])" office:value-type="string" office:string-value="" calcext:value-type="error">
            <text:p>#DIV/0!</text:p>
          </table:table-cell>
          <table:table-cell table:formula="of:= AVERAGE([.T100:.T104])" office:value-type="string" office:string-value="" calcext:value-type="error">
            <text:p>#DIV/0!</text:p>
          </table:table-cell>
          <table:table-cell table:formula="of:= AVERAGE([.T99:.T105])" office:value-type="string" office:string-value="" calcext:value-type="error">
            <text:p>#DIV/0!</text:p>
          </table:table-cell>
          <table:table-cell table:formula="of:= SUM([.H99:.H105]) / SUM([.H94:.H100])" office:value-type="float" office:value="0" calcext:value-type="float">
            <text:p>0.0000</text:p>
          </table:table-cell>
          <table:table-cell table:formula="of:= AVERAGE([.X101:.X103])" office:value-type="float" office:value="0" calcext:value-type="float">
            <text:p>0.0000</text:p>
          </table:table-cell>
          <table:table-cell table:formula="of:= AVERAGE([.X100:.X104])" office:value-type="string" office:string-value="" calcext:value-type="error">
            <text:p>#DIV/0!</text:p>
          </table:table-cell>
          <table:table-cell table:formula="of:= AVERAGE([.X99:.X10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1" calcext:value-type="date">
            <text:p>11.11.2021</text:p>
          </table:table-cell>
          <table:table-cell/>
          <table:table-cell table:formula="of:= [.D102] + [.C103]" office:value-type="float" office:value="1720135" calcext:value-type="float">
            <text:p>1 720 135</text:p>
          </table:table-cell>
          <table:table-cell table:number-columns-repeated="2"/>
          <table:table-cell table:style-name="ce5" table:formula="of:= [.G102] + [.F103]" office:value-type="float" office:value="83492" calcext:value-type="float">
            <text:p>83 492</text:p>
          </table:table-cell>
          <table:table-cell table:style-name="ce5"/>
          <table:table-cell table:formula="of:= [.I102] + [.H103]" office:value-type="float" office:value="487505" calcext:value-type="float">
            <text:p>487 505</text:p>
          </table:table-cell>
          <table:table-cell table:formula="of:= [.H103] / [.F103]" office:value-type="string" office:string-value="" calcext:value-type="error">
            <text:p>#DIV/0!</text:p>
          </table:table-cell>
          <table:table-cell table:formula="of:= SUM([.H102:.H104]) / SUM([.F102:.F104])" office:value-type="string" office:string-value="" calcext:value-type="error">
            <text:p>#DIV/0!</text:p>
          </table:table-cell>
          <table:table-cell table:formula="of:= SUM([.H101:.H105]) / SUM([.F101:.F105])" office:value-type="string" office:string-value="" calcext:value-type="error">
            <text:p>#DIV/0!</text:p>
          </table:table-cell>
          <table:table-cell table:formula="of:= SUM([.H100:.H106]) / SUM([.F100:.F106])" office:value-type="string" office:string-value="" calcext:value-type="error">
            <text:p>#DIV/0!</text:p>
          </table:table-cell>
          <table:table-cell table:formula="of:=AVERAGE([.F102:.F104])" office:value-type="string" office:string-value="" calcext:value-type="error">
            <text:p>#DIV/0!</text:p>
          </table:table-cell>
          <table:table-cell table:formula="of:=AVERAGE([.F101:.F105])" office:value-type="string" office:string-value="" calcext:value-type="error">
            <text:p>#DIV/0!</text:p>
          </table:table-cell>
          <table:table-cell table:formula="of:=AVERAGE([.F100:.F106])" office:value-type="string" office:string-value="" calcext:value-type="error">
            <text:p>#DIV/0!</text:p>
          </table:table-cell>
          <table:table-cell table:formula="of:=AVERAGE([.H102:.H104])" office:value-type="string" office:string-value="" calcext:value-type="error">
            <text:p>#DIV/0!</text:p>
          </table:table-cell>
          <table:table-cell table:formula="of:=AVERAGE([.H101:.H105])" office:value-type="string" office:string-value="" calcext:value-type="error">
            <text:p>#DIV/0!</text:p>
          </table:table-cell>
          <table:table-cell table:formula="of:=AVERAGE([.H100:.H106])" office:value-type="string" office:string-value="" calcext:value-type="error">
            <text:p>#DIV/0!</text:p>
          </table:table-cell>
          <table:table-cell table:formula="of:= SUM([.F100:.F106]) / SUM([.F95:.F101])" office:value-type="string" office:string-value="" calcext:value-type="error">
            <text:p>#DIV/0!</text:p>
          </table:table-cell>
          <table:table-cell table:formula="of:= AVERAGE([.T102:.T104])" office:value-type="string" office:string-value="" calcext:value-type="error">
            <text:p>#DIV/0!</text:p>
          </table:table-cell>
          <table:table-cell table:formula="of:= AVERAGE([.T101:.T105])" office:value-type="string" office:string-value="" calcext:value-type="error">
            <text:p>#DIV/0!</text:p>
          </table:table-cell>
          <table:table-cell table:formula="of:= AVERAGE([.T100:.T106])" office:value-type="string" office:string-value="" calcext:value-type="error">
            <text:p>#DIV/0!</text:p>
          </table:table-cell>
          <table:table-cell table:formula="of:= SUM([.H100:.H106]) / SUM([.H95:.H101])" office:value-type="float" office:value="0" calcext:value-type="float">
            <text:p>0.0000</text:p>
          </table:table-cell>
          <table:table-cell table:formula="of:= AVERAGE([.X102:.X104])" office:value-type="string" office:string-value="" calcext:value-type="error">
            <text:p>#DIV/0!</text:p>
          </table:table-cell>
          <table:table-cell table:formula="of:= AVERAGE([.X101:.X105])" office:value-type="string" office:string-value="" calcext:value-type="error">
            <text:p>#DIV/0!</text:p>
          </table:table-cell>
          <table:table-cell table:formula="of:= AVERAGE([.X100:.X10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2" calcext:value-type="date">
            <text:p>12.11.2021</text:p>
          </table:table-cell>
          <table:table-cell/>
          <table:table-cell table:formula="of:= [.D103] + [.C104]" office:value-type="float" office:value="1720135" calcext:value-type="float">
            <text:p>1 720 135</text:p>
          </table:table-cell>
          <table:table-cell table:number-columns-repeated="2"/>
          <table:table-cell table:style-name="ce5" table:formula="of:= [.G103] + [.F104]" office:value-type="float" office:value="83492" calcext:value-type="float">
            <text:p>83 492</text:p>
          </table:table-cell>
          <table:table-cell table:style-name="ce5"/>
          <table:table-cell table:formula="of:= [.I103] + [.H104]" office:value-type="float" office:value="487505" calcext:value-type="float">
            <text:p>487 505</text:p>
          </table:table-cell>
          <table:table-cell table:formula="of:= [.H104] / [.F104]" office:value-type="string" office:string-value="" calcext:value-type="error">
            <text:p>#DIV/0!</text:p>
          </table:table-cell>
          <table:table-cell table:formula="of:= SUM([.H103:.H105]) / SUM([.F103:.F105])" office:value-type="string" office:string-value="" calcext:value-type="error">
            <text:p>#DIV/0!</text:p>
          </table:table-cell>
          <table:table-cell table:formula="of:= SUM([.H102:.H106]) / SUM([.F102:.F106])" office:value-type="string" office:string-value="" calcext:value-type="error">
            <text:p>#DIV/0!</text:p>
          </table:table-cell>
          <table:table-cell table:formula="of:= SUM([.H101:.H107]) / SUM([.F101:.F107])" office:value-type="string" office:string-value="" calcext:value-type="error">
            <text:p>#DIV/0!</text:p>
          </table:table-cell>
          <table:table-cell table:formula="of:=AVERAGE([.F103:.F105])" office:value-type="string" office:string-value="" calcext:value-type="error">
            <text:p>#DIV/0!</text:p>
          </table:table-cell>
          <table:table-cell table:formula="of:=AVERAGE([.F102:.F106])" office:value-type="string" office:string-value="" calcext:value-type="error">
            <text:p>#DIV/0!</text:p>
          </table:table-cell>
          <table:table-cell table:formula="of:=AVERAGE([.F101:.F107])" office:value-type="string" office:string-value="" calcext:value-type="error">
            <text:p>#DIV/0!</text:p>
          </table:table-cell>
          <table:table-cell table:formula="of:=AVERAGE([.H103:.H105])" office:value-type="string" office:string-value="" calcext:value-type="error">
            <text:p>#DIV/0!</text:p>
          </table:table-cell>
          <table:table-cell table:formula="of:=AVERAGE([.H102:.H106])" office:value-type="string" office:string-value="" calcext:value-type="error">
            <text:p>#DIV/0!</text:p>
          </table:table-cell>
          <table:table-cell table:formula="of:=AVERAGE([.H101:.H107])" office:value-type="string" office:string-value="" calcext:value-type="error">
            <text:p>#DIV/0!</text:p>
          </table:table-cell>
          <table:table-cell table:formula="of:= SUM([.F101:.F107]) / SUM([.F96:.F102])" office:value-type="string" office:string-value="" calcext:value-type="error">
            <text:p>#DIV/0!</text:p>
          </table:table-cell>
          <table:table-cell table:formula="of:= AVERAGE([.T103:.T105])" office:value-type="string" office:string-value="" calcext:value-type="error">
            <text:p>#DIV/0!</text:p>
          </table:table-cell>
          <table:table-cell table:formula="of:= AVERAGE([.T102:.T106])" office:value-type="string" office:string-value="" calcext:value-type="error">
            <text:p>#DIV/0!</text:p>
          </table:table-cell>
          <table:table-cell table:formula="of:= AVERAGE([.T101:.T107])" office:value-type="string" office:string-value="" calcext:value-type="error">
            <text:p>#DIV/0!</text:p>
          </table:table-cell>
          <table:table-cell table:formula="of:= SUM([.H101:.H107]) / SUM([.H96:.H102])" office:value-type="string" office:string-value="" calcext:value-type="error">
            <text:p>#DIV/0!</text:p>
          </table:table-cell>
          <table:table-cell table:formula="of:= AVERAGE([.X103:.X105])" office:value-type="string" office:string-value="" calcext:value-type="error">
            <text:p>#DIV/0!</text:p>
          </table:table-cell>
          <table:table-cell table:formula="of:= AVERAGE([.X102:.X106])" office:value-type="string" office:string-value="" calcext:value-type="error">
            <text:p>#DIV/0!</text:p>
          </table:table-cell>
          <table:table-cell table:formula="of:= AVERAGE([.X101:.X10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3" calcext:value-type="date">
            <text:p>13.11.2021</text:p>
          </table:table-cell>
          <table:table-cell/>
          <table:table-cell table:formula="of:= [.D104] + [.C105]" office:value-type="float" office:value="1720135" calcext:value-type="float">
            <text:p>1 720 135</text:p>
          </table:table-cell>
          <table:table-cell table:number-columns-repeated="2"/>
          <table:table-cell table:style-name="ce5" table:formula="of:= [.G104] + [.F105]" office:value-type="float" office:value="83492" calcext:value-type="float">
            <text:p>83 492</text:p>
          </table:table-cell>
          <table:table-cell table:style-name="ce5"/>
          <table:table-cell table:formula="of:= [.I104] + [.H105]" office:value-type="float" office:value="487505" calcext:value-type="float">
            <text:p>487 505</text:p>
          </table:table-cell>
          <table:table-cell table:formula="of:= [.H105] / [.F105]" office:value-type="string" office:string-value="" calcext:value-type="error">
            <text:p>#DIV/0!</text:p>
          </table:table-cell>
          <table:table-cell table:formula="of:= SUM([.H104:.H106]) / SUM([.F104:.F106])" office:value-type="string" office:string-value="" calcext:value-type="error">
            <text:p>#DIV/0!</text:p>
          </table:table-cell>
          <table:table-cell table:formula="of:= SUM([.H103:.H107]) / SUM([.F103:.F107])" office:value-type="string" office:string-value="" calcext:value-type="error">
            <text:p>#DIV/0!</text:p>
          </table:table-cell>
          <table:table-cell table:formula="of:= SUM([.H102:.H108]) / SUM([.F102:.F108])" office:value-type="string" office:string-value="" calcext:value-type="error">
            <text:p>#DIV/0!</text:p>
          </table:table-cell>
          <table:table-cell table:formula="of:=AVERAGE([.F104:.F106])" office:value-type="string" office:string-value="" calcext:value-type="error">
            <text:p>#DIV/0!</text:p>
          </table:table-cell>
          <table:table-cell table:formula="of:=AVERAGE([.F103:.F107])" office:value-type="string" office:string-value="" calcext:value-type="error">
            <text:p>#DIV/0!</text:p>
          </table:table-cell>
          <table:table-cell table:formula="of:=AVERAGE([.F102:.F108])" office:value-type="string" office:string-value="" calcext:value-type="error">
            <text:p>#DIV/0!</text:p>
          </table:table-cell>
          <table:table-cell table:formula="of:=AVERAGE([.H104:.H106])" office:value-type="string" office:string-value="" calcext:value-type="error">
            <text:p>#DIV/0!</text:p>
          </table:table-cell>
          <table:table-cell table:formula="of:=AVERAGE([.H103:.H107])" office:value-type="string" office:string-value="" calcext:value-type="error">
            <text:p>#DIV/0!</text:p>
          </table:table-cell>
          <table:table-cell table:formula="of:=AVERAGE([.H102:.H108])" office:value-type="string" office:string-value="" calcext:value-type="error">
            <text:p>#DIV/0!</text:p>
          </table:table-cell>
          <table:table-cell table:formula="of:= SUM([.F102:.F108]) / SUM([.F97:.F103])" office:value-type="string" office:string-value="" calcext:value-type="error">
            <text:p>#DIV/0!</text:p>
          </table:table-cell>
          <table:table-cell table:formula="of:= AVERAGE([.T104:.T106])" office:value-type="string" office:string-value="" calcext:value-type="error">
            <text:p>#DIV/0!</text:p>
          </table:table-cell>
          <table:table-cell table:formula="of:= AVERAGE([.T103:.T107])" office:value-type="string" office:string-value="" calcext:value-type="error">
            <text:p>#DIV/0!</text:p>
          </table:table-cell>
          <table:table-cell table:formula="of:= AVERAGE([.T102:.T108])" office:value-type="string" office:string-value="" calcext:value-type="error">
            <text:p>#DIV/0!</text:p>
          </table:table-cell>
          <table:table-cell table:formula="of:= SUM([.H102:.H108]) / SUM([.H97:.H103])" office:value-type="string" office:string-value="" calcext:value-type="error">
            <text:p>#DIV/0!</text:p>
          </table:table-cell>
          <table:table-cell table:formula="of:= AVERAGE([.X104:.X106])" office:value-type="string" office:string-value="" calcext:value-type="error">
            <text:p>#DIV/0!</text:p>
          </table:table-cell>
          <table:table-cell table:formula="of:= AVERAGE([.X103:.X107])" office:value-type="string" office:string-value="" calcext:value-type="error">
            <text:p>#DIV/0!</text:p>
          </table:table-cell>
          <table:table-cell table:formula="of:= AVERAGE([.X102:.X10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4" calcext:value-type="date">
            <text:p>14.11.2021</text:p>
          </table:table-cell>
          <table:table-cell/>
          <table:table-cell table:formula="of:= [.D105] + [.C106]" office:value-type="float" office:value="1720135" calcext:value-type="float">
            <text:p>1 720 135</text:p>
          </table:table-cell>
          <table:table-cell table:number-columns-repeated="2"/>
          <table:table-cell table:style-name="ce5" table:formula="of:= [.G105] + [.F106]" office:value-type="float" office:value="83492" calcext:value-type="float">
            <text:p>83 492</text:p>
          </table:table-cell>
          <table:table-cell table:style-name="ce5"/>
          <table:table-cell table:formula="of:= [.I105] + [.H106]" office:value-type="float" office:value="487505" calcext:value-type="float">
            <text:p>487 505</text:p>
          </table:table-cell>
          <table:table-cell table:formula="of:= [.H106] / [.F106]" office:value-type="string" office:string-value="" calcext:value-type="error">
            <text:p>#DIV/0!</text:p>
          </table:table-cell>
          <table:table-cell table:formula="of:= SUM([.H105:.H107]) / SUM([.F105:.F107])" office:value-type="string" office:string-value="" calcext:value-type="error">
            <text:p>#DIV/0!</text:p>
          </table:table-cell>
          <table:table-cell table:formula="of:= SUM([.H104:.H108]) / SUM([.F104:.F108])" office:value-type="string" office:string-value="" calcext:value-type="error">
            <text:p>#DIV/0!</text:p>
          </table:table-cell>
          <table:table-cell table:formula="of:= SUM([.H103:.H109]) / SUM([.F103:.F109])" office:value-type="string" office:string-value="" calcext:value-type="error">
            <text:p>#DIV/0!</text:p>
          </table:table-cell>
          <table:table-cell table:formula="of:=AVERAGE([.F105:.F107])" office:value-type="string" office:string-value="" calcext:value-type="error">
            <text:p>#DIV/0!</text:p>
          </table:table-cell>
          <table:table-cell table:formula="of:=AVERAGE([.F104:.F108])" office:value-type="string" office:string-value="" calcext:value-type="error">
            <text:p>#DIV/0!</text:p>
          </table:table-cell>
          <table:table-cell table:formula="of:=AVERAGE([.F103:.F109])" office:value-type="string" office:string-value="" calcext:value-type="error">
            <text:p>#DIV/0!</text:p>
          </table:table-cell>
          <table:table-cell table:formula="of:=AVERAGE([.H105:.H107])" office:value-type="string" office:string-value="" calcext:value-type="error">
            <text:p>#DIV/0!</text:p>
          </table:table-cell>
          <table:table-cell table:formula="of:=AVERAGE([.H104:.H108])" office:value-type="string" office:string-value="" calcext:value-type="error">
            <text:p>#DIV/0!</text:p>
          </table:table-cell>
          <table:table-cell table:formula="of:=AVERAGE([.H103:.H109])" office:value-type="string" office:string-value="" calcext:value-type="error">
            <text:p>#DIV/0!</text:p>
          </table:table-cell>
          <table:table-cell table:formula="of:= SUM([.F103:.F109]) / SUM([.F98:.F104])" office:value-type="string" office:string-value="" calcext:value-type="error">
            <text:p>#DIV/0!</text:p>
          </table:table-cell>
          <table:table-cell table:formula="of:= AVERAGE([.T105:.T107])" office:value-type="string" office:string-value="" calcext:value-type="error">
            <text:p>#DIV/0!</text:p>
          </table:table-cell>
          <table:table-cell table:formula="of:= AVERAGE([.T104:.T108])" office:value-type="string" office:string-value="" calcext:value-type="error">
            <text:p>#DIV/0!</text:p>
          </table:table-cell>
          <table:table-cell table:formula="of:= AVERAGE([.T103:.T109])" office:value-type="string" office:string-value="" calcext:value-type="error">
            <text:p>#DIV/0!</text:p>
          </table:table-cell>
          <table:table-cell table:formula="of:= SUM([.H103:.H109]) / SUM([.H98:.H104])" office:value-type="string" office:string-value="" calcext:value-type="error">
            <text:p>#DIV/0!</text:p>
          </table:table-cell>
          <table:table-cell table:formula="of:= AVERAGE([.X105:.X107])" office:value-type="string" office:string-value="" calcext:value-type="error">
            <text:p>#DIV/0!</text:p>
          </table:table-cell>
          <table:table-cell table:formula="of:= AVERAGE([.X104:.X108])" office:value-type="string" office:string-value="" calcext:value-type="error">
            <text:p>#DIV/0!</text:p>
          </table:table-cell>
          <table:table-cell table:formula="of:= AVERAGE([.X103:.X10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5" calcext:value-type="date">
            <text:p>15.11.2021</text:p>
          </table:table-cell>
          <table:table-cell/>
          <table:table-cell table:formula="of:= [.D106] + [.C107]" office:value-type="float" office:value="1720135" calcext:value-type="float">
            <text:p>1 720 135</text:p>
          </table:table-cell>
          <table:table-cell table:number-columns-repeated="2"/>
          <table:table-cell table:style-name="ce5" table:formula="of:= [.G106] + [.F107]" office:value-type="float" office:value="83492" calcext:value-type="float">
            <text:p>83 492</text:p>
          </table:table-cell>
          <table:table-cell table:style-name="ce5"/>
          <table:table-cell table:formula="of:= [.I106] + [.H107]" office:value-type="float" office:value="487505" calcext:value-type="float">
            <text:p>487 505</text:p>
          </table:table-cell>
          <table:table-cell table:formula="of:= [.H107] / [.F107]" office:value-type="string" office:string-value="" calcext:value-type="error">
            <text:p>#DIV/0!</text:p>
          </table:table-cell>
          <table:table-cell table:formula="of:= SUM([.H106:.H108]) / SUM([.F106:.F108])" office:value-type="string" office:string-value="" calcext:value-type="error">
            <text:p>#DIV/0!</text:p>
          </table:table-cell>
          <table:table-cell table:formula="of:= SUM([.H105:.H109]) / SUM([.F105:.F109])" office:value-type="string" office:string-value="" calcext:value-type="error">
            <text:p>#DIV/0!</text:p>
          </table:table-cell>
          <table:table-cell table:formula="of:= SUM([.H104:.H110]) / SUM([.F104:.F110])" office:value-type="string" office:string-value="" calcext:value-type="error">
            <text:p>#DIV/0!</text:p>
          </table:table-cell>
          <table:table-cell table:formula="of:=AVERAGE([.F106:.F108])" office:value-type="string" office:string-value="" calcext:value-type="error">
            <text:p>#DIV/0!</text:p>
          </table:table-cell>
          <table:table-cell table:formula="of:=AVERAGE([.F105:.F109])" office:value-type="string" office:string-value="" calcext:value-type="error">
            <text:p>#DIV/0!</text:p>
          </table:table-cell>
          <table:table-cell table:formula="of:=AVERAGE([.F104:.F110])" office:value-type="string" office:string-value="" calcext:value-type="error">
            <text:p>#DIV/0!</text:p>
          </table:table-cell>
          <table:table-cell table:formula="of:=AVERAGE([.H106:.H108])" office:value-type="string" office:string-value="" calcext:value-type="error">
            <text:p>#DIV/0!</text:p>
          </table:table-cell>
          <table:table-cell table:formula="of:=AVERAGE([.H105:.H109])" office:value-type="string" office:string-value="" calcext:value-type="error">
            <text:p>#DIV/0!</text:p>
          </table:table-cell>
          <table:table-cell table:formula="of:=AVERAGE([.H104:.H110])" office:value-type="string" office:string-value="" calcext:value-type="error">
            <text:p>#DIV/0!</text:p>
          </table:table-cell>
          <table:table-cell table:formula="of:= SUM([.F104:.F110]) / SUM([.F99:.F105])" office:value-type="string" office:string-value="" calcext:value-type="error">
            <text:p>#DIV/0!</text:p>
          </table:table-cell>
          <table:table-cell table:formula="of:= AVERAGE([.T106:.T108])" office:value-type="string" office:string-value="" calcext:value-type="error">
            <text:p>#DIV/0!</text:p>
          </table:table-cell>
          <table:table-cell table:formula="of:= AVERAGE([.T105:.T109])" office:value-type="string" office:string-value="" calcext:value-type="error">
            <text:p>#DIV/0!</text:p>
          </table:table-cell>
          <table:table-cell table:formula="of:= AVERAGE([.T104:.T110])" office:value-type="string" office:string-value="" calcext:value-type="error">
            <text:p>#DIV/0!</text:p>
          </table:table-cell>
          <table:table-cell table:formula="of:= SUM([.H104:.H110]) / SUM([.H99:.H105])" office:value-type="string" office:string-value="" calcext:value-type="error">
            <text:p>#DIV/0!</text:p>
          </table:table-cell>
          <table:table-cell table:formula="of:= AVERAGE([.X106:.X108])" office:value-type="string" office:string-value="" calcext:value-type="error">
            <text:p>#DIV/0!</text:p>
          </table:table-cell>
          <table:table-cell table:formula="of:= AVERAGE([.X105:.X109])" office:value-type="string" office:string-value="" calcext:value-type="error">
            <text:p>#DIV/0!</text:p>
          </table:table-cell>
          <table:table-cell table:formula="of:= AVERAGE([.X104:.X11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6" calcext:value-type="date">
            <text:p>16.11.2021</text:p>
          </table:table-cell>
          <table:table-cell/>
          <table:table-cell table:formula="of:= [.D107] + [.C108]" office:value-type="float" office:value="1720135" calcext:value-type="float">
            <text:p>1 720 135</text:p>
          </table:table-cell>
          <table:table-cell table:number-columns-repeated="2"/>
          <table:table-cell table:style-name="ce5" table:formula="of:= [.G107] + [.F108]" office:value-type="float" office:value="83492" calcext:value-type="float">
            <text:p>83 492</text:p>
          </table:table-cell>
          <table:table-cell table:style-name="ce5"/>
          <table:table-cell table:formula="of:= [.I107] + [.H108]" office:value-type="float" office:value="487505" calcext:value-type="float">
            <text:p>487 505</text:p>
          </table:table-cell>
          <table:table-cell table:formula="of:= [.H108] / [.F108]" office:value-type="string" office:string-value="" calcext:value-type="error">
            <text:p>#DIV/0!</text:p>
          </table:table-cell>
          <table:table-cell table:formula="of:= SUM([.H107:.H109]) / SUM([.F107:.F109])" office:value-type="string" office:string-value="" calcext:value-type="error">
            <text:p>#DIV/0!</text:p>
          </table:table-cell>
          <table:table-cell table:formula="of:= SUM([.H106:.H110]) / SUM([.F106:.F110])" office:value-type="string" office:string-value="" calcext:value-type="error">
            <text:p>#DIV/0!</text:p>
          </table:table-cell>
          <table:table-cell table:formula="of:= SUM([.H105:.H111]) / SUM([.F105:.F111])" office:value-type="string" office:string-value="" calcext:value-type="error">
            <text:p>#DIV/0!</text:p>
          </table:table-cell>
          <table:table-cell table:formula="of:=AVERAGE([.F107:.F109])" office:value-type="string" office:string-value="" calcext:value-type="error">
            <text:p>#DIV/0!</text:p>
          </table:table-cell>
          <table:table-cell table:formula="of:=AVERAGE([.F106:.F110])" office:value-type="string" office:string-value="" calcext:value-type="error">
            <text:p>#DIV/0!</text:p>
          </table:table-cell>
          <table:table-cell table:formula="of:=AVERAGE([.F105:.F111])" office:value-type="string" office:string-value="" calcext:value-type="error">
            <text:p>#DIV/0!</text:p>
          </table:table-cell>
          <table:table-cell table:formula="of:=AVERAGE([.H107:.H109])" office:value-type="string" office:string-value="" calcext:value-type="error">
            <text:p>#DIV/0!</text:p>
          </table:table-cell>
          <table:table-cell table:formula="of:=AVERAGE([.H106:.H110])" office:value-type="string" office:string-value="" calcext:value-type="error">
            <text:p>#DIV/0!</text:p>
          </table:table-cell>
          <table:table-cell table:formula="of:=AVERAGE([.H105:.H111])" office:value-type="string" office:string-value="" calcext:value-type="error">
            <text:p>#DIV/0!</text:p>
          </table:table-cell>
          <table:table-cell table:formula="of:= SUM([.F105:.F111]) / SUM([.F100:.F106])" office:value-type="string" office:string-value="" calcext:value-type="error">
            <text:p>#DIV/0!</text:p>
          </table:table-cell>
          <table:table-cell table:formula="of:= AVERAGE([.T107:.T109])" office:value-type="string" office:string-value="" calcext:value-type="error">
            <text:p>#DIV/0!</text:p>
          </table:table-cell>
          <table:table-cell table:formula="of:= AVERAGE([.T106:.T110])" office:value-type="string" office:string-value="" calcext:value-type="error">
            <text:p>#DIV/0!</text:p>
          </table:table-cell>
          <table:table-cell table:formula="of:= AVERAGE([.T105:.T111])" office:value-type="string" office:string-value="" calcext:value-type="error">
            <text:p>#DIV/0!</text:p>
          </table:table-cell>
          <table:table-cell table:formula="of:= SUM([.H105:.H111]) / SUM([.H100:.H106])" office:value-type="string" office:string-value="" calcext:value-type="error">
            <text:p>#DIV/0!</text:p>
          </table:table-cell>
          <table:table-cell table:formula="of:= AVERAGE([.X107:.X109])" office:value-type="string" office:string-value="" calcext:value-type="error">
            <text:p>#DIV/0!</text:p>
          </table:table-cell>
          <table:table-cell table:formula="of:= AVERAGE([.X106:.X110])" office:value-type="string" office:string-value="" calcext:value-type="error">
            <text:p>#DIV/0!</text:p>
          </table:table-cell>
          <table:table-cell table:formula="of:= AVERAGE([.X105:.X11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7" calcext:value-type="date">
            <text:p>17.11.2021</text:p>
          </table:table-cell>
          <table:table-cell/>
          <table:table-cell table:formula="of:= [.D108] + [.C109]" office:value-type="float" office:value="1720135" calcext:value-type="float">
            <text:p>1 720 135</text:p>
          </table:table-cell>
          <table:table-cell table:number-columns-repeated="2"/>
          <table:table-cell table:style-name="ce5" table:formula="of:= [.G108] + [.F109]" office:value-type="float" office:value="83492" calcext:value-type="float">
            <text:p>83 492</text:p>
          </table:table-cell>
          <table:table-cell table:style-name="ce5"/>
          <table:table-cell table:formula="of:= [.I108] + [.H109]" office:value-type="float" office:value="487505" calcext:value-type="float">
            <text:p>487 505</text:p>
          </table:table-cell>
          <table:table-cell table:formula="of:= [.H109] / [.F109]" office:value-type="string" office:string-value="" calcext:value-type="error">
            <text:p>#DIV/0!</text:p>
          </table:table-cell>
          <table:table-cell table:formula="of:= SUM([.H108:.H110]) / SUM([.F108:.F110])" office:value-type="string" office:string-value="" calcext:value-type="error">
            <text:p>#DIV/0!</text:p>
          </table:table-cell>
          <table:table-cell table:formula="of:= SUM([.H107:.H111]) / SUM([.F107:.F111])" office:value-type="string" office:string-value="" calcext:value-type="error">
            <text:p>#DIV/0!</text:p>
          </table:table-cell>
          <table:table-cell table:formula="of:= SUM([.H106:.H112]) / SUM([.F106:.F112])" office:value-type="string" office:string-value="" calcext:value-type="error">
            <text:p>#DIV/0!</text:p>
          </table:table-cell>
          <table:table-cell table:formula="of:=AVERAGE([.F108:.F110])" office:value-type="string" office:string-value="" calcext:value-type="error">
            <text:p>#DIV/0!</text:p>
          </table:table-cell>
          <table:table-cell table:formula="of:=AVERAGE([.F107:.F111])" office:value-type="string" office:string-value="" calcext:value-type="error">
            <text:p>#DIV/0!</text:p>
          </table:table-cell>
          <table:table-cell table:formula="of:=AVERAGE([.F106:.F112])" office:value-type="string" office:string-value="" calcext:value-type="error">
            <text:p>#DIV/0!</text:p>
          </table:table-cell>
          <table:table-cell table:formula="of:=AVERAGE([.H108:.H110])" office:value-type="string" office:string-value="" calcext:value-type="error">
            <text:p>#DIV/0!</text:p>
          </table:table-cell>
          <table:table-cell table:formula="of:=AVERAGE([.H107:.H111])" office:value-type="string" office:string-value="" calcext:value-type="error">
            <text:p>#DIV/0!</text:p>
          </table:table-cell>
          <table:table-cell table:formula="of:=AVERAGE([.H106:.H112])" office:value-type="string" office:string-value="" calcext:value-type="error">
            <text:p>#DIV/0!</text:p>
          </table:table-cell>
          <table:table-cell table:formula="of:= SUM([.F106:.F112]) / SUM([.F101:.F107])" office:value-type="string" office:string-value="" calcext:value-type="error">
            <text:p>#DIV/0!</text:p>
          </table:table-cell>
          <table:table-cell table:formula="of:= AVERAGE([.T108:.T110])" office:value-type="string" office:string-value="" calcext:value-type="error">
            <text:p>#DIV/0!</text:p>
          </table:table-cell>
          <table:table-cell table:formula="of:= AVERAGE([.T107:.T111])" office:value-type="string" office:string-value="" calcext:value-type="error">
            <text:p>#DIV/0!</text:p>
          </table:table-cell>
          <table:table-cell table:formula="of:= AVERAGE([.T106:.T112])" office:value-type="string" office:string-value="" calcext:value-type="error">
            <text:p>#DIV/0!</text:p>
          </table:table-cell>
          <table:table-cell table:formula="of:= SUM([.H106:.H112]) / SUM([.H101:.H107])" office:value-type="string" office:string-value="" calcext:value-type="error">
            <text:p>#DIV/0!</text:p>
          </table:table-cell>
          <table:table-cell table:formula="of:= AVERAGE([.X108:.X110])" office:value-type="string" office:string-value="" calcext:value-type="error">
            <text:p>#DIV/0!</text:p>
          </table:table-cell>
          <table:table-cell table:formula="of:= AVERAGE([.X107:.X111])" office:value-type="string" office:string-value="" calcext:value-type="error">
            <text:p>#DIV/0!</text:p>
          </table:table-cell>
          <table:table-cell table:formula="of:= AVERAGE([.X106:.X11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8" calcext:value-type="date">
            <text:p>18.11.2021</text:p>
          </table:table-cell>
          <table:table-cell/>
          <table:table-cell table:formula="of:= [.D109] + [.C110]" office:value-type="float" office:value="1720135" calcext:value-type="float">
            <text:p>1 720 135</text:p>
          </table:table-cell>
          <table:table-cell table:number-columns-repeated="2"/>
          <table:table-cell table:style-name="ce5" table:formula="of:= [.G109] + [.F110]" office:value-type="float" office:value="83492" calcext:value-type="float">
            <text:p>83 492</text:p>
          </table:table-cell>
          <table:table-cell table:style-name="ce5"/>
          <table:table-cell table:formula="of:= [.I109] + [.H110]" office:value-type="float" office:value="487505" calcext:value-type="float">
            <text:p>487 505</text:p>
          </table:table-cell>
          <table:table-cell table:formula="of:= [.H110] / [.F110]" office:value-type="string" office:string-value="" calcext:value-type="error">
            <text:p>#DIV/0!</text:p>
          </table:table-cell>
          <table:table-cell table:formula="of:= SUM([.H109:.H111]) / SUM([.F109:.F111])" office:value-type="string" office:string-value="" calcext:value-type="error">
            <text:p>#DIV/0!</text:p>
          </table:table-cell>
          <table:table-cell table:formula="of:= SUM([.H108:.H112]) / SUM([.F108:.F112])" office:value-type="string" office:string-value="" calcext:value-type="error">
            <text:p>#DIV/0!</text:p>
          </table:table-cell>
          <table:table-cell table:formula="of:= SUM([.H107:.H113]) / SUM([.F107:.F113])" office:value-type="string" office:string-value="" calcext:value-type="error">
            <text:p>#DIV/0!</text:p>
          </table:table-cell>
          <table:table-cell table:formula="of:=AVERAGE([.F109:.F111])" office:value-type="string" office:string-value="" calcext:value-type="error">
            <text:p>#DIV/0!</text:p>
          </table:table-cell>
          <table:table-cell table:formula="of:=AVERAGE([.F108:.F112])" office:value-type="string" office:string-value="" calcext:value-type="error">
            <text:p>#DIV/0!</text:p>
          </table:table-cell>
          <table:table-cell table:formula="of:=AVERAGE([.F107:.F113])" office:value-type="string" office:string-value="" calcext:value-type="error">
            <text:p>#DIV/0!</text:p>
          </table:table-cell>
          <table:table-cell table:formula="of:=AVERAGE([.H109:.H111])" office:value-type="string" office:string-value="" calcext:value-type="error">
            <text:p>#DIV/0!</text:p>
          </table:table-cell>
          <table:table-cell table:formula="of:=AVERAGE([.H108:.H112])" office:value-type="string" office:string-value="" calcext:value-type="error">
            <text:p>#DIV/0!</text:p>
          </table:table-cell>
          <table:table-cell table:formula="of:=AVERAGE([.H107:.H113])" office:value-type="string" office:string-value="" calcext:value-type="error">
            <text:p>#DIV/0!</text:p>
          </table:table-cell>
          <table:table-cell table:formula="of:= SUM([.F107:.F113]) / SUM([.F102:.F108])" office:value-type="string" office:string-value="" calcext:value-type="error">
            <text:p>#DIV/0!</text:p>
          </table:table-cell>
          <table:table-cell table:formula="of:= AVERAGE([.T109:.T111])" office:value-type="string" office:string-value="" calcext:value-type="error">
            <text:p>#DIV/0!</text:p>
          </table:table-cell>
          <table:table-cell table:formula="of:= AVERAGE([.T108:.T112])" office:value-type="string" office:string-value="" calcext:value-type="error">
            <text:p>#DIV/0!</text:p>
          </table:table-cell>
          <table:table-cell table:formula="of:= AVERAGE([.T107:.T113])" office:value-type="string" office:string-value="" calcext:value-type="error">
            <text:p>#DIV/0!</text:p>
          </table:table-cell>
          <table:table-cell table:formula="of:= SUM([.H107:.H113]) / SUM([.H102:.H108])" office:value-type="string" office:string-value="" calcext:value-type="error">
            <text:p>#DIV/0!</text:p>
          </table:table-cell>
          <table:table-cell table:formula="of:= AVERAGE([.X109:.X111])" office:value-type="string" office:string-value="" calcext:value-type="error">
            <text:p>#DIV/0!</text:p>
          </table:table-cell>
          <table:table-cell table:formula="of:= AVERAGE([.X108:.X112])" office:value-type="string" office:string-value="" calcext:value-type="error">
            <text:p>#DIV/0!</text:p>
          </table:table-cell>
          <table:table-cell table:formula="of:= AVERAGE([.X107:.X11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9" calcext:value-type="date">
            <text:p>19.11.2021</text:p>
          </table:table-cell>
          <table:table-cell/>
          <table:table-cell table:formula="of:= [.D110] + [.C111]" office:value-type="float" office:value="1720135" calcext:value-type="float">
            <text:p>1 720 135</text:p>
          </table:table-cell>
          <table:table-cell table:number-columns-repeated="2"/>
          <table:table-cell table:style-name="ce5" table:formula="of:= [.G110] + [.F111]" office:value-type="float" office:value="83492" calcext:value-type="float">
            <text:p>83 492</text:p>
          </table:table-cell>
          <table:table-cell table:style-name="ce5"/>
          <table:table-cell table:formula="of:= [.I110] + [.H111]" office:value-type="float" office:value="487505" calcext:value-type="float">
            <text:p>487 505</text:p>
          </table:table-cell>
          <table:table-cell table:formula="of:= [.H111] / [.F111]" office:value-type="string" office:string-value="" calcext:value-type="error">
            <text:p>#DIV/0!</text:p>
          </table:table-cell>
          <table:table-cell table:formula="of:= SUM([.H110:.H112]) / SUM([.F110:.F112])" office:value-type="string" office:string-value="" calcext:value-type="error">
            <text:p>#DIV/0!</text:p>
          </table:table-cell>
          <table:table-cell table:formula="of:= SUM([.H109:.H113]) / SUM([.F109:.F113])" office:value-type="string" office:string-value="" calcext:value-type="error">
            <text:p>#DIV/0!</text:p>
          </table:table-cell>
          <table:table-cell table:formula="of:= SUM([.H108:.H114]) / SUM([.F108:.F114])" office:value-type="string" office:string-value="" calcext:value-type="error">
            <text:p>#DIV/0!</text:p>
          </table:table-cell>
          <table:table-cell table:formula="of:=AVERAGE([.F110:.F112])" office:value-type="string" office:string-value="" calcext:value-type="error">
            <text:p>#DIV/0!</text:p>
          </table:table-cell>
          <table:table-cell table:formula="of:=AVERAGE([.F109:.F113])" office:value-type="string" office:string-value="" calcext:value-type="error">
            <text:p>#DIV/0!</text:p>
          </table:table-cell>
          <table:table-cell table:formula="of:=AVERAGE([.F108:.F114])" office:value-type="string" office:string-value="" calcext:value-type="error">
            <text:p>#DIV/0!</text:p>
          </table:table-cell>
          <table:table-cell table:formula="of:=AVERAGE([.H110:.H112])" office:value-type="string" office:string-value="" calcext:value-type="error">
            <text:p>#DIV/0!</text:p>
          </table:table-cell>
          <table:table-cell table:formula="of:=AVERAGE([.H109:.H113])" office:value-type="string" office:string-value="" calcext:value-type="error">
            <text:p>#DIV/0!</text:p>
          </table:table-cell>
          <table:table-cell table:formula="of:=AVERAGE([.H108:.H114])" office:value-type="string" office:string-value="" calcext:value-type="error">
            <text:p>#DIV/0!</text:p>
          </table:table-cell>
          <table:table-cell table:formula="of:= SUM([.F108:.F114]) / SUM([.F103:.F109])" office:value-type="string" office:string-value="" calcext:value-type="error">
            <text:p>#DIV/0!</text:p>
          </table:table-cell>
          <table:table-cell table:formula="of:= AVERAGE([.T110:.T112])" office:value-type="string" office:string-value="" calcext:value-type="error">
            <text:p>#DIV/0!</text:p>
          </table:table-cell>
          <table:table-cell table:formula="of:= AVERAGE([.T109:.T113])" office:value-type="string" office:string-value="" calcext:value-type="error">
            <text:p>#DIV/0!</text:p>
          </table:table-cell>
          <table:table-cell table:formula="of:= AVERAGE([.T108:.T114])" office:value-type="string" office:string-value="" calcext:value-type="error">
            <text:p>#DIV/0!</text:p>
          </table:table-cell>
          <table:table-cell table:formula="of:= SUM([.H108:.H114]) / SUM([.H103:.H109])" office:value-type="string" office:string-value="" calcext:value-type="error">
            <text:p>#DIV/0!</text:p>
          </table:table-cell>
          <table:table-cell table:formula="of:= AVERAGE([.X110:.X112])" office:value-type="string" office:string-value="" calcext:value-type="error">
            <text:p>#DIV/0!</text:p>
          </table:table-cell>
          <table:table-cell table:formula="of:= AVERAGE([.X109:.X113])" office:value-type="string" office:string-value="" calcext:value-type="error">
            <text:p>#DIV/0!</text:p>
          </table:table-cell>
          <table:table-cell table:formula="of:= AVERAGE([.X108:.X11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20" calcext:value-type="date">
            <text:p>20.11.2021</text:p>
          </table:table-cell>
          <table:table-cell/>
          <table:table-cell table:formula="of:= [.D111] + [.C112]" office:value-type="float" office:value="1720135" calcext:value-type="float">
            <text:p>1 720 135</text:p>
          </table:table-cell>
          <table:table-cell table:number-columns-repeated="2"/>
          <table:table-cell table:style-name="ce5" table:formula="of:= [.G111] + [.F112]" office:value-type="float" office:value="83492" calcext:value-type="float">
            <text:p>83 492</text:p>
          </table:table-cell>
          <table:table-cell table:style-name="ce5"/>
          <table:table-cell table:formula="of:= [.I111] + [.H112]" office:value-type="float" office:value="487505" calcext:value-type="float">
            <text:p>487 505</text:p>
          </table:table-cell>
          <table:table-cell table:formula="of:= [.H112] / [.F112]" office:value-type="string" office:string-value="" calcext:value-type="error">
            <text:p>#DIV/0!</text:p>
          </table:table-cell>
          <table:table-cell table:formula="of:= SUM([.H111:.H113]) / SUM([.F111:.F113])" office:value-type="string" office:string-value="" calcext:value-type="error">
            <text:p>#DIV/0!</text:p>
          </table:table-cell>
          <table:table-cell table:formula="of:= SUM([.H110:.H114]) / SUM([.F110:.F114])" office:value-type="string" office:string-value="" calcext:value-type="error">
            <text:p>#DIV/0!</text:p>
          </table:table-cell>
          <table:table-cell table:formula="of:= SUM([.H109:.H115]) / SUM([.F109:.F115])" office:value-type="string" office:string-value="" calcext:value-type="error">
            <text:p>#DIV/0!</text:p>
          </table:table-cell>
          <table:table-cell table:formula="of:=AVERAGE([.F111:.F113])" office:value-type="string" office:string-value="" calcext:value-type="error">
            <text:p>#DIV/0!</text:p>
          </table:table-cell>
          <table:table-cell table:formula="of:=AVERAGE([.F110:.F114])" office:value-type="string" office:string-value="" calcext:value-type="error">
            <text:p>#DIV/0!</text:p>
          </table:table-cell>
          <table:table-cell table:formula="of:=AVERAGE([.F109:.F115])" office:value-type="string" office:string-value="" calcext:value-type="error">
            <text:p>#DIV/0!</text:p>
          </table:table-cell>
          <table:table-cell table:formula="of:=AVERAGE([.H111:.H113])" office:value-type="string" office:string-value="" calcext:value-type="error">
            <text:p>#DIV/0!</text:p>
          </table:table-cell>
          <table:table-cell table:formula="of:=AVERAGE([.H110:.H114])" office:value-type="string" office:string-value="" calcext:value-type="error">
            <text:p>#DIV/0!</text:p>
          </table:table-cell>
          <table:table-cell table:formula="of:=AVERAGE([.H109:.H115])" office:value-type="string" office:string-value="" calcext:value-type="error">
            <text:p>#DIV/0!</text:p>
          </table:table-cell>
          <table:table-cell table:formula="of:= SUM([.F109:.F115]) / SUM([.F104:.F110])" office:value-type="string" office:string-value="" calcext:value-type="error">
            <text:p>#DIV/0!</text:p>
          </table:table-cell>
          <table:table-cell table:formula="of:= AVERAGE([.T111:.T113])" office:value-type="string" office:string-value="" calcext:value-type="error">
            <text:p>#DIV/0!</text:p>
          </table:table-cell>
          <table:table-cell table:formula="of:= AVERAGE([.T110:.T114])" office:value-type="string" office:string-value="" calcext:value-type="error">
            <text:p>#DIV/0!</text:p>
          </table:table-cell>
          <table:table-cell table:formula="of:= AVERAGE([.T109:.T115])" office:value-type="string" office:string-value="" calcext:value-type="error">
            <text:p>#DIV/0!</text:p>
          </table:table-cell>
          <table:table-cell table:formula="of:= SUM([.H109:.H115]) / SUM([.H104:.H110])" office:value-type="string" office:string-value="" calcext:value-type="error">
            <text:p>#DIV/0!</text:p>
          </table:table-cell>
          <table:table-cell table:formula="of:= AVERAGE([.X111:.X113])" office:value-type="string" office:string-value="" calcext:value-type="error">
            <text:p>#DIV/0!</text:p>
          </table:table-cell>
          <table:table-cell table:formula="of:= AVERAGE([.X110:.X114])" office:value-type="string" office:string-value="" calcext:value-type="error">
            <text:p>#DIV/0!</text:p>
          </table:table-cell>
          <table:table-cell table:formula="of:= AVERAGE([.X109:.X11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1" calcext:value-type="date">
            <text:p>21.11.2021</text:p>
          </table:table-cell>
          <table:table-cell/>
          <table:table-cell table:formula="of:= [.D112] + [.C113]" office:value-type="float" office:value="1720135" calcext:value-type="float">
            <text:p>1 720 135</text:p>
          </table:table-cell>
          <table:table-cell table:number-columns-repeated="2"/>
          <table:table-cell table:style-name="ce5" table:formula="of:= [.G112] + [.F113]" office:value-type="float" office:value="83492" calcext:value-type="float">
            <text:p>83 492</text:p>
          </table:table-cell>
          <table:table-cell table:style-name="ce5"/>
          <table:table-cell table:formula="of:= [.I112] + [.H113]" office:value-type="float" office:value="487505" calcext:value-type="float">
            <text:p>487 505</text:p>
          </table:table-cell>
          <table:table-cell table:formula="of:= [.H113] / [.F113]" office:value-type="string" office:string-value="" calcext:value-type="error">
            <text:p>#DIV/0!</text:p>
          </table:table-cell>
          <table:table-cell table:formula="of:= SUM([.H112:.H114]) / SUM([.F112:.F114])" office:value-type="string" office:string-value="" calcext:value-type="error">
            <text:p>#DIV/0!</text:p>
          </table:table-cell>
          <table:table-cell table:formula="of:= SUM([.H111:.H115]) / SUM([.F111:.F115])" office:value-type="string" office:string-value="" calcext:value-type="error">
            <text:p>#DIV/0!</text:p>
          </table:table-cell>
          <table:table-cell table:formula="of:= SUM([.H110:.H116]) / SUM([.F110:.F116])" office:value-type="string" office:string-value="" calcext:value-type="error">
            <text:p>#DIV/0!</text:p>
          </table:table-cell>
          <table:table-cell table:formula="of:=AVERAGE([.F112:.F114])" office:value-type="string" office:string-value="" calcext:value-type="error">
            <text:p>#DIV/0!</text:p>
          </table:table-cell>
          <table:table-cell table:formula="of:=AVERAGE([.F111:.F115])" office:value-type="string" office:string-value="" calcext:value-type="error">
            <text:p>#DIV/0!</text:p>
          </table:table-cell>
          <table:table-cell table:formula="of:=AVERAGE([.F110:.F116])" office:value-type="string" office:string-value="" calcext:value-type="error">
            <text:p>#DIV/0!</text:p>
          </table:table-cell>
          <table:table-cell table:formula="of:=AVERAGE([.H112:.H114])" office:value-type="string" office:string-value="" calcext:value-type="error">
            <text:p>#DIV/0!</text:p>
          </table:table-cell>
          <table:table-cell table:formula="of:=AVERAGE([.H111:.H115])" office:value-type="string" office:string-value="" calcext:value-type="error">
            <text:p>#DIV/0!</text:p>
          </table:table-cell>
          <table:table-cell table:formula="of:=AVERAGE([.H110:.H116])" office:value-type="string" office:string-value="" calcext:value-type="error">
            <text:p>#DIV/0!</text:p>
          </table:table-cell>
          <table:table-cell table:formula="of:= SUM([.F110:.F116]) / SUM([.F105:.F111])" office:value-type="string" office:string-value="" calcext:value-type="error">
            <text:p>#DIV/0!</text:p>
          </table:table-cell>
          <table:table-cell table:formula="of:= AVERAGE([.T112:.T114])" office:value-type="string" office:string-value="" calcext:value-type="error">
            <text:p>#DIV/0!</text:p>
          </table:table-cell>
          <table:table-cell table:formula="of:= AVERAGE([.T111:.T115])" office:value-type="string" office:string-value="" calcext:value-type="error">
            <text:p>#DIV/0!</text:p>
          </table:table-cell>
          <table:table-cell table:formula="of:= AVERAGE([.T110:.T116])" office:value-type="string" office:string-value="" calcext:value-type="error">
            <text:p>#DIV/0!</text:p>
          </table:table-cell>
          <table:table-cell table:formula="of:= SUM([.H110:.H116]) / SUM([.H105:.H111])" office:value-type="string" office:string-value="" calcext:value-type="error">
            <text:p>#DIV/0!</text:p>
          </table:table-cell>
          <table:table-cell table:formula="of:= AVERAGE([.X112:.X114])" office:value-type="string" office:string-value="" calcext:value-type="error">
            <text:p>#DIV/0!</text:p>
          </table:table-cell>
          <table:table-cell table:formula="of:= AVERAGE([.X111:.X115])" office:value-type="string" office:string-value="" calcext:value-type="error">
            <text:p>#DIV/0!</text:p>
          </table:table-cell>
          <table:table-cell table:formula="of:= AVERAGE([.X110:.X11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2" calcext:value-type="date">
            <text:p>22.11.2021</text:p>
          </table:table-cell>
          <table:table-cell/>
          <table:table-cell table:formula="of:= [.D113] + [.C114]" office:value-type="float" office:value="1720135" calcext:value-type="float">
            <text:p>1 720 135</text:p>
          </table:table-cell>
          <table:table-cell table:number-columns-repeated="2"/>
          <table:table-cell table:style-name="ce5" table:formula="of:= [.G113] + [.F114]" office:value-type="float" office:value="83492" calcext:value-type="float">
            <text:p>83 492</text:p>
          </table:table-cell>
          <table:table-cell table:style-name="ce5"/>
          <table:table-cell table:formula="of:= [.I113] + [.H114]" office:value-type="float" office:value="487505" calcext:value-type="float">
            <text:p>487 505</text:p>
          </table:table-cell>
          <table:table-cell table:formula="of:= [.H114] / [.F114]" office:value-type="string" office:string-value="" calcext:value-type="error">
            <text:p>#DIV/0!</text:p>
          </table:table-cell>
          <table:table-cell table:formula="of:= SUM([.H113:.H115]) / SUM([.F113:.F115])" office:value-type="string" office:string-value="" calcext:value-type="error">
            <text:p>#DIV/0!</text:p>
          </table:table-cell>
          <table:table-cell table:formula="of:= SUM([.H112:.H116]) / SUM([.F112:.F116])" office:value-type="string" office:string-value="" calcext:value-type="error">
            <text:p>#DIV/0!</text:p>
          </table:table-cell>
          <table:table-cell table:formula="of:= SUM([.H111:.H117]) / SUM([.F111:.F117])" office:value-type="string" office:string-value="" calcext:value-type="error">
            <text:p>#DIV/0!</text:p>
          </table:table-cell>
          <table:table-cell table:formula="of:=AVERAGE([.F113:.F115])" office:value-type="string" office:string-value="" calcext:value-type="error">
            <text:p>#DIV/0!</text:p>
          </table:table-cell>
          <table:table-cell table:formula="of:=AVERAGE([.F112:.F116])" office:value-type="string" office:string-value="" calcext:value-type="error">
            <text:p>#DIV/0!</text:p>
          </table:table-cell>
          <table:table-cell table:formula="of:=AVERAGE([.F111:.F117])" office:value-type="string" office:string-value="" calcext:value-type="error">
            <text:p>#DIV/0!</text:p>
          </table:table-cell>
          <table:table-cell table:formula="of:=AVERAGE([.H113:.H115])" office:value-type="string" office:string-value="" calcext:value-type="error">
            <text:p>#DIV/0!</text:p>
          </table:table-cell>
          <table:table-cell table:formula="of:=AVERAGE([.H112:.H116])" office:value-type="string" office:string-value="" calcext:value-type="error">
            <text:p>#DIV/0!</text:p>
          </table:table-cell>
          <table:table-cell table:formula="of:=AVERAGE([.H111:.H117])" office:value-type="string" office:string-value="" calcext:value-type="error">
            <text:p>#DIV/0!</text:p>
          </table:table-cell>
          <table:table-cell table:formula="of:= SUM([.F111:.F117]) / SUM([.F106:.F112])" office:value-type="string" office:string-value="" calcext:value-type="error">
            <text:p>#DIV/0!</text:p>
          </table:table-cell>
          <table:table-cell table:formula="of:= AVERAGE([.T113:.T115])" office:value-type="string" office:string-value="" calcext:value-type="error">
            <text:p>#DIV/0!</text:p>
          </table:table-cell>
          <table:table-cell table:formula="of:= AVERAGE([.T112:.T116])" office:value-type="string" office:string-value="" calcext:value-type="error">
            <text:p>#DIV/0!</text:p>
          </table:table-cell>
          <table:table-cell table:formula="of:= AVERAGE([.T111:.T117])" office:value-type="string" office:string-value="" calcext:value-type="error">
            <text:p>#DIV/0!</text:p>
          </table:table-cell>
          <table:table-cell table:formula="of:= SUM([.H111:.H117]) / SUM([.H106:.H112])" office:value-type="string" office:string-value="" calcext:value-type="error">
            <text:p>#DIV/0!</text:p>
          </table:table-cell>
          <table:table-cell table:formula="of:= AVERAGE([.X113:.X115])" office:value-type="string" office:string-value="" calcext:value-type="error">
            <text:p>#DIV/0!</text:p>
          </table:table-cell>
          <table:table-cell table:formula="of:= AVERAGE([.X112:.X116])" office:value-type="string" office:string-value="" calcext:value-type="error">
            <text:p>#DIV/0!</text:p>
          </table:table-cell>
          <table:table-cell table:formula="of:= AVERAGE([.X111:.X11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3" calcext:value-type="date">
            <text:p>23.11.2021</text:p>
          </table:table-cell>
          <table:table-cell/>
          <table:table-cell table:formula="of:= [.D114] + [.C115]" office:value-type="float" office:value="1720135" calcext:value-type="float">
            <text:p>1 720 135</text:p>
          </table:table-cell>
          <table:table-cell table:number-columns-repeated="2"/>
          <table:table-cell table:style-name="ce5" table:formula="of:= [.G114] + [.F115]" office:value-type="float" office:value="83492" calcext:value-type="float">
            <text:p>83 492</text:p>
          </table:table-cell>
          <table:table-cell table:style-name="ce5"/>
          <table:table-cell table:formula="of:= [.I114] + [.H115]" office:value-type="float" office:value="487505" calcext:value-type="float">
            <text:p>487 505</text:p>
          </table:table-cell>
          <table:table-cell table:formula="of:= [.H115] / [.F115]" office:value-type="string" office:string-value="" calcext:value-type="error">
            <text:p>#DIV/0!</text:p>
          </table:table-cell>
          <table:table-cell table:formula="of:= SUM([.H114:.H116]) / SUM([.F114:.F116])" office:value-type="string" office:string-value="" calcext:value-type="error">
            <text:p>#DIV/0!</text:p>
          </table:table-cell>
          <table:table-cell table:formula="of:= SUM([.H113:.H117]) / SUM([.F113:.F117])" office:value-type="string" office:string-value="" calcext:value-type="error">
            <text:p>#DIV/0!</text:p>
          </table:table-cell>
          <table:table-cell table:formula="of:= SUM([.H112:.H118]) / SUM([.F112:.F118])" office:value-type="string" office:string-value="" calcext:value-type="error">
            <text:p>#DIV/0!</text:p>
          </table:table-cell>
          <table:table-cell table:formula="of:=AVERAGE([.F114:.F116])" office:value-type="string" office:string-value="" calcext:value-type="error">
            <text:p>#DIV/0!</text:p>
          </table:table-cell>
          <table:table-cell table:formula="of:=AVERAGE([.F113:.F117])" office:value-type="string" office:string-value="" calcext:value-type="error">
            <text:p>#DIV/0!</text:p>
          </table:table-cell>
          <table:table-cell table:formula="of:=AVERAGE([.F112:.F118])" office:value-type="string" office:string-value="" calcext:value-type="error">
            <text:p>#DIV/0!</text:p>
          </table:table-cell>
          <table:table-cell table:formula="of:=AVERAGE([.H114:.H116])" office:value-type="string" office:string-value="" calcext:value-type="error">
            <text:p>#DIV/0!</text:p>
          </table:table-cell>
          <table:table-cell table:formula="of:=AVERAGE([.H113:.H117])" office:value-type="string" office:string-value="" calcext:value-type="error">
            <text:p>#DIV/0!</text:p>
          </table:table-cell>
          <table:table-cell table:formula="of:=AVERAGE([.H112:.H118])" office:value-type="string" office:string-value="" calcext:value-type="error">
            <text:p>#DIV/0!</text:p>
          </table:table-cell>
          <table:table-cell table:formula="of:= SUM([.F112:.F118]) / SUM([.F107:.F113])" office:value-type="string" office:string-value="" calcext:value-type="error">
            <text:p>#DIV/0!</text:p>
          </table:table-cell>
          <table:table-cell table:formula="of:= AVERAGE([.T114:.T116])" office:value-type="string" office:string-value="" calcext:value-type="error">
            <text:p>#DIV/0!</text:p>
          </table:table-cell>
          <table:table-cell table:formula="of:= AVERAGE([.T113:.T117])" office:value-type="string" office:string-value="" calcext:value-type="error">
            <text:p>#DIV/0!</text:p>
          </table:table-cell>
          <table:table-cell table:formula="of:= AVERAGE([.T112:.T118])" office:value-type="string" office:string-value="" calcext:value-type="error">
            <text:p>#DIV/0!</text:p>
          </table:table-cell>
          <table:table-cell table:formula="of:= SUM([.H112:.H118]) / SUM([.H107:.H113])" office:value-type="string" office:string-value="" calcext:value-type="error">
            <text:p>#DIV/0!</text:p>
          </table:table-cell>
          <table:table-cell table:formula="of:= AVERAGE([.X114:.X116])" office:value-type="string" office:string-value="" calcext:value-type="error">
            <text:p>#DIV/0!</text:p>
          </table:table-cell>
          <table:table-cell table:formula="of:= AVERAGE([.X113:.X117])" office:value-type="string" office:string-value="" calcext:value-type="error">
            <text:p>#DIV/0!</text:p>
          </table:table-cell>
          <table:table-cell table:formula="of:= AVERAGE([.X112:.X11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4" calcext:value-type="date">
            <text:p>24.11.2021</text:p>
          </table:table-cell>
          <table:table-cell/>
          <table:table-cell table:formula="of:= [.D115] + [.C116]" office:value-type="float" office:value="1720135" calcext:value-type="float">
            <text:p>1 720 135</text:p>
          </table:table-cell>
          <table:table-cell table:number-columns-repeated="2"/>
          <table:table-cell table:style-name="ce5" table:formula="of:= [.G115] + [.F116]" office:value-type="float" office:value="83492" calcext:value-type="float">
            <text:p>83 492</text:p>
          </table:table-cell>
          <table:table-cell table:style-name="ce5"/>
          <table:table-cell table:formula="of:= [.I115] + [.H116]" office:value-type="float" office:value="487505" calcext:value-type="float">
            <text:p>487 505</text:p>
          </table:table-cell>
          <table:table-cell table:formula="of:= [.H116] / [.F116]" office:value-type="string" office:string-value="" calcext:value-type="error">
            <text:p>#DIV/0!</text:p>
          </table:table-cell>
          <table:table-cell table:formula="of:= SUM([.H115:.H117]) / SUM([.F115:.F117])" office:value-type="string" office:string-value="" calcext:value-type="error">
            <text:p>#DIV/0!</text:p>
          </table:table-cell>
          <table:table-cell table:formula="of:= SUM([.H114:.H118]) / SUM([.F114:.F118])" office:value-type="string" office:string-value="" calcext:value-type="error">
            <text:p>#DIV/0!</text:p>
          </table:table-cell>
          <table:table-cell table:formula="of:= SUM([.H113:.H119]) / SUM([.F113:.F119])" office:value-type="string" office:string-value="" calcext:value-type="error">
            <text:p>#DIV/0!</text:p>
          </table:table-cell>
          <table:table-cell table:formula="of:=AVERAGE([.F115:.F117])" office:value-type="string" office:string-value="" calcext:value-type="error">
            <text:p>#DIV/0!</text:p>
          </table:table-cell>
          <table:table-cell table:formula="of:=AVERAGE([.F114:.F118])" office:value-type="string" office:string-value="" calcext:value-type="error">
            <text:p>#DIV/0!</text:p>
          </table:table-cell>
          <table:table-cell table:formula="of:=AVERAGE([.F113:.F119])" office:value-type="string" office:string-value="" calcext:value-type="error">
            <text:p>#DIV/0!</text:p>
          </table:table-cell>
          <table:table-cell table:formula="of:=AVERAGE([.H115:.H117])" office:value-type="string" office:string-value="" calcext:value-type="error">
            <text:p>#DIV/0!</text:p>
          </table:table-cell>
          <table:table-cell table:formula="of:=AVERAGE([.H114:.H118])" office:value-type="string" office:string-value="" calcext:value-type="error">
            <text:p>#DIV/0!</text:p>
          </table:table-cell>
          <table:table-cell table:formula="of:=AVERAGE([.H113:.H119])" office:value-type="string" office:string-value="" calcext:value-type="error">
            <text:p>#DIV/0!</text:p>
          </table:table-cell>
          <table:table-cell table:formula="of:= SUM([.F113:.F119]) / SUM([.F108:.F114])" office:value-type="string" office:string-value="" calcext:value-type="error">
            <text:p>#DIV/0!</text:p>
          </table:table-cell>
          <table:table-cell table:formula="of:= AVERAGE([.T115:.T117])" office:value-type="string" office:string-value="" calcext:value-type="error">
            <text:p>#DIV/0!</text:p>
          </table:table-cell>
          <table:table-cell table:formula="of:= AVERAGE([.T114:.T118])" office:value-type="string" office:string-value="" calcext:value-type="error">
            <text:p>#DIV/0!</text:p>
          </table:table-cell>
          <table:table-cell table:formula="of:= AVERAGE([.T113:.T119])" office:value-type="string" office:string-value="" calcext:value-type="error">
            <text:p>#DIV/0!</text:p>
          </table:table-cell>
          <table:table-cell table:formula="of:= SUM([.H113:.H119]) / SUM([.H108:.H114])" office:value-type="string" office:string-value="" calcext:value-type="error">
            <text:p>#DIV/0!</text:p>
          </table:table-cell>
          <table:table-cell table:formula="of:= AVERAGE([.X115:.X117])" office:value-type="string" office:string-value="" calcext:value-type="error">
            <text:p>#DIV/0!</text:p>
          </table:table-cell>
          <table:table-cell table:formula="of:= AVERAGE([.X114:.X118])" office:value-type="string" office:string-value="" calcext:value-type="error">
            <text:p>#DIV/0!</text:p>
          </table:table-cell>
          <table:table-cell table:formula="of:= AVERAGE([.X113:.X11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5" calcext:value-type="date">
            <text:p>25.11.2021</text:p>
          </table:table-cell>
          <table:table-cell/>
          <table:table-cell table:formula="of:= [.D116] + [.C117]" office:value-type="float" office:value="1720135" calcext:value-type="float">
            <text:p>1 720 135</text:p>
          </table:table-cell>
          <table:table-cell table:number-columns-repeated="2"/>
          <table:table-cell table:style-name="ce5" table:formula="of:= [.G116] + [.F117]" office:value-type="float" office:value="83492" calcext:value-type="float">
            <text:p>83 492</text:p>
          </table:table-cell>
          <table:table-cell table:style-name="ce5"/>
          <table:table-cell table:formula="of:= [.I116] + [.H117]" office:value-type="float" office:value="487505" calcext:value-type="float">
            <text:p>487 505</text:p>
          </table:table-cell>
          <table:table-cell table:formula="of:= [.H117] / [.F117]" office:value-type="string" office:string-value="" calcext:value-type="error">
            <text:p>#DIV/0!</text:p>
          </table:table-cell>
          <table:table-cell table:formula="of:= SUM([.H116:.H118]) / SUM([.F116:.F118])" office:value-type="string" office:string-value="" calcext:value-type="error">
            <text:p>#DIV/0!</text:p>
          </table:table-cell>
          <table:table-cell table:formula="of:= SUM([.H115:.H119]) / SUM([.F115:.F119])" office:value-type="string" office:string-value="" calcext:value-type="error">
            <text:p>#DIV/0!</text:p>
          </table:table-cell>
          <table:table-cell table:formula="of:= SUM([.H114:.H120]) / SUM([.F114:.F120])" office:value-type="string" office:string-value="" calcext:value-type="error">
            <text:p>#DIV/0!</text:p>
          </table:table-cell>
          <table:table-cell table:formula="of:=AVERAGE([.F116:.F118])" office:value-type="string" office:string-value="" calcext:value-type="error">
            <text:p>#DIV/0!</text:p>
          </table:table-cell>
          <table:table-cell table:formula="of:=AVERAGE([.F115:.F119])" office:value-type="string" office:string-value="" calcext:value-type="error">
            <text:p>#DIV/0!</text:p>
          </table:table-cell>
          <table:table-cell table:formula="of:=AVERAGE([.F114:.F120])" office:value-type="string" office:string-value="" calcext:value-type="error">
            <text:p>#DIV/0!</text:p>
          </table:table-cell>
          <table:table-cell table:formula="of:=AVERAGE([.H116:.H118])" office:value-type="string" office:string-value="" calcext:value-type="error">
            <text:p>#DIV/0!</text:p>
          </table:table-cell>
          <table:table-cell table:formula="of:=AVERAGE([.H115:.H119])" office:value-type="string" office:string-value="" calcext:value-type="error">
            <text:p>#DIV/0!</text:p>
          </table:table-cell>
          <table:table-cell table:formula="of:=AVERAGE([.H114:.H120])" office:value-type="string" office:string-value="" calcext:value-type="error">
            <text:p>#DIV/0!</text:p>
          </table:table-cell>
          <table:table-cell table:formula="of:= SUM([.F114:.F120]) / SUM([.F109:.F115])" office:value-type="string" office:string-value="" calcext:value-type="error">
            <text:p>#DIV/0!</text:p>
          </table:table-cell>
          <table:table-cell table:formula="of:= AVERAGE([.T116:.T118])" office:value-type="string" office:string-value="" calcext:value-type="error">
            <text:p>#DIV/0!</text:p>
          </table:table-cell>
          <table:table-cell table:formula="of:= AVERAGE([.T115:.T119])" office:value-type="string" office:string-value="" calcext:value-type="error">
            <text:p>#DIV/0!</text:p>
          </table:table-cell>
          <table:table-cell table:formula="of:= AVERAGE([.T114:.T120])" office:value-type="string" office:string-value="" calcext:value-type="error">
            <text:p>#DIV/0!</text:p>
          </table:table-cell>
          <table:table-cell table:formula="of:= SUM([.H114:.H120]) / SUM([.H109:.H115])" office:value-type="string" office:string-value="" calcext:value-type="error">
            <text:p>#DIV/0!</text:p>
          </table:table-cell>
          <table:table-cell table:formula="of:= AVERAGE([.X116:.X118])" office:value-type="string" office:string-value="" calcext:value-type="error">
            <text:p>#DIV/0!</text:p>
          </table:table-cell>
          <table:table-cell table:formula="of:= AVERAGE([.X115:.X119])" office:value-type="string" office:string-value="" calcext:value-type="error">
            <text:p>#DIV/0!</text:p>
          </table:table-cell>
          <table:table-cell table:formula="of:= AVERAGE([.X114:.X12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6" calcext:value-type="date">
            <text:p>26.11.2021</text:p>
          </table:table-cell>
          <table:table-cell/>
          <table:table-cell table:formula="of:= [.D117] + [.C118]" office:value-type="float" office:value="1720135" calcext:value-type="float">
            <text:p>1 720 135</text:p>
          </table:table-cell>
          <table:table-cell table:number-columns-repeated="2"/>
          <table:table-cell table:style-name="ce5" table:formula="of:= [.G117] + [.F118]" office:value-type="float" office:value="83492" calcext:value-type="float">
            <text:p>83 492</text:p>
          </table:table-cell>
          <table:table-cell table:style-name="ce5"/>
          <table:table-cell table:formula="of:= [.I117] + [.H118]" office:value-type="float" office:value="487505" calcext:value-type="float">
            <text:p>487 505</text:p>
          </table:table-cell>
          <table:table-cell table:formula="of:= [.H118] / [.F118]" office:value-type="string" office:string-value="" calcext:value-type="error">
            <text:p>#DIV/0!</text:p>
          </table:table-cell>
          <table:table-cell table:formula="of:= SUM([.H117:.H119]) / SUM([.F117:.F119])" office:value-type="string" office:string-value="" calcext:value-type="error">
            <text:p>#DIV/0!</text:p>
          </table:table-cell>
          <table:table-cell table:formula="of:= SUM([.H116:.H120]) / SUM([.F116:.F120])" office:value-type="string" office:string-value="" calcext:value-type="error">
            <text:p>#DIV/0!</text:p>
          </table:table-cell>
          <table:table-cell table:formula="of:= SUM([.H115:.H121]) / SUM([.F115:.F121])" office:value-type="string" office:string-value="" calcext:value-type="error">
            <text:p>#DIV/0!</text:p>
          </table:table-cell>
          <table:table-cell table:formula="of:=AVERAGE([.F117:.F119])" office:value-type="string" office:string-value="" calcext:value-type="error">
            <text:p>#DIV/0!</text:p>
          </table:table-cell>
          <table:table-cell table:formula="of:=AVERAGE([.F116:.F120])" office:value-type="string" office:string-value="" calcext:value-type="error">
            <text:p>#DIV/0!</text:p>
          </table:table-cell>
          <table:table-cell table:formula="of:=AVERAGE([.F115:.F121])" office:value-type="string" office:string-value="" calcext:value-type="error">
            <text:p>#DIV/0!</text:p>
          </table:table-cell>
          <table:table-cell table:formula="of:=AVERAGE([.H117:.H119])" office:value-type="string" office:string-value="" calcext:value-type="error">
            <text:p>#DIV/0!</text:p>
          </table:table-cell>
          <table:table-cell table:formula="of:=AVERAGE([.H116:.H120])" office:value-type="string" office:string-value="" calcext:value-type="error">
            <text:p>#DIV/0!</text:p>
          </table:table-cell>
          <table:table-cell table:formula="of:=AVERAGE([.H115:.H121])" office:value-type="string" office:string-value="" calcext:value-type="error">
            <text:p>#DIV/0!</text:p>
          </table:table-cell>
          <table:table-cell table:formula="of:= SUM([.F115:.F121]) / SUM([.F110:.F116])" office:value-type="string" office:string-value="" calcext:value-type="error">
            <text:p>#DIV/0!</text:p>
          </table:table-cell>
          <table:table-cell table:formula="of:= AVERAGE([.T117:.T119])" office:value-type="string" office:string-value="" calcext:value-type="error">
            <text:p>#DIV/0!</text:p>
          </table:table-cell>
          <table:table-cell table:formula="of:= AVERAGE([.T116:.T120])" office:value-type="string" office:string-value="" calcext:value-type="error">
            <text:p>#DIV/0!</text:p>
          </table:table-cell>
          <table:table-cell table:formula="of:= AVERAGE([.T115:.T121])" office:value-type="string" office:string-value="" calcext:value-type="error">
            <text:p>#DIV/0!</text:p>
          </table:table-cell>
          <table:table-cell table:formula="of:= SUM([.H115:.H121]) / SUM([.H110:.H116])" office:value-type="string" office:string-value="" calcext:value-type="error">
            <text:p>#DIV/0!</text:p>
          </table:table-cell>
          <table:table-cell table:formula="of:= AVERAGE([.X117:.X119])" office:value-type="string" office:string-value="" calcext:value-type="error">
            <text:p>#DIV/0!</text:p>
          </table:table-cell>
          <table:table-cell table:formula="of:= AVERAGE([.X116:.X120])" office:value-type="string" office:string-value="" calcext:value-type="error">
            <text:p>#DIV/0!</text:p>
          </table:table-cell>
          <table:table-cell table:formula="of:= AVERAGE([.X115:.X12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7" calcext:value-type="date">
            <text:p>27.11.2021</text:p>
          </table:table-cell>
          <table:table-cell/>
          <table:table-cell table:formula="of:= [.D118] + [.C119]" office:value-type="float" office:value="1720135" calcext:value-type="float">
            <text:p>1 720 135</text:p>
          </table:table-cell>
          <table:table-cell table:number-columns-repeated="2"/>
          <table:table-cell table:style-name="ce5" table:formula="of:= [.G118] + [.F119]" office:value-type="float" office:value="83492" calcext:value-type="float">
            <text:p>83 492</text:p>
          </table:table-cell>
          <table:table-cell table:style-name="ce5"/>
          <table:table-cell table:formula="of:= [.I118] + [.H119]" office:value-type="float" office:value="487505" calcext:value-type="float">
            <text:p>487 505</text:p>
          </table:table-cell>
          <table:table-cell table:formula="of:= [.H119] / [.F119]" office:value-type="string" office:string-value="" calcext:value-type="error">
            <text:p>#DIV/0!</text:p>
          </table:table-cell>
          <table:table-cell table:formula="of:= SUM([.H118:.H120]) / SUM([.F118:.F120])" office:value-type="string" office:string-value="" calcext:value-type="error">
            <text:p>#DIV/0!</text:p>
          </table:table-cell>
          <table:table-cell table:formula="of:= SUM([.H117:.H121]) / SUM([.F117:.F121])" office:value-type="string" office:string-value="" calcext:value-type="error">
            <text:p>#DIV/0!</text:p>
          </table:table-cell>
          <table:table-cell table:formula="of:= SUM([.H116:.H122]) / SUM([.F116:.F122])" office:value-type="string" office:string-value="" calcext:value-type="error">
            <text:p>#DIV/0!</text:p>
          </table:table-cell>
          <table:table-cell table:formula="of:=AVERAGE([.F118:.F120])" office:value-type="string" office:string-value="" calcext:value-type="error">
            <text:p>#DIV/0!</text:p>
          </table:table-cell>
          <table:table-cell table:formula="of:=AVERAGE([.F117:.F121])" office:value-type="string" office:string-value="" calcext:value-type="error">
            <text:p>#DIV/0!</text:p>
          </table:table-cell>
          <table:table-cell table:formula="of:=AVERAGE([.F116:.F122])" office:value-type="string" office:string-value="" calcext:value-type="error">
            <text:p>#DIV/0!</text:p>
          </table:table-cell>
          <table:table-cell table:formula="of:=AVERAGE([.H118:.H120])" office:value-type="string" office:string-value="" calcext:value-type="error">
            <text:p>#DIV/0!</text:p>
          </table:table-cell>
          <table:table-cell table:formula="of:=AVERAGE([.H117:.H121])" office:value-type="string" office:string-value="" calcext:value-type="error">
            <text:p>#DIV/0!</text:p>
          </table:table-cell>
          <table:table-cell table:formula="of:=AVERAGE([.H116:.H122])" office:value-type="string" office:string-value="" calcext:value-type="error">
            <text:p>#DIV/0!</text:p>
          </table:table-cell>
          <table:table-cell table:formula="of:= SUM([.F116:.F122]) / SUM([.F111:.F117])" office:value-type="string" office:string-value="" calcext:value-type="error">
            <text:p>#DIV/0!</text:p>
          </table:table-cell>
          <table:table-cell table:formula="of:= AVERAGE([.T118:.T120])" office:value-type="string" office:string-value="" calcext:value-type="error">
            <text:p>#DIV/0!</text:p>
          </table:table-cell>
          <table:table-cell table:formula="of:= AVERAGE([.T117:.T121])" office:value-type="string" office:string-value="" calcext:value-type="error">
            <text:p>#DIV/0!</text:p>
          </table:table-cell>
          <table:table-cell table:formula="of:= AVERAGE([.T116:.T122])" office:value-type="string" office:string-value="" calcext:value-type="error">
            <text:p>#DIV/0!</text:p>
          </table:table-cell>
          <table:table-cell table:formula="of:= SUM([.H116:.H122]) / SUM([.H111:.H117])" office:value-type="string" office:string-value="" calcext:value-type="error">
            <text:p>#DIV/0!</text:p>
          </table:table-cell>
          <table:table-cell table:formula="of:= AVERAGE([.X118:.X120])" office:value-type="string" office:string-value="" calcext:value-type="error">
            <text:p>#DIV/0!</text:p>
          </table:table-cell>
          <table:table-cell table:formula="of:= AVERAGE([.X117:.X121])" office:value-type="string" office:string-value="" calcext:value-type="error">
            <text:p>#DIV/0!</text:p>
          </table:table-cell>
          <table:table-cell table:formula="of:= AVERAGE([.X116:.X12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28" calcext:value-type="date">
            <text:p>28.11.2021</text:p>
          </table:table-cell>
          <table:table-cell/>
          <table:table-cell table:formula="of:= [.D119] + [.C120]" office:value-type="float" office:value="1720135" calcext:value-type="float">
            <text:p>1 720 135</text:p>
          </table:table-cell>
          <table:table-cell table:number-columns-repeated="2"/>
          <table:table-cell table:style-name="ce5" table:formula="of:= [.G119] + [.F120]" office:value-type="float" office:value="83492" calcext:value-type="float">
            <text:p>83 492</text:p>
          </table:table-cell>
          <table:table-cell table:style-name="ce5"/>
          <table:table-cell table:formula="of:= [.I119] + [.H120]" office:value-type="float" office:value="487505" calcext:value-type="float">
            <text:p>487 505</text:p>
          </table:table-cell>
          <table:table-cell table:formula="of:= [.H120] / [.F120]" office:value-type="string" office:string-value="" calcext:value-type="error">
            <text:p>#DIV/0!</text:p>
          </table:table-cell>
          <table:table-cell table:formula="of:= SUM([.H119:.H121]) / SUM([.F119:.F121])" office:value-type="string" office:string-value="" calcext:value-type="error">
            <text:p>#DIV/0!</text:p>
          </table:table-cell>
          <table:table-cell table:formula="of:= SUM([.H118:.H122]) / SUM([.F118:.F122])" office:value-type="string" office:string-value="" calcext:value-type="error">
            <text:p>#DIV/0!</text:p>
          </table:table-cell>
          <table:table-cell table:formula="of:= SUM([.H117:.H123]) / SUM([.F117:.F123])" office:value-type="string" office:string-value="" calcext:value-type="error">
            <text:p>#DIV/0!</text:p>
          </table:table-cell>
          <table:table-cell table:formula="of:=AVERAGE([.F119:.F121])" office:value-type="string" office:string-value="" calcext:value-type="error">
            <text:p>#DIV/0!</text:p>
          </table:table-cell>
          <table:table-cell table:formula="of:=AVERAGE([.F118:.F122])" office:value-type="string" office:string-value="" calcext:value-type="error">
            <text:p>#DIV/0!</text:p>
          </table:table-cell>
          <table:table-cell table:formula="of:=AVERAGE([.F117:.F123])" office:value-type="string" office:string-value="" calcext:value-type="error">
            <text:p>#DIV/0!</text:p>
          </table:table-cell>
          <table:table-cell table:formula="of:=AVERAGE([.H119:.H121])" office:value-type="string" office:string-value="" calcext:value-type="error">
            <text:p>#DIV/0!</text:p>
          </table:table-cell>
          <table:table-cell table:formula="of:=AVERAGE([.H118:.H122])" office:value-type="string" office:string-value="" calcext:value-type="error">
            <text:p>#DIV/0!</text:p>
          </table:table-cell>
          <table:table-cell table:formula="of:=AVERAGE([.H117:.H123])" office:value-type="string" office:string-value="" calcext:value-type="error">
            <text:p>#DIV/0!</text:p>
          </table:table-cell>
          <table:table-cell table:formula="of:= SUM([.F117:.F123]) / SUM([.F112:.F118])" office:value-type="string" office:string-value="" calcext:value-type="error">
            <text:p>#DIV/0!</text:p>
          </table:table-cell>
          <table:table-cell table:formula="of:= AVERAGE([.T119:.T121])" office:value-type="string" office:string-value="" calcext:value-type="error">
            <text:p>#DIV/0!</text:p>
          </table:table-cell>
          <table:table-cell table:formula="of:= AVERAGE([.T118:.T122])" office:value-type="string" office:string-value="" calcext:value-type="error">
            <text:p>#DIV/0!</text:p>
          </table:table-cell>
          <table:table-cell table:formula="of:= AVERAGE([.T117:.T123])" office:value-type="string" office:string-value="" calcext:value-type="error">
            <text:p>#DIV/0!</text:p>
          </table:table-cell>
          <table:table-cell table:formula="of:= SUM([.H117:.H123]) / SUM([.H112:.H118])" office:value-type="string" office:string-value="" calcext:value-type="error">
            <text:p>#DIV/0!</text:p>
          </table:table-cell>
          <table:table-cell table:formula="of:= AVERAGE([.X119:.X121])" office:value-type="string" office:string-value="" calcext:value-type="error">
            <text:p>#DIV/0!</text:p>
          </table:table-cell>
          <table:table-cell table:formula="of:= AVERAGE([.X118:.X122])" office:value-type="string" office:string-value="" calcext:value-type="error">
            <text:p>#DIV/0!</text:p>
          </table:table-cell>
          <table:table-cell table:formula="of:= AVERAGE([.X117:.X12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9" calcext:value-type="date">
            <text:p>29.11.2021</text:p>
          </table:table-cell>
          <table:table-cell/>
          <table:table-cell table:formula="of:= [.D120] + [.C121]" office:value-type="float" office:value="1720135" calcext:value-type="float">
            <text:p>1 720 135</text:p>
          </table:table-cell>
          <table:table-cell table:number-columns-repeated="2"/>
          <table:table-cell table:style-name="ce5" table:formula="of:= [.G120] + [.F121]" office:value-type="float" office:value="83492" calcext:value-type="float">
            <text:p>83 492</text:p>
          </table:table-cell>
          <table:table-cell table:style-name="ce5"/>
          <table:table-cell table:formula="of:= [.I120] + [.H121]" office:value-type="float" office:value="487505" calcext:value-type="float">
            <text:p>487 505</text:p>
          </table:table-cell>
          <table:table-cell table:formula="of:= [.H121] / [.F121]" office:value-type="string" office:string-value="" calcext:value-type="error">
            <text:p>#DIV/0!</text:p>
          </table:table-cell>
          <table:table-cell table:formula="of:= SUM([.H120:.H122]) / SUM([.F120:.F122])" office:value-type="string" office:string-value="" calcext:value-type="error">
            <text:p>#DIV/0!</text:p>
          </table:table-cell>
          <table:table-cell table:formula="of:= SUM([.H119:.H123]) / SUM([.F119:.F123])" office:value-type="string" office:string-value="" calcext:value-type="error">
            <text:p>#DIV/0!</text:p>
          </table:table-cell>
          <table:table-cell table:formula="of:= SUM([.H118:.H124]) / SUM([.F118:.F124])" office:value-type="string" office:string-value="" calcext:value-type="error">
            <text:p>#DIV/0!</text:p>
          </table:table-cell>
          <table:table-cell table:formula="of:=AVERAGE([.F120:.F122])" office:value-type="string" office:string-value="" calcext:value-type="error">
            <text:p>#DIV/0!</text:p>
          </table:table-cell>
          <table:table-cell table:formula="of:=AVERAGE([.F119:.F123])" office:value-type="string" office:string-value="" calcext:value-type="error">
            <text:p>#DIV/0!</text:p>
          </table:table-cell>
          <table:table-cell table:formula="of:=AVERAGE([.F118:.F124])" office:value-type="string" office:string-value="" calcext:value-type="error">
            <text:p>#DIV/0!</text:p>
          </table:table-cell>
          <table:table-cell table:formula="of:=AVERAGE([.H120:.H122])" office:value-type="string" office:string-value="" calcext:value-type="error">
            <text:p>#DIV/0!</text:p>
          </table:table-cell>
          <table:table-cell table:formula="of:=AVERAGE([.H119:.H123])" office:value-type="string" office:string-value="" calcext:value-type="error">
            <text:p>#DIV/0!</text:p>
          </table:table-cell>
          <table:table-cell table:formula="of:=AVERAGE([.H118:.H124])" office:value-type="string" office:string-value="" calcext:value-type="error">
            <text:p>#DIV/0!</text:p>
          </table:table-cell>
          <table:table-cell table:formula="of:= SUM([.F118:.F124]) / SUM([.F113:.F119])" office:value-type="string" office:string-value="" calcext:value-type="error">
            <text:p>#DIV/0!</text:p>
          </table:table-cell>
          <table:table-cell table:formula="of:= AVERAGE([.T120:.T122])" office:value-type="string" office:string-value="" calcext:value-type="error">
            <text:p>#DIV/0!</text:p>
          </table:table-cell>
          <table:table-cell table:formula="of:= AVERAGE([.T119:.T123])" office:value-type="string" office:string-value="" calcext:value-type="error">
            <text:p>#DIV/0!</text:p>
          </table:table-cell>
          <table:table-cell table:formula="of:= AVERAGE([.T118:.T124])" office:value-type="string" office:string-value="" calcext:value-type="error">
            <text:p>#DIV/0!</text:p>
          </table:table-cell>
          <table:table-cell table:formula="of:= SUM([.H118:.H124]) / SUM([.H113:.H119])" office:value-type="string" office:string-value="" calcext:value-type="error">
            <text:p>#DIV/0!</text:p>
          </table:table-cell>
          <table:table-cell table:formula="of:= AVERAGE([.X120:.X122])" office:value-type="string" office:string-value="" calcext:value-type="error">
            <text:p>#DIV/0!</text:p>
          </table:table-cell>
          <table:table-cell table:formula="of:= AVERAGE([.X119:.X123])" office:value-type="string" office:string-value="" calcext:value-type="error">
            <text:p>#DIV/0!</text:p>
          </table:table-cell>
          <table:table-cell table:formula="of:= AVERAGE([.X118:.X12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30" calcext:value-type="date">
            <text:p>30.11.2021</text:p>
          </table:table-cell>
          <table:table-cell/>
          <table:table-cell table:formula="of:= [.D121] + [.C122]" office:value-type="float" office:value="1720135" calcext:value-type="float">
            <text:p>1 720 135</text:p>
          </table:table-cell>
          <table:table-cell table:number-columns-repeated="2"/>
          <table:table-cell table:style-name="ce5" table:formula="of:= [.G121] + [.F122]" office:value-type="float" office:value="83492" calcext:value-type="float">
            <text:p>83 492</text:p>
          </table:table-cell>
          <table:table-cell table:style-name="ce5"/>
          <table:table-cell table:formula="of:= [.I121] + [.H122]" office:value-type="float" office:value="487505" calcext:value-type="float">
            <text:p>487 505</text:p>
          </table:table-cell>
          <table:table-cell table:formula="of:= [.H122] / [.F122]" office:value-type="string" office:string-value="" calcext:value-type="error">
            <text:p>#DIV/0!</text:p>
          </table:table-cell>
          <table:table-cell table:formula="of:= SUM([.H121:.H123]) / SUM([.F121:.F123])" office:value-type="string" office:string-value="" calcext:value-type="error">
            <text:p>#DIV/0!</text:p>
          </table:table-cell>
          <table:table-cell table:formula="of:= SUM([.H120:.H124]) / SUM([.F120:.F124])" office:value-type="string" office:string-value="" calcext:value-type="error">
            <text:p>#DIV/0!</text:p>
          </table:table-cell>
          <table:table-cell table:formula="of:= SUM([.H119:.H125]) / SUM([.F119:.F125])" office:value-type="string" office:string-value="" calcext:value-type="error">
            <text:p>#DIV/0!</text:p>
          </table:table-cell>
          <table:table-cell table:formula="of:=AVERAGE([.F121:.F123])" office:value-type="string" office:string-value="" calcext:value-type="error">
            <text:p>#DIV/0!</text:p>
          </table:table-cell>
          <table:table-cell table:formula="of:=AVERAGE([.F120:.F124])" office:value-type="string" office:string-value="" calcext:value-type="error">
            <text:p>#DIV/0!</text:p>
          </table:table-cell>
          <table:table-cell table:formula="of:=AVERAGE([.F119:.F125])" office:value-type="string" office:string-value="" calcext:value-type="error">
            <text:p>#DIV/0!</text:p>
          </table:table-cell>
          <table:table-cell table:formula="of:=AVERAGE([.H121:.H123])" office:value-type="string" office:string-value="" calcext:value-type="error">
            <text:p>#DIV/0!</text:p>
          </table:table-cell>
          <table:table-cell table:formula="of:=AVERAGE([.H120:.H124])" office:value-type="string" office:string-value="" calcext:value-type="error">
            <text:p>#DIV/0!</text:p>
          </table:table-cell>
          <table:table-cell table:formula="of:=AVERAGE([.H119:.H125])" office:value-type="string" office:string-value="" calcext:value-type="error">
            <text:p>#DIV/0!</text:p>
          </table:table-cell>
          <table:table-cell table:formula="of:= SUM([.F119:.F125]) / SUM([.F114:.F120])" office:value-type="string" office:string-value="" calcext:value-type="error">
            <text:p>#DIV/0!</text:p>
          </table:table-cell>
          <table:table-cell table:formula="of:= AVERAGE([.T121:.T123])" office:value-type="string" office:string-value="" calcext:value-type="error">
            <text:p>#DIV/0!</text:p>
          </table:table-cell>
          <table:table-cell table:formula="of:= AVERAGE([.T120:.T124])" office:value-type="string" office:string-value="" calcext:value-type="error">
            <text:p>#DIV/0!</text:p>
          </table:table-cell>
          <table:table-cell table:formula="of:= AVERAGE([.T119:.T125])" office:value-type="string" office:string-value="" calcext:value-type="error">
            <text:p>#DIV/0!</text:p>
          </table:table-cell>
          <table:table-cell table:formula="of:= SUM([.H119:.H125]) / SUM([.H114:.H120])" office:value-type="string" office:string-value="" calcext:value-type="error">
            <text:p>#DIV/0!</text:p>
          </table:table-cell>
          <table:table-cell table:formula="of:= AVERAGE([.X121:.X123])" office:value-type="string" office:string-value="" calcext:value-type="error">
            <text:p>#DIV/0!</text:p>
          </table:table-cell>
          <table:table-cell table:formula="of:= AVERAGE([.X120:.X124])" office:value-type="string" office:string-value="" calcext:value-type="error">
            <text:p>#DIV/0!</text:p>
          </table:table-cell>
          <table:table-cell table:formula="of:= AVERAGE([.X119:.X12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01" calcext:value-type="date">
            <text:p>01.12.2021</text:p>
          </table:table-cell>
          <table:table-cell/>
          <table:table-cell table:formula="of:= [.D122] + [.C123]" office:value-type="float" office:value="1720135" calcext:value-type="float">
            <text:p>1 720 135</text:p>
          </table:table-cell>
          <table:table-cell table:number-columns-repeated="2"/>
          <table:table-cell table:style-name="ce5" table:formula="of:= [.G122] + [.F123]" office:value-type="float" office:value="83492" calcext:value-type="float">
            <text:p>83 492</text:p>
          </table:table-cell>
          <table:table-cell table:style-name="ce5"/>
          <table:table-cell table:formula="of:= [.I122] + [.H123]" office:value-type="float" office:value="487505" calcext:value-type="float">
            <text:p>487 505</text:p>
          </table:table-cell>
          <table:table-cell table:formula="of:= [.H123] / [.F123]" office:value-type="string" office:string-value="" calcext:value-type="error">
            <text:p>#DIV/0!</text:p>
          </table:table-cell>
          <table:table-cell table:formula="of:= SUM([.H122:.H124]) / SUM([.F122:.F124])" office:value-type="string" office:string-value="" calcext:value-type="error">
            <text:p>#DIV/0!</text:p>
          </table:table-cell>
          <table:table-cell table:formula="of:= SUM([.H121:.H125]) / SUM([.F121:.F125])" office:value-type="string" office:string-value="" calcext:value-type="error">
            <text:p>#DIV/0!</text:p>
          </table:table-cell>
          <table:table-cell table:formula="of:= SUM([.H120:.H126]) / SUM([.F120:.F126])" office:value-type="string" office:string-value="" calcext:value-type="error">
            <text:p>#DIV/0!</text:p>
          </table:table-cell>
          <table:table-cell table:formula="of:=AVERAGE([.F122:.F124])" office:value-type="string" office:string-value="" calcext:value-type="error">
            <text:p>#DIV/0!</text:p>
          </table:table-cell>
          <table:table-cell table:formula="of:=AVERAGE([.F121:.F125])" office:value-type="string" office:string-value="" calcext:value-type="error">
            <text:p>#DIV/0!</text:p>
          </table:table-cell>
          <table:table-cell table:formula="of:=AVERAGE([.F120:.F126])" office:value-type="string" office:string-value="" calcext:value-type="error">
            <text:p>#DIV/0!</text:p>
          </table:table-cell>
          <table:table-cell table:formula="of:=AVERAGE([.H122:.H124])" office:value-type="string" office:string-value="" calcext:value-type="error">
            <text:p>#DIV/0!</text:p>
          </table:table-cell>
          <table:table-cell table:formula="of:=AVERAGE([.H121:.H125])" office:value-type="string" office:string-value="" calcext:value-type="error">
            <text:p>#DIV/0!</text:p>
          </table:table-cell>
          <table:table-cell table:formula="of:=AVERAGE([.H120:.H126])" office:value-type="string" office:string-value="" calcext:value-type="error">
            <text:p>#DIV/0!</text:p>
          </table:table-cell>
          <table:table-cell table:formula="of:= SUM([.F120:.F126]) / SUM([.F115:.F121])" office:value-type="string" office:string-value="" calcext:value-type="error">
            <text:p>#DIV/0!</text:p>
          </table:table-cell>
          <table:table-cell table:formula="of:= AVERAGE([.T122:.T124])" office:value-type="string" office:string-value="" calcext:value-type="error">
            <text:p>#DIV/0!</text:p>
          </table:table-cell>
          <table:table-cell table:formula="of:= AVERAGE([.T121:.T125])" office:value-type="string" office:string-value="" calcext:value-type="error">
            <text:p>#DIV/0!</text:p>
          </table:table-cell>
          <table:table-cell table:formula="of:= AVERAGE([.T120:.T126])" office:value-type="string" office:string-value="" calcext:value-type="error">
            <text:p>#DIV/0!</text:p>
          </table:table-cell>
          <table:table-cell table:formula="of:= SUM([.H120:.H126]) / SUM([.H115:.H121])" office:value-type="string" office:string-value="" calcext:value-type="error">
            <text:p>#DIV/0!</text:p>
          </table:table-cell>
          <table:table-cell table:formula="of:= AVERAGE([.X122:.X124])" office:value-type="string" office:string-value="" calcext:value-type="error">
            <text:p>#DIV/0!</text:p>
          </table:table-cell>
          <table:table-cell table:formula="of:= AVERAGE([.X121:.X125])" office:value-type="string" office:string-value="" calcext:value-type="error">
            <text:p>#DIV/0!</text:p>
          </table:table-cell>
          <table:table-cell table:formula="of:= AVERAGE([.X120:.X12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2" calcext:value-type="date">
            <text:p>02.12.2021</text:p>
          </table:table-cell>
          <table:table-cell/>
          <table:table-cell table:formula="of:= [.D123] + [.C124]" office:value-type="float" office:value="1720135" calcext:value-type="float">
            <text:p>1 720 135</text:p>
          </table:table-cell>
          <table:table-cell table:number-columns-repeated="2"/>
          <table:table-cell table:style-name="ce5" table:formula="of:= [.G123] + [.F124]" office:value-type="float" office:value="83492" calcext:value-type="float">
            <text:p>83 492</text:p>
          </table:table-cell>
          <table:table-cell table:style-name="ce5"/>
          <table:table-cell table:formula="of:= [.I123] + [.H124]" office:value-type="float" office:value="487505" calcext:value-type="float">
            <text:p>487 505</text:p>
          </table:table-cell>
          <table:table-cell table:formula="of:= [.H124] / [.F124]" office:value-type="string" office:string-value="" calcext:value-type="error">
            <text:p>#DIV/0!</text:p>
          </table:table-cell>
          <table:table-cell table:formula="of:= SUM([.H123:.H125]) / SUM([.F123:.F125])" office:value-type="string" office:string-value="" calcext:value-type="error">
            <text:p>#DIV/0!</text:p>
          </table:table-cell>
          <table:table-cell table:formula="of:= SUM([.H122:.H126]) / SUM([.F122:.F126])" office:value-type="string" office:string-value="" calcext:value-type="error">
            <text:p>#DIV/0!</text:p>
          </table:table-cell>
          <table:table-cell table:formula="of:= SUM([.H121:.H127]) / SUM([.F121:.F127])" office:value-type="string" office:string-value="" calcext:value-type="error">
            <text:p>#DIV/0!</text:p>
          </table:table-cell>
          <table:table-cell table:formula="of:=AVERAGE([.F123:.F125])" office:value-type="string" office:string-value="" calcext:value-type="error">
            <text:p>#DIV/0!</text:p>
          </table:table-cell>
          <table:table-cell table:formula="of:=AVERAGE([.F122:.F126])" office:value-type="string" office:string-value="" calcext:value-type="error">
            <text:p>#DIV/0!</text:p>
          </table:table-cell>
          <table:table-cell table:formula="of:=AVERAGE([.F121:.F127])" office:value-type="string" office:string-value="" calcext:value-type="error">
            <text:p>#DIV/0!</text:p>
          </table:table-cell>
          <table:table-cell table:formula="of:=AVERAGE([.H123:.H125])" office:value-type="string" office:string-value="" calcext:value-type="error">
            <text:p>#DIV/0!</text:p>
          </table:table-cell>
          <table:table-cell table:formula="of:=AVERAGE([.H122:.H126])" office:value-type="string" office:string-value="" calcext:value-type="error">
            <text:p>#DIV/0!</text:p>
          </table:table-cell>
          <table:table-cell table:formula="of:=AVERAGE([.H121:.H127])" office:value-type="string" office:string-value="" calcext:value-type="error">
            <text:p>#DIV/0!</text:p>
          </table:table-cell>
          <table:table-cell table:formula="of:= SUM([.F121:.F127]) / SUM([.F116:.F122])" office:value-type="string" office:string-value="" calcext:value-type="error">
            <text:p>#DIV/0!</text:p>
          </table:table-cell>
          <table:table-cell table:formula="of:= AVERAGE([.T123:.T125])" office:value-type="string" office:string-value="" calcext:value-type="error">
            <text:p>#DIV/0!</text:p>
          </table:table-cell>
          <table:table-cell table:formula="of:= AVERAGE([.T122:.T126])" office:value-type="string" office:string-value="" calcext:value-type="error">
            <text:p>#DIV/0!</text:p>
          </table:table-cell>
          <table:table-cell table:formula="of:= AVERAGE([.T121:.T127])" office:value-type="string" office:string-value="" calcext:value-type="error">
            <text:p>#DIV/0!</text:p>
          </table:table-cell>
          <table:table-cell table:formula="of:= SUM([.H121:.H127]) / SUM([.H116:.H122])" office:value-type="string" office:string-value="" calcext:value-type="error">
            <text:p>#DIV/0!</text:p>
          </table:table-cell>
          <table:table-cell table:formula="of:= AVERAGE([.X123:.X125])" office:value-type="string" office:string-value="" calcext:value-type="error">
            <text:p>#DIV/0!</text:p>
          </table:table-cell>
          <table:table-cell table:formula="of:= AVERAGE([.X122:.X126])" office:value-type="string" office:string-value="" calcext:value-type="error">
            <text:p>#DIV/0!</text:p>
          </table:table-cell>
          <table:table-cell table:formula="of:= AVERAGE([.X121:.X12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3" calcext:value-type="date">
            <text:p>03.12.2021</text:p>
          </table:table-cell>
          <table:table-cell/>
          <table:table-cell table:formula="of:= [.D124] + [.C125]" office:value-type="float" office:value="1720135" calcext:value-type="float">
            <text:p>1 720 135</text:p>
          </table:table-cell>
          <table:table-cell table:number-columns-repeated="2"/>
          <table:table-cell table:style-name="ce5" table:formula="of:= [.G124] + [.F125]" office:value-type="float" office:value="83492" calcext:value-type="float">
            <text:p>83 492</text:p>
          </table:table-cell>
          <table:table-cell table:style-name="ce5"/>
          <table:table-cell table:formula="of:= [.I124] + [.H125]" office:value-type="float" office:value="487505" calcext:value-type="float">
            <text:p>487 505</text:p>
          </table:table-cell>
          <table:table-cell table:formula="of:= [.H125] / [.F125]" office:value-type="string" office:string-value="" calcext:value-type="error">
            <text:p>#DIV/0!</text:p>
          </table:table-cell>
          <table:table-cell table:formula="of:= SUM([.H124:.H126]) / SUM([.F124:.F126])" office:value-type="string" office:string-value="" calcext:value-type="error">
            <text:p>#DIV/0!</text:p>
          </table:table-cell>
          <table:table-cell table:formula="of:= SUM([.H123:.H127]) / SUM([.F123:.F127])" office:value-type="string" office:string-value="" calcext:value-type="error">
            <text:p>#DIV/0!</text:p>
          </table:table-cell>
          <table:table-cell table:formula="of:= SUM([.H122:.H128]) / SUM([.F122:.F128])" office:value-type="string" office:string-value="" calcext:value-type="error">
            <text:p>#DIV/0!</text:p>
          </table:table-cell>
          <table:table-cell table:formula="of:=AVERAGE([.F124:.F126])" office:value-type="string" office:string-value="" calcext:value-type="error">
            <text:p>#DIV/0!</text:p>
          </table:table-cell>
          <table:table-cell table:formula="of:=AVERAGE([.F123:.F127])" office:value-type="string" office:string-value="" calcext:value-type="error">
            <text:p>#DIV/0!</text:p>
          </table:table-cell>
          <table:table-cell table:formula="of:=AVERAGE([.F122:.F128])" office:value-type="string" office:string-value="" calcext:value-type="error">
            <text:p>#DIV/0!</text:p>
          </table:table-cell>
          <table:table-cell table:formula="of:=AVERAGE([.H124:.H126])" office:value-type="string" office:string-value="" calcext:value-type="error">
            <text:p>#DIV/0!</text:p>
          </table:table-cell>
          <table:table-cell table:formula="of:=AVERAGE([.H123:.H127])" office:value-type="string" office:string-value="" calcext:value-type="error">
            <text:p>#DIV/0!</text:p>
          </table:table-cell>
          <table:table-cell table:formula="of:=AVERAGE([.H122:.H128])" office:value-type="string" office:string-value="" calcext:value-type="error">
            <text:p>#DIV/0!</text:p>
          </table:table-cell>
          <table:table-cell table:formula="of:= SUM([.F122:.F128]) / SUM([.F117:.F123])" office:value-type="string" office:string-value="" calcext:value-type="error">
            <text:p>#DIV/0!</text:p>
          </table:table-cell>
          <table:table-cell table:formula="of:= AVERAGE([.T124:.T126])" office:value-type="string" office:string-value="" calcext:value-type="error">
            <text:p>#DIV/0!</text:p>
          </table:table-cell>
          <table:table-cell table:formula="of:= AVERAGE([.T123:.T127])" office:value-type="string" office:string-value="" calcext:value-type="error">
            <text:p>#DIV/0!</text:p>
          </table:table-cell>
          <table:table-cell table:formula="of:= AVERAGE([.T122:.T128])" office:value-type="string" office:string-value="" calcext:value-type="error">
            <text:p>#DIV/0!</text:p>
          </table:table-cell>
          <table:table-cell table:formula="of:= SUM([.H122:.H128]) / SUM([.H117:.H123])" office:value-type="string" office:string-value="" calcext:value-type="error">
            <text:p>#DIV/0!</text:p>
          </table:table-cell>
          <table:table-cell table:formula="of:= AVERAGE([.X124:.X126])" office:value-type="string" office:string-value="" calcext:value-type="error">
            <text:p>#DIV/0!</text:p>
          </table:table-cell>
          <table:table-cell table:formula="of:= AVERAGE([.X123:.X127])" office:value-type="string" office:string-value="" calcext:value-type="error">
            <text:p>#DIV/0!</text:p>
          </table:table-cell>
          <table:table-cell table:formula="of:= AVERAGE([.X122:.X12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4" calcext:value-type="date">
            <text:p>04.12.2021</text:p>
          </table:table-cell>
          <table:table-cell/>
          <table:table-cell table:formula="of:= [.D125] + [.C126]" office:value-type="float" office:value="1720135" calcext:value-type="float">
            <text:p>1 720 135</text:p>
          </table:table-cell>
          <table:table-cell table:number-columns-repeated="2"/>
          <table:table-cell table:style-name="ce5" table:formula="of:= [.G125] + [.F126]" office:value-type="float" office:value="83492" calcext:value-type="float">
            <text:p>83 492</text:p>
          </table:table-cell>
          <table:table-cell table:style-name="ce5"/>
          <table:table-cell table:formula="of:= [.I125] + [.H126]" office:value-type="float" office:value="487505" calcext:value-type="float">
            <text:p>487 505</text:p>
          </table:table-cell>
          <table:table-cell table:formula="of:= [.H126] / [.F126]" office:value-type="string" office:string-value="" calcext:value-type="error">
            <text:p>#DIV/0!</text:p>
          </table:table-cell>
          <table:table-cell table:formula="of:= SUM([.H125:.H127]) / SUM([.F125:.F127])" office:value-type="string" office:string-value="" calcext:value-type="error">
            <text:p>#DIV/0!</text:p>
          </table:table-cell>
          <table:table-cell table:formula="of:= SUM([.H124:.H128]) / SUM([.F124:.F128])" office:value-type="string" office:string-value="" calcext:value-type="error">
            <text:p>#DIV/0!</text:p>
          </table:table-cell>
          <table:table-cell table:formula="of:= SUM([.H123:.H129]) / SUM([.F123:.F129])" office:value-type="string" office:string-value="" calcext:value-type="error">
            <text:p>#DIV/0!</text:p>
          </table:table-cell>
          <table:table-cell table:formula="of:=AVERAGE([.F125:.F127])" office:value-type="string" office:string-value="" calcext:value-type="error">
            <text:p>#DIV/0!</text:p>
          </table:table-cell>
          <table:table-cell table:formula="of:=AVERAGE([.F124:.F128])" office:value-type="string" office:string-value="" calcext:value-type="error">
            <text:p>#DIV/0!</text:p>
          </table:table-cell>
          <table:table-cell table:formula="of:=AVERAGE([.F123:.F129])" office:value-type="string" office:string-value="" calcext:value-type="error">
            <text:p>#DIV/0!</text:p>
          </table:table-cell>
          <table:table-cell table:formula="of:=AVERAGE([.H125:.H127])" office:value-type="string" office:string-value="" calcext:value-type="error">
            <text:p>#DIV/0!</text:p>
          </table:table-cell>
          <table:table-cell table:formula="of:=AVERAGE([.H124:.H128])" office:value-type="string" office:string-value="" calcext:value-type="error">
            <text:p>#DIV/0!</text:p>
          </table:table-cell>
          <table:table-cell table:formula="of:=AVERAGE([.H123:.H129])" office:value-type="string" office:string-value="" calcext:value-type="error">
            <text:p>#DIV/0!</text:p>
          </table:table-cell>
          <table:table-cell table:formula="of:= SUM([.F123:.F129]) / SUM([.F118:.F124])" office:value-type="string" office:string-value="" calcext:value-type="error">
            <text:p>#DIV/0!</text:p>
          </table:table-cell>
          <table:table-cell table:formula="of:= AVERAGE([.T125:.T127])" office:value-type="string" office:string-value="" calcext:value-type="error">
            <text:p>#DIV/0!</text:p>
          </table:table-cell>
          <table:table-cell table:formula="of:= AVERAGE([.T124:.T128])" office:value-type="string" office:string-value="" calcext:value-type="error">
            <text:p>#DIV/0!</text:p>
          </table:table-cell>
          <table:table-cell table:formula="of:= AVERAGE([.T123:.T129])" office:value-type="string" office:string-value="" calcext:value-type="error">
            <text:p>#DIV/0!</text:p>
          </table:table-cell>
          <table:table-cell table:formula="of:= SUM([.H123:.H129]) / SUM([.H118:.H124])" office:value-type="string" office:string-value="" calcext:value-type="error">
            <text:p>#DIV/0!</text:p>
          </table:table-cell>
          <table:table-cell table:formula="of:= AVERAGE([.X125:.X127])" office:value-type="string" office:string-value="" calcext:value-type="error">
            <text:p>#DIV/0!</text:p>
          </table:table-cell>
          <table:table-cell table:formula="of:= AVERAGE([.X124:.X128])" office:value-type="string" office:string-value="" calcext:value-type="error">
            <text:p>#DIV/0!</text:p>
          </table:table-cell>
          <table:table-cell table:formula="of:= AVERAGE([.X123:.X12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5" calcext:value-type="date">
            <text:p>05.12.2021</text:p>
          </table:table-cell>
          <table:table-cell/>
          <table:table-cell table:formula="of:= [.D126] + [.C127]" office:value-type="float" office:value="1720135" calcext:value-type="float">
            <text:p>1 720 135</text:p>
          </table:table-cell>
          <table:table-cell table:number-columns-repeated="2"/>
          <table:table-cell table:style-name="ce5" table:formula="of:= [.G126] + [.F127]" office:value-type="float" office:value="83492" calcext:value-type="float">
            <text:p>83 492</text:p>
          </table:table-cell>
          <table:table-cell table:style-name="ce5"/>
          <table:table-cell table:formula="of:= [.I126] + [.H127]" office:value-type="float" office:value="487505" calcext:value-type="float">
            <text:p>487 505</text:p>
          </table:table-cell>
          <table:table-cell table:formula="of:= [.H127] / [.F127]" office:value-type="string" office:string-value="" calcext:value-type="error">
            <text:p>#DIV/0!</text:p>
          </table:table-cell>
          <table:table-cell table:formula="of:= SUM([.H126:.H128]) / SUM([.F126:.F128])" office:value-type="string" office:string-value="" calcext:value-type="error">
            <text:p>#DIV/0!</text:p>
          </table:table-cell>
          <table:table-cell table:formula="of:= SUM([.H125:.H129]) / SUM([.F125:.F129])" office:value-type="string" office:string-value="" calcext:value-type="error">
            <text:p>#DIV/0!</text:p>
          </table:table-cell>
          <table:table-cell table:formula="of:= SUM([.H124:.H130]) / SUM([.F124:.F130])" office:value-type="string" office:string-value="" calcext:value-type="error">
            <text:p>#DIV/0!</text:p>
          </table:table-cell>
          <table:table-cell table:formula="of:=AVERAGE([.F126:.F128])" office:value-type="string" office:string-value="" calcext:value-type="error">
            <text:p>#DIV/0!</text:p>
          </table:table-cell>
          <table:table-cell table:formula="of:=AVERAGE([.F125:.F129])" office:value-type="string" office:string-value="" calcext:value-type="error">
            <text:p>#DIV/0!</text:p>
          </table:table-cell>
          <table:table-cell table:formula="of:=AVERAGE([.F124:.F130])" office:value-type="string" office:string-value="" calcext:value-type="error">
            <text:p>#DIV/0!</text:p>
          </table:table-cell>
          <table:table-cell table:formula="of:=AVERAGE([.H126:.H128])" office:value-type="string" office:string-value="" calcext:value-type="error">
            <text:p>#DIV/0!</text:p>
          </table:table-cell>
          <table:table-cell table:formula="of:=AVERAGE([.H125:.H129])" office:value-type="string" office:string-value="" calcext:value-type="error">
            <text:p>#DIV/0!</text:p>
          </table:table-cell>
          <table:table-cell table:formula="of:=AVERAGE([.H124:.H130])" office:value-type="string" office:string-value="" calcext:value-type="error">
            <text:p>#DIV/0!</text:p>
          </table:table-cell>
          <table:table-cell table:formula="of:= SUM([.F124:.F130]) / SUM([.F119:.F125])" office:value-type="string" office:string-value="" calcext:value-type="error">
            <text:p>#DIV/0!</text:p>
          </table:table-cell>
          <table:table-cell table:formula="of:= AVERAGE([.T126:.T128])" office:value-type="string" office:string-value="" calcext:value-type="error">
            <text:p>#DIV/0!</text:p>
          </table:table-cell>
          <table:table-cell table:formula="of:= AVERAGE([.T125:.T129])" office:value-type="string" office:string-value="" calcext:value-type="error">
            <text:p>#DIV/0!</text:p>
          </table:table-cell>
          <table:table-cell table:formula="of:= AVERAGE([.T124:.T130])" office:value-type="string" office:string-value="" calcext:value-type="error">
            <text:p>#DIV/0!</text:p>
          </table:table-cell>
          <table:table-cell table:formula="of:= SUM([.H124:.H130]) / SUM([.H119:.H125])" office:value-type="string" office:string-value="" calcext:value-type="error">
            <text:p>#DIV/0!</text:p>
          </table:table-cell>
          <table:table-cell table:formula="of:= AVERAGE([.X126:.X128])" office:value-type="string" office:string-value="" calcext:value-type="error">
            <text:p>#DIV/0!</text:p>
          </table:table-cell>
          <table:table-cell table:formula="of:= AVERAGE([.X125:.X129])" office:value-type="string" office:string-value="" calcext:value-type="error">
            <text:p>#DIV/0!</text:p>
          </table:table-cell>
          <table:table-cell table:formula="of:= AVERAGE([.X124:.X13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6" calcext:value-type="date">
            <text:p>06.12.2021</text:p>
          </table:table-cell>
          <table:table-cell/>
          <table:table-cell table:formula="of:= [.D127] + [.C128]" office:value-type="float" office:value="1720135" calcext:value-type="float">
            <text:p>1 720 135</text:p>
          </table:table-cell>
          <table:table-cell table:number-columns-repeated="2"/>
          <table:table-cell table:style-name="ce5" table:formula="of:= [.G127] + [.F128]" office:value-type="float" office:value="83492" calcext:value-type="float">
            <text:p>83 492</text:p>
          </table:table-cell>
          <table:table-cell table:style-name="ce5"/>
          <table:table-cell table:formula="of:= [.I127] + [.H128]" office:value-type="float" office:value="487505" calcext:value-type="float">
            <text:p>487 505</text:p>
          </table:table-cell>
          <table:table-cell table:formula="of:= [.H128] / [.F128]" office:value-type="string" office:string-value="" calcext:value-type="error">
            <text:p>#DIV/0!</text:p>
          </table:table-cell>
          <table:table-cell table:formula="of:= SUM([.H127:.H129]) / SUM([.F127:.F129])" office:value-type="string" office:string-value="" calcext:value-type="error">
            <text:p>#DIV/0!</text:p>
          </table:table-cell>
          <table:table-cell table:formula="of:= SUM([.H126:.H130]) / SUM([.F126:.F130])" office:value-type="string" office:string-value="" calcext:value-type="error">
            <text:p>#DIV/0!</text:p>
          </table:table-cell>
          <table:table-cell table:formula="of:= SUM([.H125:.H131]) / SUM([.F125:.F131])" office:value-type="string" office:string-value="" calcext:value-type="error">
            <text:p>#DIV/0!</text:p>
          </table:table-cell>
          <table:table-cell table:formula="of:=AVERAGE([.F127:.F129])" office:value-type="string" office:string-value="" calcext:value-type="error">
            <text:p>#DIV/0!</text:p>
          </table:table-cell>
          <table:table-cell table:formula="of:=AVERAGE([.F126:.F130])" office:value-type="string" office:string-value="" calcext:value-type="error">
            <text:p>#DIV/0!</text:p>
          </table:table-cell>
          <table:table-cell table:formula="of:=AVERAGE([.F125:.F131])" office:value-type="string" office:string-value="" calcext:value-type="error">
            <text:p>#DIV/0!</text:p>
          </table:table-cell>
          <table:table-cell table:formula="of:=AVERAGE([.H127:.H129])" office:value-type="string" office:string-value="" calcext:value-type="error">
            <text:p>#DIV/0!</text:p>
          </table:table-cell>
          <table:table-cell table:formula="of:=AVERAGE([.H126:.H130])" office:value-type="string" office:string-value="" calcext:value-type="error">
            <text:p>#DIV/0!</text:p>
          </table:table-cell>
          <table:table-cell table:formula="of:=AVERAGE([.H125:.H131])" office:value-type="string" office:string-value="" calcext:value-type="error">
            <text:p>#DIV/0!</text:p>
          </table:table-cell>
          <table:table-cell table:formula="of:= SUM([.F125:.F131]) / SUM([.F120:.F126])" office:value-type="string" office:string-value="" calcext:value-type="error">
            <text:p>#DIV/0!</text:p>
          </table:table-cell>
          <table:table-cell table:formula="of:= AVERAGE([.T127:.T129])" office:value-type="string" office:string-value="" calcext:value-type="error">
            <text:p>#DIV/0!</text:p>
          </table:table-cell>
          <table:table-cell table:formula="of:= AVERAGE([.T126:.T130])" office:value-type="string" office:string-value="" calcext:value-type="error">
            <text:p>#DIV/0!</text:p>
          </table:table-cell>
          <table:table-cell table:formula="of:= AVERAGE([.T125:.T131])" office:value-type="string" office:string-value="" calcext:value-type="error">
            <text:p>#DIV/0!</text:p>
          </table:table-cell>
          <table:table-cell table:formula="of:= SUM([.H125:.H131]) / SUM([.H120:.H126])" office:value-type="string" office:string-value="" calcext:value-type="error">
            <text:p>#DIV/0!</text:p>
          </table:table-cell>
          <table:table-cell table:formula="of:= AVERAGE([.X127:.X129])" office:value-type="string" office:string-value="" calcext:value-type="error">
            <text:p>#DIV/0!</text:p>
          </table:table-cell>
          <table:table-cell table:formula="of:= AVERAGE([.X126:.X130])" office:value-type="string" office:string-value="" calcext:value-type="error">
            <text:p>#DIV/0!</text:p>
          </table:table-cell>
          <table:table-cell table:formula="of:= AVERAGE([.X125:.X13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07" calcext:value-type="date">
            <text:p>07.12.2021</text:p>
          </table:table-cell>
          <table:table-cell/>
          <table:table-cell table:formula="of:= [.D128] + [.C129]" office:value-type="float" office:value="1720135" calcext:value-type="float">
            <text:p>1 720 135</text:p>
          </table:table-cell>
          <table:table-cell table:number-columns-repeated="2"/>
          <table:table-cell table:style-name="ce5" table:formula="of:= [.G128] + [.F129]" office:value-type="float" office:value="83492" calcext:value-type="float">
            <text:p>83 492</text:p>
          </table:table-cell>
          <table:table-cell table:style-name="ce5"/>
          <table:table-cell table:formula="of:= [.I128] + [.H129]" office:value-type="float" office:value="487505" calcext:value-type="float">
            <text:p>487 505</text:p>
          </table:table-cell>
          <table:table-cell table:formula="of:= [.H129] / [.F129]" office:value-type="string" office:string-value="" calcext:value-type="error">
            <text:p>#DIV/0!</text:p>
          </table:table-cell>
          <table:table-cell table:formula="of:= SUM([.H128:.H130]) / SUM([.F128:.F130])" office:value-type="string" office:string-value="" calcext:value-type="error">
            <text:p>#DIV/0!</text:p>
          </table:table-cell>
          <table:table-cell table:formula="of:= SUM([.H127:.H131]) / SUM([.F127:.F131])" office:value-type="string" office:string-value="" calcext:value-type="error">
            <text:p>#DIV/0!</text:p>
          </table:table-cell>
          <table:table-cell table:formula="of:= SUM([.H126:.H132]) / SUM([.F126:.F132])" office:value-type="string" office:string-value="" calcext:value-type="error">
            <text:p>#DIV/0!</text:p>
          </table:table-cell>
          <table:table-cell table:formula="of:=AVERAGE([.F128:.F130])" office:value-type="string" office:string-value="" calcext:value-type="error">
            <text:p>#DIV/0!</text:p>
          </table:table-cell>
          <table:table-cell table:formula="of:=AVERAGE([.F127:.F131])" office:value-type="string" office:string-value="" calcext:value-type="error">
            <text:p>#DIV/0!</text:p>
          </table:table-cell>
          <table:table-cell table:formula="of:=AVERAGE([.F126:.F132])" office:value-type="string" office:string-value="" calcext:value-type="error">
            <text:p>#DIV/0!</text:p>
          </table:table-cell>
          <table:table-cell table:formula="of:=AVERAGE([.H128:.H130])" office:value-type="string" office:string-value="" calcext:value-type="error">
            <text:p>#DIV/0!</text:p>
          </table:table-cell>
          <table:table-cell table:formula="of:=AVERAGE([.H127:.H131])" office:value-type="string" office:string-value="" calcext:value-type="error">
            <text:p>#DIV/0!</text:p>
          </table:table-cell>
          <table:table-cell table:formula="of:=AVERAGE([.H126:.H132])" office:value-type="string" office:string-value="" calcext:value-type="error">
            <text:p>#DIV/0!</text:p>
          </table:table-cell>
          <table:table-cell table:formula="of:= SUM([.F126:.F132]) / SUM([.F121:.F127])" office:value-type="string" office:string-value="" calcext:value-type="error">
            <text:p>#DIV/0!</text:p>
          </table:table-cell>
          <table:table-cell table:formula="of:= AVERAGE([.T128:.T130])" office:value-type="string" office:string-value="" calcext:value-type="error">
            <text:p>#DIV/0!</text:p>
          </table:table-cell>
          <table:table-cell table:formula="of:= AVERAGE([.T127:.T131])" office:value-type="string" office:string-value="" calcext:value-type="error">
            <text:p>#DIV/0!</text:p>
          </table:table-cell>
          <table:table-cell table:formula="of:= AVERAGE([.T126:.T132])" office:value-type="string" office:string-value="" calcext:value-type="error">
            <text:p>#DIV/0!</text:p>
          </table:table-cell>
          <table:table-cell table:formula="of:= SUM([.H126:.H132]) / SUM([.H121:.H127])" office:value-type="string" office:string-value="" calcext:value-type="error">
            <text:p>#DIV/0!</text:p>
          </table:table-cell>
          <table:table-cell table:formula="of:= AVERAGE([.X128:.X130])" office:value-type="string" office:string-value="" calcext:value-type="error">
            <text:p>#DIV/0!</text:p>
          </table:table-cell>
          <table:table-cell table:formula="of:= AVERAGE([.X127:.X131])" office:value-type="string" office:string-value="" calcext:value-type="error">
            <text:p>#DIV/0!</text:p>
          </table:table-cell>
          <table:table-cell table:formula="of:= AVERAGE([.X126:.X13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8" calcext:value-type="date">
            <text:p>08.12.2021</text:p>
          </table:table-cell>
          <table:table-cell/>
          <table:table-cell table:formula="of:= [.D129] + [.C130]" office:value-type="float" office:value="1720135" calcext:value-type="float">
            <text:p>1 720 135</text:p>
          </table:table-cell>
          <table:table-cell table:number-columns-repeated="2"/>
          <table:table-cell table:style-name="ce5" table:formula="of:= [.G129] + [.F130]" office:value-type="float" office:value="83492" calcext:value-type="float">
            <text:p>83 492</text:p>
          </table:table-cell>
          <table:table-cell table:style-name="ce5"/>
          <table:table-cell table:formula="of:= [.I129] + [.H130]" office:value-type="float" office:value="487505" calcext:value-type="float">
            <text:p>487 505</text:p>
          </table:table-cell>
          <table:table-cell table:formula="of:= [.H130] / [.F130]" office:value-type="string" office:string-value="" calcext:value-type="error">
            <text:p>#DIV/0!</text:p>
          </table:table-cell>
          <table:table-cell table:formula="of:= SUM([.H129:.H131]) / SUM([.F129:.F131])" office:value-type="string" office:string-value="" calcext:value-type="error">
            <text:p>#DIV/0!</text:p>
          </table:table-cell>
          <table:table-cell table:formula="of:= SUM([.H128:.H132]) / SUM([.F128:.F132])" office:value-type="string" office:string-value="" calcext:value-type="error">
            <text:p>#DIV/0!</text:p>
          </table:table-cell>
          <table:table-cell table:formula="of:= SUM([.H127:.H133]) / SUM([.F127:.F133])" office:value-type="string" office:string-value="" calcext:value-type="error">
            <text:p>#DIV/0!</text:p>
          </table:table-cell>
          <table:table-cell table:formula="of:=AVERAGE([.F129:.F131])" office:value-type="string" office:string-value="" calcext:value-type="error">
            <text:p>#DIV/0!</text:p>
          </table:table-cell>
          <table:table-cell table:formula="of:=AVERAGE([.F128:.F132])" office:value-type="string" office:string-value="" calcext:value-type="error">
            <text:p>#DIV/0!</text:p>
          </table:table-cell>
          <table:table-cell table:formula="of:=AVERAGE([.F127:.F133])" office:value-type="string" office:string-value="" calcext:value-type="error">
            <text:p>#DIV/0!</text:p>
          </table:table-cell>
          <table:table-cell table:formula="of:=AVERAGE([.H129:.H131])" office:value-type="string" office:string-value="" calcext:value-type="error">
            <text:p>#DIV/0!</text:p>
          </table:table-cell>
          <table:table-cell table:formula="of:=AVERAGE([.H128:.H132])" office:value-type="string" office:string-value="" calcext:value-type="error">
            <text:p>#DIV/0!</text:p>
          </table:table-cell>
          <table:table-cell table:formula="of:=AVERAGE([.H127:.H133])" office:value-type="string" office:string-value="" calcext:value-type="error">
            <text:p>#DIV/0!</text:p>
          </table:table-cell>
          <table:table-cell table:formula="of:= SUM([.F127:.F133]) / SUM([.F122:.F128])" office:value-type="string" office:string-value="" calcext:value-type="error">
            <text:p>#DIV/0!</text:p>
          </table:table-cell>
          <table:table-cell table:formula="of:= AVERAGE([.T129:.T131])" office:value-type="string" office:string-value="" calcext:value-type="error">
            <text:p>#DIV/0!</text:p>
          </table:table-cell>
          <table:table-cell table:formula="of:= AVERAGE([.T128:.T132])" office:value-type="string" office:string-value="" calcext:value-type="error">
            <text:p>#DIV/0!</text:p>
          </table:table-cell>
          <table:table-cell table:formula="of:= AVERAGE([.T127:.T133])" office:value-type="string" office:string-value="" calcext:value-type="error">
            <text:p>#DIV/0!</text:p>
          </table:table-cell>
          <table:table-cell table:formula="of:= SUM([.H127:.H133]) / SUM([.H122:.H128])" office:value-type="string" office:string-value="" calcext:value-type="error">
            <text:p>#DIV/0!</text:p>
          </table:table-cell>
          <table:table-cell table:formula="of:= AVERAGE([.X129:.X131])" office:value-type="string" office:string-value="" calcext:value-type="error">
            <text:p>#DIV/0!</text:p>
          </table:table-cell>
          <table:table-cell table:formula="of:= AVERAGE([.X128:.X132])" office:value-type="string" office:string-value="" calcext:value-type="error">
            <text:p>#DIV/0!</text:p>
          </table:table-cell>
          <table:table-cell table:formula="of:= AVERAGE([.X127:.X13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9" calcext:value-type="date">
            <text:p>09.12.2021</text:p>
          </table:table-cell>
          <table:table-cell/>
          <table:table-cell table:formula="of:= [.D130] + [.C131]" office:value-type="float" office:value="1720135" calcext:value-type="float">
            <text:p>1 720 135</text:p>
          </table:table-cell>
          <table:table-cell table:number-columns-repeated="2"/>
          <table:table-cell table:style-name="ce5" table:formula="of:= [.G130] + [.F131]" office:value-type="float" office:value="83492" calcext:value-type="float">
            <text:p>83 492</text:p>
          </table:table-cell>
          <table:table-cell table:style-name="ce5"/>
          <table:table-cell table:formula="of:= [.I130] + [.H131]" office:value-type="float" office:value="487505" calcext:value-type="float">
            <text:p>487 505</text:p>
          </table:table-cell>
          <table:table-cell table:formula="of:= [.H131] / [.F131]" office:value-type="string" office:string-value="" calcext:value-type="error">
            <text:p>#DIV/0!</text:p>
          </table:table-cell>
          <table:table-cell table:formula="of:= SUM([.H130:.H132]) / SUM([.F130:.F132])" office:value-type="string" office:string-value="" calcext:value-type="error">
            <text:p>#DIV/0!</text:p>
          </table:table-cell>
          <table:table-cell table:formula="of:= SUM([.H129:.H133]) / SUM([.F129:.F133])" office:value-type="string" office:string-value="" calcext:value-type="error">
            <text:p>#DIV/0!</text:p>
          </table:table-cell>
          <table:table-cell table:formula="of:= SUM([.H128:.H134]) / SUM([.F128:.F134])" office:value-type="string" office:string-value="" calcext:value-type="error">
            <text:p>#DIV/0!</text:p>
          </table:table-cell>
          <table:table-cell table:formula="of:=AVERAGE([.F130:.F132])" office:value-type="string" office:string-value="" calcext:value-type="error">
            <text:p>#DIV/0!</text:p>
          </table:table-cell>
          <table:table-cell table:formula="of:=AVERAGE([.F129:.F133])" office:value-type="string" office:string-value="" calcext:value-type="error">
            <text:p>#DIV/0!</text:p>
          </table:table-cell>
          <table:table-cell table:formula="of:=AVERAGE([.F128:.F134])" office:value-type="string" office:string-value="" calcext:value-type="error">
            <text:p>#DIV/0!</text:p>
          </table:table-cell>
          <table:table-cell table:formula="of:=AVERAGE([.H130:.H132])" office:value-type="string" office:string-value="" calcext:value-type="error">
            <text:p>#DIV/0!</text:p>
          </table:table-cell>
          <table:table-cell table:formula="of:=AVERAGE([.H129:.H133])" office:value-type="string" office:string-value="" calcext:value-type="error">
            <text:p>#DIV/0!</text:p>
          </table:table-cell>
          <table:table-cell table:formula="of:=AVERAGE([.H128:.H134])" office:value-type="string" office:string-value="" calcext:value-type="error">
            <text:p>#DIV/0!</text:p>
          </table:table-cell>
          <table:table-cell table:formula="of:= SUM([.F128:.F134]) / SUM([.F123:.F129])" office:value-type="string" office:string-value="" calcext:value-type="error">
            <text:p>#DIV/0!</text:p>
          </table:table-cell>
          <table:table-cell table:formula="of:= AVERAGE([.T130:.T132])" office:value-type="string" office:string-value="" calcext:value-type="error">
            <text:p>#DIV/0!</text:p>
          </table:table-cell>
          <table:table-cell table:formula="of:= AVERAGE([.T129:.T133])" office:value-type="string" office:string-value="" calcext:value-type="error">
            <text:p>#DIV/0!</text:p>
          </table:table-cell>
          <table:table-cell table:formula="of:= AVERAGE([.T128:.T134])" office:value-type="string" office:string-value="" calcext:value-type="error">
            <text:p>#DIV/0!</text:p>
          </table:table-cell>
          <table:table-cell table:formula="of:= SUM([.H128:.H134]) / SUM([.H123:.H129])" office:value-type="string" office:string-value="" calcext:value-type="error">
            <text:p>#DIV/0!</text:p>
          </table:table-cell>
          <table:table-cell table:formula="of:= AVERAGE([.X130:.X132])" office:value-type="string" office:string-value="" calcext:value-type="error">
            <text:p>#DIV/0!</text:p>
          </table:table-cell>
          <table:table-cell table:formula="of:= AVERAGE([.X129:.X133])" office:value-type="string" office:string-value="" calcext:value-type="error">
            <text:p>#DIV/0!</text:p>
          </table:table-cell>
          <table:table-cell table:formula="of:= AVERAGE([.X128:.X13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0" calcext:value-type="date">
            <text:p>10.12.2021</text:p>
          </table:table-cell>
          <table:table-cell/>
          <table:table-cell table:formula="of:= [.D131] + [.C132]" office:value-type="float" office:value="1720135" calcext:value-type="float">
            <text:p>1 720 135</text:p>
          </table:table-cell>
          <table:table-cell table:number-columns-repeated="2"/>
          <table:table-cell table:style-name="ce5" table:formula="of:= [.G131] + [.F132]" office:value-type="float" office:value="83492" calcext:value-type="float">
            <text:p>83 492</text:p>
          </table:table-cell>
          <table:table-cell table:style-name="ce5"/>
          <table:table-cell table:formula="of:= [.I131] + [.H132]" office:value-type="float" office:value="487505" calcext:value-type="float">
            <text:p>487 505</text:p>
          </table:table-cell>
          <table:table-cell table:formula="of:= [.H132] / [.F132]" office:value-type="string" office:string-value="" calcext:value-type="error">
            <text:p>#DIV/0!</text:p>
          </table:table-cell>
          <table:table-cell table:formula="of:= SUM([.H131:.H133]) / SUM([.F131:.F133])" office:value-type="string" office:string-value="" calcext:value-type="error">
            <text:p>#DIV/0!</text:p>
          </table:table-cell>
          <table:table-cell table:formula="of:= SUM([.H130:.H134]) / SUM([.F130:.F134])" office:value-type="string" office:string-value="" calcext:value-type="error">
            <text:p>#DIV/0!</text:p>
          </table:table-cell>
          <table:table-cell table:formula="of:= SUM([.H129:.H135]) / SUM([.F129:.F135])" office:value-type="string" office:string-value="" calcext:value-type="error">
            <text:p>#DIV/0!</text:p>
          </table:table-cell>
          <table:table-cell table:formula="of:=AVERAGE([.F131:.F133])" office:value-type="string" office:string-value="" calcext:value-type="error">
            <text:p>#DIV/0!</text:p>
          </table:table-cell>
          <table:table-cell table:formula="of:=AVERAGE([.F130:.F134])" office:value-type="string" office:string-value="" calcext:value-type="error">
            <text:p>#DIV/0!</text:p>
          </table:table-cell>
          <table:table-cell table:formula="of:=AVERAGE([.F129:.F135])" office:value-type="string" office:string-value="" calcext:value-type="error">
            <text:p>#DIV/0!</text:p>
          </table:table-cell>
          <table:table-cell table:formula="of:=AVERAGE([.H131:.H133])" office:value-type="string" office:string-value="" calcext:value-type="error">
            <text:p>#DIV/0!</text:p>
          </table:table-cell>
          <table:table-cell table:formula="of:=AVERAGE([.H130:.H134])" office:value-type="string" office:string-value="" calcext:value-type="error">
            <text:p>#DIV/0!</text:p>
          </table:table-cell>
          <table:table-cell table:formula="of:=AVERAGE([.H129:.H135])" office:value-type="string" office:string-value="" calcext:value-type="error">
            <text:p>#DIV/0!</text:p>
          </table:table-cell>
          <table:table-cell table:formula="of:= SUM([.F129:.F135]) / SUM([.F124:.F130])" office:value-type="string" office:string-value="" calcext:value-type="error">
            <text:p>#DIV/0!</text:p>
          </table:table-cell>
          <table:table-cell table:formula="of:= AVERAGE([.T131:.T133])" office:value-type="string" office:string-value="" calcext:value-type="error">
            <text:p>#DIV/0!</text:p>
          </table:table-cell>
          <table:table-cell table:formula="of:= AVERAGE([.T130:.T134])" office:value-type="string" office:string-value="" calcext:value-type="error">
            <text:p>#DIV/0!</text:p>
          </table:table-cell>
          <table:table-cell table:formula="of:= AVERAGE([.T129:.T135])" office:value-type="string" office:string-value="" calcext:value-type="error">
            <text:p>#DIV/0!</text:p>
          </table:table-cell>
          <table:table-cell table:formula="of:= SUM([.H129:.H135]) / SUM([.H124:.H130])" office:value-type="string" office:string-value="" calcext:value-type="error">
            <text:p>#DIV/0!</text:p>
          </table:table-cell>
          <table:table-cell table:formula="of:= AVERAGE([.X131:.X133])" office:value-type="string" office:string-value="" calcext:value-type="error">
            <text:p>#DIV/0!</text:p>
          </table:table-cell>
          <table:table-cell table:formula="of:= AVERAGE([.X130:.X134])" office:value-type="string" office:string-value="" calcext:value-type="error">
            <text:p>#DIV/0!</text:p>
          </table:table-cell>
          <table:table-cell table:formula="of:= AVERAGE([.X129:.X13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1" calcext:value-type="date">
            <text:p>11.12.2021</text:p>
          </table:table-cell>
          <table:table-cell/>
          <table:table-cell table:formula="of:= [.D132] + [.C133]" office:value-type="float" office:value="1720135" calcext:value-type="float">
            <text:p>1 720 135</text:p>
          </table:table-cell>
          <table:table-cell table:number-columns-repeated="2"/>
          <table:table-cell table:style-name="ce5" table:formula="of:= [.G132] + [.F133]" office:value-type="float" office:value="83492" calcext:value-type="float">
            <text:p>83 492</text:p>
          </table:table-cell>
          <table:table-cell table:style-name="ce5"/>
          <table:table-cell table:formula="of:= [.I132] + [.H133]" office:value-type="float" office:value="487505" calcext:value-type="float">
            <text:p>487 505</text:p>
          </table:table-cell>
          <table:table-cell table:formula="of:= [.H133] / [.F133]" office:value-type="string" office:string-value="" calcext:value-type="error">
            <text:p>#DIV/0!</text:p>
          </table:table-cell>
          <table:table-cell table:formula="of:= SUM([.H132:.H134]) / SUM([.F132:.F134])" office:value-type="string" office:string-value="" calcext:value-type="error">
            <text:p>#DIV/0!</text:p>
          </table:table-cell>
          <table:table-cell table:formula="of:= SUM([.H131:.H135]) / SUM([.F131:.F135])" office:value-type="string" office:string-value="" calcext:value-type="error">
            <text:p>#DIV/0!</text:p>
          </table:table-cell>
          <table:table-cell table:formula="of:= SUM([.H130:.H136]) / SUM([.F130:.F136])" office:value-type="string" office:string-value="" calcext:value-type="error">
            <text:p>#DIV/0!</text:p>
          </table:table-cell>
          <table:table-cell table:formula="of:=AVERAGE([.F132:.F134])" office:value-type="string" office:string-value="" calcext:value-type="error">
            <text:p>#DIV/0!</text:p>
          </table:table-cell>
          <table:table-cell table:formula="of:=AVERAGE([.F131:.F135])" office:value-type="string" office:string-value="" calcext:value-type="error">
            <text:p>#DIV/0!</text:p>
          </table:table-cell>
          <table:table-cell table:formula="of:=AVERAGE([.F130:.F136])" office:value-type="string" office:string-value="" calcext:value-type="error">
            <text:p>#DIV/0!</text:p>
          </table:table-cell>
          <table:table-cell table:formula="of:=AVERAGE([.H132:.H134])" office:value-type="string" office:string-value="" calcext:value-type="error">
            <text:p>#DIV/0!</text:p>
          </table:table-cell>
          <table:table-cell table:formula="of:=AVERAGE([.H131:.H135])" office:value-type="string" office:string-value="" calcext:value-type="error">
            <text:p>#DIV/0!</text:p>
          </table:table-cell>
          <table:table-cell table:formula="of:=AVERAGE([.H130:.H136])" office:value-type="string" office:string-value="" calcext:value-type="error">
            <text:p>#DIV/0!</text:p>
          </table:table-cell>
          <table:table-cell table:formula="of:= SUM([.F130:.F136]) / SUM([.F125:.F131])" office:value-type="string" office:string-value="" calcext:value-type="error">
            <text:p>#DIV/0!</text:p>
          </table:table-cell>
          <table:table-cell table:formula="of:= AVERAGE([.T132:.T134])" office:value-type="string" office:string-value="" calcext:value-type="error">
            <text:p>#DIV/0!</text:p>
          </table:table-cell>
          <table:table-cell table:formula="of:= AVERAGE([.T131:.T135])" office:value-type="string" office:string-value="" calcext:value-type="error">
            <text:p>#DIV/0!</text:p>
          </table:table-cell>
          <table:table-cell table:formula="of:= AVERAGE([.T130:.T136])" office:value-type="string" office:string-value="" calcext:value-type="error">
            <text:p>#DIV/0!</text:p>
          </table:table-cell>
          <table:table-cell table:formula="of:= SUM([.H130:.H136]) / SUM([.H125:.H131])" office:value-type="string" office:string-value="" calcext:value-type="error">
            <text:p>#DIV/0!</text:p>
          </table:table-cell>
          <table:table-cell table:formula="of:= AVERAGE([.X132:.X134])" office:value-type="string" office:string-value="" calcext:value-type="error">
            <text:p>#DIV/0!</text:p>
          </table:table-cell>
          <table:table-cell table:formula="of:= AVERAGE([.X131:.X135])" office:value-type="string" office:string-value="" calcext:value-type="error">
            <text:p>#DIV/0!</text:p>
          </table:table-cell>
          <table:table-cell table:formula="of:= AVERAGE([.X130:.X13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2" calcext:value-type="date">
            <text:p>12.12.2021</text:p>
          </table:table-cell>
          <table:table-cell/>
          <table:table-cell table:formula="of:= [.D133] + [.C134]" office:value-type="float" office:value="1720135" calcext:value-type="float">
            <text:p>1 720 135</text:p>
          </table:table-cell>
          <table:table-cell table:number-columns-repeated="2"/>
          <table:table-cell table:style-name="ce5" table:formula="of:= [.G133] + [.F134]" office:value-type="float" office:value="83492" calcext:value-type="float">
            <text:p>83 492</text:p>
          </table:table-cell>
          <table:table-cell table:style-name="ce5"/>
          <table:table-cell table:formula="of:= [.I133] + [.H134]" office:value-type="float" office:value="487505" calcext:value-type="float">
            <text:p>487 505</text:p>
          </table:table-cell>
          <table:table-cell table:formula="of:= [.H134] / [.F134]" office:value-type="string" office:string-value="" calcext:value-type="error">
            <text:p>#DIV/0!</text:p>
          </table:table-cell>
          <table:table-cell table:formula="of:= SUM([.H133:.H135]) / SUM([.F133:.F135])" office:value-type="string" office:string-value="" calcext:value-type="error">
            <text:p>#DIV/0!</text:p>
          </table:table-cell>
          <table:table-cell table:formula="of:= SUM([.H132:.H136]) / SUM([.F132:.F136])" office:value-type="string" office:string-value="" calcext:value-type="error">
            <text:p>#DIV/0!</text:p>
          </table:table-cell>
          <table:table-cell table:formula="of:= SUM([.H131:.H137]) / SUM([.F131:.F137])" office:value-type="string" office:string-value="" calcext:value-type="error">
            <text:p>#DIV/0!</text:p>
          </table:table-cell>
          <table:table-cell table:formula="of:=AVERAGE([.F133:.F135])" office:value-type="string" office:string-value="" calcext:value-type="error">
            <text:p>#DIV/0!</text:p>
          </table:table-cell>
          <table:table-cell table:formula="of:=AVERAGE([.F132:.F136])" office:value-type="string" office:string-value="" calcext:value-type="error">
            <text:p>#DIV/0!</text:p>
          </table:table-cell>
          <table:table-cell table:formula="of:=AVERAGE([.F131:.F137])" office:value-type="string" office:string-value="" calcext:value-type="error">
            <text:p>#DIV/0!</text:p>
          </table:table-cell>
          <table:table-cell table:formula="of:=AVERAGE([.H133:.H135])" office:value-type="string" office:string-value="" calcext:value-type="error">
            <text:p>#DIV/0!</text:p>
          </table:table-cell>
          <table:table-cell table:formula="of:=AVERAGE([.H132:.H136])" office:value-type="string" office:string-value="" calcext:value-type="error">
            <text:p>#DIV/0!</text:p>
          </table:table-cell>
          <table:table-cell table:formula="of:=AVERAGE([.H131:.H137])" office:value-type="string" office:string-value="" calcext:value-type="error">
            <text:p>#DIV/0!</text:p>
          </table:table-cell>
          <table:table-cell table:formula="of:= SUM([.F131:.F137]) / SUM([.F126:.F132])" office:value-type="string" office:string-value="" calcext:value-type="error">
            <text:p>#DIV/0!</text:p>
          </table:table-cell>
          <table:table-cell table:formula="of:= AVERAGE([.T133:.T135])" office:value-type="string" office:string-value="" calcext:value-type="error">
            <text:p>#DIV/0!</text:p>
          </table:table-cell>
          <table:table-cell table:formula="of:= AVERAGE([.T132:.T136])" office:value-type="string" office:string-value="" calcext:value-type="error">
            <text:p>#DIV/0!</text:p>
          </table:table-cell>
          <table:table-cell table:formula="of:= AVERAGE([.T131:.T137])" office:value-type="string" office:string-value="" calcext:value-type="error">
            <text:p>#DIV/0!</text:p>
          </table:table-cell>
          <table:table-cell table:formula="of:= SUM([.H131:.H137]) / SUM([.H126:.H132])" office:value-type="string" office:string-value="" calcext:value-type="error">
            <text:p>#DIV/0!</text:p>
          </table:table-cell>
          <table:table-cell table:formula="of:= AVERAGE([.X133:.X135])" office:value-type="string" office:string-value="" calcext:value-type="error">
            <text:p>#DIV/0!</text:p>
          </table:table-cell>
          <table:table-cell table:formula="of:= AVERAGE([.X132:.X136])" office:value-type="string" office:string-value="" calcext:value-type="error">
            <text:p>#DIV/0!</text:p>
          </table:table-cell>
          <table:table-cell table:formula="of:= AVERAGE([.X131:.X13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3" calcext:value-type="date">
            <text:p>13.12.2021</text:p>
          </table:table-cell>
          <table:table-cell/>
          <table:table-cell table:formula="of:= [.D134] + [.C135]" office:value-type="float" office:value="1720135" calcext:value-type="float">
            <text:p>1 720 135</text:p>
          </table:table-cell>
          <table:table-cell table:number-columns-repeated="2"/>
          <table:table-cell table:style-name="ce5" table:formula="of:= [.G134] + [.F135]" office:value-type="float" office:value="83492" calcext:value-type="float">
            <text:p>83 492</text:p>
          </table:table-cell>
          <table:table-cell table:style-name="ce5"/>
          <table:table-cell table:formula="of:= [.I134] + [.H135]" office:value-type="float" office:value="487505" calcext:value-type="float">
            <text:p>487 505</text:p>
          </table:table-cell>
          <table:table-cell table:formula="of:= [.H135] / [.F135]" office:value-type="string" office:string-value="" calcext:value-type="error">
            <text:p>#DIV/0!</text:p>
          </table:table-cell>
          <table:table-cell table:formula="of:= SUM([.H134:.H136]) / SUM([.F134:.F136])" office:value-type="string" office:string-value="" calcext:value-type="error">
            <text:p>#DIV/0!</text:p>
          </table:table-cell>
          <table:table-cell table:formula="of:= SUM([.H133:.H137]) / SUM([.F133:.F137])" office:value-type="string" office:string-value="" calcext:value-type="error">
            <text:p>#DIV/0!</text:p>
          </table:table-cell>
          <table:table-cell table:formula="of:= SUM([.H132:.H138]) / SUM([.F132:.F138])" office:value-type="string" office:string-value="" calcext:value-type="error">
            <text:p>#DIV/0!</text:p>
          </table:table-cell>
          <table:table-cell table:formula="of:=AVERAGE([.F134:.F136])" office:value-type="string" office:string-value="" calcext:value-type="error">
            <text:p>#DIV/0!</text:p>
          </table:table-cell>
          <table:table-cell table:formula="of:=AVERAGE([.F133:.F137])" office:value-type="string" office:string-value="" calcext:value-type="error">
            <text:p>#DIV/0!</text:p>
          </table:table-cell>
          <table:table-cell table:formula="of:=AVERAGE([.F132:.F138])" office:value-type="string" office:string-value="" calcext:value-type="error">
            <text:p>#DIV/0!</text:p>
          </table:table-cell>
          <table:table-cell table:formula="of:=AVERAGE([.H134:.H136])" office:value-type="string" office:string-value="" calcext:value-type="error">
            <text:p>#DIV/0!</text:p>
          </table:table-cell>
          <table:table-cell table:formula="of:=AVERAGE([.H133:.H137])" office:value-type="string" office:string-value="" calcext:value-type="error">
            <text:p>#DIV/0!</text:p>
          </table:table-cell>
          <table:table-cell table:formula="of:=AVERAGE([.H132:.H138])" office:value-type="string" office:string-value="" calcext:value-type="error">
            <text:p>#DIV/0!</text:p>
          </table:table-cell>
          <table:table-cell table:formula="of:= SUM([.F132:.F138]) / SUM([.F127:.F133])" office:value-type="string" office:string-value="" calcext:value-type="error">
            <text:p>#DIV/0!</text:p>
          </table:table-cell>
          <table:table-cell table:formula="of:= AVERAGE([.T134:.T136])" office:value-type="string" office:string-value="" calcext:value-type="error">
            <text:p>#DIV/0!</text:p>
          </table:table-cell>
          <table:table-cell table:formula="of:= AVERAGE([.T133:.T137])" office:value-type="string" office:string-value="" calcext:value-type="error">
            <text:p>#DIV/0!</text:p>
          </table:table-cell>
          <table:table-cell table:formula="of:= AVERAGE([.T132:.T138])" office:value-type="string" office:string-value="" calcext:value-type="error">
            <text:p>#DIV/0!</text:p>
          </table:table-cell>
          <table:table-cell table:formula="of:= SUM([.H132:.H138]) / SUM([.H127:.H133])" office:value-type="string" office:string-value="" calcext:value-type="error">
            <text:p>#DIV/0!</text:p>
          </table:table-cell>
          <table:table-cell table:formula="of:= AVERAGE([.X134:.X136])" office:value-type="string" office:string-value="" calcext:value-type="error">
            <text:p>#DIV/0!</text:p>
          </table:table-cell>
          <table:table-cell table:formula="of:= AVERAGE([.X133:.X137])" office:value-type="string" office:string-value="" calcext:value-type="error">
            <text:p>#DIV/0!</text:p>
          </table:table-cell>
          <table:table-cell table:formula="of:= AVERAGE([.X132:.X13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4" calcext:value-type="date">
            <text:p>14.12.2021</text:p>
          </table:table-cell>
          <table:table-cell/>
          <table:table-cell table:formula="of:= [.D135] + [.C136]" office:value-type="float" office:value="1720135" calcext:value-type="float">
            <text:p>1 720 135</text:p>
          </table:table-cell>
          <table:table-cell table:number-columns-repeated="2"/>
          <table:table-cell table:style-name="ce5" table:formula="of:= [.G135] + [.F136]" office:value-type="float" office:value="83492" calcext:value-type="float">
            <text:p>83 492</text:p>
          </table:table-cell>
          <table:table-cell table:style-name="ce5"/>
          <table:table-cell table:formula="of:= [.I135] + [.H136]" office:value-type="float" office:value="487505" calcext:value-type="float">
            <text:p>487 505</text:p>
          </table:table-cell>
          <table:table-cell table:formula="of:= [.H136] / [.F136]" office:value-type="string" office:string-value="" calcext:value-type="error">
            <text:p>#DIV/0!</text:p>
          </table:table-cell>
          <table:table-cell table:formula="of:= SUM([.H135:.H137]) / SUM([.F135:.F137])" office:value-type="string" office:string-value="" calcext:value-type="error">
            <text:p>#DIV/0!</text:p>
          </table:table-cell>
          <table:table-cell table:formula="of:= SUM([.H134:.H138]) / SUM([.F134:.F138])" office:value-type="string" office:string-value="" calcext:value-type="error">
            <text:p>#DIV/0!</text:p>
          </table:table-cell>
          <table:table-cell table:formula="of:= SUM([.H133:.H139]) / SUM([.F133:.F139])" office:value-type="string" office:string-value="" calcext:value-type="error">
            <text:p>#DIV/0!</text:p>
          </table:table-cell>
          <table:table-cell table:formula="of:=AVERAGE([.F135:.F137])" office:value-type="string" office:string-value="" calcext:value-type="error">
            <text:p>#DIV/0!</text:p>
          </table:table-cell>
          <table:table-cell table:formula="of:=AVERAGE([.F134:.F138])" office:value-type="string" office:string-value="" calcext:value-type="error">
            <text:p>#DIV/0!</text:p>
          </table:table-cell>
          <table:table-cell table:formula="of:=AVERAGE([.F133:.F139])" office:value-type="string" office:string-value="" calcext:value-type="error">
            <text:p>#DIV/0!</text:p>
          </table:table-cell>
          <table:table-cell table:formula="of:=AVERAGE([.H135:.H137])" office:value-type="string" office:string-value="" calcext:value-type="error">
            <text:p>#DIV/0!</text:p>
          </table:table-cell>
          <table:table-cell table:formula="of:=AVERAGE([.H134:.H138])" office:value-type="string" office:string-value="" calcext:value-type="error">
            <text:p>#DIV/0!</text:p>
          </table:table-cell>
          <table:table-cell table:formula="of:=AVERAGE([.H133:.H139])" office:value-type="string" office:string-value="" calcext:value-type="error">
            <text:p>#DIV/0!</text:p>
          </table:table-cell>
          <table:table-cell table:formula="of:= SUM([.F133:.F139]) / SUM([.F128:.F134])" office:value-type="string" office:string-value="" calcext:value-type="error">
            <text:p>#DIV/0!</text:p>
          </table:table-cell>
          <table:table-cell table:formula="of:= AVERAGE([.T135:.T137])" office:value-type="string" office:string-value="" calcext:value-type="error">
            <text:p>#DIV/0!</text:p>
          </table:table-cell>
          <table:table-cell table:formula="of:= AVERAGE([.T134:.T138])" office:value-type="string" office:string-value="" calcext:value-type="error">
            <text:p>#DIV/0!</text:p>
          </table:table-cell>
          <table:table-cell table:formula="of:= AVERAGE([.T133:.T139])" office:value-type="string" office:string-value="" calcext:value-type="error">
            <text:p>#DIV/0!</text:p>
          </table:table-cell>
          <table:table-cell table:formula="of:= SUM([.H133:.H139]) / SUM([.H128:.H134])" office:value-type="string" office:string-value="" calcext:value-type="error">
            <text:p>#DIV/0!</text:p>
          </table:table-cell>
          <table:table-cell table:formula="of:= AVERAGE([.X135:.X137])" office:value-type="string" office:string-value="" calcext:value-type="error">
            <text:p>#DIV/0!</text:p>
          </table:table-cell>
          <table:table-cell table:formula="of:= AVERAGE([.X134:.X138])" office:value-type="string" office:string-value="" calcext:value-type="error">
            <text:p>#DIV/0!</text:p>
          </table:table-cell>
          <table:table-cell table:formula="of:= AVERAGE([.X133:.X13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5" calcext:value-type="date">
            <text:p>15.12.2021</text:p>
          </table:table-cell>
          <table:table-cell/>
          <table:table-cell table:formula="of:= [.D136] + [.C137]" office:value-type="float" office:value="1720135" calcext:value-type="float">
            <text:p>1 720 135</text:p>
          </table:table-cell>
          <table:table-cell table:number-columns-repeated="2"/>
          <table:table-cell table:style-name="ce5" table:formula="of:= [.G136] + [.F137]" office:value-type="float" office:value="83492" calcext:value-type="float">
            <text:p>83 492</text:p>
          </table:table-cell>
          <table:table-cell table:style-name="ce5"/>
          <table:table-cell table:formula="of:= [.I136] + [.H137]" office:value-type="float" office:value="487505" calcext:value-type="float">
            <text:p>487 505</text:p>
          </table:table-cell>
          <table:table-cell table:formula="of:= [.H137] / [.F137]" office:value-type="string" office:string-value="" calcext:value-type="error">
            <text:p>#DIV/0!</text:p>
          </table:table-cell>
          <table:table-cell table:formula="of:= SUM([.H136:.H138]) / SUM([.F136:.F138])" office:value-type="string" office:string-value="" calcext:value-type="error">
            <text:p>#DIV/0!</text:p>
          </table:table-cell>
          <table:table-cell table:formula="of:= SUM([.H135:.H139]) / SUM([.F135:.F139])" office:value-type="string" office:string-value="" calcext:value-type="error">
            <text:p>#DIV/0!</text:p>
          </table:table-cell>
          <table:table-cell table:formula="of:= SUM([.H134:.H140]) / SUM([.F134:.F140])" office:value-type="string" office:string-value="" calcext:value-type="error">
            <text:p>#DIV/0!</text:p>
          </table:table-cell>
          <table:table-cell table:formula="of:=AVERAGE([.F136:.F138])" office:value-type="string" office:string-value="" calcext:value-type="error">
            <text:p>#DIV/0!</text:p>
          </table:table-cell>
          <table:table-cell table:formula="of:=AVERAGE([.F135:.F139])" office:value-type="string" office:string-value="" calcext:value-type="error">
            <text:p>#DIV/0!</text:p>
          </table:table-cell>
          <table:table-cell table:formula="of:=AVERAGE([.F134:.F140])" office:value-type="string" office:string-value="" calcext:value-type="error">
            <text:p>#DIV/0!</text:p>
          </table:table-cell>
          <table:table-cell table:formula="of:=AVERAGE([.H136:.H138])" office:value-type="string" office:string-value="" calcext:value-type="error">
            <text:p>#DIV/0!</text:p>
          </table:table-cell>
          <table:table-cell table:formula="of:=AVERAGE([.H135:.H139])" office:value-type="string" office:string-value="" calcext:value-type="error">
            <text:p>#DIV/0!</text:p>
          </table:table-cell>
          <table:table-cell table:formula="of:=AVERAGE([.H134:.H140])" office:value-type="string" office:string-value="" calcext:value-type="error">
            <text:p>#DIV/0!</text:p>
          </table:table-cell>
          <table:table-cell table:formula="of:= SUM([.F134:.F140]) / SUM([.F129:.F135])" office:value-type="string" office:string-value="" calcext:value-type="error">
            <text:p>#DIV/0!</text:p>
          </table:table-cell>
          <table:table-cell table:formula="of:= AVERAGE([.T136:.T138])" office:value-type="string" office:string-value="" calcext:value-type="error">
            <text:p>#DIV/0!</text:p>
          </table:table-cell>
          <table:table-cell table:formula="of:= AVERAGE([.T135:.T139])" office:value-type="string" office:string-value="" calcext:value-type="error">
            <text:p>#DIV/0!</text:p>
          </table:table-cell>
          <table:table-cell table:formula="of:= AVERAGE([.T134:.T140])" office:value-type="string" office:string-value="" calcext:value-type="error">
            <text:p>#DIV/0!</text:p>
          </table:table-cell>
          <table:table-cell table:formula="of:= SUM([.H134:.H140]) / SUM([.H129:.H135])" office:value-type="string" office:string-value="" calcext:value-type="error">
            <text:p>#DIV/0!</text:p>
          </table:table-cell>
          <table:table-cell table:formula="of:= AVERAGE([.X136:.X138])" office:value-type="string" office:string-value="" calcext:value-type="error">
            <text:p>#DIV/0!</text:p>
          </table:table-cell>
          <table:table-cell table:formula="of:= AVERAGE([.X135:.X139])" office:value-type="string" office:string-value="" calcext:value-type="error">
            <text:p>#DIV/0!</text:p>
          </table:table-cell>
          <table:table-cell table:formula="of:= AVERAGE([.X134:.X14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16" calcext:value-type="date">
            <text:p>16.12.2021</text:p>
          </table:table-cell>
          <table:table-cell/>
          <table:table-cell table:formula="of:= [.D137] + [.C138]" office:value-type="float" office:value="1720135" calcext:value-type="float">
            <text:p>1 720 135</text:p>
          </table:table-cell>
          <table:table-cell table:number-columns-repeated="2"/>
          <table:table-cell table:style-name="ce5" table:formula="of:= [.G137] + [.F138]" office:value-type="float" office:value="83492" calcext:value-type="float">
            <text:p>83 492</text:p>
          </table:table-cell>
          <table:table-cell table:style-name="ce5"/>
          <table:table-cell table:formula="of:= [.I137] + [.H138]" office:value-type="float" office:value="487505" calcext:value-type="float">
            <text:p>487 505</text:p>
          </table:table-cell>
          <table:table-cell table:formula="of:= [.H138] / [.F138]" office:value-type="string" office:string-value="" calcext:value-type="error">
            <text:p>#DIV/0!</text:p>
          </table:table-cell>
          <table:table-cell table:formula="of:= SUM([.H137:.H139]) / SUM([.F137:.F139])" office:value-type="string" office:string-value="" calcext:value-type="error">
            <text:p>#DIV/0!</text:p>
          </table:table-cell>
          <table:table-cell table:formula="of:= SUM([.H136:.H140]) / SUM([.F136:.F140])" office:value-type="string" office:string-value="" calcext:value-type="error">
            <text:p>#DIV/0!</text:p>
          </table:table-cell>
          <table:table-cell table:formula="of:= SUM([.H135:.H141]) / SUM([.F135:.F141])" office:value-type="string" office:string-value="" calcext:value-type="error">
            <text:p>#DIV/0!</text:p>
          </table:table-cell>
          <table:table-cell table:formula="of:=AVERAGE([.F137:.F139])" office:value-type="string" office:string-value="" calcext:value-type="error">
            <text:p>#DIV/0!</text:p>
          </table:table-cell>
          <table:table-cell table:formula="of:=AVERAGE([.F136:.F140])" office:value-type="string" office:string-value="" calcext:value-type="error">
            <text:p>#DIV/0!</text:p>
          </table:table-cell>
          <table:table-cell table:formula="of:=AVERAGE([.F135:.F141])" office:value-type="string" office:string-value="" calcext:value-type="error">
            <text:p>#DIV/0!</text:p>
          </table:table-cell>
          <table:table-cell table:formula="of:=AVERAGE([.H137:.H139])" office:value-type="string" office:string-value="" calcext:value-type="error">
            <text:p>#DIV/0!</text:p>
          </table:table-cell>
          <table:table-cell table:formula="of:=AVERAGE([.H136:.H140])" office:value-type="string" office:string-value="" calcext:value-type="error">
            <text:p>#DIV/0!</text:p>
          </table:table-cell>
          <table:table-cell table:formula="of:=AVERAGE([.H135:.H141])" office:value-type="string" office:string-value="" calcext:value-type="error">
            <text:p>#DIV/0!</text:p>
          </table:table-cell>
          <table:table-cell table:formula="of:= SUM([.F135:.F141]) / SUM([.F130:.F136])" office:value-type="string" office:string-value="" calcext:value-type="error">
            <text:p>#DIV/0!</text:p>
          </table:table-cell>
          <table:table-cell table:formula="of:= AVERAGE([.T137:.T139])" office:value-type="string" office:string-value="" calcext:value-type="error">
            <text:p>#DIV/0!</text:p>
          </table:table-cell>
          <table:table-cell table:formula="of:= AVERAGE([.T136:.T140])" office:value-type="string" office:string-value="" calcext:value-type="error">
            <text:p>#DIV/0!</text:p>
          </table:table-cell>
          <table:table-cell table:formula="of:= AVERAGE([.T135:.T141])" office:value-type="string" office:string-value="" calcext:value-type="error">
            <text:p>#DIV/0!</text:p>
          </table:table-cell>
          <table:table-cell table:formula="of:= SUM([.H135:.H141]) / SUM([.H130:.H136])" office:value-type="string" office:string-value="" calcext:value-type="error">
            <text:p>#DIV/0!</text:p>
          </table:table-cell>
          <table:table-cell table:formula="of:= AVERAGE([.X137:.X139])" office:value-type="string" office:string-value="" calcext:value-type="error">
            <text:p>#DIV/0!</text:p>
          </table:table-cell>
          <table:table-cell table:formula="of:= AVERAGE([.X136:.X140])" office:value-type="string" office:string-value="" calcext:value-type="error">
            <text:p>#DIV/0!</text:p>
          </table:table-cell>
          <table:table-cell table:formula="of:= AVERAGE([.X135:.X14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7" calcext:value-type="date">
            <text:p>17.12.2021</text:p>
          </table:table-cell>
          <table:table-cell/>
          <table:table-cell table:formula="of:= [.D138] + [.C139]" office:value-type="float" office:value="1720135" calcext:value-type="float">
            <text:p>1 720 135</text:p>
          </table:table-cell>
          <table:table-cell table:number-columns-repeated="2"/>
          <table:table-cell table:style-name="ce5" table:formula="of:= [.G138] + [.F139]" office:value-type="float" office:value="83492" calcext:value-type="float">
            <text:p>83 492</text:p>
          </table:table-cell>
          <table:table-cell table:style-name="ce5"/>
          <table:table-cell table:formula="of:= [.I138] + [.H139]" office:value-type="float" office:value="487505" calcext:value-type="float">
            <text:p>487 505</text:p>
          </table:table-cell>
          <table:table-cell table:formula="of:= [.H139] / [.F139]" office:value-type="string" office:string-value="" calcext:value-type="error">
            <text:p>#DIV/0!</text:p>
          </table:table-cell>
          <table:table-cell table:formula="of:= SUM([.H138:.H140]) / SUM([.F138:.F140])" office:value-type="string" office:string-value="" calcext:value-type="error">
            <text:p>#DIV/0!</text:p>
          </table:table-cell>
          <table:table-cell table:formula="of:= SUM([.H137:.H141]) / SUM([.F137:.F141])" office:value-type="string" office:string-value="" calcext:value-type="error">
            <text:p>#DIV/0!</text:p>
          </table:table-cell>
          <table:table-cell table:formula="of:= SUM([.H136:.H142]) / SUM([.F136:.F142])" office:value-type="string" office:string-value="" calcext:value-type="error">
            <text:p>#DIV/0!</text:p>
          </table:table-cell>
          <table:table-cell table:formula="of:=AVERAGE([.F138:.F140])" office:value-type="string" office:string-value="" calcext:value-type="error">
            <text:p>#DIV/0!</text:p>
          </table:table-cell>
          <table:table-cell table:formula="of:=AVERAGE([.F137:.F141])" office:value-type="string" office:string-value="" calcext:value-type="error">
            <text:p>#DIV/0!</text:p>
          </table:table-cell>
          <table:table-cell table:formula="of:=AVERAGE([.F136:.F142])" office:value-type="string" office:string-value="" calcext:value-type="error">
            <text:p>#DIV/0!</text:p>
          </table:table-cell>
          <table:table-cell table:formula="of:=AVERAGE([.H138:.H140])" office:value-type="string" office:string-value="" calcext:value-type="error">
            <text:p>#DIV/0!</text:p>
          </table:table-cell>
          <table:table-cell table:formula="of:=AVERAGE([.H137:.H141])" office:value-type="string" office:string-value="" calcext:value-type="error">
            <text:p>#DIV/0!</text:p>
          </table:table-cell>
          <table:table-cell table:formula="of:=AVERAGE([.H136:.H142])" office:value-type="string" office:string-value="" calcext:value-type="error">
            <text:p>#DIV/0!</text:p>
          </table:table-cell>
          <table:table-cell table:formula="of:= SUM([.F136:.F142]) / SUM([.F131:.F137])" office:value-type="string" office:string-value="" calcext:value-type="error">
            <text:p>#DIV/0!</text:p>
          </table:table-cell>
          <table:table-cell table:formula="of:= AVERAGE([.T138:.T140])" office:value-type="string" office:string-value="" calcext:value-type="error">
            <text:p>#DIV/0!</text:p>
          </table:table-cell>
          <table:table-cell table:formula="of:= AVERAGE([.T137:.T141])" office:value-type="string" office:string-value="" calcext:value-type="error">
            <text:p>#DIV/0!</text:p>
          </table:table-cell>
          <table:table-cell table:formula="of:= AVERAGE([.T136:.T142])" office:value-type="string" office:string-value="" calcext:value-type="error">
            <text:p>#DIV/0!</text:p>
          </table:table-cell>
          <table:table-cell table:formula="of:= SUM([.H136:.H142]) / SUM([.H131:.H137])" office:value-type="string" office:string-value="" calcext:value-type="error">
            <text:p>#DIV/0!</text:p>
          </table:table-cell>
          <table:table-cell table:formula="of:= AVERAGE([.X138:.X140])" office:value-type="string" office:string-value="" calcext:value-type="error">
            <text:p>#DIV/0!</text:p>
          </table:table-cell>
          <table:table-cell table:formula="of:= AVERAGE([.X137:.X141])" office:value-type="string" office:string-value="" calcext:value-type="error">
            <text:p>#DIV/0!</text:p>
          </table:table-cell>
          <table:table-cell table:formula="of:= AVERAGE([.X136:.X14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8" calcext:value-type="date">
            <text:p>18.12.2021</text:p>
          </table:table-cell>
          <table:table-cell/>
          <table:table-cell table:formula="of:= [.D139] + [.C140]" office:value-type="float" office:value="1720135" calcext:value-type="float">
            <text:p>1 720 135</text:p>
          </table:table-cell>
          <table:table-cell table:number-columns-repeated="2"/>
          <table:table-cell table:style-name="ce5" table:formula="of:= [.G139] + [.F140]" office:value-type="float" office:value="83492" calcext:value-type="float">
            <text:p>83 492</text:p>
          </table:table-cell>
          <table:table-cell table:style-name="ce5"/>
          <table:table-cell table:formula="of:= [.I139] + [.H140]" office:value-type="float" office:value="487505" calcext:value-type="float">
            <text:p>487 505</text:p>
          </table:table-cell>
          <table:table-cell table:formula="of:= [.H140] / [.F140]" office:value-type="string" office:string-value="" calcext:value-type="error">
            <text:p>#DIV/0!</text:p>
          </table:table-cell>
          <table:table-cell table:formula="of:= SUM([.H139:.H141]) / SUM([.F139:.F141])" office:value-type="string" office:string-value="" calcext:value-type="error">
            <text:p>#DIV/0!</text:p>
          </table:table-cell>
          <table:table-cell table:formula="of:= SUM([.H138:.H142]) / SUM([.F138:.F142])" office:value-type="string" office:string-value="" calcext:value-type="error">
            <text:p>#DIV/0!</text:p>
          </table:table-cell>
          <table:table-cell table:formula="of:= SUM([.H137:.H143]) / SUM([.F137:.F143])" office:value-type="string" office:string-value="" calcext:value-type="error">
            <text:p>#DIV/0!</text:p>
          </table:table-cell>
          <table:table-cell table:formula="of:=AVERAGE([.F139:.F141])" office:value-type="string" office:string-value="" calcext:value-type="error">
            <text:p>#DIV/0!</text:p>
          </table:table-cell>
          <table:table-cell table:formula="of:=AVERAGE([.F138:.F142])" office:value-type="string" office:string-value="" calcext:value-type="error">
            <text:p>#DIV/0!</text:p>
          </table:table-cell>
          <table:table-cell table:formula="of:=AVERAGE([.F137:.F143])" office:value-type="string" office:string-value="" calcext:value-type="error">
            <text:p>#DIV/0!</text:p>
          </table:table-cell>
          <table:table-cell table:formula="of:=AVERAGE([.H139:.H141])" office:value-type="string" office:string-value="" calcext:value-type="error">
            <text:p>#DIV/0!</text:p>
          </table:table-cell>
          <table:table-cell table:formula="of:=AVERAGE([.H138:.H142])" office:value-type="string" office:string-value="" calcext:value-type="error">
            <text:p>#DIV/0!</text:p>
          </table:table-cell>
          <table:table-cell table:formula="of:=AVERAGE([.H137:.H143])" office:value-type="string" office:string-value="" calcext:value-type="error">
            <text:p>#DIV/0!</text:p>
          </table:table-cell>
          <table:table-cell table:formula="of:= SUM([.F137:.F143]) / SUM([.F132:.F138])" office:value-type="string" office:string-value="" calcext:value-type="error">
            <text:p>#DIV/0!</text:p>
          </table:table-cell>
          <table:table-cell table:formula="of:= AVERAGE([.T139:.T141])" office:value-type="string" office:string-value="" calcext:value-type="error">
            <text:p>#DIV/0!</text:p>
          </table:table-cell>
          <table:table-cell table:formula="of:= AVERAGE([.T138:.T142])" office:value-type="string" office:string-value="" calcext:value-type="error">
            <text:p>#DIV/0!</text:p>
          </table:table-cell>
          <table:table-cell table:formula="of:= AVERAGE([.T137:.T143])" office:value-type="string" office:string-value="" calcext:value-type="error">
            <text:p>#DIV/0!</text:p>
          </table:table-cell>
          <table:table-cell table:formula="of:= SUM([.H137:.H143]) / SUM([.H132:.H138])" office:value-type="string" office:string-value="" calcext:value-type="error">
            <text:p>#DIV/0!</text:p>
          </table:table-cell>
          <table:table-cell table:formula="of:= AVERAGE([.X139:.X141])" office:value-type="string" office:string-value="" calcext:value-type="error">
            <text:p>#DIV/0!</text:p>
          </table:table-cell>
          <table:table-cell table:formula="of:= AVERAGE([.X138:.X142])" office:value-type="string" office:string-value="" calcext:value-type="error">
            <text:p>#DIV/0!</text:p>
          </table:table-cell>
          <table:table-cell table:formula="of:= AVERAGE([.X137:.X14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9" calcext:value-type="date">
            <text:p>19.12.2021</text:p>
          </table:table-cell>
          <table:table-cell/>
          <table:table-cell table:formula="of:= [.D140] + [.C141]" office:value-type="float" office:value="1720135" calcext:value-type="float">
            <text:p>1 720 135</text:p>
          </table:table-cell>
          <table:table-cell table:number-columns-repeated="2"/>
          <table:table-cell table:style-name="ce5" table:formula="of:= [.G140] + [.F141]" office:value-type="float" office:value="83492" calcext:value-type="float">
            <text:p>83 492</text:p>
          </table:table-cell>
          <table:table-cell table:style-name="ce5"/>
          <table:table-cell table:formula="of:= [.I140] + [.H141]" office:value-type="float" office:value="487505" calcext:value-type="float">
            <text:p>487 505</text:p>
          </table:table-cell>
          <table:table-cell table:formula="of:= [.H141] / [.F141]" office:value-type="string" office:string-value="" calcext:value-type="error">
            <text:p>#DIV/0!</text:p>
          </table:table-cell>
          <table:table-cell table:formula="of:= SUM([.H140:.H142]) / SUM([.F140:.F142])" office:value-type="string" office:string-value="" calcext:value-type="error">
            <text:p>#DIV/0!</text:p>
          </table:table-cell>
          <table:table-cell table:formula="of:= SUM([.H139:.H143]) / SUM([.F139:.F143])" office:value-type="string" office:string-value="" calcext:value-type="error">
            <text:p>#DIV/0!</text:p>
          </table:table-cell>
          <table:table-cell table:formula="of:= SUM([.H138:.H144]) / SUM([.F138:.F144])" office:value-type="string" office:string-value="" calcext:value-type="error">
            <text:p>#DIV/0!</text:p>
          </table:table-cell>
          <table:table-cell table:formula="of:=AVERAGE([.F140:.F142])" office:value-type="string" office:string-value="" calcext:value-type="error">
            <text:p>#DIV/0!</text:p>
          </table:table-cell>
          <table:table-cell table:formula="of:=AVERAGE([.F139:.F143])" office:value-type="string" office:string-value="" calcext:value-type="error">
            <text:p>#DIV/0!</text:p>
          </table:table-cell>
          <table:table-cell table:formula="of:=AVERAGE([.F138:.F144])" office:value-type="string" office:string-value="" calcext:value-type="error">
            <text:p>#DIV/0!</text:p>
          </table:table-cell>
          <table:table-cell table:formula="of:=AVERAGE([.H140:.H142])" office:value-type="string" office:string-value="" calcext:value-type="error">
            <text:p>#DIV/0!</text:p>
          </table:table-cell>
          <table:table-cell table:formula="of:=AVERAGE([.H139:.H143])" office:value-type="string" office:string-value="" calcext:value-type="error">
            <text:p>#DIV/0!</text:p>
          </table:table-cell>
          <table:table-cell table:formula="of:=AVERAGE([.H138:.H144])" office:value-type="string" office:string-value="" calcext:value-type="error">
            <text:p>#DIV/0!</text:p>
          </table:table-cell>
          <table:table-cell table:formula="of:= SUM([.F138:.F144]) / SUM([.F133:.F139])" office:value-type="string" office:string-value="" calcext:value-type="error">
            <text:p>#DIV/0!</text:p>
          </table:table-cell>
          <table:table-cell table:formula="of:= AVERAGE([.T140:.T142])" office:value-type="string" office:string-value="" calcext:value-type="error">
            <text:p>#DIV/0!</text:p>
          </table:table-cell>
          <table:table-cell table:formula="of:= AVERAGE([.T139:.T143])" office:value-type="string" office:string-value="" calcext:value-type="error">
            <text:p>#DIV/0!</text:p>
          </table:table-cell>
          <table:table-cell table:formula="of:= AVERAGE([.T138:.T144])" office:value-type="string" office:string-value="" calcext:value-type="error">
            <text:p>#DIV/0!</text:p>
          </table:table-cell>
          <table:table-cell table:formula="of:= SUM([.H138:.H144]) / SUM([.H133:.H139])" office:value-type="string" office:string-value="" calcext:value-type="error">
            <text:p>#DIV/0!</text:p>
          </table:table-cell>
          <table:table-cell table:formula="of:= AVERAGE([.X140:.X142])" office:value-type="string" office:string-value="" calcext:value-type="error">
            <text:p>#DIV/0!</text:p>
          </table:table-cell>
          <table:table-cell table:formula="of:= AVERAGE([.X139:.X143])" office:value-type="string" office:string-value="" calcext:value-type="error">
            <text:p>#DIV/0!</text:p>
          </table:table-cell>
          <table:table-cell table:formula="of:= AVERAGE([.X138:.X14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0" calcext:value-type="date">
            <text:p>20.12.2021</text:p>
          </table:table-cell>
          <table:table-cell/>
          <table:table-cell table:formula="of:= [.D141] + [.C142]" office:value-type="float" office:value="1720135" calcext:value-type="float">
            <text:p>1 720 135</text:p>
          </table:table-cell>
          <table:table-cell table:number-columns-repeated="2"/>
          <table:table-cell table:style-name="ce5" table:formula="of:= [.G141] + [.F142]" office:value-type="float" office:value="83492" calcext:value-type="float">
            <text:p>83 492</text:p>
          </table:table-cell>
          <table:table-cell table:style-name="ce5"/>
          <table:table-cell table:formula="of:= [.I141] + [.H142]" office:value-type="float" office:value="487505" calcext:value-type="float">
            <text:p>487 505</text:p>
          </table:table-cell>
          <table:table-cell table:formula="of:= [.H142] / [.F142]" office:value-type="string" office:string-value="" calcext:value-type="error">
            <text:p>#DIV/0!</text:p>
          </table:table-cell>
          <table:table-cell table:formula="of:= SUM([.H141:.H143]) / SUM([.F141:.F143])" office:value-type="string" office:string-value="" calcext:value-type="error">
            <text:p>#DIV/0!</text:p>
          </table:table-cell>
          <table:table-cell table:formula="of:= SUM([.H140:.H144]) / SUM([.F140:.F144])" office:value-type="string" office:string-value="" calcext:value-type="error">
            <text:p>#DIV/0!</text:p>
          </table:table-cell>
          <table:table-cell table:formula="of:= SUM([.H139:.H145]) / SUM([.F139:.F145])" office:value-type="string" office:string-value="" calcext:value-type="error">
            <text:p>#DIV/0!</text:p>
          </table:table-cell>
          <table:table-cell table:formula="of:=AVERAGE([.F141:.F143])" office:value-type="string" office:string-value="" calcext:value-type="error">
            <text:p>#DIV/0!</text:p>
          </table:table-cell>
          <table:table-cell table:formula="of:=AVERAGE([.F140:.F144])" office:value-type="string" office:string-value="" calcext:value-type="error">
            <text:p>#DIV/0!</text:p>
          </table:table-cell>
          <table:table-cell table:formula="of:=AVERAGE([.F139:.F145])" office:value-type="string" office:string-value="" calcext:value-type="error">
            <text:p>#DIV/0!</text:p>
          </table:table-cell>
          <table:table-cell table:formula="of:=AVERAGE([.H141:.H143])" office:value-type="string" office:string-value="" calcext:value-type="error">
            <text:p>#DIV/0!</text:p>
          </table:table-cell>
          <table:table-cell table:formula="of:=AVERAGE([.H140:.H144])" office:value-type="string" office:string-value="" calcext:value-type="error">
            <text:p>#DIV/0!</text:p>
          </table:table-cell>
          <table:table-cell table:formula="of:=AVERAGE([.H139:.H145])" office:value-type="string" office:string-value="" calcext:value-type="error">
            <text:p>#DIV/0!</text:p>
          </table:table-cell>
          <table:table-cell table:formula="of:= SUM([.F139:.F145]) / SUM([.F134:.F140])" office:value-type="string" office:string-value="" calcext:value-type="error">
            <text:p>#DIV/0!</text:p>
          </table:table-cell>
          <table:table-cell table:formula="of:= AVERAGE([.T141:.T143])" office:value-type="string" office:string-value="" calcext:value-type="error">
            <text:p>#DIV/0!</text:p>
          </table:table-cell>
          <table:table-cell table:formula="of:= AVERAGE([.T140:.T144])" office:value-type="string" office:string-value="" calcext:value-type="error">
            <text:p>#DIV/0!</text:p>
          </table:table-cell>
          <table:table-cell table:formula="of:= AVERAGE([.T139:.T145])" office:value-type="string" office:string-value="" calcext:value-type="error">
            <text:p>#DIV/0!</text:p>
          </table:table-cell>
          <table:table-cell table:formula="of:= SUM([.H139:.H145]) / SUM([.H134:.H140])" office:value-type="string" office:string-value="" calcext:value-type="error">
            <text:p>#DIV/0!</text:p>
          </table:table-cell>
          <table:table-cell table:formula="of:= AVERAGE([.X141:.X143])" office:value-type="string" office:string-value="" calcext:value-type="error">
            <text:p>#DIV/0!</text:p>
          </table:table-cell>
          <table:table-cell table:formula="of:= AVERAGE([.X140:.X144])" office:value-type="string" office:string-value="" calcext:value-type="error">
            <text:p>#DIV/0!</text:p>
          </table:table-cell>
          <table:table-cell table:formula="of:= AVERAGE([.X139:.X14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1" calcext:value-type="date">
            <text:p>21.12.2021</text:p>
          </table:table-cell>
          <table:table-cell/>
          <table:table-cell table:formula="of:= [.D142] + [.C143]" office:value-type="float" office:value="1720135" calcext:value-type="float">
            <text:p>1 720 135</text:p>
          </table:table-cell>
          <table:table-cell table:number-columns-repeated="2"/>
          <table:table-cell table:style-name="ce5" table:formula="of:= [.G142] + [.F143]" office:value-type="float" office:value="83492" calcext:value-type="float">
            <text:p>83 492</text:p>
          </table:table-cell>
          <table:table-cell table:style-name="ce5"/>
          <table:table-cell table:formula="of:= [.I142] + [.H143]" office:value-type="float" office:value="487505" calcext:value-type="float">
            <text:p>487 505</text:p>
          </table:table-cell>
          <table:table-cell table:formula="of:= [.H143] / [.F143]" office:value-type="string" office:string-value="" calcext:value-type="error">
            <text:p>#DIV/0!</text:p>
          </table:table-cell>
          <table:table-cell table:formula="of:= SUM([.H142:.H144]) / SUM([.F142:.F144])" office:value-type="string" office:string-value="" calcext:value-type="error">
            <text:p>#DIV/0!</text:p>
          </table:table-cell>
          <table:table-cell table:formula="of:= SUM([.H141:.H145]) / SUM([.F141:.F145])" office:value-type="string" office:string-value="" calcext:value-type="error">
            <text:p>#DIV/0!</text:p>
          </table:table-cell>
          <table:table-cell table:formula="of:= SUM([.H140:.H146]) / SUM([.F140:.F146])" office:value-type="string" office:string-value="" calcext:value-type="error">
            <text:p>#DIV/0!</text:p>
          </table:table-cell>
          <table:table-cell table:formula="of:=AVERAGE([.F142:.F144])" office:value-type="string" office:string-value="" calcext:value-type="error">
            <text:p>#DIV/0!</text:p>
          </table:table-cell>
          <table:table-cell table:formula="of:=AVERAGE([.F141:.F145])" office:value-type="string" office:string-value="" calcext:value-type="error">
            <text:p>#DIV/0!</text:p>
          </table:table-cell>
          <table:table-cell table:formula="of:=AVERAGE([.F140:.F146])" office:value-type="string" office:string-value="" calcext:value-type="error">
            <text:p>#DIV/0!</text:p>
          </table:table-cell>
          <table:table-cell table:formula="of:=AVERAGE([.H142:.H144])" office:value-type="string" office:string-value="" calcext:value-type="error">
            <text:p>#DIV/0!</text:p>
          </table:table-cell>
          <table:table-cell table:formula="of:=AVERAGE([.H141:.H145])" office:value-type="string" office:string-value="" calcext:value-type="error">
            <text:p>#DIV/0!</text:p>
          </table:table-cell>
          <table:table-cell table:formula="of:=AVERAGE([.H140:.H146])" office:value-type="string" office:string-value="" calcext:value-type="error">
            <text:p>#DIV/0!</text:p>
          </table:table-cell>
          <table:table-cell table:formula="of:= SUM([.F140:.F146]) / SUM([.F135:.F141])" office:value-type="string" office:string-value="" calcext:value-type="error">
            <text:p>#DIV/0!</text:p>
          </table:table-cell>
          <table:table-cell table:formula="of:= AVERAGE([.T142:.T144])" office:value-type="string" office:string-value="" calcext:value-type="error">
            <text:p>#DIV/0!</text:p>
          </table:table-cell>
          <table:table-cell table:formula="of:= AVERAGE([.T141:.T145])" office:value-type="string" office:string-value="" calcext:value-type="error">
            <text:p>#DIV/0!</text:p>
          </table:table-cell>
          <table:table-cell table:formula="of:= AVERAGE([.T140:.T146])" office:value-type="string" office:string-value="" calcext:value-type="error">
            <text:p>#DIV/0!</text:p>
          </table:table-cell>
          <table:table-cell table:formula="of:= SUM([.H140:.H146]) / SUM([.H135:.H141])" office:value-type="string" office:string-value="" calcext:value-type="error">
            <text:p>#DIV/0!</text:p>
          </table:table-cell>
          <table:table-cell table:formula="of:= AVERAGE([.X142:.X144])" office:value-type="string" office:string-value="" calcext:value-type="error">
            <text:p>#DIV/0!</text:p>
          </table:table-cell>
          <table:table-cell table:formula="of:= AVERAGE([.X141:.X145])" office:value-type="string" office:string-value="" calcext:value-type="error">
            <text:p>#DIV/0!</text:p>
          </table:table-cell>
          <table:table-cell table:formula="of:= AVERAGE([.X140:.X14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2" calcext:value-type="date">
            <text:p>22.12.2021</text:p>
          </table:table-cell>
          <table:table-cell/>
          <table:table-cell table:formula="of:= [.D143] + [.C144]" office:value-type="float" office:value="1720135" calcext:value-type="float">
            <text:p>1 720 135</text:p>
          </table:table-cell>
          <table:table-cell table:number-columns-repeated="2"/>
          <table:table-cell table:style-name="ce5" table:formula="of:= [.G143] + [.F144]" office:value-type="float" office:value="83492" calcext:value-type="float">
            <text:p>83 492</text:p>
          </table:table-cell>
          <table:table-cell table:style-name="ce5"/>
          <table:table-cell table:formula="of:= [.I143] + [.H144]" office:value-type="float" office:value="487505" calcext:value-type="float">
            <text:p>487 505</text:p>
          </table:table-cell>
          <table:table-cell table:formula="of:= [.H144] / [.F144]" office:value-type="string" office:string-value="" calcext:value-type="error">
            <text:p>#DIV/0!</text:p>
          </table:table-cell>
          <table:table-cell table:formula="of:= SUM([.H143:.H145]) / SUM([.F143:.F145])" office:value-type="string" office:string-value="" calcext:value-type="error">
            <text:p>#DIV/0!</text:p>
          </table:table-cell>
          <table:table-cell table:formula="of:= SUM([.H142:.H146]) / SUM([.F142:.F146])" office:value-type="string" office:string-value="" calcext:value-type="error">
            <text:p>#DIV/0!</text:p>
          </table:table-cell>
          <table:table-cell table:formula="of:= SUM([.H141:.H147]) / SUM([.F141:.F147])" office:value-type="string" office:string-value="" calcext:value-type="error">
            <text:p>#DIV/0!</text:p>
          </table:table-cell>
          <table:table-cell table:formula="of:=AVERAGE([.F143:.F145])" office:value-type="string" office:string-value="" calcext:value-type="error">
            <text:p>#DIV/0!</text:p>
          </table:table-cell>
          <table:table-cell table:formula="of:=AVERAGE([.F142:.F146])" office:value-type="string" office:string-value="" calcext:value-type="error">
            <text:p>#DIV/0!</text:p>
          </table:table-cell>
          <table:table-cell table:formula="of:=AVERAGE([.F141:.F147])" office:value-type="string" office:string-value="" calcext:value-type="error">
            <text:p>#DIV/0!</text:p>
          </table:table-cell>
          <table:table-cell table:formula="of:=AVERAGE([.H143:.H145])" office:value-type="string" office:string-value="" calcext:value-type="error">
            <text:p>#DIV/0!</text:p>
          </table:table-cell>
          <table:table-cell table:formula="of:=AVERAGE([.H142:.H146])" office:value-type="string" office:string-value="" calcext:value-type="error">
            <text:p>#DIV/0!</text:p>
          </table:table-cell>
          <table:table-cell table:formula="of:=AVERAGE([.H141:.H147])" office:value-type="string" office:string-value="" calcext:value-type="error">
            <text:p>#DIV/0!</text:p>
          </table:table-cell>
          <table:table-cell table:formula="of:= SUM([.F141:.F147]) / SUM([.F136:.F142])" office:value-type="string" office:string-value="" calcext:value-type="error">
            <text:p>#DIV/0!</text:p>
          </table:table-cell>
          <table:table-cell table:formula="of:= AVERAGE([.T143:.T145])" office:value-type="string" office:string-value="" calcext:value-type="error">
            <text:p>#DIV/0!</text:p>
          </table:table-cell>
          <table:table-cell table:formula="of:= AVERAGE([.T142:.T146])" office:value-type="string" office:string-value="" calcext:value-type="error">
            <text:p>#DIV/0!</text:p>
          </table:table-cell>
          <table:table-cell table:formula="of:= AVERAGE([.T141:.T147])" office:value-type="string" office:string-value="" calcext:value-type="error">
            <text:p>#DIV/0!</text:p>
          </table:table-cell>
          <table:table-cell table:formula="of:= SUM([.H141:.H147]) / SUM([.H136:.H142])" office:value-type="string" office:string-value="" calcext:value-type="error">
            <text:p>#DIV/0!</text:p>
          </table:table-cell>
          <table:table-cell table:formula="of:= AVERAGE([.X143:.X145])" office:value-type="string" office:string-value="" calcext:value-type="error">
            <text:p>#DIV/0!</text:p>
          </table:table-cell>
          <table:table-cell table:formula="of:= AVERAGE([.X142:.X146])" office:value-type="string" office:string-value="" calcext:value-type="error">
            <text:p>#DIV/0!</text:p>
          </table:table-cell>
          <table:table-cell table:formula="of:= AVERAGE([.X141:.X14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3" calcext:value-type="date">
            <text:p>23.12.2021</text:p>
          </table:table-cell>
          <table:table-cell/>
          <table:table-cell table:formula="of:= [.D144] + [.C145]" office:value-type="float" office:value="1720135" calcext:value-type="float">
            <text:p>1 720 135</text:p>
          </table:table-cell>
          <table:table-cell table:number-columns-repeated="2"/>
          <table:table-cell table:style-name="ce5" table:formula="of:= [.G144] + [.F145]" office:value-type="float" office:value="83492" calcext:value-type="float">
            <text:p>83 492</text:p>
          </table:table-cell>
          <table:table-cell table:style-name="ce5"/>
          <table:table-cell table:formula="of:= [.I144] + [.H145]" office:value-type="float" office:value="487505" calcext:value-type="float">
            <text:p>487 505</text:p>
          </table:table-cell>
          <table:table-cell table:formula="of:= [.H145] / [.F145]" office:value-type="string" office:string-value="" calcext:value-type="error">
            <text:p>#DIV/0!</text:p>
          </table:table-cell>
          <table:table-cell table:formula="of:= SUM([.H144:.H146]) / SUM([.F144:.F146])" office:value-type="string" office:string-value="" calcext:value-type="error">
            <text:p>#DIV/0!</text:p>
          </table:table-cell>
          <table:table-cell table:formula="of:= SUM([.H143:.H147]) / SUM([.F143:.F147])" office:value-type="string" office:string-value="" calcext:value-type="error">
            <text:p>#DIV/0!</text:p>
          </table:table-cell>
          <table:table-cell table:formula="of:= SUM([.H142:.H148]) / SUM([.F142:.F148])" office:value-type="string" office:string-value="" calcext:value-type="error">
            <text:p>#DIV/0!</text:p>
          </table:table-cell>
          <table:table-cell table:formula="of:=AVERAGE([.F144:.F146])" office:value-type="string" office:string-value="" calcext:value-type="error">
            <text:p>#DIV/0!</text:p>
          </table:table-cell>
          <table:table-cell table:formula="of:=AVERAGE([.F143:.F147])" office:value-type="string" office:string-value="" calcext:value-type="error">
            <text:p>#DIV/0!</text:p>
          </table:table-cell>
          <table:table-cell table:formula="of:=AVERAGE([.F142:.F148])" office:value-type="string" office:string-value="" calcext:value-type="error">
            <text:p>#DIV/0!</text:p>
          </table:table-cell>
          <table:table-cell table:formula="of:=AVERAGE([.H144:.H146])" office:value-type="string" office:string-value="" calcext:value-type="error">
            <text:p>#DIV/0!</text:p>
          </table:table-cell>
          <table:table-cell table:formula="of:=AVERAGE([.H143:.H147])" office:value-type="string" office:string-value="" calcext:value-type="error">
            <text:p>#DIV/0!</text:p>
          </table:table-cell>
          <table:table-cell table:formula="of:=AVERAGE([.H142:.H148])" office:value-type="string" office:string-value="" calcext:value-type="error">
            <text:p>#DIV/0!</text:p>
          </table:table-cell>
          <table:table-cell table:formula="of:= SUM([.F142:.F148]) / SUM([.F137:.F143])" office:value-type="string" office:string-value="" calcext:value-type="error">
            <text:p>#DIV/0!</text:p>
          </table:table-cell>
          <table:table-cell table:formula="of:= AVERAGE([.T144:.T146])" office:value-type="string" office:string-value="" calcext:value-type="error">
            <text:p>#DIV/0!</text:p>
          </table:table-cell>
          <table:table-cell table:formula="of:= AVERAGE([.T143:.T147])" office:value-type="string" office:string-value="" calcext:value-type="error">
            <text:p>#DIV/0!</text:p>
          </table:table-cell>
          <table:table-cell table:formula="of:= AVERAGE([.T142:.T148])" office:value-type="string" office:string-value="" calcext:value-type="error">
            <text:p>#DIV/0!</text:p>
          </table:table-cell>
          <table:table-cell table:formula="of:= SUM([.H142:.H148]) / SUM([.H137:.H143])" office:value-type="string" office:string-value="" calcext:value-type="error">
            <text:p>#DIV/0!</text:p>
          </table:table-cell>
          <table:table-cell table:formula="of:= AVERAGE([.X144:.X146])" office:value-type="string" office:string-value="" calcext:value-type="error">
            <text:p>#DIV/0!</text:p>
          </table:table-cell>
          <table:table-cell table:formula="of:= AVERAGE([.X143:.X147])" office:value-type="string" office:string-value="" calcext:value-type="error">
            <text:p>#DIV/0!</text:p>
          </table:table-cell>
          <table:table-cell table:formula="of:= AVERAGE([.X142:.X14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4" calcext:value-type="date">
            <text:p>24.12.2021</text:p>
          </table:table-cell>
          <table:table-cell/>
          <table:table-cell table:formula="of:= [.D145] + [.C146]" office:value-type="float" office:value="1720135" calcext:value-type="float">
            <text:p>1 720 135</text:p>
          </table:table-cell>
          <table:table-cell table:number-columns-repeated="2"/>
          <table:table-cell table:style-name="ce5" table:formula="of:= [.G145] + [.F146]" office:value-type="float" office:value="83492" calcext:value-type="float">
            <text:p>83 492</text:p>
          </table:table-cell>
          <table:table-cell table:style-name="ce5"/>
          <table:table-cell table:formula="of:= [.I145] + [.H146]" office:value-type="float" office:value="487505" calcext:value-type="float">
            <text:p>487 505</text:p>
          </table:table-cell>
          <table:table-cell table:formula="of:= [.H146] / [.F146]" office:value-type="string" office:string-value="" calcext:value-type="error">
            <text:p>#DIV/0!</text:p>
          </table:table-cell>
          <table:table-cell table:formula="of:= SUM([.H145:.H147]) / SUM([.F145:.F147])" office:value-type="string" office:string-value="" calcext:value-type="error">
            <text:p>#DIV/0!</text:p>
          </table:table-cell>
          <table:table-cell table:formula="of:= SUM([.H144:.H148]) / SUM([.F144:.F148])" office:value-type="string" office:string-value="" calcext:value-type="error">
            <text:p>#DIV/0!</text:p>
          </table:table-cell>
          <table:table-cell table:formula="of:= SUM([.H143:.H149]) / SUM([.F143:.F149])" office:value-type="string" office:string-value="" calcext:value-type="error">
            <text:p>#DIV/0!</text:p>
          </table:table-cell>
          <table:table-cell table:formula="of:=AVERAGE([.F145:.F147])" office:value-type="string" office:string-value="" calcext:value-type="error">
            <text:p>#DIV/0!</text:p>
          </table:table-cell>
          <table:table-cell table:formula="of:=AVERAGE([.F144:.F148])" office:value-type="string" office:string-value="" calcext:value-type="error">
            <text:p>#DIV/0!</text:p>
          </table:table-cell>
          <table:table-cell table:formula="of:=AVERAGE([.F143:.F149])" office:value-type="string" office:string-value="" calcext:value-type="error">
            <text:p>#DIV/0!</text:p>
          </table:table-cell>
          <table:table-cell table:formula="of:=AVERAGE([.H145:.H147])" office:value-type="string" office:string-value="" calcext:value-type="error">
            <text:p>#DIV/0!</text:p>
          </table:table-cell>
          <table:table-cell table:formula="of:=AVERAGE([.H144:.H148])" office:value-type="string" office:string-value="" calcext:value-type="error">
            <text:p>#DIV/0!</text:p>
          </table:table-cell>
          <table:table-cell table:formula="of:=AVERAGE([.H143:.H149])" office:value-type="string" office:string-value="" calcext:value-type="error">
            <text:p>#DIV/0!</text:p>
          </table:table-cell>
          <table:table-cell table:formula="of:= SUM([.F143:.F149]) / SUM([.F138:.F144])" office:value-type="string" office:string-value="" calcext:value-type="error">
            <text:p>#DIV/0!</text:p>
          </table:table-cell>
          <table:table-cell table:formula="of:= AVERAGE([.T145:.T147])" office:value-type="string" office:string-value="" calcext:value-type="error">
            <text:p>#DIV/0!</text:p>
          </table:table-cell>
          <table:table-cell table:formula="of:= AVERAGE([.T144:.T148])" office:value-type="string" office:string-value="" calcext:value-type="error">
            <text:p>#DIV/0!</text:p>
          </table:table-cell>
          <table:table-cell table:formula="of:= AVERAGE([.T143:.T149])" office:value-type="string" office:string-value="" calcext:value-type="error">
            <text:p>#DIV/0!</text:p>
          </table:table-cell>
          <table:table-cell table:formula="of:= SUM([.H143:.H149]) / SUM([.H138:.H144])" office:value-type="string" office:string-value="" calcext:value-type="error">
            <text:p>#DIV/0!</text:p>
          </table:table-cell>
          <table:table-cell table:formula="of:= AVERAGE([.X145:.X147])" office:value-type="string" office:string-value="" calcext:value-type="error">
            <text:p>#DIV/0!</text:p>
          </table:table-cell>
          <table:table-cell table:formula="of:= AVERAGE([.X144:.X148])" office:value-type="string" office:string-value="" calcext:value-type="error">
            <text:p>#DIV/0!</text:p>
          </table:table-cell>
          <table:table-cell table:formula="of:= AVERAGE([.X143:.X14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5" calcext:value-type="date">
            <text:p>25.12.2021</text:p>
          </table:table-cell>
          <table:table-cell/>
          <table:table-cell table:formula="of:= [.D146] + [.C147]" office:value-type="float" office:value="1720135" calcext:value-type="float">
            <text:p>1 720 135</text:p>
          </table:table-cell>
          <table:table-cell table:number-columns-repeated="2"/>
          <table:table-cell table:style-name="ce5" table:formula="of:= [.G146] + [.F147]" office:value-type="float" office:value="83492" calcext:value-type="float">
            <text:p>83 492</text:p>
          </table:table-cell>
          <table:table-cell table:style-name="ce5"/>
          <table:table-cell table:formula="of:= [.I146] + [.H147]" office:value-type="float" office:value="487505" calcext:value-type="float">
            <text:p>487 505</text:p>
          </table:table-cell>
          <table:table-cell table:formula="of:= [.H147] / [.F147]" office:value-type="string" office:string-value="" calcext:value-type="error">
            <text:p>#DIV/0!</text:p>
          </table:table-cell>
          <table:table-cell table:formula="of:= SUM([.H146:.H148]) / SUM([.F146:.F148])" office:value-type="string" office:string-value="" calcext:value-type="error">
            <text:p>#DIV/0!</text:p>
          </table:table-cell>
          <table:table-cell table:formula="of:= SUM([.H145:.H149]) / SUM([.F145:.F149])" office:value-type="string" office:string-value="" calcext:value-type="error">
            <text:p>#DIV/0!</text:p>
          </table:table-cell>
          <table:table-cell table:formula="of:= SUM([.H144:.H150]) / SUM([.F144:.F150])" office:value-type="string" office:string-value="" calcext:value-type="error">
            <text:p>#DIV/0!</text:p>
          </table:table-cell>
          <table:table-cell table:formula="of:=AVERAGE([.F146:.F148])" office:value-type="string" office:string-value="" calcext:value-type="error">
            <text:p>#DIV/0!</text:p>
          </table:table-cell>
          <table:table-cell table:formula="of:=AVERAGE([.F145:.F149])" office:value-type="string" office:string-value="" calcext:value-type="error">
            <text:p>#DIV/0!</text:p>
          </table:table-cell>
          <table:table-cell table:formula="of:=AVERAGE([.F144:.F150])" office:value-type="string" office:string-value="" calcext:value-type="error">
            <text:p>#DIV/0!</text:p>
          </table:table-cell>
          <table:table-cell table:formula="of:=AVERAGE([.H146:.H148])" office:value-type="string" office:string-value="" calcext:value-type="error">
            <text:p>#DIV/0!</text:p>
          </table:table-cell>
          <table:table-cell table:formula="of:=AVERAGE([.H145:.H149])" office:value-type="string" office:string-value="" calcext:value-type="error">
            <text:p>#DIV/0!</text:p>
          </table:table-cell>
          <table:table-cell table:formula="of:=AVERAGE([.H144:.H150])" office:value-type="string" office:string-value="" calcext:value-type="error">
            <text:p>#DIV/0!</text:p>
          </table:table-cell>
          <table:table-cell table:formula="of:= SUM([.F144:.F150]) / SUM([.F139:.F145])" office:value-type="string" office:string-value="" calcext:value-type="error">
            <text:p>#DIV/0!</text:p>
          </table:table-cell>
          <table:table-cell table:formula="of:= AVERAGE([.T146:.T148])" office:value-type="string" office:string-value="" calcext:value-type="error">
            <text:p>#DIV/0!</text:p>
          </table:table-cell>
          <table:table-cell table:formula="of:= AVERAGE([.T145:.T149])" office:value-type="string" office:string-value="" calcext:value-type="error">
            <text:p>#DIV/0!</text:p>
          </table:table-cell>
          <table:table-cell table:formula="of:= AVERAGE([.T144:.T150])" office:value-type="string" office:string-value="" calcext:value-type="error">
            <text:p>#DIV/0!</text:p>
          </table:table-cell>
          <table:table-cell table:formula="of:= SUM([.H144:.H150]) / SUM([.H139:.H145])" office:value-type="string" office:string-value="" calcext:value-type="error">
            <text:p>#DIV/0!</text:p>
          </table:table-cell>
          <table:table-cell table:formula="of:= AVERAGE([.X146:.X148])" office:value-type="string" office:string-value="" calcext:value-type="error">
            <text:p>#DIV/0!</text:p>
          </table:table-cell>
          <table:table-cell table:formula="of:= AVERAGE([.X145:.X149])" office:value-type="string" office:string-value="" calcext:value-type="error">
            <text:p>#DIV/0!</text:p>
          </table:table-cell>
          <table:table-cell table:formula="of:= AVERAGE([.X144:.X15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6" calcext:value-type="date">
            <text:p>26.12.2021</text:p>
          </table:table-cell>
          <table:table-cell/>
          <table:table-cell table:formula="of:= [.D147] + [.C148]" office:value-type="float" office:value="1720135" calcext:value-type="float">
            <text:p>1 720 135</text:p>
          </table:table-cell>
          <table:table-cell table:number-columns-repeated="2"/>
          <table:table-cell table:style-name="ce5" table:formula="of:= [.G147] + [.F148]" office:value-type="float" office:value="83492" calcext:value-type="float">
            <text:p>83 492</text:p>
          </table:table-cell>
          <table:table-cell table:style-name="ce5"/>
          <table:table-cell table:formula="of:= [.I147] + [.H148]" office:value-type="float" office:value="487505" calcext:value-type="float">
            <text:p>487 505</text:p>
          </table:table-cell>
          <table:table-cell table:formula="of:= [.H148] / [.F148]" office:value-type="string" office:string-value="" calcext:value-type="error">
            <text:p>#DIV/0!</text:p>
          </table:table-cell>
          <table:table-cell table:formula="of:= SUM([.H147:.H149]) / SUM([.F147:.F149])" office:value-type="string" office:string-value="" calcext:value-type="error">
            <text:p>#DIV/0!</text:p>
          </table:table-cell>
          <table:table-cell table:formula="of:= SUM([.H146:.H150]) / SUM([.F146:.F150])" office:value-type="string" office:string-value="" calcext:value-type="error">
            <text:p>#DIV/0!</text:p>
          </table:table-cell>
          <table:table-cell table:formula="of:= SUM([.H145:.H151]) / SUM([.F145:.F151])" office:value-type="string" office:string-value="" calcext:value-type="error">
            <text:p>#DIV/0!</text:p>
          </table:table-cell>
          <table:table-cell table:formula="of:=AVERAGE([.F147:.F149])" office:value-type="string" office:string-value="" calcext:value-type="error">
            <text:p>#DIV/0!</text:p>
          </table:table-cell>
          <table:table-cell table:formula="of:=AVERAGE([.F146:.F150])" office:value-type="string" office:string-value="" calcext:value-type="error">
            <text:p>#DIV/0!</text:p>
          </table:table-cell>
          <table:table-cell table:formula="of:=AVERAGE([.F145:.F151])" office:value-type="string" office:string-value="" calcext:value-type="error">
            <text:p>#DIV/0!</text:p>
          </table:table-cell>
          <table:table-cell table:formula="of:=AVERAGE([.H147:.H149])" office:value-type="string" office:string-value="" calcext:value-type="error">
            <text:p>#DIV/0!</text:p>
          </table:table-cell>
          <table:table-cell table:formula="of:=AVERAGE([.H146:.H150])" office:value-type="string" office:string-value="" calcext:value-type="error">
            <text:p>#DIV/0!</text:p>
          </table:table-cell>
          <table:table-cell table:formula="of:=AVERAGE([.H145:.H151])" office:value-type="string" office:string-value="" calcext:value-type="error">
            <text:p>#DIV/0!</text:p>
          </table:table-cell>
          <table:table-cell table:formula="of:= SUM([.F145:.F151]) / SUM([.F140:.F146])" office:value-type="string" office:string-value="" calcext:value-type="error">
            <text:p>#DIV/0!</text:p>
          </table:table-cell>
          <table:table-cell table:formula="of:= AVERAGE([.T147:.T149])" office:value-type="string" office:string-value="" calcext:value-type="error">
            <text:p>#DIV/0!</text:p>
          </table:table-cell>
          <table:table-cell table:formula="of:= AVERAGE([.T146:.T150])" office:value-type="string" office:string-value="" calcext:value-type="error">
            <text:p>#DIV/0!</text:p>
          </table:table-cell>
          <table:table-cell table:formula="of:= AVERAGE([.T145:.T151])" office:value-type="string" office:string-value="" calcext:value-type="error">
            <text:p>#DIV/0!</text:p>
          </table:table-cell>
          <table:table-cell table:formula="of:= SUM([.H145:.H151]) / SUM([.H140:.H146])" office:value-type="string" office:string-value="" calcext:value-type="error">
            <text:p>#DIV/0!</text:p>
          </table:table-cell>
          <table:table-cell table:formula="of:= AVERAGE([.X147:.X149])" office:value-type="string" office:string-value="" calcext:value-type="error">
            <text:p>#DIV/0!</text:p>
          </table:table-cell>
          <table:table-cell table:formula="of:= AVERAGE([.X146:.X150])" office:value-type="string" office:string-value="" calcext:value-type="error">
            <text:p>#DIV/0!</text:p>
          </table:table-cell>
          <table:table-cell table:formula="of:= AVERAGE([.X145:.X15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7" calcext:value-type="date">
            <text:p>27.12.2021</text:p>
          </table:table-cell>
          <table:table-cell/>
          <table:table-cell table:formula="of:= [.D148] + [.C149]" office:value-type="float" office:value="1720135" calcext:value-type="float">
            <text:p>1 720 135</text:p>
          </table:table-cell>
          <table:table-cell table:number-columns-repeated="2"/>
          <table:table-cell table:style-name="ce5" table:formula="of:= [.G148] + [.F149]" office:value-type="float" office:value="83492" calcext:value-type="float">
            <text:p>83 492</text:p>
          </table:table-cell>
          <table:table-cell table:style-name="ce5"/>
          <table:table-cell table:formula="of:= [.I148] + [.H149]" office:value-type="float" office:value="487505" calcext:value-type="float">
            <text:p>487 505</text:p>
          </table:table-cell>
          <table:table-cell table:formula="of:= [.H149] / [.F149]" office:value-type="string" office:string-value="" calcext:value-type="error">
            <text:p>#DIV/0!</text:p>
          </table:table-cell>
          <table:table-cell table:formula="of:= SUM([.H148:.H150]) / SUM([.F148:.F150])" office:value-type="string" office:string-value="" calcext:value-type="error">
            <text:p>#DIV/0!</text:p>
          </table:table-cell>
          <table:table-cell table:formula="of:= SUM([.H147:.H151]) / SUM([.F147:.F151])" office:value-type="string" office:string-value="" calcext:value-type="error">
            <text:p>#DIV/0!</text:p>
          </table:table-cell>
          <table:table-cell table:formula="of:= SUM([.H146:.H152]) / SUM([.F146:.F152])" office:value-type="string" office:string-value="" calcext:value-type="error">
            <text:p>#DIV/0!</text:p>
          </table:table-cell>
          <table:table-cell table:formula="of:=AVERAGE([.F148:.F150])" office:value-type="string" office:string-value="" calcext:value-type="error">
            <text:p>#DIV/0!</text:p>
          </table:table-cell>
          <table:table-cell table:formula="of:=AVERAGE([.F147:.F151])" office:value-type="string" office:string-value="" calcext:value-type="error">
            <text:p>#DIV/0!</text:p>
          </table:table-cell>
          <table:table-cell table:formula="of:=AVERAGE([.F146:.F152])" office:value-type="string" office:string-value="" calcext:value-type="error">
            <text:p>#DIV/0!</text:p>
          </table:table-cell>
          <table:table-cell table:formula="of:=AVERAGE([.H148:.H150])" office:value-type="string" office:string-value="" calcext:value-type="error">
            <text:p>#DIV/0!</text:p>
          </table:table-cell>
          <table:table-cell table:formula="of:=AVERAGE([.H147:.H151])" office:value-type="string" office:string-value="" calcext:value-type="error">
            <text:p>#DIV/0!</text:p>
          </table:table-cell>
          <table:table-cell table:formula="of:=AVERAGE([.H146:.H152])" office:value-type="string" office:string-value="" calcext:value-type="error">
            <text:p>#DIV/0!</text:p>
          </table:table-cell>
          <table:table-cell table:formula="of:= SUM([.F146:.F152]) / SUM([.F141:.F147])" office:value-type="string" office:string-value="" calcext:value-type="error">
            <text:p>#DIV/0!</text:p>
          </table:table-cell>
          <table:table-cell table:formula="of:= AVERAGE([.T148:.T150])" office:value-type="string" office:string-value="" calcext:value-type="error">
            <text:p>#DIV/0!</text:p>
          </table:table-cell>
          <table:table-cell table:formula="of:= AVERAGE([.T147:.T151])" office:value-type="string" office:string-value="" calcext:value-type="error">
            <text:p>#DIV/0!</text:p>
          </table:table-cell>
          <table:table-cell table:formula="of:= AVERAGE([.T146:.T152])" office:value-type="string" office:string-value="" calcext:value-type="error">
            <text:p>#DIV/0!</text:p>
          </table:table-cell>
          <table:table-cell table:formula="of:= SUM([.H146:.H152]) / SUM([.H141:.H147])" office:value-type="string" office:string-value="" calcext:value-type="error">
            <text:p>#DIV/0!</text:p>
          </table:table-cell>
          <table:table-cell table:formula="of:= AVERAGE([.X148:.X150])" office:value-type="string" office:string-value="" calcext:value-type="error">
            <text:p>#DIV/0!</text:p>
          </table:table-cell>
          <table:table-cell table:formula="of:= AVERAGE([.X147:.X151])" office:value-type="string" office:string-value="" calcext:value-type="error">
            <text:p>#DIV/0!</text:p>
          </table:table-cell>
          <table:table-cell table:formula="of:= AVERAGE([.X146:.X15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8" calcext:value-type="date">
            <text:p>28.12.2021</text:p>
          </table:table-cell>
          <table:table-cell/>
          <table:table-cell table:formula="of:= [.D149] + [.C150]" office:value-type="float" office:value="1720135" calcext:value-type="float">
            <text:p>1 720 135</text:p>
          </table:table-cell>
          <table:table-cell table:number-columns-repeated="2"/>
          <table:table-cell table:style-name="ce5" table:formula="of:= [.G149] + [.F150]" office:value-type="float" office:value="83492" calcext:value-type="float">
            <text:p>83 492</text:p>
          </table:table-cell>
          <table:table-cell table:style-name="ce5"/>
          <table:table-cell table:formula="of:= [.I149] + [.H150]" office:value-type="float" office:value="487505" calcext:value-type="float">
            <text:p>487 505</text:p>
          </table:table-cell>
          <table:table-cell table:formula="of:= [.H150] / [.F150]" office:value-type="string" office:string-value="" calcext:value-type="error">
            <text:p>#DIV/0!</text:p>
          </table:table-cell>
          <table:table-cell table:formula="of:= SUM([.H149:.H151]) / SUM([.F149:.F151])" office:value-type="string" office:string-value="" calcext:value-type="error">
            <text:p>#DIV/0!</text:p>
          </table:table-cell>
          <table:table-cell table:formula="of:= SUM([.H148:.H152]) / SUM([.F148:.F152])" office:value-type="string" office:string-value="" calcext:value-type="error">
            <text:p>#DIV/0!</text:p>
          </table:table-cell>
          <table:table-cell table:formula="of:= SUM([.H147:.H153]) / SUM([.F147:.F153])" office:value-type="string" office:string-value="" calcext:value-type="error">
            <text:p>#DIV/0!</text:p>
          </table:table-cell>
          <table:table-cell table:formula="of:=AVERAGE([.F149:.F151])" office:value-type="string" office:string-value="" calcext:value-type="error">
            <text:p>#DIV/0!</text:p>
          </table:table-cell>
          <table:table-cell table:formula="of:=AVERAGE([.F148:.F152])" office:value-type="string" office:string-value="" calcext:value-type="error">
            <text:p>#DIV/0!</text:p>
          </table:table-cell>
          <table:table-cell table:formula="of:=AVERAGE([.F147:.F153])" office:value-type="string" office:string-value="" calcext:value-type="error">
            <text:p>#DIV/0!</text:p>
          </table:table-cell>
          <table:table-cell table:formula="of:=AVERAGE([.H149:.H151])" office:value-type="string" office:string-value="" calcext:value-type="error">
            <text:p>#DIV/0!</text:p>
          </table:table-cell>
          <table:table-cell table:formula="of:=AVERAGE([.H148:.H152])" office:value-type="string" office:string-value="" calcext:value-type="error">
            <text:p>#DIV/0!</text:p>
          </table:table-cell>
          <table:table-cell table:formula="of:=AVERAGE([.H147:.H153])" office:value-type="string" office:string-value="" calcext:value-type="error">
            <text:p>#DIV/0!</text:p>
          </table:table-cell>
          <table:table-cell table:formula="of:= SUM([.F147:.F153]) / SUM([.F142:.F148])" office:value-type="string" office:string-value="" calcext:value-type="error">
            <text:p>#DIV/0!</text:p>
          </table:table-cell>
          <table:table-cell table:formula="of:= AVERAGE([.T149:.T151])" office:value-type="string" office:string-value="" calcext:value-type="error">
            <text:p>#DIV/0!</text:p>
          </table:table-cell>
          <table:table-cell table:formula="of:= AVERAGE([.T148:.T152])" office:value-type="string" office:string-value="" calcext:value-type="error">
            <text:p>#DIV/0!</text:p>
          </table:table-cell>
          <table:table-cell table:formula="of:= AVERAGE([.T147:.T153])" office:value-type="string" office:string-value="" calcext:value-type="error">
            <text:p>#DIV/0!</text:p>
          </table:table-cell>
          <table:table-cell table:formula="of:= SUM([.H147:.H153]) / SUM([.H142:.H148])" office:value-type="string" office:string-value="" calcext:value-type="error">
            <text:p>#DIV/0!</text:p>
          </table:table-cell>
          <table:table-cell table:formula="of:= AVERAGE([.X149:.X151])" office:value-type="string" office:string-value="" calcext:value-type="error">
            <text:p>#DIV/0!</text:p>
          </table:table-cell>
          <table:table-cell table:formula="of:= AVERAGE([.X148:.X152])" office:value-type="string" office:string-value="" calcext:value-type="error">
            <text:p>#DIV/0!</text:p>
          </table:table-cell>
          <table:table-cell table:formula="of:= AVERAGE([.X147:.X15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9" calcext:value-type="date">
            <text:p>29.12.2021</text:p>
          </table:table-cell>
          <table:table-cell/>
          <table:table-cell table:formula="of:= [.D150] + [.C151]" office:value-type="float" office:value="1720135" calcext:value-type="float">
            <text:p>1 720 135</text:p>
          </table:table-cell>
          <table:table-cell table:number-columns-repeated="2"/>
          <table:table-cell table:style-name="ce5" table:formula="of:= [.G150] + [.F151]" office:value-type="float" office:value="83492" calcext:value-type="float">
            <text:p>83 492</text:p>
          </table:table-cell>
          <table:table-cell table:style-name="ce5"/>
          <table:table-cell table:formula="of:= [.I150] + [.H151]" office:value-type="float" office:value="487505" calcext:value-type="float">
            <text:p>487 505</text:p>
          </table:table-cell>
          <table:table-cell table:formula="of:= [.H151] / [.F151]" office:value-type="string" office:string-value="" calcext:value-type="error">
            <text:p>#DIV/0!</text:p>
          </table:table-cell>
          <table:table-cell table:formula="of:= SUM([.H150:.H152]) / SUM([.F150:.F152])" office:value-type="string" office:string-value="" calcext:value-type="error">
            <text:p>#DIV/0!</text:p>
          </table:table-cell>
          <table:table-cell table:formula="of:= SUM([.H149:.H153]) / SUM([.F149:.F153])" office:value-type="string" office:string-value="" calcext:value-type="error">
            <text:p>#DIV/0!</text:p>
          </table:table-cell>
          <table:table-cell table:formula="of:= SUM([.H148:.H154]) / SUM([.F148:.F154])" office:value-type="string" office:string-value="" calcext:value-type="error">
            <text:p>#DIV/0!</text:p>
          </table:table-cell>
          <table:table-cell table:formula="of:=AVERAGE([.F150:.F152])" office:value-type="string" office:string-value="" calcext:value-type="error">
            <text:p>#DIV/0!</text:p>
          </table:table-cell>
          <table:table-cell table:formula="of:=AVERAGE([.F149:.F153])" office:value-type="string" office:string-value="" calcext:value-type="error">
            <text:p>#DIV/0!</text:p>
          </table:table-cell>
          <table:table-cell table:formula="of:=AVERAGE([.F148:.F154])" office:value-type="string" office:string-value="" calcext:value-type="error">
            <text:p>#DIV/0!</text:p>
          </table:table-cell>
          <table:table-cell table:formula="of:=AVERAGE([.H150:.H152])" office:value-type="string" office:string-value="" calcext:value-type="error">
            <text:p>#DIV/0!</text:p>
          </table:table-cell>
          <table:table-cell table:formula="of:=AVERAGE([.H149:.H153])" office:value-type="string" office:string-value="" calcext:value-type="error">
            <text:p>#DIV/0!</text:p>
          </table:table-cell>
          <table:table-cell table:formula="of:=AVERAGE([.H148:.H154])" office:value-type="string" office:string-value="" calcext:value-type="error">
            <text:p>#DIV/0!</text:p>
          </table:table-cell>
          <table:table-cell table:formula="of:= SUM([.F148:.F154]) / SUM([.F143:.F149])" office:value-type="string" office:string-value="" calcext:value-type="error">
            <text:p>#DIV/0!</text:p>
          </table:table-cell>
          <table:table-cell table:formula="of:= AVERAGE([.T150:.T152])" office:value-type="string" office:string-value="" calcext:value-type="error">
            <text:p>#DIV/0!</text:p>
          </table:table-cell>
          <table:table-cell table:formula="of:= AVERAGE([.T149:.T153])" office:value-type="string" office:string-value="" calcext:value-type="error">
            <text:p>#DIV/0!</text:p>
          </table:table-cell>
          <table:table-cell table:formula="of:= AVERAGE([.T148:.T154])" office:value-type="string" office:string-value="" calcext:value-type="error">
            <text:p>#DIV/0!</text:p>
          </table:table-cell>
          <table:table-cell table:formula="of:= SUM([.H148:.H154]) / SUM([.H143:.H149])" office:value-type="string" office:string-value="" calcext:value-type="error">
            <text:p>#DIV/0!</text:p>
          </table:table-cell>
          <table:table-cell table:formula="of:= AVERAGE([.X150:.X152])" office:value-type="string" office:string-value="" calcext:value-type="error">
            <text:p>#DIV/0!</text:p>
          </table:table-cell>
          <table:table-cell table:formula="of:= AVERAGE([.X149:.X153])" office:value-type="string" office:string-value="" calcext:value-type="error">
            <text:p>#DIV/0!</text:p>
          </table:table-cell>
          <table:table-cell table:formula="of:= AVERAGE([.X148:.X15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30" calcext:value-type="date">
            <text:p>30.12.2021</text:p>
          </table:table-cell>
          <table:table-cell/>
          <table:table-cell table:formula="of:= [.D151] + [.C152]" office:value-type="float" office:value="1720135" calcext:value-type="float">
            <text:p>1 720 135</text:p>
          </table:table-cell>
          <table:table-cell table:number-columns-repeated="2"/>
          <table:table-cell table:style-name="ce5" table:formula="of:= [.G151] + [.F152]" office:value-type="float" office:value="83492" calcext:value-type="float">
            <text:p>83 492</text:p>
          </table:table-cell>
          <table:table-cell table:style-name="ce5"/>
          <table:table-cell table:formula="of:= [.I151] + [.H152]" office:value-type="float" office:value="487505" calcext:value-type="float">
            <text:p>487 505</text:p>
          </table:table-cell>
          <table:table-cell table:formula="of:= [.H152] / [.F152]" office:value-type="string" office:string-value="" calcext:value-type="error">
            <text:p>#DIV/0!</text:p>
          </table:table-cell>
          <table:table-cell table:formula="of:= SUM([.H151:.H153]) / SUM([.F151:.F153])" office:value-type="string" office:string-value="" calcext:value-type="error">
            <text:p>#DIV/0!</text:p>
          </table:table-cell>
          <table:table-cell table:formula="of:= SUM([.H150:.H154]) / SUM([.F150:.F154])" office:value-type="string" office:string-value="" calcext:value-type="error">
            <text:p>#DIV/0!</text:p>
          </table:table-cell>
          <table:table-cell table:formula="of:= SUM([.H149:.H155]) / SUM([.F149:.F155])" office:value-type="string" office:string-value="" calcext:value-type="error">
            <text:p>#DIV/0!</text:p>
          </table:table-cell>
          <table:table-cell table:formula="of:=AVERAGE([.F151:.F153])" office:value-type="string" office:string-value="" calcext:value-type="error">
            <text:p>#DIV/0!</text:p>
          </table:table-cell>
          <table:table-cell table:formula="of:=AVERAGE([.F150:.F154])" office:value-type="string" office:string-value="" calcext:value-type="error">
            <text:p>#DIV/0!</text:p>
          </table:table-cell>
          <table:table-cell table:formula="of:=AVERAGE([.F149:.F155])" office:value-type="string" office:string-value="" calcext:value-type="error">
            <text:p>#DIV/0!</text:p>
          </table:table-cell>
          <table:table-cell table:formula="of:=AVERAGE([.H151:.H153])" office:value-type="string" office:string-value="" calcext:value-type="error">
            <text:p>#DIV/0!</text:p>
          </table:table-cell>
          <table:table-cell table:formula="of:=AVERAGE([.H150:.H154])" office:value-type="string" office:string-value="" calcext:value-type="error">
            <text:p>#DIV/0!</text:p>
          </table:table-cell>
          <table:table-cell table:formula="of:=AVERAGE([.H149:.H155])" office:value-type="string" office:string-value="" calcext:value-type="error">
            <text:p>#DIV/0!</text:p>
          </table:table-cell>
          <table:table-cell table:formula="of:= SUM([.F149:.F155]) / SUM([.F144:.F150])" office:value-type="string" office:string-value="" calcext:value-type="error">
            <text:p>#DIV/0!</text:p>
          </table:table-cell>
          <table:table-cell table:formula="of:= AVERAGE([.T151:.T153])" office:value-type="string" office:string-value="" calcext:value-type="error">
            <text:p>#DIV/0!</text:p>
          </table:table-cell>
          <table:table-cell table:formula="of:= AVERAGE([.T150:.T154])" office:value-type="string" office:string-value="" calcext:value-type="error">
            <text:p>#DIV/0!</text:p>
          </table:table-cell>
          <table:table-cell table:formula="of:= AVERAGE([.T149:.T155])" office:value-type="string" office:string-value="" calcext:value-type="error">
            <text:p>#DIV/0!</text:p>
          </table:table-cell>
          <table:table-cell table:formula="of:= SUM([.H149:.H155]) / SUM([.H144:.H150])" office:value-type="string" office:string-value="" calcext:value-type="error">
            <text:p>#DIV/0!</text:p>
          </table:table-cell>
          <table:table-cell table:formula="of:= AVERAGE([.X151:.X153])" office:value-type="string" office:string-value="" calcext:value-type="error">
            <text:p>#DIV/0!</text:p>
          </table:table-cell>
          <table:table-cell table:formula="of:= AVERAGE([.X150:.X154])" office:value-type="string" office:string-value="" calcext:value-type="error">
            <text:p>#DIV/0!</text:p>
          </table:table-cell>
          <table:table-cell table:formula="of:= AVERAGE([.X149:.X15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31" calcext:value-type="date">
            <text:p>31.12.2021</text:p>
          </table:table-cell>
          <table:table-cell/>
          <table:table-cell table:formula="of:= [.D152] + [.C153]" office:value-type="float" office:value="1720135" calcext:value-type="float">
            <text:p>1 720 135</text:p>
          </table:table-cell>
          <table:table-cell table:number-columns-repeated="2"/>
          <table:table-cell table:style-name="ce5" table:formula="of:= [.G152] + [.F153]" office:value-type="float" office:value="83492" calcext:value-type="float">
            <text:p>83 492</text:p>
          </table:table-cell>
          <table:table-cell table:style-name="ce5"/>
          <table:table-cell table:formula="of:= [.I152] + [.H153]" office:value-type="float" office:value="487505" calcext:value-type="float">
            <text:p>487 505</text:p>
          </table:table-cell>
          <table:table-cell table:formula="of:= [.H153] / [.F153]" office:value-type="string" office:string-value="" calcext:value-type="error">
            <text:p>#DIV/0!</text:p>
          </table:table-cell>
          <table:table-cell table:formula="of:= SUM([.H152:.H154]) / SUM([.F152:.F154])" office:value-type="string" office:string-value="" calcext:value-type="error">
            <text:p>#DIV/0!</text:p>
          </table:table-cell>
          <table:table-cell table:formula="of:= SUM([.H151:.H155]) / SUM([.F151:.F155])" office:value-type="string" office:string-value="" calcext:value-type="error">
            <text:p>#DIV/0!</text:p>
          </table:table-cell>
          <table:table-cell table:formula="of:= SUM([.H150:.H156]) / SUM([.F150:.F156])" office:value-type="string" office:string-value="" calcext:value-type="error">
            <text:p>#DIV/0!</text:p>
          </table:table-cell>
          <table:table-cell table:formula="of:=AVERAGE([.F152:.F154])" office:value-type="string" office:string-value="" calcext:value-type="error">
            <text:p>#DIV/0!</text:p>
          </table:table-cell>
          <table:table-cell table:formula="of:=AVERAGE([.F151:.F155])" office:value-type="string" office:string-value="" calcext:value-type="error">
            <text:p>#DIV/0!</text:p>
          </table:table-cell>
          <table:table-cell table:formula="of:=AVERAGE([.F150:.F156])" office:value-type="string" office:string-value="" calcext:value-type="error">
            <text:p>#DIV/0!</text:p>
          </table:table-cell>
          <table:table-cell table:formula="of:=AVERAGE([.H152:.H154])" office:value-type="string" office:string-value="" calcext:value-type="error">
            <text:p>#DIV/0!</text:p>
          </table:table-cell>
          <table:table-cell table:formula="of:=AVERAGE([.H151:.H155])" office:value-type="string" office:string-value="" calcext:value-type="error">
            <text:p>#DIV/0!</text:p>
          </table:table-cell>
          <table:table-cell table:formula="of:=AVERAGE([.H150:.H156])" office:value-type="string" office:string-value="" calcext:value-type="error">
            <text:p>#DIV/0!</text:p>
          </table:table-cell>
          <table:table-cell table:formula="of:= SUM([.F150:.F156]) / SUM([.F145:.F151])" office:value-type="string" office:string-value="" calcext:value-type="error">
            <text:p>#DIV/0!</text:p>
          </table:table-cell>
          <table:table-cell table:formula="of:= AVERAGE([.T152:.T154])" office:value-type="string" office:string-value="" calcext:value-type="error">
            <text:p>#DIV/0!</text:p>
          </table:table-cell>
          <table:table-cell table:formula="of:= AVERAGE([.T151:.T155])" office:value-type="string" office:string-value="" calcext:value-type="error">
            <text:p>#DIV/0!</text:p>
          </table:table-cell>
          <table:table-cell table:formula="of:= AVERAGE([.T150:.T156])" office:value-type="string" office:string-value="" calcext:value-type="error">
            <text:p>#DIV/0!</text:p>
          </table:table-cell>
          <table:table-cell table:formula="of:= SUM([.H150:.H156]) / SUM([.H145:.H151])" office:value-type="string" office:string-value="" calcext:value-type="error">
            <text:p>#DIV/0!</text:p>
          </table:table-cell>
          <table:table-cell table:formula="of:= AVERAGE([.X152:.X154])" office:value-type="string" office:string-value="" calcext:value-type="error">
            <text:p>#DIV/0!</text:p>
          </table:table-cell>
          <table:table-cell table:formula="of:= AVERAGE([.X151:.X155])" office:value-type="string" office:string-value="" calcext:value-type="error">
            <text:p>#DIV/0!</text:p>
          </table:table-cell>
          <table:table-cell table:formula="of:= AVERAGE([.X150:.X156])" office:value-type="string" office:string-value="" calcext:value-type="error">
            <text:p>#DIV/0!</text:p>
          </table:table-cell>
        </table:table-row>
      </table:table>
      <table:table table:name="charts" table:style-name="ta1">
        <table:shapes>
          <draw:frame draw:z-index="0" draw:style-name="gr1" draw:text-style-name="P1" svg:width="270mm" svg:height="89.9mm" svg:x="0mm" svg:y="401.87mm">
            <draw:object draw:notify-on-update-of-ranges="'daily-stats'.B15:'daily-stats'.B100 'daily-stats'.X1:'daily-stats'.X1 'daily-stats'.X15:'daily-stats'.X100 'daily-stats'.Y1:'daily-stats'.Y1 'daily-stats'.Y15:'daily-stats'.Y100 'daily-stats'.Z1:'daily-stats'.Z1 'daily-stats'.Z15:'daily-stats'.Z100 'daily-stats'.AA1:'daily-stats'.AA1 'daily-stats'.AA15:'daily-stats'.AA10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270mm" svg:height="89.9mm" svg:x="0mm" svg:y="302.54mm">
            <draw:object draw:notify-on-update-of-ranges="'daily-stats'.B15:'daily-stats'.B100 'daily-stats'.T1:'daily-stats'.T1 'daily-stats'.T15:'daily-stats'.T100 'daily-stats'.U1:'daily-stats'.U1 'daily-stats'.U15:'daily-stats'.U100 'daily-stats'.V1:'daily-stats'.V1 'daily-stats'.V15:'daily-stats'.V100 'daily-stats'.W1:'daily-stats'.W1 'daily-stats'.W15:'daily-stats'.W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270mm" svg:height="89.9mm" svg:x="0mm" svg:y="203.2mm">
            <draw:object draw:notify-on-update-of-ranges="'daily-stats'.B15:'daily-stats'.B100 'daily-stats'.H1:'daily-stats'.H1 'daily-stats'.H15:'daily-stats'.H100 'daily-stats'.Q1:'daily-stats'.Q1 'daily-stats'.Q15:'daily-stats'.Q100 'daily-stats'.R1:'daily-stats'.R1 'daily-stats'.R15:'daily-stats'.R100 'daily-stats'.S1:'daily-stats'.S1 'daily-stats'.S15:'daily-stats'.S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270mm" svg:height="89.9mm" svg:x="0mm" svg:y="103.85mm">
            <draw:object draw:notify-on-update-of-ranges="'daily-stats'.B15:'daily-stats'.B100 'daily-stats'.F1:'daily-stats'.F1 'daily-stats'.F15:'daily-stats'.F100 'daily-stats'.N1:'daily-stats'.N1 'daily-stats'.N15:'daily-stats'.N100 'daily-stats'.O1:'daily-stats'.O1 'daily-stats'.O15:'daily-stats'.O100 'daily-stats'.P1:'daily-stats'.P1 'daily-stats'.P15:'daily-stats'.P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4" draw:style-name="gr1" draw:text-style-name="P1" svg:width="270mm" svg:height="89.9mm" svg:x="0mm" svg:y="4.52mm">
            <draw:object draw:notify-on-update-of-ranges="'daily-stats'.B15:'daily-stats'.B100 'daily-stats'.J1:'daily-stats'.J1 'daily-stats'.J15:'daily-stats'.J100 'daily-stats'.K1:'daily-stats'.K1 'daily-stats'.K15:'daily-stats'.K100 'daily-stats'.L1:'daily-stats'.L1 'daily-stats'.L15:'daily-stats'.L100 'daily-stats'.M1:'daily-stats'.M1 'daily-stats'.M15:'daily-stats'.M10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33">
      <number:number number:decimal-places="6" loext:min-decimal-places="6" number:min-integer-digits="1" number:grouping="true"/>
    </number:number-style>
    <number:number-style style:name="N134">
      <number:number number:decimal-places="3" loext:min-decimal-places="3" number:min-integer-digits="1" number:grouping="true"/>
    </number:number-style>
    <number:number-style style:name="N135">
      <number:number number:decimal-places="4" loext:min-decimal-places="4" number:min-integer-digits="1" number:grouping="true"/>
    </number:number-style>
    <number:currency-style style:name="N137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7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7P0"/>
    </number:currency-style>
    <number:currency-style style:name="N139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9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9P0"/>
    </number:currency-style>
    <number:currency-style style:name="N140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40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40P0"/>
    </number:currency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41P0"/>
    </number:currency-style>
    <number:currency-style style:name="N14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4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43P0"/>
    </number:currency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8">00.00.0000</text:date>, <text:time style:data-style-name="N2" text:time-value="16:17:36.4434530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11-08T11:12:58.469111320</dc:date>
    <meta:editing-duration>P59DT20H37M2S</meta:editing-duration>
    <meta:editing-cycles>113</meta:editing-cycles>
    <meta:generator>LibreOffice/6.0.7.3$Linux_X86_64 LibreOffice_project/00m0$Build-3</meta:generator>
    <meta:document-statistic meta:table-count="2" meta:cell-count="3282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491cm" svg:y="0.398cm" style:legend-expansion="custom" chartooo:width="6.579cm" chartooo:height="2.099cm" style:legend-expansion-aspect-ratio="3.13434969032873" chart:style-name="ch2"/>
        <chart:plot-area chart:style-name="ch3" table:cell-range-address="'daily-stats'.B15:'daily-stats'.B100 'daily-stats'.F1:'daily-stats'.F1 'daily-stats'.F15:'daily-stats'.F100 'daily-stats'.N1:'daily-stats'.P1 'daily-stats'.N15:'daily-stats'.P100" chart:data-source-has-labels="both" svg:x="0.54cm" svg:y="0.179cm" svg:width="25.921cm" svg:height="8.633cm">
          <chartooo:coordinate-region svg:x="1.488cm" svg:y="0.379cm" svg:width="24.311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F15:'daily-stats'.F100" chart:label-cell-address="'daily-stats'.F1:'daily-stats'.F1" chart:class="chart:line">
            <chart:data-point chart:repeated="86"/>
          </chart:series>
          <chart:series chart:style-name="ch8" chart:values-cell-range-address="'daily-stats'.N15:'daily-stats'.N100" chart:label-cell-address="'daily-stats'.N1:'daily-stats'.N1" chart:class="chart:line">
            <chart:data-point chart:repeated="86"/>
          </chart:series>
          <chart:series chart:style-name="ch9" chart:values-cell-range-address="'daily-stats'.O15:'daily-stats'.O100" chart:label-cell-address="'daily-stats'.O1:'daily-stats'.O1" chart:class="chart:line">
            <chart:data-point chart:repeated="86"/>
          </chart:series>
          <chart:series chart:style-name="ch10" chart:values-cell-range-address="'daily-stats'.P15:'daily-stats'.P100" chart:label-cell-address="'daily-stats'.P1:'daily-stats'.P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Sent</text:p>
                <draw:g>
                  <svg:desc>'daily-stats'.F1:'daily-stats'.F1</svg:desc>
                </draw:g>
              </table:table-cell>
              <table:table-cell office:value-type="string">
                <text:p>3d-Rolling avg of Daily Sent-WN</text:p>
                <draw:g>
                  <svg:desc>'daily-stats'.N1:'daily-stats'.N1</svg:desc>
                </draw:g>
              </table:table-cell>
              <table:table-cell office:value-type="string">
                <text:p>5d-Rolling avg of Daily Sent-WN</text:p>
                <draw:g>
                  <svg:desc>'daily-stats'.O1:'daily-stats'.O1</svg:desc>
                </draw:g>
              </table:table-cell>
              <table:table-cell office:value-type="string">
                <text:p>7d-Rolling avg of Daily Sent-WN</text:p>
                <draw:g>
                  <svg:desc>'daily-stats'.P1:'daily-stats'.P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F15:'daily-stats'.F100</svg:desc>
                </draw:g>
              </table:table-cell>
              <table:table-cell office:value-type="float" office:value="NaN">
                <text:p>NaN</text:p>
                <draw:g>
                  <svg:desc>'daily-stats'.N15:'daily-stats'.N100</svg:desc>
                </draw:g>
              </table:table-cell>
              <table:table-cell office:value-type="float" office:value="NaN">
                <text:p>NaN</text:p>
                <draw:g>
                  <svg:desc>'daily-stats'.O15:'daily-stats'.O100</svg:desc>
                </draw:g>
              </table:table-cell>
              <table:table-cell office:value-type="float" office:value="NaN">
                <text:p>NaN</text:p>
                <draw:g>
                  <svg:desc>'daily-stats'.P15:'daily-stats'.P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4">
                <text:p>4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1">
                <text:p>1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">
                <text:p>3</text:p>
              </table:table-cell>
              <table:table-cell office:value-type="float" office:value="3.16666666666667">
                <text:p>3.16666666666667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8">
                <text:p>2.8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42857142857143">
                <text:p>3.4285714285714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3">
                <text:p>3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.8">
                <text:p>3.8</text:p>
              </table:table-cell>
              <table:table-cell office:value-type="float" office:value="3.85714285714286">
                <text:p>3.85714285714286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5">
                <text:p>5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8">
                <text:p>5.8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1">
                <text:p>11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8">
                <text:p>5.8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3">
                <text:p>3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5">
                <text:p>5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5.4">
                <text:p>5.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">
                <text:p>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6">
                <text:p>5.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57142857142857">
                <text:p>5.57142857142857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6">
                <text:p>6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6.2">
                <text:p>6.2</text:p>
              </table:table-cell>
              <table:table-cell office:value-type="float" office:value="5.42857142857143">
                <text:p>5.4285714285714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8">
                <text:p>8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4.4">
                <text:p>4.4</text:p>
              </table:table-cell>
              <table:table-cell office:value-type="float" office:value="4.71428571428571">
                <text:p>4.71428571428571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">
                <text:p>2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3.6">
                <text:p>3.6</text:p>
              </table:table-cell>
              <table:table-cell office:value-type="float" office:value="4.57142857142857">
                <text:p>4.57142857142857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1">
                <text:p>1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4.2">
                <text:p>4.2</text:p>
              </table:table-cell>
              <table:table-cell office:value-type="float" office:value="4.57142857142857">
                <text:p>4.57142857142857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1">
                <text:p>1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3.6">
                <text:p>3.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5.4">
                <text:p>5.4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5">
                <text:p>5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6.2">
                <text:p>6.2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6.4">
                <text:p>6.4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.8">
                <text:p>4.8</text:p>
              </table:table-cell>
              <table:table-cell office:value-type="float" office:value="6.14285714285714">
                <text:p>6.14285714285714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">
                <text:p>2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5.8">
                <text:p>5.8</text:p>
              </table:table-cell>
              <table:table-cell office:value-type="float" office:value="6.57142857142857">
                <text:p>6.57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">
                <text:p>1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6">
                <text:p>6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0">
                <text:p>10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6.2">
                <text:p>6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2">
                <text:p>12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7">
                <text:p>7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.8">
                <text:p>8.8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">
                <text:p>6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8.8">
                <text:p>8.8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0">
                <text:p>10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7.2">
                <text:p>7.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.6">
                <text:p>7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4">
                <text:p>4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7.4">
                <text:p>7.4</text:p>
              </table:table-cell>
              <table:table-cell office:value-type="float" office:value="7.14285714285714">
                <text:p>7.14285714285714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8">
                <text:p>8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6.8">
                <text:p>6.8</text:p>
              </table:table-cell>
              <table:table-cell office:value-type="float" office:value="8.71428571428571">
                <text:p>8.71428571428571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5">
                <text:p>5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8.2">
                <text:p>8.2</text:p>
              </table:table-cell>
              <table:table-cell office:value-type="float" office:value="8.42857142857143">
                <text:p>8.42857142857143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7">
                <text:p>7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9">
                <text:p>9</text:p>
              </table:table-cell>
              <table:table-cell office:value-type="float" office:value="8.14285714285714">
                <text:p>8.14285714285714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7">
                <text:p>17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9">
                <text:p>9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.57142857142857">
                <text:p>9.5714285714285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1.8571428571429">
                <text:p>11.8571428571429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1.8">
                <text:p>11.8</text:p>
              </table:table-cell>
              <table:table-cell office:value-type="float" office:value="12.7142857142857">
                <text:p>12.7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7">
                <text:p>17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2.8">
                <text:p>12.8</text:p>
              </table:table-cell>
              <table:table-cell office:value-type="float" office:value="13.4285714285714">
                <text:p>13.4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15.6">
                <text:p>15.6</text:p>
              </table:table-cell>
              <table:table-cell office:value-type="float" office:value="14.2857142857143">
                <text:p>14.2857142857143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3">
                <text:p>13</text:p>
              </table:table-cell>
              <table:table-cell office:value-type="float" office:value="18.6666666666667">
                <text:p>18.6666666666667</text:p>
              </table:table-cell>
              <table:table-cell office:value-type="float" office:value="17.4">
                <text:p>17.4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22">
                <text:p>22</text:p>
              </table:table-cell>
              <table:table-cell office:value-type="float" office:value="16.3333333333333">
                <text:p>16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4.8571428571429">
                <text:p>14.8571428571429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4">
                <text:p>14</text:p>
              </table:table-cell>
              <table:table-cell office:value-type="float" office:value="15.6666666666667">
                <text:p>15.6666666666667</text:p>
              </table:table-cell>
              <table:table-cell office:value-type="float" office:value="13.2">
                <text:p>13.2</text:p>
              </table:table-cell>
              <table:table-cell office:value-type="float" office:value="14.1428571428571">
                <text:p>14.142857142857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1">
                <text:p>11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13">
                <text:p>13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6">
                <text:p>6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3.6">
                <text:p>13.6</text:p>
              </table:table-cell>
              <table:table-cell office:value-type="float" office:value="17.5714285714286">
                <text:p>17.571428571428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2">
                <text:p>12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7.4">
                <text:p>17.4</text:p>
              </table:table-cell>
              <table:table-cell office:value-type="float" office:value="15.1428571428571">
                <text:p>15.1428571428571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25">
                <text:p>25</text:p>
              </table:table-cell>
              <table:table-cell office:value-type="float" office:value="23.3333333333333">
                <text:p>23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3">
                <text:p>33</text:p>
              </table:table-cell>
              <table:table-cell office:value-type="float" office:value="21">
                <text:p>21</text:p>
              </table:table-cell>
              <table:table-cell office:value-type="float" office:value="21.8">
                <text:p>21.8</text:p>
              </table:table-cell>
              <table:table-cell office:value-type="float" office:value="18.4285714285714">
                <text:p>18.4285714285714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22.2">
                <text:p>22.2</text:p>
              </table:table-cell>
              <table:table-cell office:value-type="float" office:value="19.4285714285714">
                <text:p>19.428571428571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4">
                <text:p>34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19.8">
                <text:p>19.8</text:p>
              </table:table-cell>
              <table:table-cell office:value-type="float" office:value="24.5714285714286">
                <text:p>24.5714285714286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4">
                <text:p>14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22.8">
                <text:p>22.8</text:p>
              </table:table-cell>
              <table:table-cell office:value-type="float" office:value="27.7142857142857">
                <text:p>27.714285714285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31.2">
                <text:p>31.2</text:p>
              </table:table-cell>
              <table:table-cell office:value-type="float" office:value="31.5714285714286">
                <text:p>31.571428571428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48">
                <text:p>48</text:p>
              </table:table-cell>
              <table:table-cell office:value-type="float" office:value="36">
                <text:p>36</text:p>
              </table:table-cell>
              <table:table-cell office:value-type="float" office:value="36.4">
                <text:p>36.4</text:p>
              </table:table-cell>
              <table:table-cell office:value-type="float" office:value="40.1428571428571">
                <text:p>40.142857142857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47">
                <text:p>47</text:p>
              </table:table-cell>
              <table:table-cell office:value-type="float" office:value="51.6666666666667">
                <text:p>51.6666666666667</text:p>
              </table:table-cell>
              <table:table-cell office:value-type="float" office:value="46.6">
                <text:p>46.6</text:p>
              </table:table-cell>
              <table:table-cell office:value-type="float" office:value="47.4285714285714">
                <text:p>47.4285714285714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60">
                <text:p>60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1">
                <text:p>61</text:p>
              </table:table-cell>
              <table:table-cell office:value-type="float" office:value="53.1428571428572">
                <text:p>53.1428571428572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62.2">
                <text:p>62.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85">
                <text:p>85</text:p>
              </table:table-cell>
              <table:table-cell office:value-type="float" office:value="68">
                <text:p>68</text:p>
              </table:table-cell>
              <table:table-cell office:value-type="float" office:value="59.4">
                <text:p>59.4</text:p>
              </table:table-cell>
              <table:table-cell office:value-type="float" office:value="59.8571428571429">
                <text:p>59.8571428571429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54">
                <text:p>54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2.4">
                <text:p>62.4</text:p>
              </table:table-cell>
              <table:table-cell office:value-type="float" office:value="69.4285714285714">
                <text:p>69.428571428571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33">
                <text:p>33</text:p>
              </table:table-cell>
              <table:table-cell office:value-type="float" office:value="54">
                <text:p>54</text:p>
              </table:table-cell>
              <table:table-cell office:value-type="float" office:value="72.2">
                <text:p>72.2</text:p>
              </table:table-cell>
              <table:table-cell office:value-type="float" office:value="74.7142857142857">
                <text:p>74.7142857142857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4.6">
                <text:p>74.6</text:p>
              </table:table-cell>
              <table:table-cell office:value-type="float" office:value="71.1428571428571">
                <text:p>71.1428571428571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14">
                <text:p>114</text:p>
              </table:table-cell>
              <table:table-cell office:value-type="float" office:value="95.3333333333333">
                <text:p>95.3333333333333</text:p>
              </table:table-cell>
              <table:table-cell office:value-type="float" office:value="71.8">
                <text:p>71.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97">
                <text:p>97</text:p>
              </table:table-cell>
              <table:table-cell office:value-type="float" office:value="83.6666666666667">
                <text:p>83.6666666666667</text:p>
              </table:table-cell>
              <table:table-cell office:value-type="float" office:value="68">
                <text:p>68</text:p>
              </table:table-cell>
              <table:table-cell office:value-type="float" office:value="53.2857142857143">
                <text:p>53.2857142857143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40">
                <text:p>40</text:p>
              </table:table-cell>
              <table:table-cell office:value-type="float" office:value="50.3333333333333">
                <text:p>50.3333333333333</text:p>
              </table:table-cell>
              <table:table-cell office:value-type="float" office:value="53">
                <text:p>53</text:p>
              </table:table-cell>
              <table:table-cell office:value-type="float" office:value="48.5714285714286">
                <text:p>48.5714285714286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30.2">
                <text:p>30.2</text:p>
              </table:table-cell>
              <table:table-cell office:value-type="float" office:value="37.8571428571429">
                <text:p>37.8571428571429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">
                <text:p>0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0.8">
                <text:p>10.8</text:p>
              </table:table-cell>
              <table:table-cell office:value-type="float" office:value="21.5714285714286">
                <text:p>21.5714285714286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8">
                <text:p>2.8</text:p>
              </table:table-cell>
              <table:table-cell office:value-type="float" office:value="7.71428571428571">
                <text:p>7.71428571428571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316cm" svg:y="0.398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H1:'daily-stats'.H1 'daily-stats'.H15:'daily-stats'.H100 'daily-stats'.Q1:'daily-stats'.S1 'daily-stats'.Q15:'daily-stats'.S100" chart:data-source-has-labels="both" svg:x="0.54cm" svg:y="0.179cm" svg:width="25.921cm" svg:height="8.633cm">
          <chartooo:coordinate-region svg:x="1.986cm" svg:y="0.379cm" svg:width="24.004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H15:'daily-stats'.H100" chart:label-cell-address="'daily-stats'.H1:'daily-stats'.H1" chart:class="chart:line">
            <chart:data-point chart:repeated="86"/>
          </chart:series>
          <chart:series chart:style-name="ch8" chart:values-cell-range-address="'daily-stats'.Q15:'daily-stats'.Q100" chart:label-cell-address="'daily-stats'.Q1:'daily-stats'.Q1" chart:class="chart:line">
            <chart:data-point chart:repeated="86"/>
          </chart:series>
          <chart:series chart:style-name="ch9" chart:values-cell-range-address="'daily-stats'.R15:'daily-stats'.R100" chart:label-cell-address="'daily-stats'.R1:'daily-stats'.R1" chart:class="chart:line">
            <chart:data-point chart:repeated="86"/>
          </chart:series>
          <chart:series chart:style-name="ch10" chart:values-cell-range-address="'daily-stats'.S15:'daily-stats'.S100" chart:label-cell-address="'daily-stats'.S1:'daily-stats'.S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Received</text:p>
                <draw:g>
                  <svg:desc>'daily-stats'.H1:'daily-stats'.H1</svg:desc>
                </draw:g>
              </table:table-cell>
              <table:table-cell office:value-type="string">
                <text:p>3d-Rolling avg of Daily Received-WN</text:p>
                <draw:g>
                  <svg:desc>'daily-stats'.Q1:'daily-stats'.Q1</svg:desc>
                </draw:g>
              </table:table-cell>
              <table:table-cell office:value-type="string">
                <text:p>5d-Rolling avg of Daily Received-WN</text:p>
                <draw:g>
                  <svg:desc>'daily-stats'.R1:'daily-stats'.R1</svg:desc>
                </draw:g>
              </table:table-cell>
              <table:table-cell office:value-type="string">
                <text:p>7d-Rolling avg of Daily Received-WN</text:p>
                <draw:g>
                  <svg:desc>'daily-stats'.S1:'daily-stats'.S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H15:'daily-stats'.H100</svg:desc>
                </draw:g>
              </table:table-cell>
              <table:table-cell office:value-type="float" office:value="NaN">
                <text:p>NaN</text:p>
                <draw:g>
                  <svg:desc>'daily-stats'.Q15:'daily-stats'.Q100</svg:desc>
                </draw:g>
              </table:table-cell>
              <table:table-cell office:value-type="float" office:value="NaN">
                <text:p>NaN</text:p>
                <draw:g>
                  <svg:desc>'daily-stats'.R15:'daily-stats'.R100</svg:desc>
                </draw:g>
              </table:table-cell>
              <table:table-cell office:value-type="float" office:value="NaN">
                <text:p>NaN</text:p>
                <draw:g>
                  <svg:desc>'daily-stats'.S15:'daily-stats'.S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572">
                <text:p>572</text:p>
              </table:table-cell>
              <table:table-cell office:value-type="float" office:value="546.5">
                <text:p>546.5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521">
                <text:p>521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566.333333333333">
                <text:p>566.333333333333</text:p>
              </table:table-cell>
              <table:table-cell office:value-type="float" office:value="564">
                <text:p>564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665">
                <text:p>665</text:p>
              </table:table-cell>
              <table:table-cell office:value-type="float" office:value="575.666666666667">
                <text:p>575.666666666667</text:p>
              </table:table-cell>
              <table:table-cell office:value-type="float" office:value="556.4">
                <text:p>556.4</text:p>
              </table:table-cell>
              <table:table-cell office:value-type="float" office:value="559.714285714286">
                <text:p>559.714285714286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549">
                <text:p>549</text:p>
              </table:table-cell>
              <table:table-cell office:value-type="float" office:value="582.666666666667">
                <text:p>582.666666666667</text:p>
              </table:table-cell>
              <table:table-cell office:value-type="float" office:value="565">
                <text:p>565</text:p>
              </table:table-cell>
              <table:table-cell office:value-type="float" office:value="558.714285714286">
                <text:p>558.714285714286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534">
                <text:p>534</text:p>
              </table:table-cell>
              <table:table-cell office:value-type="float" office:value="549">
                <text:p>549</text:p>
              </table:table-cell>
              <table:table-cell office:value-type="float" office:value="575.4">
                <text:p>575.4</text:p>
              </table:table-cell>
              <table:table-cell office:value-type="float" office:value="559.571428571429">
                <text:p>559.571428571429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564">
                <text:p>564</text:p>
              </table:table-cell>
              <table:table-cell office:value-type="float" office:value="554.333333333333">
                <text:p>554.333333333333</text:p>
              </table:table-cell>
              <table:table-cell office:value-type="float" office:value="547.8">
                <text:p>547.8</text:p>
              </table:table-cell>
              <table:table-cell office:value-type="float" office:value="554.142857142857">
                <text:p>554.142857142857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565">
                <text:p>565</text:p>
              </table:table-cell>
              <table:table-cell office:value-type="float" office:value="552">
                <text:p>552</text:p>
              </table:table-cell>
              <table:table-cell office:value-type="float" office:value="533">
                <text:p>533</text:p>
              </table:table-cell>
              <table:table-cell office:value-type="float" office:value="521.571428571429">
                <text:p>521.571428571429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527">
                <text:p>527</text:p>
              </table:table-cell>
              <table:table-cell office:value-type="float" office:value="522.333333333333">
                <text:p>522.333333333333</text:p>
              </table:table-cell>
              <table:table-cell office:value-type="float" office:value="513.6">
                <text:p>513.6</text:p>
              </table:table-cell>
              <table:table-cell office:value-type="float" office:value="507.285714285714">
                <text:p>507.285714285714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475">
                <text:p>475</text:p>
              </table:table-cell>
              <table:table-cell office:value-type="float" office:value="479.666666666667">
                <text:p>479.666666666667</text:p>
              </table:table-cell>
              <table:table-cell office:value-type="float" office:value="490.6">
                <text:p>490.6</text:p>
              </table:table-cell>
              <table:table-cell office:value-type="float" office:value="494.428571428572">
                <text:p>494.428571428572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437">
                <text:p>437</text:p>
              </table:table-cell>
              <table:table-cell office:value-type="float" office:value="453.666666666667">
                <text:p>453.666666666667</text:p>
              </table:table-cell>
              <table:table-cell office:value-type="float" office:value="466.4">
                <text:p>466.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449">
                <text:p>449</text:p>
              </table:table-cell>
              <table:table-cell office:value-type="float" office:value="443.333333333333">
                <text:p>443.333333333333</text:p>
              </table:table-cell>
              <table:table-cell office:value-type="float" office:value="473.2">
                <text:p>473.2</text:p>
              </table:table-cell>
              <table:table-cell office:value-type="float" office:value="485.428571428571">
                <text:p>485.428571428571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444">
                <text:p>444</text:p>
              </table:table-cell>
              <table:table-cell office:value-type="float" office:value="484.666666666667">
                <text:p>484.666666666667</text:p>
              </table:table-cell>
              <table:table-cell office:value-type="float" office:value="479.2">
                <text:p>479.2</text:p>
              </table:table-cell>
              <table:table-cell office:value-type="float" office:value="479.571428571429">
                <text:p>479.571428571429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61">
                <text:p>561</text:p>
              </table:table-cell>
              <table:table-cell office:value-type="float" office:value="503.333333333333">
                <text:p>503.333333333333</text:p>
              </table:table-cell>
              <table:table-cell office:value-type="float" office:value="489">
                <text:p>489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505">
                <text:p>505</text:p>
              </table:table-cell>
              <table:table-cell office:value-type="float" office:value="517.333333333333">
                <text:p>517.333333333333</text:p>
              </table:table-cell>
              <table:table-cell office:value-type="float" office:value="483.6">
                <text:p>483.6</text:p>
              </table:table-cell>
              <table:table-cell office:value-type="float" office:value="479.428571428571">
                <text:p>479.428571428571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486">
                <text:p>486</text:p>
              </table:table-cell>
              <table:table-cell office:value-type="float" office:value="471">
                <text:p>471</text:p>
              </table:table-cell>
              <table:table-cell office:value-type="float" office:value="492.6">
                <text:p>492.6</text:p>
              </table:table-cell>
              <table:table-cell office:value-type="float" office:value="489.571428571429">
                <text:p>489.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422">
                <text:p>422</text:p>
              </table:table-cell>
              <table:table-cell office:value-type="float" office:value="465.666666666667">
                <text:p>465.666666666667</text:p>
              </table:table-cell>
              <table:table-cell office:value-type="float" office:value="484.4">
                <text:p>484.4</text:p>
              </table:table-cell>
              <table:table-cell office:value-type="float" office:value="498.714285714286">
                <text:p>498.7142857142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489">
                <text:p>489</text:p>
              </table:table-cell>
              <table:table-cell office:value-type="float" office:value="477">
                <text:p>477</text:p>
              </table:table-cell>
              <table:table-cell office:value-type="float" office:value="485">
                <text:p>485</text:p>
              </table:table-cell>
              <table:table-cell office:value-type="float" office:value="501.857142857143">
                <text:p>501.857142857143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520">
                <text:p>520</text:p>
              </table:table-cell>
              <table:table-cell office:value-type="float" office:value="505.666666666667">
                <text:p>505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505.428571428571">
                <text:p>505.428571428571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8">
                <text:p>508</text:p>
              </table:table-cell>
              <table:table-cell office:value-type="float" office:value="537">
                <text:p>537</text:p>
              </table:table-cell>
              <table:table-cell office:value-type="float" office:value="526">
                <text:p>526</text:p>
              </table:table-cell>
              <table:table-cell office:value-type="float" office:value="504.857142857143">
                <text:p>504.85714285714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83">
                <text:p>583</text:p>
              </table:table-cell>
              <table:table-cell office:value-type="float" office:value="540.333333333333">
                <text:p>540.333333333333</text:p>
              </table:table-cell>
              <table:table-cell office:value-type="float" office:value="524.6">
                <text:p>524.6</text:p>
              </table:table-cell>
              <table:table-cell office:value-type="float" office:value="504.428571428571">
                <text:p>504.428571428571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530">
                <text:p>530</text:p>
              </table:table-cell>
              <table:table-cell office:value-type="float" office:value="531.666666666667">
                <text:p>531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482">
                <text:p>482</text:p>
              </table:table-cell>
              <table:table-cell office:value-type="float" office:value="477">
                <text:p>477</text:p>
              </table:table-cell>
              <table:table-cell office:value-type="float" office:value="484.6">
                <text:p>484.6</text:p>
              </table:table-cell>
              <table:table-cell office:value-type="float" office:value="478.142857142857">
                <text:p>478.142857142857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419">
                <text:p>419</text:p>
              </table:table-cell>
              <table:table-cell office:value-type="float" office:value="436.666666666667">
                <text:p>436.666666666667</text:p>
              </table:table-cell>
              <table:table-cell office:value-type="float" office:value="451.2">
                <text:p>451.2</text:p>
              </table:table-cell>
              <table:table-cell office:value-type="float" office:value="469.428571428572">
                <text:p>469.42857142857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414.666666666667">
                <text:p>414.666666666667</text:p>
              </table:table-cell>
              <table:table-cell office:value-type="float" office:value="434.6">
                <text:p>434.6</text:p>
              </table:table-cell>
              <table:table-cell office:value-type="float" office:value="454.142857142857">
                <text:p>454.142857142857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16">
                <text:p>416</text:p>
              </table:table-cell>
              <table:table-cell office:value-type="float" office:value="424">
                <text:p>424</text:p>
              </table:table-cell>
              <table:table-cell office:value-type="float" office:value="433.4">
                <text:p>433.4</text:p>
              </table:table-cell>
              <table:table-cell office:value-type="float" office:value="451.714285714286">
                <text:p>451.714285714286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47">
                <text:p>447</text:p>
              </table:table-cell>
              <table:table-cell office:value-type="float" office:value="446.333333333333">
                <text:p>446.333333333333</text:p>
              </table:table-cell>
              <table:table-cell office:value-type="float" office:value="452.2">
                <text:p>452.2</text:p>
              </table:table-cell>
              <table:table-cell office:value-type="float" office:value="461.285714285714">
                <text:p>461.285714285714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476">
                <text:p>476</text:p>
              </table:table-cell>
              <table:table-cell office:value-type="float" office:value="478.666666666667">
                <text:p>478.666666666667</text:p>
              </table:table-cell>
              <table:table-cell office:value-type="float" office:value="480.2">
                <text:p>480.2</text:p>
              </table:table-cell>
              <table:table-cell office:value-type="float" office:value="465.571428571429">
                <text:p>465.571428571429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513">
                <text:p>513</text:p>
              </table:table-cell>
              <table:table-cell office:value-type="float" office:value="512.666666666667">
                <text:p>512.666666666667</text:p>
              </table:table-cell>
              <table:table-cell office:value-type="float" office:value="486.8">
                <text:p>486.8</text:p>
              </table:table-cell>
              <table:table-cell office:value-type="float" office:value="470.428571428571">
                <text:p>470.428571428571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49">
                <text:p>549</text:p>
              </table:table-cell>
              <table:table-cell office:value-type="float" office:value="503.666666666667">
                <text:p>503.666666666667</text:p>
              </table:table-cell>
              <table:table-cell office:value-type="float" office:value="486">
                <text:p>486</text:p>
              </table:table-cell>
              <table:table-cell office:value-type="float" office:value="472.714285714286">
                <text:p>472.714285714286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449">
                <text:p>449</text:p>
              </table:table-cell>
              <table:table-cell office:value-type="float" office:value="480.333333333333">
                <text:p>480.333333333333</text:p>
              </table:table-cell>
              <table:table-cell office:value-type="float" office:value="477.2">
                <text:p>477.2</text:p>
              </table:table-cell>
              <table:table-cell office:value-type="float" office:value="486.142857142857">
                <text:p>486.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441.333333333333">
                <text:p>441.333333333333</text:p>
              </table:table-cell>
              <table:table-cell office:value-type="float" office:value="482.8">
                <text:p>482.8</text:p>
              </table:table-cell>
              <table:table-cell office:value-type="float" office:value="507.142857142857">
                <text:p>507.14285714285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2">
                <text:p>432</text:p>
              </table:table-cell>
              <table:table-cell office:value-type="float" office:value="472">
                <text:p>472</text:p>
              </table:table-cell>
              <table:table-cell office:value-type="float" office:value="497.6">
                <text:p>497.6</text:p>
              </table:table-cell>
              <table:table-cell office:value-type="float" office:value="519.571428571429">
                <text:p>519.571428571429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541">
                <text:p>541</text:p>
              </table:table-cell>
              <table:table-cell office:value-type="float" office:value="532">
                <text:p>532</text:p>
              </table:table-cell>
              <table:table-cell office:value-type="float" office:value="527.8">
                <text:p>527.8</text:p>
              </table:table-cell>
              <table:table-cell office:value-type="float" office:value="537.428571428571">
                <text:p>537.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23">
                <text:p>623</text:p>
              </table:table-cell>
              <table:table-cell office:value-type="float" office:value="588">
                <text:p>588</text:p>
              </table:table-cell>
              <table:table-cell office:value-type="float" office:value="574">
                <text:p>574</text:p>
              </table:table-cell>
              <table:table-cell office:value-type="float" office:value="564.857142857143">
                <text:p>564.857142857143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00">
                <text:p>600</text:p>
              </table:table-cell>
              <table:table-cell office:value-type="float" office:value="632.333333333333">
                <text:p>632.333333333333</text:p>
              </table:table-cell>
              <table:table-cell office:value-type="float" office:value="615.8">
                <text:p>615.8</text:p>
              </table:table-cell>
              <table:table-cell office:value-type="float" office:value="593.428571428571">
                <text:p>593.428571428571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4">
                <text:p>674</text:p>
              </table:table-cell>
              <table:table-cell office:value-type="float" office:value="638.333333333333">
                <text:p>638.333333333333</text:p>
              </table:table-cell>
              <table:table-cell office:value-type="float" office:value="636.2">
                <text:p>636.2</text:p>
              </table:table-cell>
              <table:table-cell office:value-type="float" office:value="622.857142857143">
                <text:p>622.857142857143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1">
                <text:p>641</text:p>
              </table:table-cell>
              <table:table-cell office:value-type="float" office:value="652.666666666667">
                <text:p>652.666666666667</text:p>
              </table:table-cell>
              <table:table-cell office:value-type="float" office:value="639.2">
                <text:p>639.2</text:p>
              </table:table-cell>
              <table:table-cell office:value-type="float" office:value="635.857142857143">
                <text:p>635.857142857143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643">
                <text:p>643</text:p>
              </table:table-cell>
              <table:table-cell office:value-type="float" office:value="640.666666666667">
                <text:p>640.666666666667</text:p>
              </table:table-cell>
              <table:table-cell office:value-type="float" office:value="645.6">
                <text:p>645.6</text:p>
              </table:table-cell>
              <table:table-cell office:value-type="float" office:value="628.714285714286">
                <text:p>628.714285714286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638">
                <text:p>638</text:p>
              </table:table-cell>
              <table:table-cell office:value-type="float" office:value="637.666666666667">
                <text:p>637.666666666667</text:p>
              </table:table-cell>
              <table:table-cell office:value-type="float" office:value="625.4">
                <text:p>625.4</text:p>
              </table:table-cell>
              <table:table-cell office:value-type="float" office:value="634.285714285714">
                <text:p>634.285714285714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632">
                <text:p>632</text:p>
              </table:table-cell>
              <table:table-cell office:value-type="float" office:value="614.333333333333">
                <text:p>614.333333333333</text:p>
              </table:table-cell>
              <table:table-cell office:value-type="float" office:value="625">
                <text:p>625</text:p>
              </table:table-cell>
              <table:table-cell office:value-type="float" office:value="619.142857142857">
                <text:p>619.142857142857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573">
                <text:p>573</text:p>
              </table:table-cell>
              <table:table-cell office:value-type="float" office:value="614.666666666667">
                <text:p>614.666666666667</text:p>
              </table:table-cell>
              <table:table-cell office:value-type="float" office:value="610">
                <text:p>610</text:p>
              </table:table-cell>
              <table:table-cell office:value-type="float" office:value="605.142857142857">
                <text:p>605.14285714285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639">
                <text:p>639</text:p>
              </table:table-cell>
              <table:table-cell office:value-type="float" office:value="593.333333333333">
                <text:p>593.333333333333</text:p>
              </table:table-cell>
              <table:table-cell office:value-type="float" office:value="591">
                <text:p>591</text:p>
              </table:table-cell>
              <table:table-cell office:value-type="float" office:value="588.285714285714">
                <text:p>588.28571428571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568">
                <text:p>568</text:p>
              </table:table-cell>
              <table:table-cell office:value-type="float" office:value="583.333333333333">
                <text:p>583.333333333333</text:p>
              </table:table-cell>
              <table:table-cell office:value-type="float" office:value="569.6">
                <text:p>569.6</text:p>
              </table:table-cell>
              <table:table-cell office:value-type="float" office:value="572.285714285714">
                <text:p>572.28571428571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543">
                <text:p>543</text:p>
              </table:table-cell>
              <table:table-cell office:value-type="float" office:value="545.333333333333">
                <text:p>545.333333333333</text:p>
              </table:table-cell>
              <table:table-cell office:value-type="float" office:value="560.2">
                <text:p>560.2</text:p>
              </table:table-cell>
              <table:table-cell office:value-type="float" office:value="565.857142857143">
                <text:p>565.857142857143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25">
                <text:p>525</text:p>
              </table:table-cell>
              <table:table-cell office:value-type="float" office:value="531.333333333333">
                <text:p>531.333333333333</text:p>
              </table:table-cell>
              <table:table-cell office:value-type="float" office:value="549.8">
                <text:p>549.8</text:p>
              </table:table-cell>
              <table:table-cell office:value-type="float" office:value="578.142857142857">
                <text:p>578.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526">
                <text:p>526</text:p>
              </table:table-cell>
              <table:table-cell office:value-type="float" office:value="546">
                <text:p>546</text:p>
              </table:table-cell>
              <table:table-cell office:value-type="float" office:value="568">
                <text:p>568</text:p>
              </table:table-cell>
              <table:table-cell office:value-type="float" office:value="585.285714285714">
                <text:p>585.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587">
                <text:p>587</text:p>
              </table:table-cell>
              <table:table-cell office:value-type="float" office:value="590.666666666667">
                <text:p>590.666666666667</text:p>
              </table:table-cell>
              <table:table-cell office:value-type="float" office:value="597.2">
                <text:p>597.2</text:p>
              </table:table-cell>
              <table:table-cell office:value-type="float" office:value="627.428571428571">
                <text:p>627.428571428571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659">
                <text:p>659</text:p>
              </table:table-cell>
              <table:table-cell office:value-type="float" office:value="645">
                <text:p>645</text:p>
              </table:table-cell>
              <table:table-cell office:value-type="float" office:value="664.8">
                <text:p>664.8</text:p>
              </table:table-cell>
              <table:table-cell office:value-type="float" office:value="665.857142857143">
                <text:p>665.857142857143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689">
                <text:p>689</text:p>
              </table:table-cell>
              <table:table-cell office:value-type="float" office:value="737">
                <text:p>737</text:p>
              </table:table-cell>
              <table:table-cell office:value-type="float" office:value="722">
                <text:p>722</text:p>
              </table:table-cell>
              <table:table-cell office:value-type="float" office:value="702.142857142857">
                <text:p>702.142857142857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863">
                <text:p>863</text:p>
              </table:table-cell>
              <table:table-cell office:value-type="float" office:value="788">
                <text:p>788</text:p>
              </table:table-cell>
              <table:table-cell office:value-type="float" office:value="760.4">
                <text:p>760.4</text:p>
              </table:table-cell>
              <table:table-cell office:value-type="float" office:value="751.285714285714">
                <text:p>751.28571428571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812">
                <text:p>812</text:p>
              </table:table-cell>
              <table:table-cell office:value-type="float" office:value="818">
                <text:p>818</text:p>
              </table:table-cell>
              <table:table-cell office:value-type="float" office:value="802.6">
                <text:p>802.6</text:p>
              </table:table-cell>
              <table:table-cell office:value-type="float" office:value="806.285714285714">
                <text:p>806.28571428571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779">
                <text:p>779</text:p>
              </table:table-cell>
              <table:table-cell office:value-type="float" office:value="820.333333333333">
                <text:p>820.333333333333</text:p>
              </table:table-cell>
              <table:table-cell office:value-type="float" office:value="859.2">
                <text:p>859.2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870">
                <text:p>870</text:p>
              </table:table-cell>
              <table:table-cell office:value-type="float" office:value="873.666666666667">
                <text:p>873.666666666667</text:p>
              </table:table-cell>
              <table:table-cell office:value-type="float" office:value="899.2">
                <text:p>899.2</text:p>
              </table:table-cell>
              <table:table-cell office:value-type="float" office:value="937.142857142857">
                <text:p>937.14285714285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972">
                <text:p>972</text:p>
              </table:table-cell>
              <table:table-cell office:value-type="float" office:value="968.333333333333">
                <text:p>968.333333333333</text:p>
              </table:table-cell>
              <table:table-cell office:value-type="float" office:value="977">
                <text:p>977</text:p>
              </table:table-cell>
              <table:table-cell office:value-type="float" office:value="991.857142857143">
                <text:p>991.857142857143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063">
                <text:p>1063</text:p>
              </table:table-cell>
              <table:table-cell office:value-type="float" office:value="1078.66666666667">
                <text:p>1078.66666666667</text:p>
              </table:table-cell>
              <table:table-cell office:value-type="float" office:value="1070.4">
                <text:p>1070.4</text:p>
              </table:table-cell>
              <table:table-cell office:value-type="float" office:value="1065.71428571429">
                <text:p>1065.71428571429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201">
                <text:p>1201</text:p>
              </table:table-cell>
              <table:table-cell office:value-type="float" office:value="1170">
                <text:p>1170</text:p>
              </table:table-cell>
              <table:table-cell office:value-type="float" office:value="1162.2">
                <text:p>1162.2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246">
                <text:p>1246</text:p>
              </table:table-cell>
              <table:table-cell office:value-type="float" office:value="1258.66666666667">
                <text:p>1258.66666666667</text:p>
              </table:table-cell>
              <table:table-cell office:value-type="float" office:value="1219.2">
                <text:p>1219.2</text:p>
              </table:table-cell>
              <table:table-cell office:value-type="float" office:value="1200.71428571429">
                <text:p>1200.7142857142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329">
                <text:p>1329</text:p>
              </table:table-cell>
              <table:table-cell office:value-type="float" office:value="1277.33333333333">
                <text:p>1277.33333333333</text:p>
              </table:table-cell>
              <table:table-cell office:value-type="float" office:value="1274">
                <text:p>1274</text:p>
              </table:table-cell>
              <table:table-cell office:value-type="float" office:value="1301.28571428571">
                <text:p>1301.28571428571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257">
                <text:p>1257</text:p>
              </table:table-cell>
              <table:table-cell office:value-type="float" office:value="1307.66666666667">
                <text:p>1307.66666666667</text:p>
              </table:table-cell>
              <table:table-cell office:value-type="float" office:value="1369">
                <text:p>1369</text:p>
              </table:table-cell>
              <table:table-cell office:value-type="float" office:value="1434.85714285714">
                <text:p>1434.85714285714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337">
                <text:p>1337</text:p>
              </table:table-cell>
              <table:table-cell office:value-type="float" office:value="1423.33333333333">
                <text:p>1423.33333333333</text:p>
              </table:table-cell>
              <table:table-cell office:value-type="float" office:value="1519.4">
                <text:p>1519.4</text:p>
              </table:table-cell>
              <table:table-cell office:value-type="float" office:value="1573.14285714286">
                <text:p>1573.14285714286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676">
                <text:p>1676</text:p>
              </table:table-cell>
              <table:table-cell office:value-type="float" office:value="1670.33333333333">
                <text:p>1670.33333333333</text:p>
              </table:table-cell>
              <table:table-cell office:value-type="float" office:value="1687.4">
                <text:p>1687.4</text:p>
              </table:table-cell>
              <table:table-cell office:value-type="float" office:value="1759.42857142857">
                <text:p>1759.4285714285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998">
                <text:p>1998</text:p>
              </table:table-cell>
              <table:table-cell office:value-type="float" office:value="1947.66666666667">
                <text:p>1947.66666666667</text:p>
              </table:table-cell>
              <table:table-cell office:value-type="float" office:value="1946">
                <text:p>1946</text:p>
              </table:table-cell>
              <table:table-cell office:value-type="float" office:value="1992.28571428571">
                <text:p>1992.28571428571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169">
                <text:p>2169</text:p>
              </table:table-cell>
              <table:table-cell office:value-type="float" office:value="2239">
                <text:p>2239</text:p>
              </table:table-cell>
              <table:table-cell office:value-type="float" office:value="2270.4">
                <text:p>2270.4</text:p>
              </table:table-cell>
              <table:table-cell office:value-type="float" office:value="2214.71428571429">
                <text:p>2214.71428571429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2550">
                <text:p>2550</text:p>
              </table:table-cell>
              <table:table-cell office:value-type="float" office:value="2559.33333333333">
                <text:p>2559.33333333333</text:p>
              </table:table-cell>
              <table:table-cell office:value-type="float" office:value="2498">
                <text:p>2498</text:p>
              </table:table-cell>
              <table:table-cell office:value-type="float" office:value="2490.57142857143">
                <text:p>2490.57142857143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2959">
                <text:p>2959</text:p>
              </table:table-cell>
              <table:table-cell office:value-type="float" office:value="2774.33333333333">
                <text:p>2774.33333333333</text:p>
              </table:table-cell>
              <table:table-cell office:value-type="float" office:value="2752">
                <text:p>2752</text:p>
              </table:table-cell>
              <table:table-cell office:value-type="float" office:value="2866.85714285714">
                <text:p>2866.8571428571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2814">
                <text:p>2814</text:p>
              </table:table-cell>
              <table:table-cell office:value-type="float" office:value="3013.66666666667">
                <text:p>3013.66666666667</text:p>
              </table:table-cell>
              <table:table-cell office:value-type="float" office:value="3180.2">
                <text:p>3180.2</text:p>
              </table:table-cell>
              <table:table-cell office:value-type="float" office:value="3230.85714285714">
                <text:p>3230.85714285714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3268">
                <text:p>3268</text:p>
              </table:table-cell>
              <table:table-cell office:value-type="float" office:value="3464">
                <text:p>3464</text:p>
              </table:table-cell>
              <table:table-cell office:value-type="float" office:value="3579.4">
                <text:p>3579.4</text:p>
              </table:table-cell>
              <table:table-cell office:value-type="float" office:value="3584.85714285714">
                <text:p>3584.85714285714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4310">
                <text:p>4310</text:p>
              </table:table-cell>
              <table:table-cell office:value-type="float" office:value="4041.33333333333">
                <text:p>4041.33333333333</text:p>
              </table:table-cell>
              <table:table-cell office:value-type="float" office:value="3917">
                <text:p>3917</text:p>
              </table:table-cell>
              <table:table-cell office:value-type="float" office:value="3838.14285714286">
                <text:p>3838.1428571428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4546">
                <text:p>4546</text:p>
              </table:table-cell>
              <table:table-cell office:value-type="float" office:value="4501">
                <text:p>4501</text:p>
              </table:table-cell>
              <table:table-cell office:value-type="float" office:value="4218.8">
                <text:p>4218.8</text:p>
              </table:table-cell>
              <table:table-cell office:value-type="float" office:value="3994">
                <text:p>3994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4647">
                <text:p>4647</text:p>
              </table:table-cell>
              <table:table-cell office:value-type="float" office:value="4505.33333333333">
                <text:p>4505.33333333333</text:p>
              </table:table-cell>
              <table:table-cell office:value-type="float" office:value="4375.2">
                <text:p>4375.2</text:p>
              </table:table-cell>
              <table:table-cell office:value-type="float" office:value="4057.85714285714">
                <text:p>4057.85714285714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4323">
                <text:p>4323</text:p>
              </table:table-cell>
              <table:table-cell office:value-type="float" office:value="4340">
                <text:p>4340</text:p>
              </table:table-cell>
              <table:table-cell office:value-type="float" office:value="4165.4">
                <text:p>4165.4</text:p>
              </table:table-cell>
              <table:table-cell office:value-type="float" office:value="3591">
                <text:p>3591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4050">
                <text:p>4050</text:p>
              </table:table-cell>
              <table:table-cell office:value-type="float" office:value="3878">
                <text:p>3878</text:p>
              </table:table-cell>
              <table:table-cell office:value-type="float" office:value="3256.2">
                <text:p>3256.2</text:p>
              </table:table-cell>
              <table:table-cell office:value-type="float" office:value="2975.28571428571">
                <text:p>2975.28571428571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3261">
                <text:p>3261</text:p>
              </table:table-cell>
              <table:table-cell office:value-type="float" office:value="2437">
                <text:p>2437</text:p>
              </table:table-cell>
              <table:table-cell office:value-type="float" office:value="2326.8">
                <text:p>2326.8</text:p>
              </table:table-cell>
              <table:table-cell office:value-type="float" office:value="2326">
                <text:p>2326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">
                <text:p>0</text:p>
              </table:table-cell>
              <table:table-cell office:value-type="float" office:value="1087">
                <text:p>1087</text:p>
              </table:table-cell>
              <table:table-cell office:value-type="float" office:value="1462.4">
                <text:p>1462.4</text:p>
              </table:table-cell>
              <table:table-cell office:value-type="float" office:value="1662.14285714286">
                <text:p>1662.14285714286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652.4">
                <text:p>652.4</text:p>
              </table:table-cell>
              <table:table-cell office:value-type="float" office:value="1044.57142857143">
                <text:p>1044.57142857143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1">
                <text:p>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">
                <text:p>0.2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">
                <text:p>0.2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2.061cm" svg:y="5.833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T1:'daily-stats'.W1 'daily-stats'.T15:'daily-stats'.W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T15:'daily-stats'.T100" chart:label-cell-address="'daily-stats'.T1:'daily-stats'.T1" chart:class="chart:line">
            <chart:data-point chart:repeated="86"/>
          </chart:series>
          <chart:series chart:style-name="ch8" chart:values-cell-range-address="'daily-stats'.U15:'daily-stats'.U100" chart:label-cell-address="'daily-stats'.U1:'daily-stats'.U1" chart:class="chart:line">
            <chart:data-point chart:repeated="86"/>
          </chart:series>
          <chart:series chart:style-name="ch9" chart:values-cell-range-address="'daily-stats'.V15:'daily-stats'.V100" chart:label-cell-address="'daily-stats'.V1:'daily-stats'.V1" chart:class="chart:line">
            <chart:data-point chart:repeated="86"/>
          </chart:series>
          <chart:series chart:style-name="ch10" chart:values-cell-range-address="'daily-stats'.W15:'daily-stats'.W100" chart:label-cell-address="'daily-stats'.W1:'daily-stats'.W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t-WN R</text:p>
                <draw:g>
                  <svg:desc>'daily-stats'.T1:'daily-stats'.T1</svg:desc>
                </draw:g>
              </table:table-cell>
              <table:table-cell office:value-type="string">
                <text:p>3d-Rolling avg of Daily SWN-R</text:p>
                <draw:g>
                  <svg:desc>'daily-stats'.U1:'daily-stats'.U1</svg:desc>
                </draw:g>
              </table:table-cell>
              <table:table-cell office:value-type="string">
                <text:p>5d-Rolling avg of Daily SWN-R</text:p>
                <draw:g>
                  <svg:desc>'daily-stats'.V1:'daily-stats'.V1</svg:desc>
                </draw:g>
              </table:table-cell>
              <table:table-cell office:value-type="string">
                <text:p>7d-Rolling avg of Daily SWN-R</text:p>
                <draw:g>
                  <svg:desc>'daily-stats'.W1:'daily-stats'.W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T15:'daily-stats'.T100</svg:desc>
                </draw:g>
              </table:table-cell>
              <table:table-cell office:value-type="float" office:value="NaN">
                <text:p>NaN</text:p>
                <draw:g>
                  <svg:desc>'daily-stats'.U15:'daily-stats'.U100</svg:desc>
                </draw:g>
              </table:table-cell>
              <table:table-cell office:value-type="float" office:value="NaN">
                <text:p>NaN</text:p>
                <draw:g>
                  <svg:desc>'daily-stats'.V15:'daily-stats'.V100</svg:desc>
                </draw:g>
              </table:table-cell>
              <table:table-cell office:value-type="float" office:value="NaN">
                <text:p>NaN</text:p>
                <draw:g>
                  <svg:desc>'daily-stats'.W15:'daily-stats'.W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.04761904761905">
                <text:p>1.0476190476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3007518796992">
                <text:p>1.03007518796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1.04594820384294">
                <text:p>1.04594820384294</text:p>
              </table:table-cell>
              <table:table-cell office:value-type="float" office:value="1.05527455001139">
                <text:p>1.05527455001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4450520239994">
                <text:p>1.04450520239994</text:p>
              </table:table-cell>
              <table:table-cell office:value-type="float" office:value="1.09120528594213">
                <text:p>1.09120528594213</text:p>
              </table:table-cell>
              <table:table-cell office:value-type="float" office:value="1.14648351539492">
                <text:p>1.14648351539492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1.09090909090909">
                <text:p>1.09090909090909</text:p>
              </table:table-cell>
              <table:table-cell office:value-type="float" office:value="1.13780663780664">
                <text:p>1.13780663780664</text:p>
              </table:table-cell>
              <table:table-cell office:value-type="float" office:value="1.17650549298147">
                <text:p>1.17650549298147</text:p>
              </table:table-cell>
              <table:table-cell office:value-type="float" office:value="1.22811616845615">
                <text:p>1.22811616845615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.22727272727273">
                <text:p>1.22727272727273</text:p>
              </table:table-cell>
              <table:table-cell office:value-type="float" office:value="1.27997364953887">
                <text:p>1.27997364953887</text:p>
              </table:table-cell>
              <table:table-cell office:value-type="float" office:value="1.31084133258046">
                <text:p>1.31084133258046</text:p>
              </table:table-cell>
              <table:table-cell office:value-type="float" office:value="1.30146724801841">
                <text:p>1.30146724801841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1.52173913043478">
                <text:p>1.52173913043478</text:p>
              </table:table-cell>
              <table:table-cell office:value-type="float" office:value="1.45601982558504">
                <text:p>1.45601982558504</text:p>
              </table:table-cell>
              <table:table-cell office:value-type="float" office:value="1.41353284396763">
                <text:p>1.41353284396763</text:p>
              </table:table-cell>
              <table:table-cell office:value-type="float" office:value="1.38041461643946">
                <text:p>1.38041461643946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1.61904761904762">
                <text:p>1.61904761904762</text:p>
              </table:table-cell>
              <table:table-cell office:value-type="float" office:value="1.58316080055211">
                <text:p>1.58316080055211</text:p>
              </table:table-cell>
              <table:table-cell office:value-type="float" office:value="1.49535102578581">
                <text:p>1.49535102578581</text:p>
              </table:table-cell>
              <table:table-cell office:value-type="float" office:value="1.41971922717264">
                <text:p>1.41971922717264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.60869565217391">
                <text:p>1.60869565217391</text:p>
              </table:table-cell>
              <table:table-cell office:value-type="float" office:value="1.57591442374051">
                <text:p>1.57591442374051</text:p>
              </table:table-cell>
              <table:table-cell office:value-type="float" office:value="1.52397055440534">
                <text:p>1.52397055440534</text:p>
              </table:table-cell>
              <table:table-cell office:value-type="float" office:value="1.43530364275706">
                <text:p>1.43530364275706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.5">
                <text:p>1.5</text:p>
              </table:table-cell>
              <table:table-cell office:value-type="float" office:value="1.49302200751476">
                <text:p>1.49302200751476</text:p>
              </table:table-cell>
              <table:table-cell office:value-type="float" office:value="1.45962272831838">
                <text:p>1.45962272831838</text:p>
              </table:table-cell>
              <table:table-cell office:value-type="float" office:value="1.43644955566768">
                <text:p>1.43644955566768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.37037037037037">
                <text:p>1.37037037037037</text:p>
              </table:table-cell>
              <table:table-cell office:value-type="float" office:value="1.35679012345679">
                <text:p>1.35679012345679</text:p>
              </table:table-cell>
              <table:table-cell office:value-type="float" office:value="1.38287202803827">
                <text:p>1.38287202803827</text:p>
              </table:table-cell>
              <table:table-cell office:value-type="float" office:value="1.36191539417699">
                <text:p>1.3619153941769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2">
                <text:p>1.2</text:p>
              </table:table-cell>
              <table:table-cell office:value-type="float" office:value="1.26855482933914">
                <text:p>1.26855482933914</text:p>
              </table:table-cell>
              <table:table-cell office:value-type="float" office:value="1.26113289760349">
                <text:p>1.26113289760349</text:p>
              </table:table-cell>
              <table:table-cell office:value-type="float" office:value="1.29728954383686">
                <text:p>1.297289543836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23529411764706">
                <text:p>1.23529411764706</text:p>
              </table:table-cell>
              <table:table-cell office:value-type="float" office:value="1.14509803921569">
                <text:p>1.14509803921569</text:p>
              </table:table-cell>
              <table:table-cell office:value-type="float" office:value="1.19446623093682">
                <text:p>1.19446623093682</text:p>
              </table:table-cell>
              <table:table-cell office:value-type="float" office:value="1.21805502981974">
                <text:p>1.21805502981974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">
                <text:p>1</text:p>
              </table:table-cell>
              <table:table-cell office:value-type="float" office:value="1.13398692810458">
                <text:p>1.13398692810458</text:p>
              </table:table-cell>
              <table:table-cell office:value-type="float" office:value="1.13120296767356">
                <text:p>1.13120296767356</text:p>
              </table:table-cell>
              <table:table-cell office:value-type="float" office:value="1.13302101621429">
                <text:p>1.1330210162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07357357357357">
                <text:p>1.07357357357357</text:p>
              </table:table-cell>
              <table:table-cell office:value-type="float" office:value="1.07215534862594">
                <text:p>1.07215534862594</text:p>
              </table:table-cell>
              <table:table-cell office:value-type="float" office:value="1.04949871840628">
                <text:p>1.04949871840628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5405405405405">
                <text:p>1.05405405405405</text:p>
              </table:table-cell>
              <table:table-cell office:value-type="float" office:value="1.04182754182754">
                <text:p>1.04182754182754</text:p>
              </table:table-cell>
              <table:table-cell office:value-type="float" office:value="0.982239382239382">
                <text:p>0.982239382239382</text:p>
              </table:table-cell>
              <table:table-cell office:value-type="float" office:value="1.00162227052983">
                <text:p>1.00162227052983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04761904761905">
                <text:p>0.904761904761905</text:p>
              </table:table-cell>
              <table:table-cell office:value-type="float" office:value="0.914843414843415">
                <text:p>0.914843414843415</text:p>
              </table:table-cell>
              <table:table-cell office:value-type="float" office:value="0.955212355212355">
                <text:p>0.955212355212355</text:p>
              </table:table-cell>
              <table:table-cell office:value-type="float" office:value="0.933995219709505">
                <text:p>0.933995219709505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851780351780352">
                <text:p>0.851780351780352</text:p>
              </table:table-cell>
              <table:table-cell office:value-type="float" office:value="0.874259974259974">
                <text:p>0.874259974259974</text:p>
              </table:table-cell>
              <table:table-cell office:value-type="float" office:value="0.926669212383498">
                <text:p>0.926669212383498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864864864864865">
                <text:p>0.864864864864865</text:p>
              </table:table-cell>
              <table:table-cell office:value-type="float" office:value="0.804161304161304">
                <text:p>0.804161304161304</text:p>
              </table:table-cell>
              <table:table-cell office:value-type="float" office:value="0.853192753192753">
                <text:p>0.853192753192753</text:p>
              </table:table-cell>
              <table:table-cell office:value-type="float" office:value="0.887822094589012">
                <text:p>0.88782209458901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761904761904762">
                <text:p>0.761904761904762</text:p>
              </table:table-cell>
              <table:table-cell office:value-type="float" office:value="0.858495858495859">
                <text:p>0.858495858495859</text:p>
              </table:table-cell>
              <table:table-cell office:value-type="float" office:value="0.851187740661425">
                <text:p>0.851187740661425</text:p>
              </table:table-cell>
              <table:table-cell office:value-type="float" office:value="0.884429091196009">
                <text:p>0.884429091196009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0.948717948717949">
                <text:p>0.948717948717949</text:p>
              </table:table-cell>
              <table:table-cell office:value-type="float" office:value="0.868453184242658">
                <text:p>0.868453184242658</text:p>
              </table:table-cell>
              <table:table-cell office:value-type="float" office:value="0.900105489579174">
                <text:p>0.900105489579174</text:p>
              </table:table-cell>
              <table:table-cell office:value-type="float" office:value="0.906963104801451">
                <text:p>0.906963104801451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894736842105263">
                <text:p>0.894736842105263</text:p>
              </table:table-cell>
              <table:table-cell office:value-type="float" office:value="0.957919273708747">
                <text:p>0.957919273708747</text:p>
              </table:table-cell>
              <table:table-cell office:value-type="float" office:value="0.939632516606201">
                <text:p>0.939632516606201</text:p>
              </table:table-cell>
              <table:table-cell office:value-type="float" office:value="0.986682492556553">
                <text:p>0.986682492556553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1.03030303030303">
                <text:p>1.03030303030303</text:p>
              </table:table-cell>
              <table:table-cell office:value-type="float" office:value="0.995846624136098">
                <text:p>0.995846624136098</text:p>
              </table:table-cell>
              <table:table-cell office:value-type="float" office:value="1.05600156422525">
                <text:p>1.05600156422525</text:p>
              </table:table-cell>
              <table:table-cell office:value-type="float" office:value="1.04073654661061">
                <text:p>1.04073654661061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625">
                <text:p>1.0625</text:p>
              </table:table-cell>
              <table:table-cell office:value-type="float" office:value="1.14551767676768">
                <text:p>1.14551767676768</text:p>
              </table:table-cell>
              <table:table-cell office:value-type="float" office:value="1.11490662313031">
                <text:p>1.11490662313031</text:p>
              </table:table-cell>
              <table:table-cell office:value-type="float" office:value="1.12937200079228">
                <text:p>1.12937200079228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34375">
                <text:p>1.34375</text:p>
              </table:table-cell>
              <table:table-cell office:value-type="float" office:value="1.21649774774775">
                <text:p>1.21649774774775</text:p>
              </table:table-cell>
              <table:table-cell office:value-type="float" office:value="1.21242984294455">
                <text:p>1.21242984294455</text:p>
              </table:table-cell>
              <table:table-cell office:value-type="float" office:value="1.17031145349644">
                <text:p>1.17031145349644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24324324324324">
                <text:p>1.24324324324324</text:p>
              </table:table-cell>
              <table:table-cell office:value-type="float" office:value="1.32311539480657">
                <text:p>1.32311539480657</text:p>
              </table:table-cell>
              <table:table-cell office:value-type="float" office:value="1.25342806041335">
                <text:p>1.25342806041335</text:p>
              </table:table-cell>
              <table:table-cell office:value-type="float" office:value="1.2399708962209">
                <text:p>1.2399708962209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38235294117647">
                <text:p>1.38235294117647</text:p>
              </table:table-cell>
              <table:table-cell office:value-type="float" office:value="1.28696343402226">
                <text:p>1.28696343402226</text:p>
              </table:table-cell>
              <table:table-cell office:value-type="float" office:value="1.31739864864865">
                <text:p>1.31739864864865</text:p>
              </table:table-cell>
              <table:table-cell office:value-type="float" office:value="1.27550900152644">
                <text:p>1.27550900152644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23529411764706">
                <text:p>1.23529411764706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30446260213702">
                <text:p>1.30446260213702</text:p>
              </table:table-cell>
              <table:table-cell office:value-type="float" office:value="1.30384751084321">
                <text:p>1.30384751084321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38235294117647">
                <text:p>1.38235294117647</text:p>
              </table:table-cell>
              <table:table-cell office:value-type="float" office:value="1.29890560875513">
                <text:p>1.29890560875513</text:p>
              </table:table-cell>
              <table:table-cell office:value-type="float" office:value="1.30798786653185">
                <text:p>1.30798786653185</text:p>
              </table:table-cell>
              <table:table-cell office:value-type="float" office:value="1.28209599108638">
                <text:p>1.28209599108638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27906976744186">
                <text:p>1.27906976744186</text:p>
              </table:table-cell>
              <table:table-cell office:value-type="float" office:value="1.30743075794524">
                <text:p>1.30743075794524</text:p>
              </table:table-cell>
              <table:table-cell office:value-type="float" office:value="1.26981515063698">
                <text:p>1.26981515063698</text:p>
              </table:table-cell>
              <table:table-cell office:value-type="float" office:value="1.27115648014686">
                <text:p>1.27115648014686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6086956521739">
                <text:p>1.26086956521739</text:p>
              </table:table-cell>
              <table:table-cell office:value-type="float" office:value="1.24380956478713">
                <text:p>1.24380956478713</text:p>
              </table:table-cell>
              <table:table-cell office:value-type="float" office:value="1.2560896604409">
                <text:p>1.2560896604409</text:p>
              </table:table-cell>
              <table:table-cell office:value-type="float" office:value="1.2256531724408">
                <text:p>1.2256531724408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19148936170213">
                <text:p>1.19148936170213</text:p>
              </table:table-cell>
              <table:table-cell office:value-type="float" office:value="1.20634186452873">
                <text:p>1.20634186452873</text:p>
              </table:table-cell>
              <table:table-cell office:value-type="float" office:value="1.19238502965242">
                <text:p>1.19238502965242</text:p>
              </table:table-cell>
              <table:table-cell office:value-type="float" office:value="1.20762414264707">
                <text:p>1.20762414264707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14066193853428">
                <text:p>1.14066193853428</text:p>
              </table:table-cell>
              <table:table-cell office:value-type="float" office:value="1.15838925798223">
                <text:p>1.15838925798223</text:p>
              </table:table-cell>
              <table:table-cell office:value-type="float" office:value="1.15546534809476">
                <text:p>1.15546534809476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06382978723404">
                <text:p>1.06382978723404</text:p>
              </table:table-cell>
              <table:table-cell office:value-type="float" office:value="1.11319578766387">
                <text:p>1.11319578766387</text:p>
              </table:table-cell>
              <table:table-cell office:value-type="float" office:value="1.10966362080082">
                <text:p>1.10966362080082</text:p>
              </table:table-cell>
              <table:table-cell office:value-type="float" office:value="1.11814925886838">
                <text:p>1.11814925886838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0909090909091">
                <text:p>1.10909090909091</text:p>
              </table:table-cell>
              <table:table-cell office:value-type="float" office:value="1.0633873585451">
                <text:p>1.0633873585451</text:p>
              </table:table-cell>
              <table:table-cell office:value-type="float" office:value="1.07493717703182">
                <text:p>1.07493717703182</text:p>
              </table:table-cell>
              <table:table-cell office:value-type="float" office:value="1.10712124517843">
                <text:p>1.10712124517843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1724137931034">
                <text:p>1.01724137931034</text:p>
              </table:table-cell>
              <table:table-cell office:value-type="float" office:value="1.0480631437528">
                <text:p>1.0480631437528</text:p>
              </table:table-cell>
              <table:table-cell office:value-type="float" office:value="1.07833853757604">
                <text:p>1.07833853757604</text:p>
              </table:table-cell>
              <table:table-cell office:value-type="float" office:value="1.12833705064955">
                <text:p>1.12833705064955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1.01785714285714">
                <text:p>1.01785714285714</text:p>
              </table:table-cell>
              <table:table-cell office:value-type="float" office:value="1.07292399718508">
                <text:p>1.07292399718508</text:p>
              </table:table-cell>
              <table:table-cell office:value-type="float" office:value="1.13357258012923">
                <text:p>1.13357258012923</text:p>
              </table:table-cell>
              <table:table-cell office:value-type="float" office:value="1.15604977508359">
                <text:p>1.15604977508359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.18367346938776">
                <text:p>1.18367346938776</text:p>
              </table:table-cell>
              <table:table-cell office:value-type="float" office:value="1.18051020408163">
                <text:p>1.18051020408163</text:p>
              </table:table-cell>
              <table:table-cell office:value-type="float" office:value="1.18388554585203">
                <text:p>1.18388554585203</text:p>
              </table:table-cell>
              <table:table-cell office:value-type="float" office:value="1.21957045923175">
                <text:p>1.21957045923175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1.34">
                <text:p>1.34</text:p>
              </table:table-cell>
              <table:table-cell office:value-type="float" office:value="1.29477640236422">
                <text:p>1.29477640236422</text:p>
              </table:table-cell>
              <table:table-cell office:value-type="float" office:value="1.2821321852442">
                <text:p>1.2821321852442</text:p>
              </table:table-cell>
              <table:table-cell office:value-type="float" office:value="1.29671787322127">
                <text:p>1.2967178732212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1.36065573770492">
                <text:p>1.36065573770492</text:p>
              </table:table-cell>
              <table:table-cell office:value-type="float" office:value="1.40304343799204">
                <text:p>1.40304343799204</text:p>
              </table:table-cell>
              <table:table-cell office:value-type="float" office:value="1.40838531807628">
                <text:p>1.40838531807628</text:p>
              </table:table-cell>
              <table:table-cell office:value-type="float" office:value="1.39770309489615">
                <text:p>1.39770309489615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.50847457627119">
                <text:p>1.50847457627119</text:p>
              </table:table-cell>
              <table:table-cell office:value-type="float" office:value="1.50608437366455">
                <text:p>1.50608437366455</text:p>
              </table:table-cell>
              <table:table-cell office:value-type="float" office:value="1.51647821040563">
                <text:p>1.51647821040563</text:p>
              </table:table-cell>
              <table:table-cell office:value-type="float" office:value="1.47191113632167">
                <text:p>1.4719111363216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.64912280701754">
                <text:p>1.64912280701754</text:p>
              </table:table-cell>
              <table:table-cell office:value-type="float" office:value="1.6272451047744">
                <text:p>1.6272451047744</text:p>
              </table:table-cell>
              <table:table-cell office:value-type="float" office:value="1.55594089697279">
                <text:p>1.55594089697279</text:p>
              </table:table-cell>
              <table:table-cell office:value-type="float" office:value="1.48181664757953">
                <text:p>1.48181664757953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72413793103448">
                <text:p>1.72413793103448</text:p>
              </table:table-cell>
              <table:table-cell office:value-type="float" office:value="1.63685805696262">
                <text:p>1.63685805696262</text:p>
              </table:table-cell>
              <table:table-cell office:value-type="float" office:value="1.53441215907036">
                <text:p>1.53441215907036</text:p>
              </table:table-cell>
              <table:table-cell office:value-type="float" office:value="1.44929658337407">
                <text:p>1.44929658337407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53731343283582">
                <text:p>1.53731343283582</text:p>
              </table:table-cell>
              <table:table-cell office:value-type="float" office:value="1.50482113735436">
                <text:p>1.50482113735436</text:p>
              </table:table-cell>
              <table:table-cell office:value-type="float" office:value="1.45518915392848">
                <text:p>1.45518915392848</text:p>
              </table:table-cell>
              <table:table-cell office:value-type="float" office:value="1.41145214668067">
                <text:p>1.4114521466806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5301204819277">
                <text:p>1.25301204819277</text:p>
              </table:table-cell>
              <table:table-cell office:value-type="float" office:value="1.30089501053013">
                <text:p>1.30089501053013</text:p>
              </table:table-cell>
              <table:table-cell office:value-type="float" office:value="1.34451352869519">
                <text:p>1.34451352869519</text:p>
              </table:table-cell>
              <table:table-cell office:value-type="float" office:value="1.37167006435621">
                <text:p>1.37167006435621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1123595505618">
                <text:p>1.1123595505618</text:p>
              </table:table-cell>
              <table:table-cell office:value-type="float" office:value="1.15370542653521">
                <text:p>1.15370542653521</text:p>
              </table:table-cell>
              <table:table-cell office:value-type="float" office:value="1.24568594248829">
                <text:p>1.24568594248829</text:p>
              </table:table-cell>
              <table:table-cell office:value-type="float" office:value="1.28309912243831">
                <text:p>1.2830991224383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09574468085106">
                <text:p>1.09574468085106</text:p>
              </table:table-cell>
              <table:table-cell office:value-type="float" office:value="1.14603474380429">
                <text:p>1.14603474380429</text:p>
              </table:table-cell>
              <table:table-cell office:value-type="float" office:value="1.14404849863957">
                <text:p>1.14404849863957</text:p>
              </table:table-cell>
              <table:table-cell office:value-type="float" office:value="1.20987062679602">
                <text:p>1.2098706267960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23">
                <text:p>1.23</text:p>
              </table:table-cell>
              <table:table-cell office:value-type="float" office:value="1.11829029814777">
                <text:p>1.11829029814777</text:p>
              </table:table-cell>
              <table:table-cell office:value-type="float" office:value="1.13575378130871">
                <text:p>1.13575378130871</text:p>
              </table:table-cell>
              <table:table-cell office:value-type="float" office:value="1.15619958805036">
                <text:p>1.1561995880503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02912621359223">
                <text:p>1.02912621359223</text:p>
              </table:table-cell>
              <table:table-cell office:value-type="float" office:value="1.15688822504356">
                <text:p>1.15688822504356</text:p>
              </table:table-cell>
              <table:table-cell office:value-type="float" office:value="1.14560510351958">
                <text:p>1.14560510351958</text:p>
              </table:table-cell>
              <table:table-cell office:value-type="float" office:value="1.16582477395347">
                <text:p>1.1658247739534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21153846153846">
                <text:p>1.21153846153846</text:p>
              </table:table-cell>
              <table:table-cell office:value-type="float" office:value="1.13409361224895">
                <text:p>1.13409361224895</text:p>
              </table:table-cell>
              <table:table-cell office:value-type="float" office:value="1.19053383725228">
                <text:p>1.19053383725228</text:p>
              </table:table-cell>
              <table:table-cell office:value-type="float" office:value="1.20668397869319">
                <text:p>1.20668397869319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161616161616">
                <text:p>1.16161616161616</text:p>
              </table:table-cell>
              <table:table-cell office:value-type="float" office:value="1.23118099088973">
                <text:p>1.23118099088973</text:p>
              </table:table-cell>
              <table:table-cell office:value-type="float" office:value="1.22420863400025">
                <text:p>1.22420863400025</text:p>
              </table:table-cell>
              <table:table-cell office:value-type="float" office:value="1.31160454989236">
                <text:p>1.31160454989236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32038834951456">
                <text:p>1.32038834951456</text:p>
              </table:table-cell>
              <table:table-cell office:value-type="float" office:value="1.29345949829019">
                <text:p>1.29345949829019</text:p>
              </table:table-cell>
              <table:table-cell office:value-type="float" office:value="1.38442112713086">
                <text:p>1.38442112713086</text:p>
              </table:table-cell>
              <table:table-cell office:value-type="float" office:value="1.38645715760211">
                <text:p>1.38645715760211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9837398373984">
                <text:p>1.39837398373984</text:p>
              </table:table-cell>
              <table:table-cell office:value-type="float" office:value="1.51631700416656">
                <text:p>1.51631700416656</text:p>
              </table:table-cell>
              <table:table-cell office:value-type="float" office:value="1.49290708561682">
                <text:p>1.49290708561682</text:p>
              </table:table-cell>
              <table:table-cell office:value-type="float" office:value="1.55062406618085">
                <text:p>1.55062406618085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83018867924528">
                <text:p>1.83018867924528</text:p>
              </table:table-cell>
              <table:table-cell office:value-type="float" office:value="1.66084363898446">
                <text:p>1.66084363898446</text:p>
              </table:table-cell>
              <table:table-cell office:value-type="float" office:value="1.69624276802227">
                <text:p>1.69624276802227</text:p>
              </table:table-cell>
              <table:table-cell office:value-type="float" office:value="1.72628663890225">
                <text:p>1.72628663890225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75396825396825">
                <text:p>1.75396825396825</text:p>
              </table:table-cell>
              <table:table-cell office:value-type="float" office:value="1.92081716895232">
                <text:p>1.92081716895232</text:p>
              </table:table-cell>
              <table:table-cell office:value-type="float" office:value="1.920400392237">
                <text:p>1.920400392237</text:p>
              </table:table-cell>
              <table:table-cell office:value-type="float" office:value="1.86931157262486">
                <text:p>1.8693115726248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.17829457364341">
                <text:p>2.17829457364341</text:p>
              </table:table-cell>
              <table:table-cell office:value-type="float" office:value="2.12447976606663">
                <text:p>2.12447976606663</text:p>
              </table:table-cell>
              <table:table-cell office:value-type="float" office:value="2.07328373502392">
                <text:p>2.07328373502392</text:p>
              </table:table-cell>
              <table:table-cell office:value-type="float" office:value="1.96934445936578">
                <text:p>1.96934445936578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2.44117647058824">
                <text:p>2.44117647058824</text:p>
              </table:table-cell>
              <table:table-cell office:value-type="float" office:value="2.26075391396869">
                <text:p>2.26075391396869</text:p>
              </table:table-cell>
              <table:table-cell office:value-type="float" office:value="2.11136971051507">
                <text:p>2.11136971051507</text:p>
              </table:table-cell>
              <table:table-cell office:value-type="float" office:value="2.04042354766151">
                <text:p>2.04042354766151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2.16279069767442">
                <text:p>2.16279069767442</text:p>
              </table:table-cell>
              <table:table-cell office:value-type="float" office:value="2.20819524165456">
                <text:p>2.20819524165456</text:p>
              </table:table-cell>
              <table:table-cell office:value-type="float" office:value="2.13976158008341">
                <text:p>2.13976158008341</text:p>
              </table:table-cell>
              <table:table-cell office:value-type="float" office:value="2.02604478870476">
                <text:p>2.02604478870476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.02061855670103">
                <text:p>2.02061855670103</text:p>
              </table:table-cell>
              <table:table-cell office:value-type="float" office:value="2.02644561872847">
                <text:p>2.02644561872847</text:p>
              </table:table-cell>
              <table:table-cell office:value-type="float" office:value="2.05001013866434">
                <text:p>2.05001013866434</text:p>
              </table:table-cell>
              <table:table-cell office:value-type="float" office:value="2.00052092454062">
                <text:p>2.00052092454062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.89592760180995">
                <text:p>1.89592760180995</text:p>
              </table:table-cell>
              <table:table-cell office:value-type="float" office:value="1.88202784168634">
                <text:p>1.88202784168634</text:p>
              </table:table-cell>
              <table:table-cell office:value-type="float" office:value="1.87683508551054">
                <text:p>1.87683508551054</text:p>
              </table:table-cell>
              <table:table-cell office:value-type="float" office:value="1.88058022508005">
                <text:p>1.88058022508005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.72953736654804">
                <text:p>1.72953736654804</text:p>
              </table:table-cell>
              <table:table-cell office:value-type="float" office:value="1.73358872439243">
                <text:p>1.73358872439243</text:p>
              </table:table-cell>
              <table:table-cell office:value-type="float" office:value="1.71201888145953">
                <text:p>1.71201888145953</text:p>
              </table:table-cell>
              <table:table-cell office:value-type="float" office:value="1.68745297417968">
                <text:p>1.68745297417968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1.57530120481928">
                <text:p>1.57530120481928</text:p>
              </table:table-cell>
              <table:table-cell office:value-type="float" office:value="1.54784941626222">
                <text:p>1.54784941626222</text:p>
              </table:table-cell>
              <table:table-cell office:value-type="float" office:value="1.52575231297647">
                <text:p>1.52575231297647</text:p>
              </table:table-cell>
              <table:table-cell office:value-type="float" office:value="1.50565641695991">
                <text:p>1.50565641695991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1.33870967741935">
                <text:p>1.33870967741935</text:p>
              </table:table-cell>
              <table:table-cell office:value-type="float" office:value="1.33443219884145">
                <text:p>1.33443219884145</text:p>
              </table:table-cell>
              <table:table-cell office:value-type="float" office:value="1.32460975204168">
                <text:p>1.32460975204168</text:p>
              </table:table-cell>
              <table:table-cell office:value-type="float" office:value="1.3169378341978">
                <text:p>1.3169378341978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.08928571428571">
                <text:p>1.08928571428571</text:p>
              </table:table-cell>
              <table:table-cell office:value-type="float" office:value="1.10607006294703">
                <text:p>1.10607006294703</text:p>
              </table:table-cell>
              <table:table-cell office:value-type="float" office:value="1.11861997420533">
                <text:p>1.11861997420533</text:p>
              </table:table-cell>
              <table:table-cell office:value-type="float" office:value="1.11847562831236">
                <text:p>1.1184756283123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0.890214797136038">
                <text:p>0.890214797136038</text:p>
              </table:table-cell>
              <table:table-cell office:value-type="float" office:value="0.893029662929334">
                <text:p>0.893029662929334</text:p>
              </table:table-cell>
              <table:table-cell office:value-type="float" office:value="0.904898165363842">
                <text:p>0.904898165363842</text:p>
              </table:table-cell>
              <table:table-cell office:value-type="float" office:value="0.914714983292016">
                <text:p>0.914714983292016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0.699588477366255">
                <text:p>0.699588477366255</text:p>
              </table:table-cell>
              <table:table-cell office:value-type="float" office:value="0.698831811704716">
                <text:p>0.698831811704716</text:p>
              </table:table-cell>
              <table:table-cell office:value-type="float" office:value="0.697798800161096">
                <text:p>0.697798800161096</text:p>
              </table:table-cell>
              <table:table-cell office:value-type="float" office:value="0.707738196922717">
                <text:p>0.707738196922717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0.506692160611855">
                <text:p>0.506692160611855</text:p>
              </table:table-cell>
              <table:table-cell office:value-type="float" office:value="0.503164496461244">
                <text:p>0.503164496461244</text:p>
              </table:table-cell>
              <table:table-cell office:value-type="float" office:value="0.505234397350793">
                <text:p>0.505234397350793</text:p>
              </table:table-cell>
              <table:table-cell office:value-type="float" office:value="0.521855887586288">
                <text:p>0.521855887586288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303212851405622">
                <text:p>0.303212851405622</text:p>
              </table:table-cell>
              <table:table-cell office:value-type="float" office:value="0.31212290408389">
                <text:p>0.31212290408389</text:p>
              </table:table-cell>
              <table:table-cell office:value-type="float" office:value="0.334698140336454">
                <text:p>0.334698140336454</text:p>
              </table:table-cell>
              <table:table-cell office:value-type="float" office:value="0.366243642688329">
                <text:p>0.366243642688329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126463700234192">
                <text:p>0.126463700234192</text:p>
              </table:table-cell>
              <table:table-cell office:value-type="float" office:value="0.155736687901386">
                <text:p>0.155736687901386</text:p>
              </table:table-cell>
              <table:table-cell office:value-type="float" office:value="0.194780444863203">
                <text:p>0.194780444863203</text:p>
              </table:table-cell>
              <table:table-cell office:value-type="float" office:value="0.239070100240324">
                <text:p>0.239070100240324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.0375335120643432">
                <text:p>0.0375335120643432</text:p>
              </table:table-cell>
              <table:table-cell office:value-type="float" office:value="0.0546657374328451">
                <text:p>0.0546657374328451</text:p>
              </table:table-cell>
              <table:table-cell office:value-type="float" office:value="0.0934420127408315">
                <text:p>0.0934420127408315</text:p>
              </table:table-cell>
              <table:table-cell office:value-type="float" office:value="0.139128889188002">
                <text:p>0.13912888918800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.0125111706881144">
                <text:p>0.0125111706881144</text:p>
              </table:table-cell>
              <table:table-cell office:value-type="float" office:value="0.032799442459707">
                <text:p>0.032799442459707</text:p>
              </table:table-cell>
              <table:table-cell office:value-type="float" office:value="0.0667442948148797">
                <text:p>0.0667442948148797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50670241286863">
                <text:p>0.00750670241286863</text:p>
              </table:table-cell>
              <table:table-cell office:value-type="float" office:value="0.023428173185505">
                <text:p>0.023428173185505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21cm" svg:y="5.256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X1:'daily-stats'.AA1 'daily-stats'.X15:'daily-stats'.AA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X15:'daily-stats'.X100" chart:label-cell-address="'daily-stats'.X1:'daily-stats'.X1" chart:class="chart:line">
            <chart:data-point chart:repeated="86"/>
          </chart:series>
          <chart:series chart:style-name="ch8" chart:values-cell-range-address="'daily-stats'.Y15:'daily-stats'.Y100" chart:label-cell-address="'daily-stats'.Y1:'daily-stats'.Y1" chart:class="chart:line">
            <chart:data-point chart:repeated="86"/>
          </chart:series>
          <chart:series chart:style-name="ch9" chart:values-cell-range-address="'daily-stats'.Z15:'daily-stats'.Z100" chart:label-cell-address="'daily-stats'.Z1:'daily-stats'.Z1" chart:class="chart:line">
            <chart:data-point chart:repeated="86"/>
          </chart:series>
          <chart:series chart:style-name="ch10" chart:values-cell-range-address="'daily-stats'.AA15:'daily-stats'.AA100" chart:label-cell-address="'daily-stats'.AA1:'daily-stats'.AA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eived-WN R</text:p>
                <draw:g>
                  <svg:desc>'daily-stats'.X1:'daily-stats'.X1</svg:desc>
                </draw:g>
              </table:table-cell>
              <table:table-cell office:value-type="string">
                <text:p>3d-Rolling avg of Daily RWN-R</text:p>
                <draw:g>
                  <svg:desc>'daily-stats'.Y1:'daily-stats'.Y1</svg:desc>
                </draw:g>
              </table:table-cell>
              <table:table-cell office:value-type="string">
                <text:p>5d-Rolling avg of Daily RWN-R</text:p>
                <draw:g>
                  <svg:desc>'daily-stats'.Z1:'daily-stats'.Z1</svg:desc>
                </draw:g>
              </table:table-cell>
              <table:table-cell office:value-type="string">
                <text:p>7d-Rolling avg of Daily RWN-R</text:p>
                <draw:g>
                  <svg:desc>'daily-stats'.AA1:'daily-stats'.AA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X15:'daily-stats'.X100</svg:desc>
                </draw:g>
              </table:table-cell>
              <table:table-cell office:value-type="float" office:value="NaN">
                <text:p>NaN</text:p>
                <draw:g>
                  <svg:desc>'daily-stats'.Y15:'daily-stats'.Y100</svg:desc>
                </draw:g>
              </table:table-cell>
              <table:table-cell office:value-type="float" office:value="NaN">
                <text:p>NaN</text:p>
                <draw:g>
                  <svg:desc>'daily-stats'.Z15:'daily-stats'.Z100</svg:desc>
                </draw:g>
              </table:table-cell>
              <table:table-cell office:value-type="float" office:value="NaN">
                <text:p>NaN</text:p>
                <draw:g>
                  <svg:desc>'daily-stats'.AA15:'daily-stats'.AA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0.985594766308108">
                <text:p>0.985594766308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0.982522796352584">
                <text:p>0.982522796352584</text:p>
              </table:table-cell>
              <table:table-cell office:value-type="float" office:value="0.967053754382084">
                <text:p>0.967053754382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33043700485561">
                <text:p>0.933043700485561</text:p>
              </table:table-cell>
              <table:table-cell office:value-type="float" office:value="0.94063208563994">
                <text:p>0.94063208563994</text:p>
              </table:table-cell>
              <table:table-cell office:value-type="float" office:value="0.938486187258728">
                <text:p>0.938486187258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0.906329760081674">
                <text:p>0.906329760081674</text:p>
              </table:table-cell>
              <table:table-cell office:value-type="float" office:value="0.908104457877649">
                <text:p>0.908104457877649</text:p>
              </table:table-cell>
              <table:table-cell office:value-type="float" office:value="0.91793093070377">
                <text:p>0.91793093070377</text:p>
              </table:table-cell>
              <table:table-cell office:value-type="float" office:value="0.921606912661907">
                <text:p>0.921606912661907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0.884939913065712">
                <text:p>0.884939913065712</text:p>
              </table:table-cell>
              <table:table-cell office:value-type="float" office:value="0.891362718893568">
                <text:p>0.891362718893568</text:p>
              </table:table-cell>
              <table:table-cell office:value-type="float" office:value="0.896626165194532">
                <text:p>0.896626165194532</text:p>
              </table:table-cell>
              <table:table-cell office:value-type="float" office:value="0.912161105572229">
                <text:p>0.912161105572229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0.882818483533316">
                <text:p>0.882818483533316</text:p>
              </table:table-cell>
              <table:table-cell office:value-type="float" office:value="0.881252455135141">
                <text:p>0.881252455135141</text:p>
              </table:table-cell>
              <table:table-cell office:value-type="float" office:value="0.893912248433491">
                <text:p>0.893912248433491</text:p>
              </table:table-cell>
              <table:table-cell office:value-type="float" office:value="0.904721010232967">
                <text:p>0.904721010232967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0.875998968806393">
                <text:p>0.875998968806393</text:p>
              </table:table-cell>
              <table:table-cell office:value-type="float" office:value="0.892763856340024">
                <text:p>0.892763856340024</text:p>
              </table:table-cell>
              <table:table-cell office:value-type="float" office:value="0.898734722212707">
                <text:p>0.898734722212707</text:p>
              </table:table-cell>
              <table:table-cell office:value-type="float" office:value="0.909952188365607">
                <text:p>0.909952188365607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0.919474116680362">
                <text:p>0.919474116680362</text:p>
              </table:table-cell>
              <table:table-cell office:value-type="float" office:value="0.908638404821502">
                <text:p>0.908638404821502</text:p>
              </table:table-cell>
              <table:table-cell office:value-type="float" office:value="0.915679129082373">
                <text:p>0.915679129082373</text:p>
              </table:table-cell>
              <table:table-cell office:value-type="float" office:value="0.922052976998078">
                <text:p>0.922052976998078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0.930442128977753">
                <text:p>0.930442128977753</text:p>
              </table:table-cell>
              <table:table-cell office:value-type="float" office:value="0.939859397690719">
                <text:p>0.939859397690719</text:p>
              </table:table-cell>
              <table:table-cell office:value-type="float" office:value="0.937322488477503">
                <text:p>0.937322488477503</text:p>
              </table:table-cell>
              <table:table-cell office:value-type="float" office:value="0.942399995218993">
                <text:p>0.94239999521899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0.969661947414042">
                <text:p>0.969661947414042</text:p>
              </table:table-cell>
              <table:table-cell office:value-type="float" office:value="0.96371311896692">
                <text:p>0.96371311896692</text:p>
              </table:table-cell>
              <table:table-cell office:value-type="float" office:value="0.967596502838649">
                <text:p>0.967596502838649</text:p>
              </table:table-cell>
              <table:table-cell office:value-type="float" office:value="0.965778792222213">
                <text:p>0.965778792222213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0.991035280508965">
                <text:p>0.991035280508965</text:p>
              </table:table-cell>
              <table:table-cell office:value-type="float" office:value="0.996022089511711">
                <text:p>0.996022089511711</text:p>
              </table:table-cell>
              <table:table-cell office:value-type="float" office:value="0.992995692013747">
                <text:p>0.992995692013747</text:p>
              </table:table-cell>
              <table:table-cell office:value-type="float" office:value="0.993610831614451">
                <text:p>0.993610831614451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02736904061212">
                <text:p>1.02736904061212</text:p>
              </table:table-cell>
              <table:table-cell office:value-type="float" office:value="1.02162479455898">
                <text:p>1.02162479455898</text:p>
              </table:table-cell>
              <table:table-cell office:value-type="float" office:value="1.02107191512861">
                <text:p>1.02107191512861</text:p>
              </table:table-cell>
              <table:table-cell office:value-type="float" office:value="1.01269157673708">
                <text:p>1.01269157673708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04647006255585">
                <text:p>1.04647006255585</text:p>
              </table:table-cell>
              <table:table-cell office:value-type="float" office:value="1.04822078257335">
                <text:p>1.04822078257335</text:p>
              </table:table-cell>
              <table:table-cell office:value-type="float" office:value="1.03774739215355">
                <text:p>1.03774739215355</text:p>
              </table:table-cell>
              <table:table-cell office:value-type="float" office:value="1.0269637358097">
                <text:p>1.0269637358097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.07082324455206">
                <text:p>1.07082324455206</text:p>
              </table:table-cell>
              <table:table-cell office:value-type="float" office:value="1.05677754654888">
                <text:p>1.05677754654888</text:p>
              </table:table-cell>
              <table:table-cell office:value-type="float" office:value="1.04560978454898">
                <text:p>1.04560978454898</text:p>
              </table:table-cell>
              <table:table-cell office:value-type="float" office:value="1.0296608811867">
                <text:p>1.0296608811867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05303933253874">
                <text:p>1.05303933253874</text:p>
              </table:table-cell>
              <table:table-cell office:value-type="float" office:value="1.05140327319231">
                <text:p>1.05140327319231</text:p>
              </table:table-cell>
              <table:table-cell office:value-type="float" office:value="1.03784436943716">
                <text:p>1.03784436943716</text:p>
              </table:table-cell>
              <table:table-cell office:value-type="float" office:value="1.0241911182479">
                <text:p>1.0241911182479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3034724248614">
                <text:p>1.03034724248614</text:p>
              </table:table-cell>
              <table:table-cell office:value-type="float" office:value="1.02397618002596">
                <text:p>1.02397618002596</text:p>
              </table:table-cell>
              <table:table-cell office:value-type="float" office:value="1.01909974491346">
                <text:p>1.01909974491346</text:p>
              </table:table-cell>
              <table:table-cell office:value-type="float" office:value="1.01010601505458">
                <text:p>1.01010601505458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88541965052993">
                <text:p>0.988541965052993</text:p>
              </table:table-cell>
              <table:table-cell office:value-type="float" office:value="0.99054538249217">
                <text:p>0.99054538249217</text:p>
              </table:table-cell>
              <table:table-cell office:value-type="float" office:value="0.99068975965483">
                <text:p>0.99068975965483</text:p>
              </table:table-cell>
              <table:table-cell office:value-type="float" office:value="0.989117042580152">
                <text:p>0.98911704258015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952746939937375">
                <text:p>0.952746939937375</text:p>
              </table:table-cell>
              <table:table-cell office:value-type="float" office:value="0.956687407749758">
                <text:p>0.956687407749758</text:p>
              </table:table-cell>
              <table:table-cell office:value-type="float" office:value="0.959991344194055">
                <text:p>0.959991344194055</text:p>
              </table:table-cell>
              <table:table-cell office:value-type="float" office:value="0.964070439978165">
                <text:p>0.964070439978165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928773318258903">
                <text:p>0.928773318258903</text:p>
              </table:table-cell>
              <table:table-cell office:value-type="float" office:value="0.927022504477047">
                <text:p>0.927022504477047</text:p>
              </table:table-cell>
              <table:table-cell office:value-type="float" office:value="0.933021300964456">
                <text:p>0.933021300964456</text:p>
              </table:table-cell>
              <table:table-cell office:value-type="float" office:value="0.94730350962294">
                <text:p>0.94730350962294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899547255234861">
                <text:p>0.899547255234861</text:p>
              </table:table-cell>
              <table:table-cell office:value-type="float" office:value="0.907939199943971">
                <text:p>0.907939199943971</text:p>
              </table:table-cell>
              <table:table-cell office:value-type="float" office:value="0.922447071964289">
                <text:p>0.922447071964289</text:p>
              </table:table-cell>
              <table:table-cell office:value-type="float" office:value="0.939212160414646">
                <text:p>0.939212160414646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0.895497026338148">
                <text:p>0.895497026338148</text:p>
              </table:table-cell>
              <table:table-cell office:value-type="float" office:value="0.910238367208389">
                <text:p>0.910238367208389</text:p>
              </table:table-cell>
              <table:table-cell office:value-type="float" office:value="0.926639243582431">
                <text:p>0.926639243582431</text:p>
              </table:table-cell>
              <table:table-cell office:value-type="float" office:value="0.941153343913293">
                <text:p>0.941153343913293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935670820052159">
                <text:p>0.935670820052159</text:p>
              </table:table-cell>
              <table:table-cell office:value-type="float" office:value="0.934958548139464">
                <text:p>0.934958548139464</text:p>
              </table:table-cell>
              <table:table-cell office:value-type="float" office:value="0.941310629839354">
                <text:p>0.941310629839354</text:p>
              </table:table-cell>
              <table:table-cell office:value-type="float" office:value="0.953745690021192">
                <text:p>0.953745690021192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0.973707798028085">
                <text:p>0.973707798028085</text:p>
              </table:table-cell>
              <table:table-cell office:value-type="float" office:value="0.970502955874587">
                <text:p>0.970502955874587</text:p>
              </table:table-cell>
              <table:table-cell office:value-type="float" office:value="0.969579851330916">
                <text:p>0.969579851330916</text:p>
              </table:table-cell>
              <table:table-cell office:value-type="float" office:value="0.974809156528165">
                <text:p>0.974809156528165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0213024954352">
                <text:p>1.00213024954352</text:p>
              </table:table-cell>
              <table:table-cell office:value-type="float" office:value="1.00557713675476">
                <text:p>1.00557713675476</text:p>
              </table:table-cell>
              <table:table-cell office:value-type="float" office:value="1.00572396282483">
                <text:p>1.00572396282483</text:p>
              </table:table-cell>
              <table:table-cell office:value-type="float" office:value="1.00336120328508">
                <text:p>1.00336120328508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04089336269267">
                <text:p>1.04089336269267</text:p>
              </table:table-cell>
              <table:table-cell office:value-type="float" office:value="1.03974706534797">
                <text:p>1.03974706534797</text:p>
              </table:table-cell>
              <table:table-cell office:value-type="float" office:value="1.03847211532106">
                <text:p>1.03847211532106</text:p>
              </table:table-cell>
              <table:table-cell office:value-type="float" office:value="1.03485969936907">
                <text:p>1.03485969936907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07621758380772">
                <text:p>1.07621758380772</text:p>
              </table:table-cell>
              <table:table-cell office:value-type="float" office:value="1.07217417634456">
                <text:p>1.07217417634456</text:p>
              </table:table-cell>
              <table:table-cell office:value-type="float" office:value="1.06692785550065">
                <text:p>1.06692785550065</text:p>
              </table:table-cell>
              <table:table-cell office:value-type="float" office:value="1.06439577110428">
                <text:p>1.06439577110428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09941158253329">
                <text:p>1.09941158253329</text:p>
              </table:table-cell>
              <table:table-cell office:value-type="float" office:value="1.09720522175569">
                <text:p>1.09720522175569</text:p>
              </table:table-cell>
              <table:table-cell office:value-type="float" office:value="1.09498647003167">
                <text:p>1.09498647003167</text:p>
              </table:table-cell>
              <table:table-cell office:value-type="float" office:value="1.09599793387788">
                <text:p>1.09599793387788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11598649892605">
                <text:p>1.11598649892605</text:p>
              </table:table-cell>
              <table:table-cell office:value-type="float" office:value="1.11927380121932">
                <text:p>1.11927380121932</text:p>
              </table:table-cell>
              <table:table-cell office:value-type="float" office:value="1.1257923849818">
                <text:p>1.1257923849818</text:p>
              </table:table-cell>
              <table:table-cell office:value-type="float" office:value="1.12722041659496">
                <text:p>1.1272204165949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1424233221986">
                <text:p>1.1424233221986</text:p>
              </table:table-cell>
              <table:table-cell office:value-type="float" office:value="1.15111091952266">
                <text:p>1.15111091952266</text:p>
              </table:table-cell>
              <table:table-cell office:value-type="float" office:value="1.15468639393286">
                <text:p>1.15468639393286</text:p>
              </table:table-cell>
              <table:table-cell office:value-type="float" office:value="1.15397408107951">
                <text:p>1.1539740810795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19492293744334">
                <text:p>1.19492293744334</text:p>
              </table:table-cell>
              <table:table-cell office:value-type="float" office:value="1.18601129606832">
                <text:p>1.18601129606832</text:p>
              </table:table-cell>
              <table:table-cell office:value-type="float" office:value="1.18043788024311">
                <text:p>1.18043788024311</text:p>
              </table:table-cell>
              <table:table-cell office:value-type="float" office:value="1.175058830979">
                <text:p>1.175058830979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2068762856303">
                <text:p>1.22068762856303</text:p>
              </table:table-cell>
              <table:table-cell office:value-type="float" office:value="1.21459319336363">
                <text:p>1.21459319336363</text:p>
              </table:table-cell>
              <table:table-cell office:value-type="float" office:value="1.20200274707874">
                <text:p>1.20200274707874</text:p>
              </table:table-cell>
              <table:table-cell office:value-type="float" office:value="1.18512238480713">
                <text:p>1.18512238480713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22816901408451">
                <text:p>1.22816901408451</text:p>
              </table:table-cell>
              <table:table-cell office:value-type="float" office:value="1.22422249191725">
                <text:p>1.22422249191725</text:p>
              </table:table-cell>
              <table:table-cell office:value-type="float" office:value="1.20748937450505">
                <text:p>1.20748937450505</text:p>
              </table:table-cell>
              <table:table-cell office:value-type="float" office:value="1.18611195714784">
                <text:p>1.18611195714784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22381083310421">
                <text:p>1.22381083310421</text:p>
              </table:table-cell>
              <table:table-cell office:value-type="float" office:value="1.20727876883962">
                <text:p>1.20727876883962</text:p>
              </table:table-cell>
              <table:table-cell office:value-type="float" office:value="1.19308748807859">
                <text:p>1.19308748807859</text:p>
              </table:table-cell>
              <table:table-cell office:value-type="float" office:value="1.1719560151844">
                <text:p>1.1719560151844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16985645933014">
                <text:p>1.16985645933014</text:p>
              </table:table-cell>
              <table:table-cell office:value-type="float" office:value="1.17219359924848">
                <text:p>1.17219359924848</text:p>
              </table:table-cell>
              <table:table-cell office:value-type="float" office:value="1.15761630805689">
                <text:p>1.15761630805689</text:p>
              </table:table-cell>
              <table:table-cell office:value-type="float" office:value="1.14004697169643">
                <text:p>1.14004697169643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2291350531108">
                <text:p>1.12291350531108</text:p>
              </table:table-cell>
              <table:table-cell office:value-type="float" office:value="1.11203389769857">
                <text:p>1.11203389769857</text:p>
              </table:table-cell>
              <table:table-cell office:value-type="float" office:value="1.10629443184549">
                <text:p>1.10629443184549</text:p>
              </table:table-cell>
              <table:table-cell office:value-type="float" office:value="1.09783236070262">
                <text:p>1.09783236070262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433317284545">
                <text:p>1.0433317284545</text:p>
              </table:table-cell>
              <table:table-cell office:value-type="float" office:value="1.0459349555977">
                <text:p>1.0459349555977</text:p>
              </table:table-cell>
              <table:table-cell office:value-type="float" office:value="1.04656933554593">
                <text:p>1.04656933554593</text:p>
              </table:table-cell>
              <table:table-cell office:value-type="float" office:value="1.05241502597396">
                <text:p>1.05241502597396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0.971559633027523">
                <text:p>0.971559633027523</text:p>
              </table:table-cell>
              <table:table-cell office:value-type="float" office:value="0.980025571029468">
                <text:p>0.980025571029468</text:p>
              </table:table-cell>
              <table:table-cell office:value-type="float" office:value="0.99464757787667">
                <text:p>0.99464757787667</text:p>
              </table:table-cell>
              <table:table-cell office:value-type="float" office:value="1.00503020940437">
                <text:p>1.0050302094043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0.925185351606381">
                <text:p>0.925185351606381</text:p>
              </table:table-cell>
              <table:table-cell office:value-type="float" office:value="0.935664218539257">
                <text:p>0.935664218539257</text:p>
              </table:table-cell>
              <table:table-cell office:value-type="float" office:value="0.948488300237878">
                <text:p>0.948488300237878</text:p>
              </table:table-cell>
              <table:table-cell office:value-type="float" office:value="0.971304917864494">
                <text:p>0.97130491786449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0.910247670983867">
                <text:p>0.910247670983867</text:p>
              </table:table-cell>
              <table:table-cell office:value-type="float" office:value="0.909183379902455">
                <text:p>0.909183379902455</text:p>
              </table:table-cell>
              <table:table-cell office:value-type="float" office:value="0.926577838257176">
                <text:p>0.926577838257176</text:p>
              </table:table-cell>
              <table:table-cell office:value-type="float" office:value="0.949058134898835">
                <text:p>0.949058134898835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0.892117117117117">
                <text:p>0.892117117117117</text:p>
              </table:table-cell>
              <table:table-cell office:value-type="float" office:value="0.912048068883992">
                <text:p>0.912048068883992</text:p>
              </table:table-cell>
              <table:table-cell office:value-type="float" office:value="0.925703116561964">
                <text:p>0.925703116561964</text:p>
              </table:table-cell>
              <table:table-cell office:value-type="float" office:value="0.952373195685082">
                <text:p>0.952373195685082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0.933779418550992">
                <text:p>0.933779418550992</text:p>
              </table:table-cell>
              <table:table-cell office:value-type="float" office:value="0.931027520073191">
                <text:p>0.931027520073191</text:p>
              </table:table-cell>
              <table:table-cell office:value-type="float" office:value="0.953973477032335">
                <text:p>0.953973477032335</text:p>
              </table:table-cell>
              <table:table-cell office:value-type="float" office:value="0.979793925664818">
                <text:p>0.979793925664818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0.967186024551464">
                <text:p>0.967186024551464</text:p>
              </table:table-cell>
              <table:table-cell office:value-type="float" office:value="0.989167532353563">
                <text:p>0.989167532353563</text:p>
              </table:table-cell>
              <table:table-cell office:value-type="float" office:value="1.0046248914127">
                <text:p>1.0046248914127</text:p>
              </table:table-cell>
              <table:table-cell office:value-type="float" office:value="1.02488862838372">
                <text:p>1.02488862838372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06653715395823">
                <text:p>1.06653715395823</text:p>
              </table:table-cell>
              <table:table-cell office:value-type="float" office:value="1.06574264046512">
                <text:p>1.06574264046512</text:p>
              </table:table-cell>
              <table:table-cell office:value-type="float" office:value="1.07437112211702">
                <text:p>1.07437112211702</text:p>
              </table:table-cell>
              <table:table-cell office:value-type="float" office:value="1.08049340354445">
                <text:p>1.08049340354445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16350474288567">
                <text:p>1.16350474288567</text:p>
              </table:table-cell>
              <table:table-cell office:value-type="float" office:value="1.15696338916088">
                <text:p>1.15696338916088</text:p>
              </table:table-cell>
              <table:table-cell office:value-type="float" office:value="1.14751145782861">
                <text:p>1.14751145782861</text:p>
              </table:table-cell>
              <table:table-cell office:value-type="float" office:value="1.14984715266999">
                <text:p>1.14984715266999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4084827063873">
                <text:p>1.24084827063873</text:p>
              </table:table-cell>
              <table:table-cell office:value-type="float" office:value="1.23461137021112">
                <text:p>1.23461137021112</text:p>
              </table:table-cell>
              <table:table-cell office:value-type="float" office:value="1.22959292511749">
                <text:p>1.22959292511749</text:p>
              </table:table-cell>
              <table:table-cell office:value-type="float" office:value="1.2131714043524">
                <text:p>1.213171404352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29948109710897">
                <text:p>1.29948109710897</text:p>
              </table:table-cell>
              <table:table-cell office:value-type="float" office:value="1.30597424291452">
                <text:p>1.30597424291452</text:p>
              </table:table-cell>
              <table:table-cell office:value-type="float" office:value="1.29169533039142">
                <text:p>1.29169533039142</text:p>
              </table:table-cell>
              <table:table-cell office:value-type="float" office:value="1.27606244366234">
                <text:p>1.2760624436623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37759336099585">
                <text:p>1.37759336099585</text:p>
              </table:table-cell>
              <table:table-cell office:value-type="float" office:value="1.35137454614423">
                <text:p>1.35137454614423</text:p>
              </table:table-cell>
              <table:table-cell office:value-type="float" office:value="1.3404790417585">
                <text:p>1.3404790417585</text:p>
              </table:table-cell>
              <table:table-cell office:value-type="float" office:value="1.32550205675042">
                <text:p>1.3255020567504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37704918032787">
                <text:p>1.37704918032787</text:p>
              </table:table-cell>
              <table:table-cell office:value-type="float" office:value="1.38735528034827">
                <text:p>1.38735528034827</text:p>
              </table:table-cell>
              <table:table-cell office:value-type="float" office:value="1.37483227674571">
                <text:p>1.37483227674571</text:p>
              </table:table-cell>
              <table:table-cell office:value-type="float" office:value="1.32583152072142">
                <text:p>1.32583152072142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40742329972109">
                <text:p>1.40742329972109</text:p>
              </table:table-cell>
              <table:table-cell office:value-type="float" office:value="1.39902897520791">
                <text:p>1.39902897520791</text:p>
              </table:table-cell>
              <table:table-cell office:value-type="float" office:value="1.34809825546044">
                <text:p>1.34809825546044</text:p>
              </table:table-cell>
              <table:table-cell office:value-type="float" office:value="1.34948881444712">
                <text:p>1.3494888144471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41261444557477">
                <text:p>1.41261444557477</text:p>
              </table:table-cell>
              <table:table-cell office:value-type="float" office:value="1.32861624532617">
                <text:p>1.32861624532617</text:p>
              </table:table-cell>
              <table:table-cell office:value-type="float" office:value="1.353869448605">
                <text:p>1.353869448605</text:p>
              </table:table-cell>
              <table:table-cell office:value-type="float" office:value="1.36237945892664">
                <text:p>1.36237945892664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581099068264">
                <text:p>1.16581099068264</text:p>
              </table:table-cell>
              <table:table-cell office:value-type="float" office:value="1.32829158765868">
                <text:p>1.32829158765868</text:p>
              </table:table-cell>
              <table:table-cell office:value-type="float" office:value="1.35640273423255">
                <text:p>1.35640273423255</text:p>
              </table:table-cell>
              <table:table-cell office:value-type="float" office:value="1.36394713209448">
                <text:p>1.36394713209448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40644932671864">
                <text:p>1.40644932671864</text:p>
              </table:table-cell>
              <table:table-cell office:value-type="float" office:value="1.32065864195563">
                <text:p>1.32065864195563</text:p>
              </table:table-cell>
              <table:table-cell office:value-type="float" office:value="1.35263148892248">
                <text:p>1.35263148892248</text:p>
              </table:table-cell>
              <table:table-cell office:value-type="float" office:value="1.37388823497268">
                <text:p>1.37388823497268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8971560846561">
                <text:p>1.38971560846561</text:p>
              </table:table-cell>
              <table:table-cell office:value-type="float" office:value="1.39491066945166">
                <text:p>1.39491066945166</text:p>
              </table:table-cell>
              <table:table-cell office:value-type="float" office:value="1.35943597990258">
                <text:p>1.35943597990258</text:p>
              </table:table-cell>
              <table:table-cell office:value-type="float" office:value="1.38370482218219">
                <text:p>1.3837048221821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38856707317073">
                <text:p>1.38856707317073</text:p>
              </table:table-cell>
              <table:table-cell office:value-type="float" office:value="1.40830652737055">
                <text:p>1.40830652737055</text:p>
              </table:table-cell>
              <table:table-cell office:value-type="float" office:value="1.42150166380359">
                <text:p>1.42150166380359</text:p>
              </table:table-cell>
              <table:table-cell office:value-type="float" office:value="1.40354908901852">
                <text:p>1.40354908901852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4466369004753">
                <text:p>1.4466369004753</text:p>
              </table:table-cell>
              <table:table-cell office:value-type="float" office:value="1.4371144612779">
                <text:p>1.4371144612779</text:p>
              </table:table-cell>
              <table:table-cell office:value-type="float" office:value="1.45051666114568">
                <text:p>1.45051666114568</text:p>
              </table:table-cell>
              <table:table-cell office:value-type="float" office:value="1.47404043980143">
                <text:p>1.47404043980143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.47613941018767">
                <text:p>1.47613941018767</text:p>
              </table:table-cell>
              <table:table-cell office:value-type="float" office:value="1.49143354136401">
                <text:p>1.49143354136401</text:p>
              </table:table-cell>
              <table:table-cell office:value-type="float" office:value="1.50442362868515">
                <text:p>1.50442362868515</text:p>
              </table:table-cell>
              <table:table-cell office:value-type="float" office:value="1.51625384072234">
                <text:p>1.51625384072234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.55152431342908">
                <text:p>1.55152431342908</text:p>
              </table:table-cell>
              <table:table-cell office:value-type="float" office:value="1.56230472325991">
                <text:p>1.56230472325991</text:p>
              </table:table-cell>
              <table:table-cell office:value-type="float" office:value="1.56709884068401">
                <text:p>1.56709884068401</text:p>
              </table:table-cell>
              <table:table-cell office:value-type="float" office:value="1.56568913156508">
                <text:p>1.56568913156508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.659250446163">
                <text:p>1.659250446163</text:p>
              </table:table-cell>
              <table:table-cell office:value-type="float" office:value="1.63757263091903">
                <text:p>1.63757263091903</text:p>
              </table:table-cell>
              <table:table-cell office:value-type="float" office:value="1.62492398946191">
                <text:p>1.62492398946191</text:p>
              </table:table-cell>
              <table:table-cell office:value-type="float" office:value="1.62766177686429">
                <text:p>1.62766177686429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1.701943133165">
                <text:p>1.701943133165</text:p>
              </table:table-cell>
              <table:table-cell office:value-type="float" office:value="1.6989854078976">
                <text:p>1.6989854078976</text:p>
              </table:table-cell>
              <table:table-cell office:value-type="float" office:value="1.69417122547741">
                <text:p>1.69417122547741</text:p>
              </table:table-cell>
              <table:table-cell office:value-type="float" office:value="1.68332943257053">
                <text:p>1.68332943257053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.73576264436479">
                <text:p>1.73576264436479</text:p>
              </table:table-cell>
              <table:table-cell office:value-type="float" office:value="1.75336045593165">
                <text:p>1.75336045593165</text:p>
              </table:table-cell>
              <table:table-cell office:value-type="float" office:value="1.75112846087539">
                <text:p>1.75112846087539</text:p>
              </table:table-cell>
              <table:table-cell office:value-type="float" office:value="1.72950508749998">
                <text:p>1.72950508749998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.82237559026517">
                <text:p>1.82237559026517</text:p>
              </table:table-cell>
              <table:table-cell office:value-type="float" office:value="1.79814957501631">
                <text:p>1.79814957501631</text:p>
              </table:table-cell>
              <table:table-cell office:value-type="float" office:value="1.77915217058155">
                <text:p>1.77915217058155</text:p>
              </table:table-cell>
              <table:table-cell office:value-type="float" office:value="1.75543295923825">
                <text:p>1.75543295923825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1.83631049041897">
                <text:p>1.83631049041897</text:p>
              </table:table-cell>
              <table:table-cell office:value-type="float" office:value="1.81935169179265">
                <text:p>1.81935169179265</text:p>
              </table:table-cell>
              <table:table-cell office:value-type="float" office:value="1.78536742706795">
                <text:p>1.78536742706795</text:p>
              </table:table-cell>
              <table:table-cell office:value-type="float" office:value="1.74748975893666">
                <text:p>1.74748975893666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1.79936899469382">
                <text:p>1.79936899469382</text:p>
              </table:table-cell>
              <table:table-cell office:value-type="float" office:value="1.78956630023659">
                <text:p>1.78956630023659</text:p>
              </table:table-cell>
              <table:table-cell office:value-type="float" office:value="1.75894450700536">
                <text:p>1.75894450700536</text:p>
              </table:table-cell>
              <table:table-cell office:value-type="float" office:value="1.70656038454989">
                <text:p>1.70656038454989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.73301941559698">
                <text:p>1.73301941559698</text:p>
              </table:table-cell>
              <table:table-cell office:value-type="float" office:value="1.71201215144755">
                <text:p>1.71201215144755</text:p>
              </table:table-cell>
              <table:table-cell office:value-type="float" office:value="1.67755689144385">
                <text:p>1.67755689144385</text:p>
              </table:table-cell>
              <table:table-cell office:value-type="float" office:value="1.61737568620135">
                <text:p>1.61737568620135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1.60364804405185">
                <text:p>1.60364804405185</text:p>
              </table:table-cell>
              <table:table-cell office:value-type="float" office:value="1.58403499070216">
                <text:p>1.58403499070216</text:p>
              </table:table-cell>
              <table:table-cell office:value-type="float" office:value="1.53258874454506">
                <text:p>1.53258874454506</text:p>
              </table:table-cell>
              <table:table-cell office:value-type="float" office:value="1.4756019379968">
                <text:p>1.4756019379968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1.41543751245764">
                <text:p>1.41543751245764</text:p>
              </table:table-cell>
              <table:table-cell office:value-type="float" office:value="1.3768517708115">
                <text:p>1.3768517708115</text:p>
              </table:table-cell>
              <table:table-cell office:value-type="float" office:value="1.33870681617297">
                <text:p>1.33870681617297</text:p>
              </table:table-cell>
              <table:table-cell office:value-type="float" office:value="1.29984647619243">
                <text:p>1.29984647619243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1.11146975592501">
                <text:p>1.11146975592501</text:p>
              </table:table-cell>
              <table:table-cell office:value-type="float" office:value="1.11895554040533">
                <text:p>1.11895554040533</text:p>
              </table:table-cell>
              <table:table-cell office:value-type="float" office:value="1.11330738461124">
                <text:p>1.11330738461124</text:p>
              </table:table-cell>
              <table:table-cell office:value-type="float" office:value="1.10224518469575">
                <text:p>1.10224518469575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829959352833347">
                <text:p>0.829959352833347</text:p>
              </table:table-cell>
              <table:table-cell office:value-type="float" office:value="0.849150455515574">
                <text:p>0.849150455515574</text:p>
              </table:table-cell>
              <table:table-cell office:value-type="float" office:value="0.87580976664428">
                <text:p>0.87580976664428</text:p>
              </table:table-cell>
              <table:table-cell office:value-type="float" office:value="0.891445192239529">
                <text:p>0.891445192239529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606022257788365">
                <text:p>0.606022257788365</text:p>
              </table:table-cell>
              <table:table-cell office:value-type="float" office:value="0.617380521612917">
                <text:p>0.617380521612917</text:p>
              </table:table-cell>
              <table:table-cell office:value-type="float" office:value="0.644206157833442">
                <text:p>0.644206157833442</text:p>
              </table:table-cell>
              <table:table-cell office:value-type="float" office:value="0.680891024033689">
                <text:p>0.680891024033689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.41615995421704">
                <text:p>0.41615995421704</text:p>
              </table:table-cell>
              <table:table-cell office:value-type="float" office:value="0.426533893469618">
                <text:p>0.426533893469618</text:p>
              </table:table-cell>
              <table:table-cell office:value-type="float" office:value="0.447865979970635">
                <text:p>0.447865979970635</text:p>
              </table:table-cell>
              <table:table-cell office:value-type="float" office:value="0.478692524339232">
                <text:p>0.47869252433923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.25741946840345">
                <text:p>0.25741946840345</text:p>
              </table:table-cell>
              <table:table-cell office:value-type="float" office:value="0.267782763077154">
                <text:p>0.267782763077154</text:p>
              </table:table-cell>
              <table:table-cell office:value-type="float" office:value="0.281883712323253">
                <text:p>0.281883712323253</text:p>
              </table:table-cell>
              <table:table-cell office:value-type="float" office:value="0.319919904566555">
                <text:p>0.319919904566555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.129768866610972">
                <text:p>0.129768866610972</text:p>
              </table:table-cell>
              <table:table-cell office:value-type="float" office:value="0.12907878320362">
                <text:p>0.12907878320362</text:p>
              </table:table-cell>
              <table:table-cell office:value-type="float" office:value="0.160691544268835">
                <text:p>0.160691544268835</text:p>
              </table:table-cell>
              <table:table-cell office:value-type="float" office:value="0.201366560957789">
                <text:p>0.201366560957789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.0000480145964373169">
                <text:p>0.0000480145964373169</text:p>
              </table:table-cell>
              <table:table-cell office:value-type="float" office:value="0.0432927662412283">
                <text:p>0.0432927662412283</text:p>
              </table:table-cell>
              <table:table-cell office:value-type="float" office:value="0.0774767429398232">
                <text:p>0.0774767429398232</text:p>
              </table:table-cell>
              <table:table-cell office:value-type="float" office:value="0.114791952702308">
                <text:p>0.114791952702308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.0000614175162756418">
                <text:p>0.0000614175162756418</text:p>
              </table:table-cell>
              <table:table-cell office:value-type="float" office:value="0.0000651265615646834">
                <text:p>0.0000651265615646834</text:p>
              </table:table-cell>
              <table:table-cell office:value-type="float" office:value="0.0259928492591332">
                <text:p>0.0259928492591332</text:p>
              </table:table-cell>
              <table:table-cell office:value-type="float" office:value="0.0553405306713023">
                <text:p>0.0553405306713023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.0000859475719810915">
                <text:p>0.0000859475719810915</text:p>
              </table:table-cell>
              <table:table-cell office:value-type="float" office:value="0.0000491216960855778">
                <text:p>0.0000491216960855778</text:p>
              </table:table-cell>
              <table:table-cell office:value-type="float" office:value="0.0000390759369388101">
                <text:p>0.0000390759369388101</text:p>
              </table:table-cell>
              <table:table-cell office:value-type="float" office:value="0.0185663208993808">
                <text:p>0.0185663208993808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.0000286491906603638">
                <text:p>0.0000286491906603638</text:p>
              </table:table-cell>
              <table:table-cell office:value-type="float" office:value="0.0000294730176513467">
                <text:p>0.0000294730176513467</text:p>
              </table:table-cell>
              <table:table-cell office:value-type="float" office:value="0.0000279113835277215">
                <text:p>0.0000279113835277215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171895143962183">
                <text:p>0.0000171895143962183</text:p>
              </table:table-cell>
              <table:table-cell office:value-type="float" office:value="0.0000210521554652476">
                <text:p>0.000021052155465247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3.408cm" svg:y="0.378cm" style:legend-expansion="custom" chartooo:width="10.023cm" chartooo:height="2.2cm" style:legend-expansion-aspect-ratio="4.55590909090909" chart:style-name="ch2"/>
        <chart:plot-area chart:style-name="ch3" table:cell-range-address="'daily-stats'.B15:'daily-stats'.B100 'daily-stats'.J1:'daily-stats'.M1 'daily-stats'.J15:'daily-stats'.M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J15:'daily-stats'.J100" chart:label-cell-address="'daily-stats'.J1:'daily-stats'.J1" chart:class="chart:line">
            <chart:data-point chart:repeated="86"/>
          </chart:series>
          <chart:series chart:style-name="ch8" chart:values-cell-range-address="'daily-stats'.K15:'daily-stats'.K100" chart:label-cell-address="'daily-stats'.K1:'daily-stats'.K1" chart:class="chart:line">
            <chart:data-point chart:repeated="86"/>
          </chart:series>
          <chart:series chart:style-name="ch9" chart:values-cell-range-address="'daily-stats'.L15:'daily-stats'.L100" chart:label-cell-address="'daily-stats'.L1:'daily-stats'.L1" chart:class="chart:line">
            <chart:data-point chart:repeated="86"/>
          </chart:series>
          <chart:series chart:style-name="ch10" chart:values-cell-range-address="'daily-stats'.M15:'daily-stats'.M100" chart:label-cell-address="'daily-stats'.M1:'daily-stats'.M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# of Risk Contacts per Positive Individual</text:p>
                <draw:g>
                  <svg:desc>'daily-stats'.J1:'daily-stats'.J1</svg:desc>
                </draw:g>
              </table:table-cell>
              <table:table-cell office:value-type="string">
                <text:p>3d-src Avg # of Risk Contacts per Positive Individual</text:p>
                <draw:g>
                  <svg:desc>'daily-stats'.K1:'daily-stats'.K1</svg:desc>
                </draw:g>
              </table:table-cell>
              <table:table-cell office:value-type="string">
                <text:p>5d-src Avg # of Risk Contacts per Positive Individual</text:p>
                <draw:g>
                  <svg:desc>'daily-stats'.L1:'daily-stats'.L1</svg:desc>
                </draw:g>
              </table:table-cell>
              <table:table-cell office:value-type="string">
                <text:p>7d-src Avg # of Risk Contacts per Positive Individual</text:p>
                <draw:g>
                  <svg:desc>'daily-stats'.M1:'daily-stats'.M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J15:'daily-stats'.J100</svg:desc>
                </draw:g>
              </table:table-cell>
              <table:table-cell office:value-type="float" office:value="NaN">
                <text:p>NaN</text:p>
                <draw:g>
                  <svg:desc>'daily-stats'.K15:'daily-stats'.K100</svg:desc>
                </draw:g>
              </table:table-cell>
              <table:table-cell office:value-type="float" office:value="NaN">
                <text:p>NaN</text:p>
                <draw:g>
                  <svg:desc>'daily-stats'.L15:'daily-stats'.L100</svg:desc>
                </draw:g>
              </table:table-cell>
              <table:table-cell office:value-type="float" office:value="NaN">
                <text:p>NaN</text:p>
                <draw:g>
                  <svg:desc>'daily-stats'.M15:'daily-stats'.M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86">
                <text:p>286</text:p>
              </table:table-cell>
              <table:table-cell office:value-type="float" office:value="182.166666666667">
                <text:p>182.166666666667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130.25">
                <text:p>130.25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169.9">
                <text:p>169.9</text:p>
              </table:table-cell>
              <table:table-cell office:value-type="float" office:value="188">
                <text:p>188</text:p>
              </table:table-cell>
              <table:table-cell office:value-type="float" office:value="176.526315789474">
                <text:p>176.526315789474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133">
                <text:p>133</text:p>
              </table:table-cell>
              <table:table-cell office:value-type="float" office:value="191.888888888889">
                <text:p>191.888888888889</text:p>
              </table:table-cell>
              <table:table-cell office:value-type="float" office:value="163.647058823529">
                <text:p>163.647058823529</text:p>
              </table:table-cell>
              <table:table-cell office:value-type="float" office:value="186.571428571429">
                <text:p>186.571428571429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183">
                <text:p>183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77.772727272727">
                <text:p>177.772727272727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33.5">
                <text:p>133.5</text:p>
              </table:table-cell>
              <table:table-cell office:value-type="float" office:value="183">
                <text:p>183</text:p>
              </table:table-cell>
              <table:table-cell office:value-type="float" office:value="169.235294117647">
                <text:p>169.235294117647</text:p>
              </table:table-cell>
              <table:table-cell office:value-type="float" office:value="178.045454545455">
                <text:p>178.045454545455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82">
                <text:p>282</text:p>
              </table:table-cell>
              <table:table-cell office:value-type="float" office:value="184.777777777778">
                <text:p>184.777777777778</text:p>
              </table:table-cell>
              <table:table-cell office:value-type="float" office:value="171.1875">
                <text:p>171.1875</text:p>
              </table:table-cell>
              <table:table-cell office:value-type="float" office:value="168.652173913043">
                <text:p>168.652173913043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84">
                <text:p>184</text:p>
              </table:table-cell>
              <table:table-cell office:value-type="float" office:value="177.666666666667">
                <text:p>177.666666666667</text:p>
              </table:table-cell>
              <table:table-cell office:value-type="float" office:value="173.857142857143">
                <text:p>173.85714285714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31.75">
                <text:p>131.75</text:p>
              </table:table-cell>
              <table:table-cell office:value-type="float" office:value="174.111111111111">
                <text:p>174.111111111111</text:p>
              </table:table-cell>
              <table:table-cell office:value-type="float" office:value="183.428571428571">
                <text:p>183.428571428571</text:p>
              </table:table-cell>
              <table:table-cell office:value-type="float" office:value="154.391304347826">
                <text:p>154.391304347826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37.5">
                <text:p>237.5</text:p>
              </table:table-cell>
              <table:table-cell office:value-type="float" office:value="159.888888888889">
                <text:p>159.888888888889</text:p>
              </table:table-cell>
              <table:table-cell office:value-type="float" office:value="144.294117647059">
                <text:p>144.294117647059</text:p>
              </table:table-cell>
              <table:table-cell office:value-type="float" office:value="144.208333333333">
                <text:p>144.20833333333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36.1">
                <text:p>136.1</text:p>
              </table:table-cell>
              <table:table-cell office:value-type="float" office:value="122.736842105263">
                <text:p>122.736842105263</text:p>
              </table:table-cell>
              <table:table-cell office:value-type="float" office:value="128.074074074074">
                <text:p>128.07407407407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89.8">
                <text:p>89.8</text:p>
              </table:table-cell>
              <table:table-cell office:value-type="float" office:value="102.307692307692">
                <text:p>102.307692307692</text:p>
              </table:table-cell>
              <table:table-cell office:value-type="float" office:value="118.3">
                <text:p>118.3</text:p>
              </table:table-cell>
              <table:table-cell office:value-type="float" office:value="97.0857142857143">
                <text:p>97.0857142857143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88.8">
                <text:p>88.8</text:p>
              </table:table-cell>
              <table:table-cell office:value-type="float" office:value="96.9333333333333">
                <text:p>96.9333333333333</text:p>
              </table:table-cell>
              <table:table-cell office:value-type="float" office:value="82.6206896551724">
                <text:p>82.6206896551724</text:p>
              </table:table-cell>
              <table:table-cell office:value-type="float" office:value="98.7352941176471">
                <text:p>98.7352941176471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12.2">
                <text:p>112.2</text:p>
              </table:table-cell>
              <table:table-cell office:value-type="float" office:value="71.9047619047619">
                <text:p>71.9047619047619</text:p>
              </table:table-cell>
              <table:table-cell office:value-type="float" office:value="84.3103448275862">
                <text:p>84.3103448275862</text:p>
              </table:table-cell>
              <table:table-cell office:value-type="float" office:value="89.2972972972973">
                <text:p>89.297297297297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45.9090909090909">
                <text:p>45.9090909090909</text:p>
              </table:table-cell>
              <table:table-cell office:value-type="float" office:value="81.6842105263158">
                <text:p>81.6842105263158</text:p>
              </table:table-cell>
              <table:table-cell office:value-type="float" office:value="83.3793103448276">
                <text:p>83.3793103448276</text:p>
              </table:table-cell>
              <table:table-cell office:value-type="float" office:value="93.2222222222222">
                <text:p>93.2222222222222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62">
                <text:p>162</text:p>
              </table:table-cell>
              <table:table-cell office:value-type="float" office:value="74.3684210526316">
                <text:p>74.3684210526316</text:p>
              </table:table-cell>
              <table:table-cell office:value-type="float" office:value="94.7307692307692">
                <text:p>94.7307692307692</text:p>
              </table:table-cell>
              <table:table-cell office:value-type="float" office:value="92.6216216216216">
                <text:p>92.6216216216216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84.4">
                <text:p>84.4</text:p>
              </table:table-cell>
              <table:table-cell office:value-type="float" office:value="139.7">
                <text:p>139.7</text:p>
              </table:table-cell>
              <table:table-cell office:value-type="float" office:value="89.7037037037037">
                <text:p>89.7037037037037</text:p>
              </table:table-cell>
              <table:table-cell office:value-type="float" office:value="83.1190476190476">
                <text:p>83.119047619047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44.5">
                <text:p>244.5</text:p>
              </table:table-cell>
              <table:table-cell office:value-type="float" office:value="110.076923076923">
                <text:p>110.076923076923</text:p>
              </table:table-cell>
              <table:table-cell office:value-type="float" office:value="93.2692307692308">
                <text:p>93.2692307692308</text:p>
              </table:table-cell>
              <table:table-cell office:value-type="float" office:value="83.6428571428571">
                <text:p>83.6428571428571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84.2777777777778">
                <text:p>84.2777777777778</text:p>
              </table:table-cell>
              <table:table-cell office:value-type="float" office:value="90.0714285714286">
                <text:p>90.0714285714286</text:p>
              </table:table-cell>
              <table:table-cell office:value-type="float" office:value="95.6216216216216">
                <text:p>95.6216216216216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.8">
                <text:p>50.8</text:p>
              </table:table-cell>
              <table:table-cell office:value-type="float" office:value="76.7142857142857">
                <text:p>76.7142857142857</text:p>
              </table:table-cell>
              <table:table-cell office:value-type="float" office:value="90.6896551724138">
                <text:p>90.6896551724138</text:p>
              </table:table-cell>
              <table:table-cell office:value-type="float" office:value="84.1428571428571">
                <text:p>84.1428571428571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16.6">
                <text:p>116.6</text:p>
              </table:table-cell>
              <table:table-cell office:value-type="float" office:value="77.1904761904762">
                <text:p>77.1904761904762</text:p>
              </table:table-cell>
              <table:table-cell office:value-type="float" office:value="74.9428571428571">
                <text:p>74.9428571428571</text:p>
              </table:table-cell>
              <table:table-cell office:value-type="float" office:value="90.5384615384615">
                <text:p>90.538461538461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88.3333333333333">
                <text:p>88.3333333333333</text:p>
              </table:table-cell>
              <table:table-cell office:value-type="float" office:value="83.9473684210526">
                <text:p>83.9473684210526</text:p>
              </table:table-cell>
              <table:table-cell office:value-type="float" office:value="81.3548387096774">
                <text:p>81.3548387096774</text:p>
              </table:table-cell>
              <table:table-cell office:value-type="float" office:value="90.8157894736842">
                <text:p>90.815789473684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60.25">
                <text:p>60.25</text:p>
              </table:table-cell>
              <table:table-cell office:value-type="float" office:value="89.4375">
                <text:p>89.4375</text:p>
              </table:table-cell>
              <table:table-cell office:value-type="float" office:value="110.136363636364">
                <text:p>110.136363636364</text:p>
              </table:table-cell>
              <table:table-cell office:value-type="float" office:value="101.424242424242">
                <text:p>101.424242424242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09.5">
                <text:p>209.5</text:p>
              </table:table-cell>
              <table:table-cell office:value-type="float" office:value="119.090909090909">
                <text:p>119.090909090909</text:p>
              </table:table-cell>
              <table:table-cell office:value-type="float" office:value="125.333333333333">
                <text:p>125.333333333333</text:p>
              </table:table-cell>
              <table:table-cell office:value-type="float" office:value="102.6875">
                <text:p>102.6875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311">
                <text:p>311</text:p>
              </table:table-cell>
              <table:table-cell office:value-type="float" office:value="103.47619047619">
                <text:p>103.47619047619</text:p>
              </table:table-cell>
              <table:table-cell office:value-type="float" office:value="99.34375">
                <text:p>99.34375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16">
                <text:p>416</text:p>
              </table:table-cell>
              <table:table-cell office:value-type="float" office:value="115.636363636364">
                <text:p>115.636363636364</text:p>
              </table:table-cell>
              <table:table-cell office:value-type="float" office:value="120.388888888889">
                <text:p>120.388888888889</text:p>
              </table:table-cell>
              <table:table-cell office:value-type="float" office:value="85.4594594594595">
                <text:p>85.4594594594595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9.6666666666667">
                <text:p>49.6666666666667</text:p>
              </table:table-cell>
              <table:table-cell office:value-type="float" office:value="89.2666666666667">
                <text:p>89.2666666666667</text:p>
              </table:table-cell>
              <table:table-cell office:value-type="float" office:value="83.7407407407408">
                <text:p>83.7407407407408</text:p>
              </table:table-cell>
              <table:table-cell office:value-type="float" office:value="94.9705882352941">
                <text:p>94.9705882352941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95.2">
                <text:p>95.2</text:p>
              </table:table-cell>
              <table:table-cell office:value-type="float" office:value="57.44">
                <text:p>57.44</text:p>
              </table:table-cell>
              <table:table-cell office:value-type="float" office:value="77.4516129032258">
                <text:p>77.4516129032258</text:p>
              </table:table-cell>
              <table:table-cell office:value-type="float" office:value="95.8529411764706">
                <text:p>95.8529411764706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46.6363636363636">
                <text:p>46.6363636363636</text:p>
              </table:table-cell>
              <table:table-cell office:value-type="float" office:value="73.2380952380952">
                <text:p>73.2380952380952</text:p>
              </table:table-cell>
              <table:table-cell office:value-type="float" office:value="76.0625">
                <text:p>76.0625</text:p>
              </table:table-cell>
              <table:table-cell office:value-type="float" office:value="96.8529411764706">
                <text:p>96.8529411764706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09.8">
                <text:p>109.8</text:p>
              </table:table-cell>
              <table:table-cell office:value-type="float" office:value="83.9444444444444">
                <text:p>83.9444444444444</text:p>
              </table:table-cell>
              <table:table-cell office:value-type="float" office:value="101.25">
                <text:p>101.25</text:p>
              </table:table-cell>
              <table:table-cell office:value-type="float" office:value="76.953488372093">
                <text:p>76.953488372093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24.5">
                <text:p>224.5</text:p>
              </table:table-cell>
              <table:table-cell office:value-type="float" office:value="180.125">
                <text:p>180.125</text:p>
              </table:table-cell>
              <table:table-cell office:value-type="float" office:value="82.2758620689655">
                <text:p>82.2758620689655</text:p>
              </table:table-cell>
              <table:table-cell office:value-type="float" office:value="73.9782608695652">
                <text:p>73.9782608695652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101.846153846154">
                <text:p>101.846153846154</text:p>
              </table:table-cell>
              <table:table-cell office:value-type="float" office:value="80.4666666666667">
                <text:p>80.4666666666667</text:p>
              </table:table-cell>
              <table:table-cell office:value-type="float" office:value="75.531914893617">
                <text:p>75.53191489361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.2">
                <text:p>43.2</text:p>
              </table:table-cell>
              <table:table-cell office:value-type="float" office:value="61.5652173913044">
                <text:p>61.5652173913044</text:p>
              </table:table-cell>
              <table:table-cell office:value-type="float" office:value="80.258064516129">
                <text:p>80.258064516129</text:p>
              </table:table-cell>
              <table:table-cell office:value-type="float" office:value="86.5952380952381">
                <text:p>86.5952380952381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45.0833333333333">
                <text:p>45.0833333333333</text:p>
              </table:table-cell>
              <table:table-cell office:value-type="float" office:value="57">
                <text:p>57</text:p>
              </table:table-cell>
              <table:table-cell office:value-type="float" office:value="75.4">
                <text:p>75.4</text:p>
              </table:table-cell>
              <table:table-cell office:value-type="float" office:value="80.0425531914894">
                <text:p>80.0425531914894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03.833333333333">
                <text:p>103.833333333333</text:p>
              </table:table-cell>
              <table:table-cell office:value-type="float" office:value="73.5">
                <text:p>73.5</text:p>
              </table:table-cell>
              <table:table-cell office:value-type="float" office:value="65.2272727272727">
                <text:p>65.2272727272727</text:p>
              </table:table-cell>
              <table:table-cell office:value-type="float" office:value="71.8909090909091">
                <text:p>71.8909090909091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00">
                <text:p>100</text:p>
              </table:table-cell>
              <table:table-cell office:value-type="float" office:value="86.2272727272727">
                <text:p>86.2272727272727</text:p>
              </table:table-cell>
              <table:table-cell office:value-type="float" office:value="69.9772727272727">
                <text:p>69.9772727272727</text:p>
              </table:table-cell>
              <table:table-cell office:value-type="float" office:value="71.6206896551724">
                <text:p>71.6206896551724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.4">
                <text:p>67.4</text:p>
              </table:table-cell>
              <table:table-cell office:value-type="float" office:value="73.6538461538462">
                <text:p>73.6538461538462</text:p>
              </table:table-cell>
              <table:table-cell office:value-type="float" office:value="88.3611111111111">
                <text:p>88.3611111111111</text:p>
              </table:table-cell>
              <table:table-cell office:value-type="float" office:value="77.8571428571429">
                <text:p>77.8571428571429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.1">
                <text:p>64.1</text:p>
              </table:table-cell>
              <table:table-cell office:value-type="float" office:value="81.5833333333333">
                <text:p>81.5833333333333</text:p>
              </table:table-cell>
              <table:table-cell office:value-type="float" office:value="84.1052631578947">
                <text:p>84.1052631578947</text:p>
              </table:table-cell>
              <table:table-cell office:value-type="float" office:value="90.8367346938775">
                <text:p>90.8367346938775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60.75">
                <text:p>160.75</text:p>
              </table:table-cell>
              <table:table-cell office:value-type="float" office:value="87.3636363636364">
                <text:p>87.3636363636364</text:p>
              </table:table-cell>
              <table:table-cell office:value-type="float" office:value="87.2432432432433">
                <text:p>87.2432432432433</text:p>
              </table:table-cell>
              <table:table-cell office:value-type="float" office:value="88.02">
                <text:p>88.02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79.75">
                <text:p>79.75</text:p>
              </table:table-cell>
              <table:table-cell office:value-type="float" office:value="112.529411764706">
                <text:p>112.529411764706</text:p>
              </table:table-cell>
              <table:table-cell office:value-type="float" office:value="91.9705882352941">
                <text:p>91.9705882352941</text:p>
              </table:table-cell>
              <table:table-cell office:value-type="float" office:value="72.7868852459016">
                <text:p>72.7868852459016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26.4">
                <text:p>126.4</text:p>
              </table:table-cell>
              <table:table-cell office:value-type="float" office:value="92.15">
                <text:p>92.15</text:p>
              </table:table-cell>
              <table:table-cell office:value-type="float" office:value="76.219512195122">
                <text:p>76.219512195122</text:p>
              </table:table-cell>
              <table:table-cell office:value-type="float" office:value="73.4576271186441">
                <text:p>73.4576271186441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81.8571428571429">
                <text:p>81.8571428571429</text:p>
              </table:table-cell>
              <table:table-cell office:value-type="float" office:value="63.5862068965517">
                <text:p>63.5862068965517</text:p>
              </table:table-cell>
              <table:table-cell office:value-type="float" office:value="67.7777777777778">
                <text:p>67.7777777777778</text:p>
              </table:table-cell>
              <table:table-cell office:value-type="float" office:value="74.3157894736842">
                <text:p>74.3157894736842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37.5882352941176">
                <text:p>37.5882352941176</text:p>
              </table:table-cell>
              <table:table-cell office:value-type="float" office:value="55.625">
                <text:p>55.625</text:p>
              </table:table-cell>
              <table:table-cell office:value-type="float" office:value="65.6666666666667">
                <text:p>65.66666666666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71">
                <text:p>71</text:p>
              </table:table-cell>
              <table:table-cell office:value-type="float" office:value="53.030303030303">
                <text:p>53.030303030303</text:p>
              </table:table-cell>
              <table:table-cell office:value-type="float" office:value="63.2888888888889">
                <text:p>63.2888888888889</text:p>
              </table:table-cell>
              <table:table-cell office:value-type="float" office:value="59.7910447761194">
                <text:p>59.791044776119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67.875">
                <text:p>67.875</text:p>
              </table:table-cell>
              <table:table-cell office:value-type="float" office:value="77.9047619047619">
                <text:p>77.9047619047619</text:p>
              </table:table-cell>
              <table:table-cell office:value-type="float" office:value="50.9272727272727">
                <text:p>50.9272727272727</text:p>
              </table:table-cell>
              <table:table-cell office:value-type="float" office:value="47.7228915662651">
                <text:p>47.7228915662651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05">
                <text:p>105</text:p>
              </table:table-cell>
              <table:table-cell office:value-type="float" office:value="53.1333333333333">
                <text:p>53.1333333333333</text:p>
              </table:table-cell>
              <table:table-cell office:value-type="float" office:value="46.5932203389831">
                <text:p>46.5932203389831</text:p>
              </table:table-cell>
              <table:table-cell office:value-type="float" office:value="45.4719101123596">
                <text:p>45.4719101123596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30.9411764705882">
                <text:p>30.9411764705882</text:p>
              </table:table-cell>
              <table:table-cell office:value-type="float" office:value="38.093023255814">
                <text:p>38.093023255814</text:p>
              </table:table-cell>
              <table:table-cell office:value-type="float" office:value="44.375">
                <text:p>44.375</text:p>
              </table:table-cell>
              <table:table-cell office:value-type="float" office:value="43.5851063829787">
                <text:p>43.5851063829787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7.9523809523809">
                <text:p>27.9523809523809</text:p>
              </table:table-cell>
              <table:table-cell office:value-type="float" office:value="34.7450980392157">
                <text:p>34.7450980392157</text:p>
              </table:table-cell>
              <table:table-cell office:value-type="float" office:value="38.2820512820513">
                <text:p>38.2820512820513</text:p>
              </table:table-cell>
              <table:table-cell office:value-type="float" office:value="43.92">
                <text:p>43.92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50.6923076923077">
                <text:p>50.6923076923077</text:p>
              </table:table-cell>
              <table:table-cell office:value-type="float" office:value="34.5535714285714">
                <text:p>34.5535714285714</text:p>
              </table:table-cell>
              <table:table-cell office:value-type="float" office:value="38.2068965517241">
                <text:p>38.2068965517241</text:p>
              </table:table-cell>
              <table:table-cell office:value-type="float" office:value="45.252427184466">
                <text:p>45.252427184466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31.3181818181818">
                <text:p>31.3181818181818</text:p>
              </table:table-cell>
              <table:table-cell office:value-type="float" office:value="45.1224489795918">
                <text:p>45.1224489795918</text:p>
              </table:table-cell>
              <table:table-cell office:value-type="float" office:value="44.5679012345679">
                <text:p>44.5679012345679</text:p>
              </table:table-cell>
              <table:table-cell office:value-type="float" office:value="47.2596153846154">
                <text:p>47.259615384615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61.6428571428571">
                <text:p>61.6428571428571</text:p>
              </table:table-cell>
              <table:table-cell office:value-type="float" office:value="50.2978723404255">
                <text:p>50.2978723404255</text:p>
              </table:table-cell>
              <table:table-cell office:value-type="float" office:value="57.6060606060606">
                <text:p>57.6060606060606</text:p>
              </table:table-cell>
              <table:table-cell office:value-type="float" office:value="53.1212121212121">
                <text:p>53.121212121212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73.8181818181818">
                <text:p>73.8181818181818</text:p>
              </table:table-cell>
              <table:table-cell office:value-type="float" office:value="79.1612903225806">
                <text:p>79.1612903225806</text:p>
              </table:table-cell>
              <table:table-cell office:value-type="float" office:value="61.7384615384615">
                <text:p>61.7384615384615</text:p>
              </table:table-cell>
              <table:table-cell office:value-type="float" office:value="54.7961165048544">
                <text:p>54.796116504854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29.833333333333">
                <text:p>129.833333333333</text:p>
              </table:table-cell>
              <table:table-cell office:value-type="float" office:value="84.8620689655172">
                <text:p>84.8620689655172</text:p>
              </table:table-cell>
              <table:table-cell office:value-type="float" office:value="63.1764705882353">
                <text:p>63.1764705882353</text:p>
              </table:table-cell>
              <table:table-cell office:value-type="float" office:value="49.1707317073171">
                <text:p>49.1707317073171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72.5">
                <text:p>72.5</text:p>
              </table:table-cell>
              <table:table-cell office:value-type="float" office:value="60.953488372093">
                <text:p>60.953488372093</text:p>
              </table:table-cell>
              <table:table-cell office:value-type="float" office:value="51.6781609195402">
                <text:p>51.6781609195402</text:p>
              </table:table-cell>
              <table:table-cell office:value-type="float" office:value="61.8867924528302">
                <text:p>61.886792452830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38.88">
                <text:p>38.88</text:p>
              </table:table-cell>
              <table:table-cell office:value-type="float" office:value="41.5">
                <text:p>41.5</text:p>
              </table:table-cell>
              <table:table-cell office:value-type="float" office:value="60.3086419753086">
                <text:p>60.3086419753086</text:p>
              </table:table-cell>
              <table:table-cell office:value-type="float" office:value="55.1031746031746">
                <text:p>55.1031746031746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2.2121212121212">
                <text:p>32.2121212121212</text:p>
              </table:table-cell>
              <table:table-cell office:value-type="float" office:value="51.3650793650794">
                <text:p>51.3650793650794</text:p>
              </table:table-cell>
              <table:table-cell office:value-type="float" office:value="49.1009174311927">
                <text:p>49.1009174311927</text:p>
              </table:table-cell>
              <table:table-cell office:value-type="float" office:value="57.8294573643411">
                <text:p>57.8294573643411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240.2">
                <text:p>240.2</text:p>
              </table:table-cell>
              <table:table-cell office:value-type="float" office:value="48.75">
                <text:p>48.75</text:p>
              </table:table-cell>
              <table:table-cell office:value-type="float" office:value="52.3513513513514">
                <text:p>52.3513513513514</text:p>
              </table:table-cell>
              <table:table-cell office:value-type="float" office:value="58.3676470588235">
                <text:p>58.3676470588235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6.6470588235294">
                <text:p>36.6470588235294</text:p>
              </table:table-cell>
              <table:table-cell office:value-type="float" office:value="71.2452830188679">
                <text:p>71.2452830188679</text:p>
              </table:table-cell>
              <table:table-cell office:value-type="float" office:value="61.5757575757576">
                <text:p>61.5757575757576</text:p>
              </table:table-cell>
              <table:table-cell office:value-type="float" office:value="48.8662790697674">
                <text:p>48.8662790697674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94.9285714285714">
                <text:p>94.9285714285714</text:p>
              </table:table-cell>
              <table:table-cell office:value-type="float" office:value="62.8196721311475">
                <text:p>62.8196721311475</text:p>
              </table:table-cell>
              <table:table-cell office:value-type="float" office:value="55.8771929824561">
                <text:p>55.8771929824561</text:p>
              </table:table-cell>
              <table:table-cell office:value-type="float" office:value="46.9536082474227">
                <text:p>46.953608247422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96.6923076923077">
                <text:p>96.6923076923077</text:p>
              </table:table-cell>
              <table:table-cell office:value-type="float" office:value="52.3066666666667">
                <text:p>52.3066666666667</text:p>
              </table:table-cell>
              <table:table-cell office:value-type="float" office:value="43.8782051282051">
                <text:p>43.8782051282051</text:p>
              </table:table-cell>
              <table:table-cell office:value-type="float" office:value="45.447963800905">
                <text:p>45.447963800905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7.8541666666667">
                <text:p>27.8541666666667</text:p>
              </table:table-cell>
              <table:table-cell office:value-type="float" office:value="39.537037037037">
                <text:p>39.537037037037</text:p>
              </table:table-cell>
              <table:table-cell office:value-type="float" office:value="41.7417582417582">
                <text:p>41.7417582417582</text:p>
              </table:table-cell>
              <table:table-cell office:value-type="float" office:value="39.1886120996441">
                <text:p>39.188612099644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35.6595744680851">
                <text:p>35.6595744680851</text:p>
              </table:table-cell>
              <table:table-cell office:value-type="float" office:value="32.3290322580645">
                <text:p>32.3290322580645</text:p>
              </table:table-cell>
              <table:table-cell office:value-type="float" office:value="36.2103004291845">
                <text:p>36.2103004291845</text:p>
              </table:table-cell>
              <table:table-cell office:value-type="float" office:value="37.0963855421687">
                <text:p>37.096385542168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33.3">
                <text:p>33.3</text:p>
              </table:table-cell>
              <table:table-cell office:value-type="float" office:value="33.9709302325581">
                <text:p>33.9709302325581</text:p>
              </table:table-cell>
              <table:table-cell office:value-type="float" office:value="31.9016393442623">
                <text:p>31.9016393442623</text:p>
              </table:table-cell>
              <table:table-cell office:value-type="float" office:value="37.489247311828">
                <text:p>37.489247311828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33.3692307692308">
                <text:p>33.3692307692308</text:p>
              </table:table-cell>
              <table:table-cell office:value-type="float" office:value="31.9857142857143">
                <text:p>31.9857142857143</text:p>
              </table:table-cell>
              <table:table-cell office:value-type="float" office:value="36.5016077170418">
                <text:p>36.5016077170418</text:p>
              </table:table-cell>
              <table:table-cell office:value-type="float" office:value="39.5484693877551">
                <text:p>39.5484693877551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30">
                <text:p>30</text:p>
              </table:table-cell>
              <table:table-cell office:value-type="float" office:value="37.6372549019608">
                <text:p>37.6372549019608</text:p>
              </table:table-cell>
              <table:table-cell office:value-type="float" office:value="42.0538720538721">
                <text:p>42.0538720538721</text:p>
              </table:table-cell>
              <table:table-cell office:value-type="float" office:value="41.6085918854415">
                <text:p>41.6085918854415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54.7962962962963">
                <text:p>54.7962962962963</text:p>
              </table:table-cell>
              <table:table-cell office:value-type="float" office:value="48.3895348837209">
                <text:p>48.3895348837209</text:p>
              </table:table-cell>
              <table:table-cell office:value-type="float" office:value="44.1025641025641">
                <text:p>44.1025641025641</text:p>
              </table:table-cell>
              <table:table-cell office:value-type="float" office:value="41.2921810699589">
                <text:p>41.2921810699589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85.2727272727273">
                <text:p>85.2727272727273</text:p>
              </table:table-cell>
              <table:table-cell office:value-type="float" office:value="55.8086419753086">
                <text:p>55.8086419753086</text:p>
              </table:table-cell>
              <table:table-cell office:value-type="float" office:value="44.0470914127424">
                <text:p>44.0470914127424</text:p>
              </table:table-cell>
              <table:table-cell office:value-type="float" office:value="43.2428298279159">
                <text:p>43.2428298279159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43.5733333333333">
                <text:p>43.5733333333333</text:p>
              </table:table-cell>
              <table:table-cell office:value-type="float" office:value="46.8108108108108">
                <text:p>46.8108108108108</text:p>
              </table:table-cell>
              <table:table-cell office:value-type="float" office:value="47.9812332439678">
                <text:p>47.9812332439678</text:p>
              </table:table-cell>
              <table:table-cell office:value-type="float" office:value="50.3895582329317">
                <text:p>50.3895582329317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37.8070175438596">
                <text:p>37.8070175438596</text:p>
              </table:table-cell>
              <table:table-cell office:value-type="float" office:value="42.3916083916084">
                <text:p>42.3916083916084</text:p>
              </table:table-cell>
              <table:table-cell office:value-type="float" office:value="54.5543175487465">
                <text:p>54.5543175487465</text:p>
              </table:table-cell>
              <table:table-cell office:value-type="float" office:value="62.92037470726">
                <text:p>62.9203747072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46.8659793814433">
                <text:p>46.8659793814433</text:p>
              </table:table-cell>
              <table:table-cell office:value-type="float" office:value="53.796812749004">
                <text:p>53.796812749004</text:p>
              </table:table-cell>
              <table:table-cell office:value-type="float" office:value="62.0411764705882">
                <text:p>62.0411764705882</text:p>
              </table:table-cell>
              <table:table-cell office:value-type="float" office:value="74.9544235924933">
                <text:p>74.9544235924933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116.175">
                <text:p>116.175</text:p>
              </table:table-cell>
              <table:table-cell office:value-type="float" office:value="89.5099337748344">
                <text:p>89.5099337748344</text:p>
              </table:table-cell>
              <table:table-cell office:value-type="float" office:value="82.5509433962264">
                <text:p>82.5509433962264</text:p>
              </table:table-cell>
              <table:table-cell office:value-type="float" office:value="83.5441176470588">
                <text:p>83.5441176470588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308.785714285714">
                <text:p>308.785714285714</text:p>
              </table:table-cell>
              <table:table-cell office:value-type="float" office:value="241.111111111111">
                <text:p>241.111111111111</text:p>
              </table:table-cell>
              <table:table-cell office:value-type="float" office:value="137.927152317881">
                <text:p>137.927152317881</text:p>
              </table:table-cell>
              <table:table-cell office:value-type="float" office:value="94.8566037735849">
                <text:p>94.8566037735849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  <table:table-cell office:value-type="float" office:value="301.5">
                <text:p>301.5</text:p>
              </table:table-cell>
              <table:table-cell office:value-type="float" office:value="137.927152317881">
                <text:p>137.927152317881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  <table:table-cell office:value-type="float" office:value="301.518518518519">
                <text:p>301.518518518519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1.071428571429">
                <text:p>831.071428571429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